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7.952cm" svg:height="18.514cm" svg:x="18.778cm" svg:y="0.611cm">
            <draw:object draw:notify-on-update-of-ranges="Sheet1.A1:Sheet1.A1 Sheet1.A2:Sheet1.A359 Sheet1.B1:Sheet1.B1 Sheet1.B2:Sheet1.B359 Sheet1.C1:Sheet1.C1 Sheet1.C2:Sheet1.C35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ce1"/>
        <table:table-column table:style-name="co1" table:number-columns-repeated="5" table:default-cell-style-name="Default"/>
        <table:table-row table:style-name="ro1">
          <table:table-cell table:style-name="Default" office:value-type="string" calcext:value-type="string">
            <text:p>Ax</text:p>
          </table:table-cell>
          <table:table-cell table:style-name="Default" office:value-type="string" calcext:value-type="string">
            <text:p>Vx</text:p>
          </table:table-cell>
          <table:table-cell table:style-name="Default" office:value-type="string" calcext:value-type="string">
            <text:p>Xcam</text:p>
          </table:table-cell>
          <table:table-cell office:value-type="string" calcext:value-type="string">
            <text:p>Xhero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k/m</text:p>
          </table:table-cell>
          <table:table-cell office:value-type="string" calcext:value-type="string">
            <text:p>f/m</text:p>
          </table:table-cell>
        </table:table-row>
        <table:table-row table:style-name="ro1">
          <table:table-cell table:formula="of:=[.G2]*([.D2]-[.C2])-[.H2]*[.B2]" office:value-type="float" office:value="-300" calcext:value-type="float">
            <text:p>-300,00</text:p>
          </table:table-cell>
          <table:table-cell office:value-type="float" office:value="0" calcext:value-type="float">
            <text:p>0,00</text:p>
          </table:table-cell>
          <table:table-cell office:value-type="float" office:value="300" calcext:value-type="float">
            <text:p>300,00</text:p>
          </table:table-cell>
          <table:table-cell office:value-type="float" office:value="0" calcext:value-type="float">
            <text:p>0</text:p>
          </table:table-cell>
          <table:table-cell office:value-type="float" office:value="0.016" calcext:value-type="float">
            <text:p>0,016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414" calcext:value-type="float">
            <text:p>1,414</text:p>
          </table:table-cell>
        </table:table-row>
        <table:table-row table:style-name="ro1">
          <table:table-cell table:formula="of:=[.G2]*([.D2]-[.C2])-[.H2]*[.B2]" office:value-type="float" office:value="-300" calcext:value-type="float">
            <text:p>-300,00</text:p>
          </table:table-cell>
          <table:table-cell table:formula="of:=[.B2]+[.E3]*[.A3]" office:value-type="float" office:value="-4.8" calcext:value-type="float">
            <text:p>-4,80</text:p>
          </table:table-cell>
          <table:table-cell table:formula="of:=[.C2]+[.E3]*[.B3]" office:value-type="float" office:value="299.9232" calcext:value-type="float">
            <text:p>299,92</text:p>
          </table:table-cell>
          <table:table-cell table:formula="of:=[.D2]" office:value-type="float" office:value="0" calcext:value-type="float">
            <text:p>0</text:p>
          </table:table-cell>
          <table:table-cell table:formula="of:=[.E2]" office:value-type="float" office:value="0.016" calcext:value-type="float">
            <text:p>0,016</text:p>
          </table:table-cell>
          <table:table-cell table:formula="of:=[.F2]+[.E3]" office:value-type="float" office:value="0.016" calcext:value-type="float">
            <text:p>0,016</text:p>
          </table:table-cell>
          <table:table-cell table:formula="of:=[.G2]" office:value-type="float" office:value="1" calcext:value-type="float">
            <text:p>1</text:p>
          </table:table-cell>
          <table:table-cell table:formula="of:=[.H2]" office:value-type="float" office:value="1.414" calcext:value-type="float">
            <text:p>1,414</text:p>
          </table:table-cell>
        </table:table-row>
        <table:table-row table:style-name="ro1">
          <table:table-cell table:formula="of:=[.G3]*([.D3]-[.C3])-[.H3]*[.B3]" office:value-type="float" office:value="-293.136" calcext:value-type="float">
            <text:p>-293,14</text:p>
          </table:table-cell>
          <table:table-cell table:formula="of:=[.B3]+[.E4]*[.A4]" office:value-type="float" office:value="-9.490176" calcext:value-type="float">
            <text:p>-9,49</text:p>
          </table:table-cell>
          <table:table-cell table:formula="of:=[.C3]+[.E4]*[.B4]" office:value-type="float" office:value="299.771357184" calcext:value-type="float">
            <text:p>299,77</text:p>
          </table:table-cell>
          <table:table-cell table:formula="of:=[.D3]" office:value-type="float" office:value="0" calcext:value-type="float">
            <text:p>0</text:p>
          </table:table-cell>
          <table:table-cell table:formula="of:=[.E3]" office:value-type="float" office:value="0.016" calcext:value-type="float">
            <text:p>0,016</text:p>
          </table:table-cell>
          <table:table-cell table:formula="of:=[.F3]+[.E4]" office:value-type="float" office:value="0.032" calcext:value-type="float">
            <text:p>0,032</text:p>
          </table:table-cell>
          <table:table-cell table:formula="of:=[.G3]" office:value-type="float" office:value="1" calcext:value-type="float">
            <text:p>1</text:p>
          </table:table-cell>
          <table:table-cell table:formula="of:=[.H3]" office:value-type="float" office:value="1.414" calcext:value-type="float">
            <text:p>1,414</text:p>
          </table:table-cell>
        </table:table-row>
        <table:table-row table:style-name="ro1">
          <table:table-cell table:formula="of:=[.G4]*([.D4]-[.C4])-[.H4]*[.B4]" office:value-type="float" office:value="-286.35224832" calcext:value-type="float">
            <text:p>-286,35</text:p>
          </table:table-cell>
          <table:table-cell table:formula="of:=[.B4]+[.E5]*[.A5]" office:value-type="float" office:value="-14.07181197312" calcext:value-type="float">
            <text:p>-14,07</text:p>
          </table:table-cell>
          <table:table-cell table:formula="of:=[.C4]+[.E5]*[.B5]" office:value-type="float" office:value="299.54620819243" calcext:value-type="float">
            <text:p>299,55</text:p>
          </table:table-cell>
          <table:table-cell table:formula="of:=[.D4]" office:value-type="float" office:value="0" calcext:value-type="float">
            <text:p>0</text:p>
          </table:table-cell>
          <table:table-cell table:formula="of:=[.E4]" office:value-type="float" office:value="0.016" calcext:value-type="float">
            <text:p>0,016</text:p>
          </table:table-cell>
          <table:table-cell table:formula="of:=[.F4]+[.E5]" office:value-type="float" office:value="0.048" calcext:value-type="float">
            <text:p>0,048</text:p>
          </table:table-cell>
          <table:table-cell table:formula="of:=[.G4]" office:value-type="float" office:value="1" calcext:value-type="float">
            <text:p>1</text:p>
          </table:table-cell>
          <table:table-cell table:formula="of:=[.H4]" office:value-type="float" office:value="1.414" calcext:value-type="float">
            <text:p>1,414</text:p>
          </table:table-cell>
        </table:table-row>
        <table:table-row table:style-name="ro1">
          <table:table-cell table:formula="of:=[.G5]*([.D5]-[.C5])-[.H5]*[.B5]" office:value-type="float" office:value="-279.648666062438" calcext:value-type="float">
            <text:p>-279,65</text:p>
          </table:table-cell>
          <table:table-cell table:formula="of:=[.B5]+[.E6]*[.A6]" office:value-type="float" office:value="-18.546190630119" calcext:value-type="float">
            <text:p>-18,55</text:p>
          </table:table-cell>
          <table:table-cell table:formula="of:=[.C5]+[.E6]*[.B6]" office:value-type="float" office:value="299.249469142348" calcext:value-type="float">
            <text:p>299,25</text:p>
          </table:table-cell>
          <table:table-cell table:formula="of:=[.D5]" office:value-type="float" office:value="0" calcext:value-type="float">
            <text:p>0</text:p>
          </table:table-cell>
          <table:table-cell table:formula="of:=[.E5]" office:value-type="float" office:value="0.016" calcext:value-type="float">
            <text:p>0,016</text:p>
          </table:table-cell>
          <table:table-cell table:formula="of:=[.F5]+[.E6]" office:value-type="float" office:value="0.064" calcext:value-type="float">
            <text:p>0,064</text:p>
          </table:table-cell>
          <table:table-cell table:formula="of:=[.G5]" office:value-type="float" office:value="1" calcext:value-type="float">
            <text:p>1</text:p>
          </table:table-cell>
          <table:table-cell table:formula="of:=[.H5]" office:value-type="float" office:value="1.414" calcext:value-type="float">
            <text:p>1,414</text:p>
          </table:table-cell>
        </table:table-row>
        <table:table-row table:style-name="ro1">
          <table:table-cell table:formula="of:=[.G6]*([.D6]-[.C6])-[.H6]*[.B6]" office:value-type="float" office:value="-273.02515559136" calcext:value-type="float">
            <text:p>-273,03</text:p>
          </table:table-cell>
          <table:table-cell table:formula="of:=[.B6]+[.E7]*[.A7]" office:value-type="float" office:value="-22.9145931195808" calcext:value-type="float">
            <text:p>-22,91</text:p>
          </table:table-cell>
          <table:table-cell table:formula="of:=[.C6]+[.E7]*[.B7]" office:value-type="float" office:value="298.882835652435" calcext:value-type="float">
            <text:p>298,88</text:p>
          </table:table-cell>
          <table:table-cell table:formula="of:=[.D6]" office:value-type="float" office:value="0" calcext:value-type="float">
            <text:p>0</text:p>
          </table:table-cell>
          <table:table-cell table:formula="of:=[.E6]" office:value-type="float" office:value="0.016" calcext:value-type="float">
            <text:p>0,016</text:p>
          </table:table-cell>
          <table:table-cell table:formula="of:=[.F6]+[.E7]" office:value-type="float" office:value="0.08" calcext:value-type="float">
            <text:p>0,08</text:p>
          </table:table-cell>
          <table:table-cell table:formula="of:=[.G6]" office:value-type="float" office:value="1" calcext:value-type="float">
            <text:p>1</text:p>
          </table:table-cell>
          <table:table-cell table:formula="of:=[.H6]" office:value-type="float" office:value="1.414" calcext:value-type="float">
            <text:p>1,414</text:p>
          </table:table-cell>
        </table:table-row>
        <table:table-row table:style-name="ro1">
          <table:table-cell table:formula="of:=[.G7]*([.D7]-[.C7])-[.H7]*[.B7]" office:value-type="float" office:value="-266.481600981348" calcext:value-type="float">
            <text:p>-266,48</text:p>
          </table:table-cell>
          <table:table-cell table:formula="of:=[.B7]+[.E8]*[.A8]" office:value-type="float" office:value="-27.1782987352823" calcext:value-type="float">
            <text:p>-27,18</text:p>
          </table:table-cell>
          <table:table-cell table:formula="of:=[.C7]+[.E8]*[.B8]" office:value-type="float" office:value="298.44798287267" calcext:value-type="float">
            <text:p>298,45</text:p>
          </table:table-cell>
          <table:table-cell table:formula="of:=[.D7]" office:value-type="float" office:value="0" calcext:value-type="float">
            <text:p>0</text:p>
          </table:table-cell>
          <table:table-cell table:formula="of:=[.E7]" office:value-type="float" office:value="0.016" calcext:value-type="float">
            <text:p>0,016</text:p>
          </table:table-cell>
          <table:table-cell table:formula="of:=[.F7]+[.E8]" office:value-type="float" office:value="0.096" calcext:value-type="float">
            <text:p>0,096</text:p>
          </table:table-cell>
          <table:table-cell table:formula="of:=[.G7]" office:value-type="float" office:value="1" calcext:value-type="float">
            <text:p>1</text:p>
          </table:table-cell>
          <table:table-cell table:formula="of:=[.H7]" office:value-type="float" office:value="1.414" calcext:value-type="float">
            <text:p>1,414</text:p>
          </table:table-cell>
        </table:table-row>
        <table:table-row table:style-name="ro1">
          <table:table-cell table:formula="of:=[.G8]*([.D8]-[.C8])-[.H8]*[.B8]" office:value-type="float" office:value="-260.017868460981" calcext:value-type="float">
            <text:p>-260,02</text:p>
          </table:table-cell>
          <table:table-cell table:formula="of:=[.B8]+[.E9]*[.A9]" office:value-type="float" office:value="-31.338584630658" calcext:value-type="float">
            <text:p>-31,34</text:p>
          </table:table-cell>
          <table:table-cell table:formula="of:=[.C8]+[.E9]*[.B9]" office:value-type="float" office:value="297.94656551858" calcext:value-type="float">
            <text:p>297,95</text:p>
          </table:table-cell>
          <table:table-cell table:formula="of:=[.D8]" office:value-type="float" office:value="0" calcext:value-type="float">
            <text:p>0</text:p>
          </table:table-cell>
          <table:table-cell table:formula="of:=[.E8]" office:value-type="float" office:value="0.016" calcext:value-type="float">
            <text:p>0,016</text:p>
          </table:table-cell>
          <table:table-cell table:formula="of:=[.F8]+[.E9]" office:value-type="float" office:value="0.112" calcext:value-type="float">
            <text:p>0,112</text:p>
          </table:table-cell>
          <table:table-cell table:formula="of:=[.G8]" office:value-type="float" office:value="1" calcext:value-type="float">
            <text:p>1</text:p>
          </table:table-cell>
          <table:table-cell table:formula="of:=[.H8]" office:value-type="float" office:value="1.414" calcext:value-type="float">
            <text:p>1,414</text:p>
          </table:table-cell>
        </table:table-row>
        <table:table-row table:style-name="ro1">
          <table:table-cell table:formula="of:=[.G9]*([.D9]-[.C9])-[.H9]*[.B9]" office:value-type="float" office:value="-253.633806850829" calcext:value-type="float">
            <text:p>-253,63</text:p>
          </table:table-cell>
          <table:table-cell table:formula="of:=[.B9]+[.E10]*[.A10]" office:value-type="float" office:value="-35.3967255402713" calcext:value-type="float">
            <text:p>-35,40</text:p>
          </table:table-cell>
          <table:table-cell table:formula="of:=[.C9]+[.E10]*[.B10]" office:value-type="float" office:value="297.380217909936" calcext:value-type="float">
            <text:p>297,38</text:p>
          </table:table-cell>
          <table:table-cell table:formula="of:=[.D9]" office:value-type="float" office:value="0" calcext:value-type="float">
            <text:p>0</text:p>
          </table:table-cell>
          <table:table-cell table:formula="of:=[.E9]" office:value-type="float" office:value="0.016" calcext:value-type="float">
            <text:p>0,016</text:p>
          </table:table-cell>
          <table:table-cell table:formula="of:=[.F9]+[.E10]" office:value-type="float" office:value="0.128" calcext:value-type="float">
            <text:p>0,128</text:p>
          </table:table-cell>
          <table:table-cell table:formula="of:=[.G9]" office:value-type="float" office:value="1" calcext:value-type="float">
            <text:p>1</text:p>
          </table:table-cell>
          <table:table-cell table:formula="of:=[.H9]" office:value-type="float" office:value="1.414" calcext:value-type="float">
            <text:p>1,414</text:p>
          </table:table-cell>
        </table:table-row>
        <table:table-row table:style-name="ro1">
          <table:table-cell table:formula="of:=[.G10]*([.D10]-[.C10])-[.H10]*[.B10]" office:value-type="float" office:value="-247.329247995992" calcext:value-type="float">
            <text:p>-247,33</text:p>
          </table:table-cell>
          <table:table-cell table:formula="of:=[.B10]+[.E11]*[.A11]" office:value-type="float" office:value="-39.3539935082072" calcext:value-type="float">
            <text:p>-39,35</text:p>
          </table:table-cell>
          <table:table-cell table:formula="of:=[.C10]+[.E11]*[.B11]" office:value-type="float" office:value="296.750554013804" calcext:value-type="float">
            <text:p>296,75</text:p>
          </table:table-cell>
          <table:table-cell table:formula="of:=[.D10]" office:value-type="float" office:value="0" calcext:value-type="float">
            <text:p>0</text:p>
          </table:table-cell>
          <table:table-cell table:formula="of:=[.E10]" office:value-type="float" office:value="0.016" calcext:value-type="float">
            <text:p>0,016</text:p>
          </table:table-cell>
          <table:table-cell table:formula="of:=[.F10]+[.E11]" office:value-type="float" office:value="0.144" calcext:value-type="float">
            <text:p>0,144</text:p>
          </table:table-cell>
          <table:table-cell table:formula="of:=[.G10]" office:value-type="float" office:value="1" calcext:value-type="float">
            <text:p>1</text:p>
          </table:table-cell>
          <table:table-cell table:formula="of:=[.H10]" office:value-type="float" office:value="1.414" calcext:value-type="float">
            <text:p>1,414</text:p>
          </table:table-cell>
        </table:table-row>
        <table:table-row table:style-name="ro1">
          <table:table-cell table:formula="of:=[.G11]*([.D11]-[.C11])-[.H11]*[.B11]" office:value-type="float" office:value="-241.104007193199" calcext:value-type="float">
            <text:p>-241,10</text:p>
          </table:table-cell>
          <table:table-cell table:formula="of:=[.B11]+[.E12]*[.A12]" office:value-type="float" office:value="-43.2116576232984" calcext:value-type="float">
            <text:p>-43,21</text:p>
          </table:table-cell>
          <table:table-cell table:formula="of:=[.C11]+[.E12]*[.B12]" office:value-type="float" office:value="296.059167491831" calcext:value-type="float">
            <text:p>296,06</text:p>
          </table:table-cell>
          <table:table-cell table:formula="of:=[.D11]" office:value-type="float" office:value="0" calcext:value-type="float">
            <text:p>0</text:p>
          </table:table-cell>
          <table:table-cell table:formula="of:=[.E11]" office:value-type="float" office:value="0.016" calcext:value-type="float">
            <text:p>0,016</text:p>
          </table:table-cell>
          <table:table-cell table:formula="of:=[.F11]+[.E12]" office:value-type="float" office:value="0.16" calcext:value-type="float">
            <text:p>0,16</text:p>
          </table:table-cell>
          <table:table-cell table:formula="of:=[.G11]" office:value-type="float" office:value="1" calcext:value-type="float">
            <text:p>1</text:p>
          </table:table-cell>
          <table:table-cell table:formula="of:=[.H11]" office:value-type="float" office:value="1.414" calcext:value-type="float">
            <text:p>1,414</text:p>
          </table:table-cell>
        </table:table-row>
        <table:table-row table:style-name="ro1">
          <table:table-cell table:formula="of:=[.G12]*([.D12]-[.C12])-[.H12]*[.B12]" office:value-type="float" office:value="-234.957883612488" calcext:value-type="float">
            <text:p>-234,96</text:p>
          </table:table-cell>
          <table:table-cell table:formula="of:=[.B12]+[.E13]*[.A13]" office:value-type="float" office:value="-46.9709837610982" calcext:value-type="float">
            <text:p>-46,97</text:p>
          </table:table-cell>
          <table:table-cell table:formula="of:=[.C12]+[.E13]*[.B13]" office:value-type="float" office:value="295.307631751654" calcext:value-type="float">
            <text:p>295,31</text:p>
          </table:table-cell>
          <table:table-cell table:formula="of:=[.D12]" office:value-type="float" office:value="0" calcext:value-type="float">
            <text:p>0</text:p>
          </table:table-cell>
          <table:table-cell table:formula="of:=[.E12]" office:value-type="float" office:value="0.016" calcext:value-type="float">
            <text:p>0,016</text:p>
          </table:table-cell>
          <table:table-cell table:formula="of:=[.F12]+[.E13]" office:value-type="float" office:value="0.176" calcext:value-type="float">
            <text:p>0,176</text:p>
          </table:table-cell>
          <table:table-cell table:formula="of:=[.G12]" office:value-type="float" office:value="1" calcext:value-type="float">
            <text:p>1</text:p>
          </table:table-cell>
          <table:table-cell table:formula="of:=[.H12]" office:value-type="float" office:value="1.414" calcext:value-type="float">
            <text:p>1,414</text:p>
          </table:table-cell>
        </table:table-row>
        <table:table-row table:style-name="ro1">
          <table:table-cell table:formula="of:=[.G13]*([.D13]-[.C13])-[.H13]*[.B13]" office:value-type="float" office:value="-228.890660713461" calcext:value-type="float">
            <text:p>-228,89</text:p>
          </table:table-cell>
          <table:table-cell table:formula="of:=[.B13]+[.E14]*[.A14]" office:value-type="float" office:value="-50.6332343325135" calcext:value-type="float">
            <text:p>-50,63</text:p>
          </table:table-cell>
          <table:table-cell table:formula="of:=[.C13]+[.E14]*[.B14]" office:value-type="float" office:value="294.497500002334" calcext:value-type="float">
            <text:p>294,50</text:p>
          </table:table-cell>
          <table:table-cell table:formula="of:=[.D13]" office:value-type="float" office:value="0" calcext:value-type="float">
            <text:p>0</text:p>
          </table:table-cell>
          <table:table-cell table:formula="of:=[.E13]" office:value-type="float" office:value="0.016" calcext:value-type="float">
            <text:p>0,016</text:p>
          </table:table-cell>
          <table:table-cell table:formula="of:=[.F13]+[.E14]" office:value-type="float" office:value="0.192" calcext:value-type="float">
            <text:p>0,192</text:p>
          </table:table-cell>
          <table:table-cell table:formula="of:=[.G13]" office:value-type="float" office:value="1" calcext:value-type="float">
            <text:p>1</text:p>
          </table:table-cell>
          <table:table-cell table:formula="of:=[.H13]" office:value-type="float" office:value="1.414" calcext:value-type="float">
            <text:p>1,414</text:p>
          </table:table-cell>
        </table:table-row>
        <table:table-row table:style-name="ro1">
          <table:table-cell table:formula="of:=[.G14]*([.D14]-[.C14])-[.H14]*[.B14]" office:value-type="float" office:value="-222.902106656159" calcext:value-type="float">
            <text:p>-222,90</text:p>
          </table:table-cell>
          <table:table-cell table:formula="of:=[.B14]+[.E15]*[.A15]" office:value-type="float" office:value="-54.1996680390121" calcext:value-type="float">
            <text:p>-54,20</text:p>
          </table:table-cell>
          <table:table-cell table:formula="of:=[.C14]+[.E15]*[.B15]" office:value-type="float" office:value="293.630305313709" calcext:value-type="float">
            <text:p>293,63</text:p>
          </table:table-cell>
          <table:table-cell table:formula="of:=[.D14]" office:value-type="float" office:value="0" calcext:value-type="float">
            <text:p>0</text:p>
          </table:table-cell>
          <table:table-cell table:formula="of:=[.E14]" office:value-type="float" office:value="0.016" calcext:value-type="float">
            <text:p>0,016</text:p>
          </table:table-cell>
          <table:table-cell table:formula="of:=[.F14]+[.E15]" office:value-type="float" office:value="0.208" calcext:value-type="float">
            <text:p>0,208</text:p>
          </table:table-cell>
          <table:table-cell table:formula="of:=[.G14]" office:value-type="float" office:value="1" calcext:value-type="float">
            <text:p>1</text:p>
          </table:table-cell>
          <table:table-cell table:formula="of:=[.H14]" office:value-type="float" office:value="1.414" calcext:value-type="float">
            <text:p>1,414</text:p>
          </table:table-cell>
        </table:table-row>
        <table:table-row table:style-name="ro1">
          <table:table-cell table:formula="of:=[.G15]*([.D15]-[.C15])-[.H15]*[.B15]" office:value-type="float" office:value="-216.991974706546" calcext:value-type="float">
            <text:p>-216,99</text:p>
          </table:table-cell>
          <table:table-cell table:formula="of:=[.B15]+[.E16]*[.A16]" office:value-type="float" office:value="-57.6715396343168" calcext:value-type="float">
            <text:p>-57,67</text:p>
          </table:table-cell>
          <table:table-cell table:formula="of:=[.C15]+[.E16]*[.B16]" office:value-type="float" office:value="292.70756067956" calcext:value-type="float">
            <text:p>292,71</text:p>
          </table:table-cell>
          <table:table-cell table:formula="of:=[.D15]" office:value-type="float" office:value="0" calcext:value-type="float">
            <text:p>0</text:p>
          </table:table-cell>
          <table:table-cell table:formula="of:=[.E15]" office:value-type="float" office:value="0.016" calcext:value-type="float">
            <text:p>0,016</text:p>
          </table:table-cell>
          <table:table-cell table:formula="of:=[.F15]+[.E16]" office:value-type="float" office:value="0.224" calcext:value-type="float">
            <text:p>0,224</text:p>
          </table:table-cell>
          <table:table-cell table:formula="of:=[.G15]" office:value-type="float" office:value="1" calcext:value-type="float">
            <text:p>1</text:p>
          </table:table-cell>
          <table:table-cell table:formula="of:=[.H15]" office:value-type="float" office:value="1.414" calcext:value-type="float">
            <text:p>1,414</text:p>
          </table:table-cell>
        </table:table-row>
        <table:table-row table:style-name="ro1">
          <table:table-cell table:formula="of:=[.G16]*([.D16]-[.C16])-[.H16]*[.B16]" office:value-type="float" office:value="-211.160003636636" calcext:value-type="float">
            <text:p>-211,16</text:p>
          </table:table-cell>
          <table:table-cell table:formula="of:=[.B16]+[.E17]*[.A17]" office:value-type="float" office:value="-61.050099692503" calcext:value-type="float">
            <text:p>-61,05</text:p>
          </table:table-cell>
          <table:table-cell table:formula="of:=[.C16]+[.E17]*[.B17]" office:value-type="float" office:value="291.73075908448" calcext:value-type="float">
            <text:p>291,73</text:p>
          </table:table-cell>
          <table:table-cell table:formula="of:=[.D16]" office:value-type="float" office:value="0" calcext:value-type="float">
            <text:p>0</text:p>
          </table:table-cell>
          <table:table-cell table:formula="of:=[.E16]" office:value-type="float" office:value="0.016" calcext:value-type="float">
            <text:p>0,016</text:p>
          </table:table-cell>
          <table:table-cell table:formula="of:=[.F16]+[.E17]" office:value-type="float" office:value="0.24" calcext:value-type="float">
            <text:p>0,24</text:p>
          </table:table-cell>
          <table:table-cell table:formula="of:=[.G16]" office:value-type="float" office:value="1" calcext:value-type="float">
            <text:p>1</text:p>
          </table:table-cell>
          <table:table-cell table:formula="of:=[.H16]" office:value-type="float" office:value="1.414" calcext:value-type="float">
            <text:p>1,414</text:p>
          </table:table-cell>
        </table:table-row>
        <table:table-row table:style-name="ro1">
          <table:table-cell table:formula="of:=[.G17]*([.D17]-[.C17])-[.H17]*[.B17]" office:value-type="float" office:value="-205.405918119281" calcext:value-type="float">
            <text:p>-205,41</text:p>
          </table:table-cell>
          <table:table-cell table:formula="of:=[.B17]+[.E18]*[.A18]" office:value-type="float" office:value="-64.3365943824115" calcext:value-type="float">
            <text:p>-64,34</text:p>
          </table:table-cell>
          <table:table-cell table:formula="of:=[.C17]+[.E18]*[.B18]" office:value-type="float" office:value="290.701373574362" calcext:value-type="float">
            <text:p>290,70</text:p>
          </table:table-cell>
          <table:table-cell table:formula="of:=[.D17]" office:value-type="float" office:value="0" calcext:value-type="float">
            <text:p>0</text:p>
          </table:table-cell>
          <table:table-cell table:formula="of:=[.E17]" office:value-type="float" office:value="0.016" calcext:value-type="float">
            <text:p>0,016</text:p>
          </table:table-cell>
          <table:table-cell table:formula="of:=[.F17]+[.E18]" office:value-type="float" office:value="0.256" calcext:value-type="float">
            <text:p>0,256</text:p>
          </table:table-cell>
          <table:table-cell table:formula="of:=[.G17]" office:value-type="float" office:value="1" calcext:value-type="float">
            <text:p>1</text:p>
          </table:table-cell>
          <table:table-cell table:formula="of:=[.H17]" office:value-type="float" office:value="1.414" calcext:value-type="float">
            <text:p>1,414</text:p>
          </table:table-cell>
        </table:table-row>
        <table:table-row table:style-name="ro1">
          <table:table-cell table:formula="of:=[.G18]*([.D18]-[.C18])-[.H18]*[.B18]" office:value-type="float" office:value="-199.729429117632" calcext:value-type="float">
            <text:p>-199,73</text:p>
          </table:table-cell>
          <table:table-cell table:formula="of:=[.B18]+[.E19]*[.A19]" office:value-type="float" office:value="-67.5322652482936" calcext:value-type="float">
            <text:p>-67,53</text:p>
          </table:table-cell>
          <table:table-cell table:formula="of:=[.C18]+[.E19]*[.B19]" office:value-type="float" office:value="289.620857330389" calcext:value-type="float">
            <text:p>289,62</text:p>
          </table:table-cell>
          <table:table-cell table:formula="of:=[.D18]" office:value-type="float" office:value="0" calcext:value-type="float">
            <text:p>0</text:p>
          </table:table-cell>
          <table:table-cell table:formula="of:=[.E18]" office:value-type="float" office:value="0.016" calcext:value-type="float">
            <text:p>0,016</text:p>
          </table:table-cell>
          <table:table-cell table:formula="of:=[.F18]+[.E19]" office:value-type="float" office:value="0.272" calcext:value-type="float">
            <text:p>0,272</text:p>
          </table:table-cell>
          <table:table-cell table:formula="of:=[.G18]" office:value-type="float" office:value="1" calcext:value-type="float">
            <text:p>1</text:p>
          </table:table-cell>
          <table:table-cell table:formula="of:=[.H18]" office:value-type="float" office:value="1.414" calcext:value-type="float">
            <text:p>1,414</text:p>
          </table:table-cell>
        </table:table-row>
        <table:table-row table:style-name="ro1">
          <table:table-cell table:formula="of:=[.G19]*([.D19]-[.C19])-[.H19]*[.B19]" office:value-type="float" office:value="-194.130234269302" calcext:value-type="float">
            <text:p>-194,13</text:p>
          </table:table-cell>
          <table:table-cell table:formula="of:=[.B19]+[.E20]*[.A20]" office:value-type="float" office:value="-70.6383489966025" calcext:value-type="float">
            <text:p>-70,64</text:p>
          </table:table-cell>
          <table:table-cell table:formula="of:=[.C19]+[.E20]*[.B20]" office:value-type="float" office:value="288.490643746443" calcext:value-type="float">
            <text:p>288,49</text:p>
          </table:table-cell>
          <table:table-cell table:formula="of:=[.D19]" office:value-type="float" office:value="0" calcext:value-type="float">
            <text:p>0</text:p>
          </table:table-cell>
          <table:table-cell table:formula="of:=[.E19]" office:value-type="float" office:value="0.016" calcext:value-type="float">
            <text:p>0,016</text:p>
          </table:table-cell>
          <table:table-cell table:formula="of:=[.F19]+[.E20]" office:value-type="float" office:value="0.288" calcext:value-type="float">
            <text:p>0,288</text:p>
          </table:table-cell>
          <table:table-cell table:formula="of:=[.G19]" office:value-type="float" office:value="1" calcext:value-type="float">
            <text:p>1</text:p>
          </table:table-cell>
          <table:table-cell table:formula="of:=[.H19]" office:value-type="float" office:value="1.414" calcext:value-type="float">
            <text:p>1,414</text:p>
          </table:table-cell>
        </table:table-row>
        <table:table-row table:style-name="ro1">
          <table:table-cell table:formula="of:=[.G20]*([.D20]-[.C20])-[.H20]*[.B20]" office:value-type="float" office:value="-188.608018265248" calcext:value-type="float">
            <text:p>-188,61</text:p>
          </table:table-cell>
          <table:table-cell table:formula="of:=[.B20]+[.E21]*[.A21]" office:value-type="float" office:value="-73.6560772888464" calcext:value-type="float">
            <text:p>-73,66</text:p>
          </table:table-cell>
          <table:table-cell table:formula="of:=[.C20]+[.E21]*[.B21]" office:value-type="float" office:value="287.312146509822" calcext:value-type="float">
            <text:p>287,31</text:p>
          </table:table-cell>
          <table:table-cell table:formula="of:=[.D20]" office:value-type="float" office:value="0" calcext:value-type="float">
            <text:p>0</text:p>
          </table:table-cell>
          <table:table-cell table:formula="of:=[.E20]" office:value-type="float" office:value="0.016" calcext:value-type="float">
            <text:p>0,016</text:p>
          </table:table-cell>
          <table:table-cell table:formula="of:=[.F20]+[.E21]" office:value-type="float" office:value="0.304" calcext:value-type="float">
            <text:p>0,304</text:p>
          </table:table-cell>
          <table:table-cell table:formula="of:=[.G20]" office:value-type="float" office:value="1" calcext:value-type="float">
            <text:p>1</text:p>
          </table:table-cell>
          <table:table-cell table:formula="of:=[.H20]" office:value-type="float" office:value="1.414" calcext:value-type="float">
            <text:p>1,414</text:p>
          </table:table-cell>
        </table:table-row>
        <table:table-row table:style-name="ro1">
          <table:table-cell table:formula="of:=[.G21]*([.D21]-[.C21])-[.H21]*[.B21]" office:value-type="float" office:value="-183.162453223393" calcext:value-type="float">
            <text:p>-183,16</text:p>
          </table:table-cell>
          <table:table-cell table:formula="of:=[.B21]+[.E22]*[.A22]" office:value-type="float" office:value="-76.5866765404207" calcext:value-type="float">
            <text:p>-76,59</text:p>
          </table:table-cell>
          <table:table-cell table:formula="of:=[.C21]+[.E22]*[.B22]" office:value-type="float" office:value="286.086759685175" calcext:value-type="float">
            <text:p>286,09</text:p>
          </table:table-cell>
          <table:table-cell table:formula="of:=[.D21]" office:value-type="float" office:value="0" calcext:value-type="float">
            <text:p>0</text:p>
          </table:table-cell>
          <table:table-cell table:formula="of:=[.E21]" office:value-type="float" office:value="0.016" calcext:value-type="float">
            <text:p>0,016</text:p>
          </table:table-cell>
          <table:table-cell table:formula="of:=[.F21]+[.E22]" office:value-type="float" office:value="0.32" calcext:value-type="float">
            <text:p>0,32</text:p>
          </table:table-cell>
          <table:table-cell table:formula="of:=[.G21]" office:value-type="float" office:value="1" calcext:value-type="float">
            <text:p>1</text:p>
          </table:table-cell>
          <table:table-cell table:formula="of:=[.H21]" office:value-type="float" office:value="1.414" calcext:value-type="float">
            <text:p>1,414</text:p>
          </table:table-cell>
        </table:table-row>
        <table:table-row table:style-name="ro1">
          <table:table-cell table:formula="of:=[.G22]*([.D22]-[.C22])-[.H22]*[.B22]" office:value-type="float" office:value="-177.79319905702" calcext:value-type="float">
            <text:p>-177,79</text:p>
          </table:table-cell>
          <table:table-cell table:formula="of:=[.B22]+[.E23]*[.A23]" office:value-type="float" office:value="-79.431367725333" calcext:value-type="float">
            <text:p>-79,43</text:p>
          </table:table-cell>
          <table:table-cell table:formula="of:=[.C22]+[.E23]*[.B23]" office:value-type="float" office:value="284.81585780157" calcext:value-type="float">
            <text:p>284,82</text:p>
          </table:table-cell>
          <table:table-cell table:formula="of:=[.D22]" office:value-type="float" office:value="0" calcext:value-type="float">
            <text:p>0</text:p>
          </table:table-cell>
          <table:table-cell table:formula="of:=[.E22]" office:value-type="float" office:value="0.016" calcext:value-type="float">
            <text:p>0,016</text:p>
          </table:table-cell>
          <table:table-cell table:formula="of:=[.F22]+[.E23]" office:value-type="float" office:value="0.336" calcext:value-type="float">
            <text:p>0,336</text:p>
          </table:table-cell>
          <table:table-cell table:formula="of:=[.G22]" office:value-type="float" office:value="1" calcext:value-type="float">
            <text:p>1</text:p>
          </table:table-cell>
          <table:table-cell table:formula="of:=[.H22]" office:value-type="float" office:value="1.414" calcext:value-type="float">
            <text:p>1,414</text:p>
          </table:table-cell>
        </table:table-row>
        <table:table-row table:style-name="ro1">
          <table:table-cell table:formula="of:=[.G23]*([.D23]-[.C23])-[.H23]*[.B23]" office:value-type="float" office:value="-172.499903837949" calcext:value-type="float">
            <text:p>-172,50</text:p>
          </table:table-cell>
          <table:table-cell table:formula="of:=[.B23]+[.E24]*[.A24]" office:value-type="float" office:value="-82.1913661867402" calcext:value-type="float">
            <text:p>-82,19</text:p>
          </table:table-cell>
          <table:table-cell table:formula="of:=[.C23]+[.E24]*[.B24]" office:value-type="float" office:value="283.500795942582" calcext:value-type="float">
            <text:p>283,50</text:p>
          </table:table-cell>
          <table:table-cell table:formula="of:=[.D23]" office:value-type="float" office:value="0" calcext:value-type="float">
            <text:p>0</text:p>
          </table:table-cell>
          <table:table-cell table:formula="of:=[.E23]" office:value-type="float" office:value="0.016" calcext:value-type="float">
            <text:p>0,016</text:p>
          </table:table-cell>
          <table:table-cell table:formula="of:=[.F23]+[.E24]" office:value-type="float" office:value="0.352" calcext:value-type="float">
            <text:p>0,352</text:p>
          </table:table-cell>
          <table:table-cell table:formula="of:=[.G23]" office:value-type="float" office:value="1" calcext:value-type="float">
            <text:p>1</text:p>
          </table:table-cell>
          <table:table-cell table:formula="of:=[.H23]" office:value-type="float" office:value="1.414" calcext:value-type="float">
            <text:p>1,414</text:p>
          </table:table-cell>
        </table:table-row>
        <table:table-row table:style-name="ro1">
          <table:table-cell table:formula="of:=[.G24]*([.D24]-[.C24])-[.H24]*[.B24]" office:value-type="float" office:value="-167.282204154531" calcext:value-type="float">
            <text:p>-167,28</text:p>
          </table:table-cell>
          <table:table-cell table:formula="of:=[.B24]+[.E25]*[.A25]" office:value-type="float" office:value="-84.8678814532127" calcext:value-type="float">
            <text:p>-84,87</text:p>
          </table:table-cell>
          <table:table-cell table:formula="of:=[.C24]+[.E25]*[.B25]" office:value-type="float" office:value="282.142909839331" calcext:value-type="float">
            <text:p>282,14</text:p>
          </table:table-cell>
          <table:table-cell table:formula="of:=[.D24]" office:value-type="float" office:value="0" calcext:value-type="float">
            <text:p>0</text:p>
          </table:table-cell>
          <table:table-cell table:formula="of:=[.E24]" office:value-type="float" office:value="0.016" calcext:value-type="float">
            <text:p>0,016</text:p>
          </table:table-cell>
          <table:table-cell table:formula="of:=[.F24]+[.E25]" office:value-type="float" office:value="0.368" calcext:value-type="float">
            <text:p>0,368</text:p>
          </table:table-cell>
          <table:table-cell table:formula="of:=[.G24]" office:value-type="float" office:value="1" calcext:value-type="float">
            <text:p>1</text:p>
          </table:table-cell>
          <table:table-cell table:formula="of:=[.H24]" office:value-type="float" office:value="1.414" calcext:value-type="float">
            <text:p>1,414</text:p>
          </table:table-cell>
        </table:table-row>
        <table:table-row table:style-name="ro1">
          <table:table-cell table:formula="of:=[.G25]*([.D25]-[.C25])-[.H25]*[.B25]" office:value-type="float" office:value="-162.139725464488" calcext:value-type="float">
            <text:p>-162,14</text:p>
          </table:table-cell>
          <table:table-cell table:formula="of:=[.B25]+[.E26]*[.A26]" office:value-type="float" office:value="-87.4621170606445" calcext:value-type="float">
            <text:p>-87,46</text:p>
          </table:table-cell>
          <table:table-cell table:formula="of:=[.C25]+[.E26]*[.B26]" office:value-type="float" office:value="280.74351596636" calcext:value-type="float">
            <text:p>280,74</text:p>
          </table:table-cell>
          <table:table-cell table:formula="of:=[.D25]" office:value-type="float" office:value="0" calcext:value-type="float">
            <text:p>0</text:p>
          </table:table-cell>
          <table:table-cell table:formula="of:=[.E25]" office:value-type="float" office:value="0.016" calcext:value-type="float">
            <text:p>0,016</text:p>
          </table:table-cell>
          <table:table-cell table:formula="of:=[.F25]+[.E26]" office:value-type="float" office:value="0.384" calcext:value-type="float">
            <text:p>0,384</text:p>
          </table:table-cell>
          <table:table-cell table:formula="of:=[.G25]" office:value-type="float" office:value="1" calcext:value-type="float">
            <text:p>1</text:p>
          </table:table-cell>
          <table:table-cell table:formula="of:=[.H25]" office:value-type="float" office:value="1.414" calcext:value-type="float">
            <text:p>1,414</text:p>
          </table:table-cell>
        </table:table-row>
        <table:table-row table:style-name="ro1">
          <table:table-cell table:formula="of:=[.G26]*([.D26]-[.C26])-[.H26]*[.B26]" office:value-type="float" office:value="-157.072082442609" calcext:value-type="float">
            <text:p>-157,07</text:p>
          </table:table-cell>
          <table:table-cell table:formula="of:=[.B26]+[.E27]*[.A27]" office:value-type="float" office:value="-89.9752703797263" calcext:value-type="float">
            <text:p>-89,98</text:p>
          </table:table-cell>
          <table:table-cell table:formula="of:=[.C26]+[.E27]*[.B27]" office:value-type="float" office:value="279.303911640285" calcext:value-type="float">
            <text:p>279,30</text:p>
          </table:table-cell>
          <table:table-cell table:formula="of:=[.D26]" office:value-type="float" office:value="0" calcext:value-type="float">
            <text:p>0</text:p>
          </table:table-cell>
          <table:table-cell table:formula="of:=[.E26]" office:value-type="float" office:value="0.016" calcext:value-type="float">
            <text:p>0,016</text:p>
          </table:table-cell>
          <table:table-cell table:formula="of:=[.F26]+[.E27]" office:value-type="float" office:value="0.4" calcext:value-type="float">
            <text:p>0,4</text:p>
          </table:table-cell>
          <table:table-cell table:formula="of:=[.G26]" office:value-type="float" office:value="1" calcext:value-type="float">
            <text:p>1</text:p>
          </table:table-cell>
          <table:table-cell table:formula="of:=[.H26]" office:value-type="float" office:value="1.414" calcext:value-type="float">
            <text:p>1,414</text:p>
          </table:table-cell>
        </table:table-row>
        <table:table-row table:style-name="ro1">
          <table:table-cell table:formula="of:=[.G27]*([.D27]-[.C27])-[.H27]*[.B27]" office:value-type="float" office:value="-152.078879323352" calcext:value-type="float">
            <text:p>-152,08</text:p>
          </table:table-cell>
          <table:table-cell table:formula="of:=[.B27]+[.E28]*[.A28]" office:value-type="float" office:value="-92.4085324488999" calcext:value-type="float">
            <text:p>-92,41</text:p>
          </table:table-cell>
          <table:table-cell table:formula="of:=[.C27]+[.E28]*[.B28]" office:value-type="float" office:value="277.825375121102" calcext:value-type="float">
            <text:p>277,83</text:p>
          </table:table-cell>
          <table:table-cell table:formula="of:=[.D27]" office:value-type="float" office:value="0" calcext:value-type="float">
            <text:p>0</text:p>
          </table:table-cell>
          <table:table-cell table:formula="of:=[.E27]" office:value-type="float" office:value="0.016" calcext:value-type="float">
            <text:p>0,016</text:p>
          </table:table-cell>
          <table:table-cell table:formula="of:=[.F27]+[.E28]" office:value-type="float" office:value="0.416" calcext:value-type="float">
            <text:p>0,416</text:p>
          </table:table-cell>
          <table:table-cell table:formula="of:=[.G27]" office:value-type="float" office:value="1" calcext:value-type="float">
            <text:p>1</text:p>
          </table:table-cell>
          <table:table-cell table:formula="of:=[.H27]" office:value-type="float" office:value="1.414" calcext:value-type="float">
            <text:p>1,414</text:p>
          </table:table-cell>
        </table:table-row>
        <table:table-row table:style-name="ro1">
          <table:table-cell table:formula="of:=[.G28]*([.D28]-[.C28])-[.H28]*[.B28]" office:value-type="float" office:value="-147.159710238358" calcext:value-type="float">
            <text:p>-147,16</text:p>
          </table:table-cell>
          <table:table-cell table:formula="of:=[.B28]+[.E29]*[.A29]" office:value-type="float" office:value="-94.7630878127136" calcext:value-type="float">
            <text:p>-94,76</text:p>
          </table:table-cell>
          <table:table-cell table:formula="of:=[.C28]+[.E29]*[.B29]" office:value-type="float" office:value="276.309165716099" calcext:value-type="float">
            <text:p>276,31</text:p>
          </table:table-cell>
          <table:table-cell table:formula="of:=[.D28]" office:value-type="float" office:value="0" calcext:value-type="float">
            <text:p>0</text:p>
          </table:table-cell>
          <table:table-cell table:formula="of:=[.E28]" office:value-type="float" office:value="0.016" calcext:value-type="float">
            <text:p>0,016</text:p>
          </table:table-cell>
          <table:table-cell table:formula="of:=[.F28]+[.E29]" office:value-type="float" office:value="0.432" calcext:value-type="float">
            <text:p>0,432</text:p>
          </table:table-cell>
          <table:table-cell table:formula="of:=[.G28]" office:value-type="float" office:value="1" calcext:value-type="float">
            <text:p>1</text:p>
          </table:table-cell>
          <table:table-cell table:formula="of:=[.H28]" office:value-type="float" office:value="1.414" calcext:value-type="float">
            <text:p>1,414</text:p>
          </table:table-cell>
        </table:table-row>
        <table:table-row table:style-name="ro1">
          <table:table-cell table:formula="of:=[.G29]*([.D29]-[.C29])-[.H29]*[.B29]" office:value-type="float" office:value="-142.314159548922" calcext:value-type="float">
            <text:p>-142,31</text:p>
          </table:table-cell>
          <table:table-cell table:formula="of:=[.B29]+[.E30]*[.A30]" office:value-type="float" office:value="-97.0401143654964" calcext:value-type="float">
            <text:p>-97,04</text:p>
          </table:table-cell>
          <table:table-cell table:formula="of:=[.C29]+[.E30]*[.B30]" office:value-type="float" office:value="274.756523886251" calcext:value-type="float">
            <text:p>274,76</text:p>
          </table:table-cell>
          <table:table-cell table:formula="of:=[.D29]" office:value-type="float" office:value="0" calcext:value-type="float">
            <text:p>0</text:p>
          </table:table-cell>
          <table:table-cell table:formula="of:=[.E29]" office:value-type="float" office:value="0.016" calcext:value-type="float">
            <text:p>0,016</text:p>
          </table:table-cell>
          <table:table-cell table:formula="of:=[.F29]+[.E30]" office:value-type="float" office:value="0.448" calcext:value-type="float">
            <text:p>0,448</text:p>
          </table:table-cell>
          <table:table-cell table:formula="of:=[.G29]" office:value-type="float" office:value="1" calcext:value-type="float">
            <text:p>1</text:p>
          </table:table-cell>
          <table:table-cell table:formula="of:=[.H29]" office:value-type="float" office:value="1.414" calcext:value-type="float">
            <text:p>1,414</text:p>
          </table:table-cell>
        </table:table-row>
        <table:table-row table:style-name="ro1">
          <table:table-cell table:formula="of:=[.G30]*([.D30]-[.C30])-[.H30]*[.B30]" office:value-type="float" office:value="-137.541802173439" calcext:value-type="float">
            <text:p>-137,54</text:p>
          </table:table-cell>
          <table:table-cell table:formula="of:=[.B30]+[.E31]*[.A31]" office:value-type="float" office:value="-99.2407832002714" calcext:value-type="float">
            <text:p>-99,24</text:p>
          </table:table-cell>
          <table:table-cell table:formula="of:=[.C30]+[.E31]*[.B31]" office:value-type="float" office:value="273.168671355047" calcext:value-type="float">
            <text:p>273,17</text:p>
          </table:table-cell>
          <table:table-cell table:formula="of:=[.D30]" office:value-type="float" office:value="0" calcext:value-type="float">
            <text:p>0</text:p>
          </table:table-cell>
          <table:table-cell table:formula="of:=[.E30]" office:value-type="float" office:value="0.016" calcext:value-type="float">
            <text:p>0,016</text:p>
          </table:table-cell>
          <table:table-cell table:formula="of:=[.F30]+[.E31]" office:value-type="float" office:value="0.464" calcext:value-type="float">
            <text:p>0,464</text:p>
          </table:table-cell>
          <table:table-cell table:formula="of:=[.G30]" office:value-type="float" office:value="1" calcext:value-type="float">
            <text:p>1</text:p>
          </table:table-cell>
          <table:table-cell table:formula="of:=[.H30]" office:value-type="float" office:value="1.414" calcext:value-type="float">
            <text:p>1,414</text:p>
          </table:table-cell>
        </table:table-row>
        <table:table-row table:style-name="ro1">
          <table:table-cell table:formula="of:=[.G31]*([.D31]-[.C31])-[.H31]*[.B31]" office:value-type="float" office:value="-132.842203909863" calcext:value-type="float">
            <text:p>-132,84</text:p>
          </table:table-cell>
          <table:table-cell table:formula="of:=[.B31]+[.E32]*[.A32]" office:value-type="float" office:value="-101.366258462829" calcext:value-type="float">
            <text:p>-101,37</text:p>
          </table:table-cell>
          <table:table-cell table:formula="of:=[.C31]+[.E32]*[.B32]" office:value-type="float" office:value="271.546811219641" calcext:value-type="float">
            <text:p>271,55</text:p>
          </table:table-cell>
          <table:table-cell table:formula="of:=[.D31]" office:value-type="float" office:value="0" calcext:value-type="float">
            <text:p>0</text:p>
          </table:table-cell>
          <table:table-cell table:formula="of:=[.E31]" office:value-type="float" office:value="0.016" calcext:value-type="float">
            <text:p>0,016</text:p>
          </table:table-cell>
          <table:table-cell table:formula="of:=[.F31]+[.E32]" office:value-type="float" office:value="0.48" calcext:value-type="float">
            <text:p>0,48</text:p>
          </table:table-cell>
          <table:table-cell table:formula="of:=[.G31]" office:value-type="float" office:value="1" calcext:value-type="float">
            <text:p>1</text:p>
          </table:table-cell>
          <table:table-cell table:formula="of:=[.H31]" office:value-type="float" office:value="1.414" calcext:value-type="float">
            <text:p>1,414</text:p>
          </table:table-cell>
        </table:table-row>
        <table:table-row table:style-name="ro1">
          <table:table-cell table:formula="of:=[.G32]*([.D32]-[.C32])-[.H32]*[.B32]" office:value-type="float" office:value="-128.214921753201" calcext:value-type="float">
            <text:p>-128,21</text:p>
          </table:table-cell>
          <table:table-cell table:formula="of:=[.B32]+[.E33]*[.A33]" office:value-type="float" office:value="-103.41769721088" calcext:value-type="float">
            <text:p>-103,42</text:p>
          </table:table-cell>
          <table:table-cell table:formula="of:=[.C32]+[.E33]*[.B33]" office:value-type="float" office:value="269.892128064267" calcext:value-type="float">
            <text:p>269,89</text:p>
          </table:table-cell>
          <table:table-cell table:formula="of:=[.D32]" office:value-type="float" office:value="0" calcext:value-type="float">
            <text:p>0</text:p>
          </table:table-cell>
          <table:table-cell table:formula="of:=[.E32]" office:value-type="float" office:value="0.016" calcext:value-type="float">
            <text:p>0,016</text:p>
          </table:table-cell>
          <table:table-cell table:formula="of:=[.F32]+[.E33]" office:value-type="float" office:value="0.496" calcext:value-type="float">
            <text:p>0,496</text:p>
          </table:table-cell>
          <table:table-cell table:formula="of:=[.G32]" office:value-type="float" office:value="1" calcext:value-type="float">
            <text:p>1</text:p>
          </table:table-cell>
          <table:table-cell table:formula="of:=[.H32]" office:value-type="float" office:value="1.414" calcext:value-type="float">
            <text:p>1,414</text:p>
          </table:table-cell>
        </table:table-row>
        <table:table-row table:style-name="ro1">
          <table:table-cell table:formula="of:=[.G33]*([.D33]-[.C33])-[.H33]*[.B33]" office:value-type="float" office:value="-123.659504208082" calcext:value-type="float">
            <text:p>-123,66</text:p>
          </table:table-cell>
          <table:table-cell table:formula="of:=[.B33]+[.E34]*[.A34]" office:value-type="float" office:value="-105.39624927821" calcext:value-type="float">
            <text:p>-105,40</text:p>
          </table:table-cell>
          <table:table-cell table:formula="of:=[.C33]+[.E34]*[.B34]" office:value-type="float" office:value="268.205788075816" calcext:value-type="float">
            <text:p>268,21</text:p>
          </table:table-cell>
          <table:table-cell table:formula="of:=[.D33]" office:value-type="float" office:value="0" calcext:value-type="float">
            <text:p>0</text:p>
          </table:table-cell>
          <table:table-cell table:formula="of:=[.E33]" office:value-type="float" office:value="0.016" calcext:value-type="float">
            <text:p>0,016</text:p>
          </table:table-cell>
          <table:table-cell table:formula="of:=[.F33]+[.E34]" office:value-type="float" office:value="0.512" calcext:value-type="float">
            <text:p>0,512</text:p>
          </table:table-cell>
          <table:table-cell table:formula="of:=[.G33]" office:value-type="float" office:value="1" calcext:value-type="float">
            <text:p>1</text:p>
          </table:table-cell>
          <table:table-cell table:formula="of:=[.H33]" office:value-type="float" office:value="1.414" calcext:value-type="float">
            <text:p>1,414</text:p>
          </table:table-cell>
        </table:table-row>
        <table:table-row table:style-name="ro1">
          <table:table-cell table:formula="of:=[.G34]*([.D34]-[.C34])-[.H34]*[.B34]" office:value-type="float" office:value="-119.175491596427" calcext:value-type="float">
            <text:p>-119,18</text:p>
          </table:table-cell>
          <table:table-cell table:formula="of:=[.B34]+[.E35]*[.A35]" office:value-type="float" office:value="-107.303057143753" calcext:value-type="float">
            <text:p>-107,30</text:p>
          </table:table-cell>
          <table:table-cell table:formula="of:=[.C34]+[.E35]*[.B35]" office:value-type="float" office:value="266.488939161516" calcext:value-type="float">
            <text:p>266,49</text:p>
          </table:table-cell>
          <table:table-cell table:formula="of:=[.D34]" office:value-type="float" office:value="0" calcext:value-type="float">
            <text:p>0</text:p>
          </table:table-cell>
          <table:table-cell table:formula="of:=[.E34]" office:value-type="float" office:value="0.016" calcext:value-type="float">
            <text:p>0,016</text:p>
          </table:table-cell>
          <table:table-cell table:formula="of:=[.F34]+[.E35]" office:value-type="float" office:value="0.528" calcext:value-type="float">
            <text:p>0,528</text:p>
          </table:table-cell>
          <table:table-cell table:formula="of:=[.G34]" office:value-type="float" office:value="1" calcext:value-type="float">
            <text:p>1</text:p>
          </table:table-cell>
          <table:table-cell table:formula="of:=[.H34]" office:value-type="float" office:value="1.414" calcext:value-type="float">
            <text:p>1,414</text:p>
          </table:table-cell>
        </table:table-row>
        <table:table-row table:style-name="ro1">
          <table:table-cell table:formula="of:=[.G35]*([.D35]-[.C35])-[.H35]*[.B35]" office:value-type="float" office:value="-114.76241636025" calcext:value-type="float">
            <text:p>-114,76</text:p>
          </table:table-cell>
          <table:table-cell table:formula="of:=[.B35]+[.E36]*[.A36]" office:value-type="float" office:value="-109.139255805517" calcext:value-type="float">
            <text:p>-109,14</text:p>
          </table:table-cell>
          <table:table-cell table:formula="of:=[.C35]+[.E36]*[.B36]" office:value-type="float" office:value="264.742711068628" calcext:value-type="float">
            <text:p>264,74</text:p>
          </table:table-cell>
          <table:table-cell table:formula="of:=[.D35]" office:value-type="float" office:value="0" calcext:value-type="float">
            <text:p>0</text:p>
          </table:table-cell>
          <table:table-cell table:formula="of:=[.E35]" office:value-type="float" office:value="0.016" calcext:value-type="float">
            <text:p>0,016</text:p>
          </table:table-cell>
          <table:table-cell table:formula="of:=[.F35]+[.E36]" office:value-type="float" office:value="0.544" calcext:value-type="float">
            <text:p>0,544</text:p>
          </table:table-cell>
          <table:table-cell table:formula="of:=[.G35]" office:value-type="float" office:value="1" calcext:value-type="float">
            <text:p>1</text:p>
          </table:table-cell>
          <table:table-cell table:formula="of:=[.H35]" office:value-type="float" office:value="1.414" calcext:value-type="float">
            <text:p>1,414</text:p>
          </table:table-cell>
        </table:table-row>
        <table:table-row table:style-name="ro1">
          <table:table-cell table:formula="of:=[.G36]*([.D36]-[.C36])-[.H36]*[.B36]" office:value-type="float" office:value="-110.419803359627" calcext:value-type="float">
            <text:p>-110,42</text:p>
          </table:table-cell>
          <table:table-cell table:formula="of:=[.B36]+[.E37]*[.A37]" office:value-type="float" office:value="-110.905972659271" calcext:value-type="float">
            <text:p>-110,91</text:p>
          </table:table-cell>
          <table:table-cell table:formula="of:=[.C36]+[.E37]*[.B37]" office:value-type="float" office:value="262.968215506079" calcext:value-type="float">
            <text:p>262,97</text:p>
          </table:table-cell>
          <table:table-cell table:formula="of:=[.D36]" office:value-type="float" office:value="0" calcext:value-type="float">
            <text:p>0</text:p>
          </table:table-cell>
          <table:table-cell table:formula="of:=[.E36]" office:value-type="float" office:value="0.016" calcext:value-type="float">
            <text:p>0,016</text:p>
          </table:table-cell>
          <table:table-cell table:formula="of:=[.F36]+[.E37]" office:value-type="float" office:value="0.56" calcext:value-type="float">
            <text:p>0,56</text:p>
          </table:table-cell>
          <table:table-cell table:formula="of:=[.G36]" office:value-type="float" office:value="1" calcext:value-type="float">
            <text:p>1</text:p>
          </table:table-cell>
          <table:table-cell table:formula="of:=[.H36]" office:value-type="float" office:value="1.414" calcext:value-type="float">
            <text:p>1,414</text:p>
          </table:table-cell>
        </table:table-row>
        <table:table-row table:style-name="ro1">
          <table:table-cell table:formula="of:=[.G37]*([.D37]-[.C37])-[.H37]*[.B37]" office:value-type="float" office:value="-106.147170165871" calcext:value-type="float">
            <text:p>-106,15</text:p>
          </table:table-cell>
          <table:table-cell table:formula="of:=[.B37]+[.E38]*[.A38]" office:value-type="float" office:value="-112.604327381925" calcext:value-type="float">
            <text:p>-112,60</text:p>
          </table:table-cell>
          <table:table-cell table:formula="of:=[.C37]+[.E38]*[.B38]" office:value-type="float" office:value="261.166546267968" calcext:value-type="float">
            <text:p>261,17</text:p>
          </table:table-cell>
          <table:table-cell table:formula="of:=[.D37]" office:value-type="float" office:value="0" calcext:value-type="float">
            <text:p>0</text:p>
          </table:table-cell>
          <table:table-cell table:formula="of:=[.E37]" office:value-type="float" office:value="0.016" calcext:value-type="float">
            <text:p>0,016</text:p>
          </table:table-cell>
          <table:table-cell table:formula="of:=[.F37]+[.E38]" office:value-type="float" office:value="0.576" calcext:value-type="float">
            <text:p>0,576</text:p>
          </table:table-cell>
          <table:table-cell table:formula="of:=[.G37]" office:value-type="float" office:value="1" calcext:value-type="float">
            <text:p>1</text:p>
          </table:table-cell>
          <table:table-cell table:formula="of:=[.H37]" office:value-type="float" office:value="1.414" calcext:value-type="float">
            <text:p>1,414</text:p>
          </table:table-cell>
        </table:table-row>
        <table:table-row table:style-name="ro1">
          <table:table-cell table:formula="of:=[.G38]*([.D38]-[.C38])-[.H38]*[.B38]" office:value-type="float" office:value="-101.944027349927" calcext:value-type="float">
            <text:p>-101,94</text:p>
          </table:table-cell>
          <table:table-cell table:formula="of:=[.B38]+[.E39]*[.A39]" office:value-type="float" office:value="-114.235431819523" calcext:value-type="float">
            <text:p>-114,24</text:p>
          </table:table-cell>
          <table:table-cell table:formula="of:=[.C38]+[.E39]*[.B39]" office:value-type="float" office:value="259.338779358856" calcext:value-type="float">
            <text:p>259,34</text:p>
          </table:table-cell>
          <table:table-cell table:formula="of:=[.D38]" office:value-type="float" office:value="0" calcext:value-type="float">
            <text:p>0</text:p>
          </table:table-cell>
          <table:table-cell table:formula="of:=[.E38]" office:value-type="float" office:value="0.016" calcext:value-type="float">
            <text:p>0,016</text:p>
          </table:table-cell>
          <table:table-cell table:formula="of:=[.F38]+[.E39]" office:value-type="float" office:value="0.592" calcext:value-type="float">
            <text:p>0,592</text:p>
          </table:table-cell>
          <table:table-cell table:formula="of:=[.G38]" office:value-type="float" office:value="1" calcext:value-type="float">
            <text:p>1</text:p>
          </table:table-cell>
          <table:table-cell table:formula="of:=[.H38]" office:value-type="float" office:value="1.414" calcext:value-type="float">
            <text:p>1,414</text:p>
          </table:table-cell>
        </table:table-row>
        <table:table-row table:style-name="ro1">
          <table:table-cell table:formula="of:=[.G39]*([.D39]-[.C39])-[.H39]*[.B39]" office:value-type="float" office:value="-97.8098787660501" calcext:value-type="float">
            <text:p>-97,81</text:p>
          </table:table-cell>
          <table:table-cell table:formula="of:=[.B39]+[.E40]*[.A40]" office:value-type="float" office:value="-115.80038987978" calcext:value-type="float">
            <text:p>-115,80</text:p>
          </table:table-cell>
          <table:table-cell table:formula="of:=[.C39]+[.E40]*[.B40]" office:value-type="float" office:value="257.48597312078" calcext:value-type="float">
            <text:p>257,49</text:p>
          </table:table-cell>
          <table:table-cell table:formula="of:=[.D39]" office:value-type="float" office:value="0" calcext:value-type="float">
            <text:p>0</text:p>
          </table:table-cell>
          <table:table-cell table:formula="of:=[.E39]" office:value-type="float" office:value="0.016" calcext:value-type="float">
            <text:p>0,016</text:p>
          </table:table-cell>
          <table:table-cell table:formula="of:=[.F39]+[.E40]" office:value-type="float" office:value="0.608" calcext:value-type="float">
            <text:p>0,608</text:p>
          </table:table-cell>
          <table:table-cell table:formula="of:=[.G39]" office:value-type="float" office:value="1" calcext:value-type="float">
            <text:p>1</text:p>
          </table:table-cell>
          <table:table-cell table:formula="of:=[.H39]" office:value-type="float" office:value="1.414" calcext:value-type="float">
            <text:p>1,414</text:p>
          </table:table-cell>
        </table:table-row>
        <table:table-row table:style-name="ro1">
          <table:table-cell table:formula="of:=[.G40]*([.D40]-[.C40])-[.H40]*[.B40]" office:value-type="float" office:value="-93.7442218307705" calcext:value-type="float">
            <text:p>-93,74</text:p>
          </table:table-cell>
          <table:table-cell table:formula="of:=[.B40]+[.E41]*[.A41]" office:value-type="float" office:value="-117.300297429072" calcext:value-type="float">
            <text:p>-117,30</text:p>
          </table:table-cell>
          <table:table-cell table:formula="of:=[.C40]+[.E41]*[.B41]" office:value-type="float" office:value="255.609168361914" calcext:value-type="float">
            <text:p>255,61</text:p>
          </table:table-cell>
          <table:table-cell table:formula="of:=[.D40]" office:value-type="float" office:value="0" calcext:value-type="float">
            <text:p>0</text:p>
          </table:table-cell>
          <table:table-cell table:formula="of:=[.E40]" office:value-type="float" office:value="0.016" calcext:value-type="float">
            <text:p>0,016</text:p>
          </table:table-cell>
          <table:table-cell table:formula="of:=[.F40]+[.E41]" office:value-type="float" office:value="0.624" calcext:value-type="float">
            <text:p>0,624</text:p>
          </table:table-cell>
          <table:table-cell table:formula="of:=[.G40]" office:value-type="float" office:value="1" calcext:value-type="float">
            <text:p>1</text:p>
          </table:table-cell>
          <table:table-cell table:formula="of:=[.H40]" office:value-type="float" office:value="1.414" calcext:value-type="float">
            <text:p>1,414</text:p>
          </table:table-cell>
        </table:table-row>
        <table:table-row table:style-name="ro1">
          <table:table-cell table:formula="of:=[.G41]*([.D41]-[.C41])-[.H41]*[.B41]" office:value-type="float" office:value="-89.746547797206" calcext:value-type="float">
            <text:p>-89,75</text:p>
          </table:table-cell>
          <table:table-cell table:formula="of:=[.B41]+[.E42]*[.A42]" office:value-type="float" office:value="-118.736242193828" calcext:value-type="float">
            <text:p>-118,74</text:p>
          </table:table-cell>
          <table:table-cell table:formula="of:=[.C41]+[.E42]*[.B42]" office:value-type="float" office:value="253.709388486813" calcext:value-type="float">
            <text:p>253,71</text:p>
          </table:table-cell>
          <table:table-cell table:formula="of:=[.D41]" office:value-type="float" office:value="0" calcext:value-type="float">
            <text:p>0</text:p>
          </table:table-cell>
          <table:table-cell table:formula="of:=[.E41]" office:value-type="float" office:value="0.016" calcext:value-type="float">
            <text:p>0,016</text:p>
          </table:table-cell>
          <table:table-cell table:formula="of:=[.F41]+[.E42]" office:value-type="float" office:value="0.64" calcext:value-type="float">
            <text:p>0,64</text:p>
          </table:table-cell>
          <table:table-cell table:formula="of:=[.G41]" office:value-type="float" office:value="1" calcext:value-type="float">
            <text:p>1</text:p>
          </table:table-cell>
          <table:table-cell table:formula="of:=[.H41]" office:value-type="float" office:value="1.414" calcext:value-type="float">
            <text:p>1,414</text:p>
          </table:table-cell>
        </table:table-row>
        <table:table-row table:style-name="ro1">
          <table:table-cell table:formula="of:=[.G42]*([.D42]-[.C42])-[.H42]*[.B42]" office:value-type="float" office:value="-85.8163420247407" calcext:value-type="float">
            <text:p>-85,82</text:p>
          </table:table-cell>
          <table:table-cell table:formula="of:=[.B42]+[.E43]*[.A43]" office:value-type="float" office:value="-120.109303666224" calcext:value-type="float">
            <text:p>-120,11</text:p>
          </table:table-cell>
          <table:table-cell table:formula="of:=[.C42]+[.E43]*[.B43]" office:value-type="float" office:value="251.787639628154" calcext:value-type="float">
            <text:p>251,79</text:p>
          </table:table-cell>
          <table:table-cell table:formula="of:=[.D42]" office:value-type="float" office:value="0" calcext:value-type="float">
            <text:p>0</text:p>
          </table:table-cell>
          <table:table-cell table:formula="of:=[.E42]" office:value-type="float" office:value="0.016" calcext:value-type="float">
            <text:p>0,016</text:p>
          </table:table-cell>
          <table:table-cell table:formula="of:=[.F42]+[.E43]" office:value-type="float" office:value="0.656" calcext:value-type="float">
            <text:p>0,656</text:p>
          </table:table-cell>
          <table:table-cell table:formula="of:=[.G42]" office:value-type="float" office:value="1" calcext:value-type="float">
            <text:p>1</text:p>
          </table:table-cell>
          <table:table-cell table:formula="of:=[.H42]" office:value-type="float" office:value="1.414" calcext:value-type="float">
            <text:p>1,414</text:p>
          </table:table-cell>
        </table:table-row>
        <table:table-row table:style-name="ro1">
          <table:table-cell table:formula="of:=[.G43]*([.D43]-[.C43])-[.H43]*[.B43]" office:value-type="float" office:value="-81.9530842441134" calcext:value-type="float">
            <text:p>-81,95</text:p>
          </table:table-cell>
          <table:table-cell table:formula="of:=[.B43]+[.E44]*[.A44]" office:value-type="float" office:value="-121.420553014129" calcext:value-type="float">
            <text:p>-121,42</text:p>
          </table:table-cell>
          <table:table-cell table:formula="of:=[.C43]+[.E44]*[.B44]" office:value-type="float" office:value="249.844910779928" calcext:value-type="float">
            <text:p>249,84</text:p>
          </table:table-cell>
          <table:table-cell table:formula="of:=[.D43]" office:value-type="float" office:value="0" calcext:value-type="float">
            <text:p>0</text:p>
          </table:table-cell>
          <table:table-cell table:formula="of:=[.E43]" office:value-type="float" office:value="0.016" calcext:value-type="float">
            <text:p>0,016</text:p>
          </table:table-cell>
          <table:table-cell table:formula="of:=[.F43]+[.E44]" office:value-type="float" office:value="0.672" calcext:value-type="float">
            <text:p>0,672</text:p>
          </table:table-cell>
          <table:table-cell table:formula="of:=[.G43]" office:value-type="float" office:value="1" calcext:value-type="float">
            <text:p>1</text:p>
          </table:table-cell>
          <table:table-cell table:formula="of:=[.H43]" office:value-type="float" office:value="1.414" calcext:value-type="float">
            <text:p>1,414</text:p>
          </table:table-cell>
        </table:table-row>
        <table:table-row table:style-name="ro1">
          <table:table-cell table:formula="of:=[.G44]*([.D44]-[.C44])-[.H44]*[.B44]" office:value-type="float" office:value="-78.1562488179486" calcext:value-type="float">
            <text:p>-78,16</text:p>
          </table:table-cell>
          <table:table-cell table:formula="of:=[.B44]+[.E45]*[.A45]" office:value-type="float" office:value="-122.671052995217" calcext:value-type="float">
            <text:p>-122,67</text:p>
          </table:table-cell>
          <table:table-cell table:formula="of:=[.C44]+[.E45]*[.B45]" office:value-type="float" office:value="247.882173932004" calcext:value-type="float">
            <text:p>247,88</text:p>
          </table:table-cell>
          <table:table-cell table:formula="of:=[.D44]" office:value-type="float" office:value="0" calcext:value-type="float">
            <text:p>0</text:p>
          </table:table-cell>
          <table:table-cell table:formula="of:=[.E44]" office:value-type="float" office:value="0.016" calcext:value-type="float">
            <text:p>0,016</text:p>
          </table:table-cell>
          <table:table-cell table:formula="of:=[.F44]+[.E45]" office:value-type="float" office:value="0.688" calcext:value-type="float">
            <text:p>0,688</text:p>
          </table:table-cell>
          <table:table-cell table:formula="of:=[.G44]" office:value-type="float" office:value="1" calcext:value-type="float">
            <text:p>1</text:p>
          </table:table-cell>
          <table:table-cell table:formula="of:=[.H44]" office:value-type="float" office:value="1.414" calcext:value-type="float">
            <text:p>1,414</text:p>
          </table:table-cell>
        </table:table-row>
        <table:table-row table:style-name="ro1">
          <table:table-cell table:formula="of:=[.G45]*([.D45]-[.C45])-[.H45]*[.B45]" office:value-type="float" office:value="-74.4253049967678" calcext:value-type="float">
            <text:p>-74,43</text:p>
          </table:table-cell>
          <table:table-cell table:formula="of:=[.B45]+[.E46]*[.A46]" office:value-type="float" office:value="-123.861857875165" calcext:value-type="float">
            <text:p>-123,86</text:p>
          </table:table-cell>
          <table:table-cell table:formula="of:=[.C45]+[.E46]*[.B46]" office:value-type="float" office:value="245.900384206001" calcext:value-type="float">
            <text:p>245,90</text:p>
          </table:table-cell>
          <table:table-cell table:formula="of:=[.D45]" office:value-type="float" office:value="0" calcext:value-type="float">
            <text:p>0</text:p>
          </table:table-cell>
          <table:table-cell table:formula="of:=[.E45]" office:value-type="float" office:value="0.016" calcext:value-type="float">
            <text:p>0,016</text:p>
          </table:table-cell>
          <table:table-cell table:formula="of:=[.F45]+[.E46]" office:value-type="float" office:value="0.704" calcext:value-type="float">
            <text:p>0,704</text:p>
          </table:table-cell>
          <table:table-cell table:formula="of:=[.G45]" office:value-type="float" office:value="1" calcext:value-type="float">
            <text:p>1</text:p>
          </table:table-cell>
          <table:table-cell table:formula="of:=[.H45]" office:value-type="float" office:value="1.414" calcext:value-type="float">
            <text:p>1,414</text:p>
          </table:table-cell>
        </table:table-row>
        <table:table-row table:style-name="ro1">
          <table:table-cell table:formula="of:=[.G46]*([.D46]-[.C46])-[.H46]*[.B46]" office:value-type="float" office:value="-70.7597171705183" calcext:value-type="float">
            <text:p>-70,76</text:p>
          </table:table-cell>
          <table:table-cell table:formula="of:=[.B46]+[.E47]*[.A47]" office:value-type="float" office:value="-124.994013349893" calcext:value-type="float">
            <text:p>-124,99</text:p>
          </table:table-cell>
          <table:table-cell table:formula="of:=[.C46]+[.E47]*[.B47]" office:value-type="float" office:value="243.900479992403" calcext:value-type="float">
            <text:p>243,90</text:p>
          </table:table-cell>
          <table:table-cell table:formula="of:=[.D46]" office:value-type="float" office:value="0" calcext:value-type="float">
            <text:p>0</text:p>
          </table:table-cell>
          <table:table-cell table:formula="of:=[.E46]" office:value-type="float" office:value="0.016" calcext:value-type="float">
            <text:p>0,016</text:p>
          </table:table-cell>
          <table:table-cell table:formula="of:=[.F46]+[.E47]" office:value-type="float" office:value="0.72" calcext:value-type="float">
            <text:p>0,72</text:p>
          </table:table-cell>
          <table:table-cell table:formula="of:=[.G46]" office:value-type="float" office:value="1" calcext:value-type="float">
            <text:p>1</text:p>
          </table:table-cell>
          <table:table-cell table:formula="of:=[.H46]" office:value-type="float" office:value="1.414" calcext:value-type="float">
            <text:p>1,414</text:p>
          </table:table-cell>
        </table:table-row>
        <table:table-row table:style-name="ro1">
          <table:table-cell table:formula="of:=[.G47]*([.D47]-[.C47])-[.H47]*[.B47]" office:value-type="float" office:value="-67.1589451156542" calcext:value-type="float">
            <text:p>-67,16</text:p>
          </table:table-cell>
          <table:table-cell table:formula="of:=[.B47]+[.E48]*[.A48]" office:value-type="float" office:value="-126.068556471744" calcext:value-type="float">
            <text:p>-126,07</text:p>
          </table:table-cell>
          <table:table-cell table:formula="of:=[.C47]+[.E48]*[.B48]" office:value-type="float" office:value="241.883383088855" calcext:value-type="float">
            <text:p>241,88</text:p>
          </table:table-cell>
          <table:table-cell table:formula="of:=[.D47]" office:value-type="float" office:value="0" calcext:value-type="float">
            <text:p>0</text:p>
          </table:table-cell>
          <table:table-cell table:formula="of:=[.E47]" office:value-type="float" office:value="0.016" calcext:value-type="float">
            <text:p>0,016</text:p>
          </table:table-cell>
          <table:table-cell table:formula="of:=[.F47]+[.E48]" office:value-type="float" office:value="0.736000000000001" calcext:value-type="float">
            <text:p>0,736000000000001</text:p>
          </table:table-cell>
          <table:table-cell table:formula="of:=[.G47]" office:value-type="float" office:value="1" calcext:value-type="float">
            <text:p>1</text:p>
          </table:table-cell>
          <table:table-cell table:formula="of:=[.H47]" office:value-type="float" office:value="1.414" calcext:value-type="float">
            <text:p>1,414</text:p>
          </table:table-cell>
        </table:table-row>
        <table:table-row table:style-name="ro1">
          <table:table-cell table:formula="of:=[.G48]*([.D48]-[.C48])-[.H48]*[.B48]" office:value-type="float" office:value="-63.6224442378098" calcext:value-type="float">
            <text:p>-63,62</text:p>
          </table:table-cell>
          <table:table-cell table:formula="of:=[.B48]+[.E49]*[.A49]" office:value-type="float" office:value="-127.086515579549" calcext:value-type="float">
            <text:p>-127,09</text:p>
          </table:table-cell>
          <table:table-cell table:formula="of:=[.C48]+[.E49]*[.B49]" office:value-type="float" office:value="239.849998839582" calcext:value-type="float">
            <text:p>239,85</text:p>
          </table:table-cell>
          <table:table-cell table:formula="of:=[.D48]" office:value-type="float" office:value="0" calcext:value-type="float">
            <text:p>0</text:p>
          </table:table-cell>
          <table:table-cell table:formula="of:=[.E48]" office:value-type="float" office:value="0.016" calcext:value-type="float">
            <text:p>0,016</text:p>
          </table:table-cell>
          <table:table-cell table:formula="of:=[.F48]+[.E49]" office:value-type="float" office:value="0.752000000000001" calcext:value-type="float">
            <text:p>0,752000000000001</text:p>
          </table:table-cell>
          <table:table-cell table:formula="of:=[.G48]" office:value-type="float" office:value="1" calcext:value-type="float">
            <text:p>1</text:p>
          </table:table-cell>
          <table:table-cell table:formula="of:=[.H48]" office:value-type="float" office:value="1.414" calcext:value-type="float">
            <text:p>1,414</text:p>
          </table:table-cell>
        </table:table-row>
        <table:table-row table:style-name="ro1">
          <table:table-cell table:formula="of:=[.G49]*([.D49]-[.C49])-[.H49]*[.B49]" office:value-type="float" office:value="-60.1496658101008" calcext:value-type="float">
            <text:p>-60,15</text:p>
          </table:table-cell>
          <table:table-cell table:formula="of:=[.B49]+[.E50]*[.A50]" office:value-type="float" office:value="-128.04891023251" calcext:value-type="float">
            <text:p>-128,05</text:p>
          </table:table-cell>
          <table:table-cell table:formula="of:=[.C49]+[.E50]*[.B50]" office:value-type="float" office:value="237.801216275862" calcext:value-type="float">
            <text:p>237,80</text:p>
          </table:table-cell>
          <table:table-cell table:formula="of:=[.D49]" office:value-type="float" office:value="0" calcext:value-type="float">
            <text:p>0</text:p>
          </table:table-cell>
          <table:table-cell table:formula="of:=[.E49]" office:value-type="float" office:value="0.016" calcext:value-type="float">
            <text:p>0,016</text:p>
          </table:table-cell>
          <table:table-cell table:formula="of:=[.F49]+[.E50]" office:value-type="float" office:value="0.768000000000001" calcext:value-type="float">
            <text:p>0,768000000000001</text:p>
          </table:table-cell>
          <table:table-cell table:formula="of:=[.G49]" office:value-type="float" office:value="1" calcext:value-type="float">
            <text:p>1</text:p>
          </table:table-cell>
          <table:table-cell table:formula="of:=[.H49]" office:value-type="float" office:value="1.414" calcext:value-type="float">
            <text:p>1,414</text:p>
          </table:table-cell>
        </table:table-row>
        <table:table-row table:style-name="ro1">
          <table:table-cell table:formula="of:=[.G50]*([.D50]-[.C50])-[.H50]*[.B50]" office:value-type="float" office:value="-56.7400572070929" calcext:value-type="float">
            <text:p>-56,74</text:p>
          </table:table-cell>
          <table:table-cell table:formula="of:=[.B50]+[.E51]*[.A51]" office:value-type="float" office:value="-128.956751147824" calcext:value-type="float">
            <text:p>-128,96</text:p>
          </table:table-cell>
          <table:table-cell table:formula="of:=[.C50]+[.E51]*[.B51]" office:value-type="float" office:value="235.737908257497" calcext:value-type="float">
            <text:p>235,74</text:p>
          </table:table-cell>
          <table:table-cell table:formula="of:=[.D50]" office:value-type="float" office:value="0" calcext:value-type="float">
            <text:p>0</text:p>
          </table:table-cell>
          <table:table-cell table:formula="of:=[.E50]" office:value-type="float" office:value="0.016" calcext:value-type="float">
            <text:p>0,016</text:p>
          </table:table-cell>
          <table:table-cell table:formula="of:=[.F50]+[.E51]" office:value-type="float" office:value="0.784000000000001" calcext:value-type="float">
            <text:p>0,784000000000001</text:p>
          </table:table-cell>
          <table:table-cell table:formula="of:=[.G50]" office:value-type="float" office:value="1" calcext:value-type="float">
            <text:p>1</text:p>
          </table:table-cell>
          <table:table-cell table:formula="of:=[.H50]" office:value-type="float" office:value="1.414" calcext:value-type="float">
            <text:p>1,414</text:p>
          </table:table-cell>
        </table:table-row>
        <table:table-row table:style-name="ro1">
          <table:table-cell table:formula="of:=[.G51]*([.D51]-[.C51])-[.H51]*[.B51]" office:value-type="float" office:value="-53.3930621344744" calcext:value-type="float">
            <text:p>-53,39</text:p>
          </table:table-cell>
          <table:table-cell table:formula="of:=[.B51]+[.E52]*[.A52]" office:value-type="float" office:value="-129.811040141975" calcext:value-type="float">
            <text:p>-129,81</text:p>
          </table:table-cell>
          <table:table-cell table:formula="of:=[.C51]+[.E52]*[.B52]" office:value-type="float" office:value="233.660931615226" calcext:value-type="float">
            <text:p>233,66</text:p>
          </table:table-cell>
          <table:table-cell table:formula="of:=[.D51]" office:value-type="float" office:value="0" calcext:value-type="float">
            <text:p>0</text:p>
          </table:table-cell>
          <table:table-cell table:formula="of:=[.E51]" office:value-type="float" office:value="0.016" calcext:value-type="float">
            <text:p>0,016</text:p>
          </table:table-cell>
          <table:table-cell table:formula="of:=[.F51]+[.E52]" office:value-type="float" office:value="0.800000000000001" calcext:value-type="float">
            <text:p>0,800000000000001</text:p>
          </table:table-cell>
          <table:table-cell table:formula="of:=[.G51]" office:value-type="float" office:value="1" calcext:value-type="float">
            <text:p>1</text:p>
          </table:table-cell>
          <table:table-cell table:formula="of:=[.H51]" office:value-type="float" office:value="1.414" calcext:value-type="float">
            <text:p>1,414</text:p>
          </table:table-cell>
        </table:table-row>
        <table:table-row table:style-name="ro1">
          <table:table-cell table:formula="of:=[.G52]*([.D52]-[.C52])-[.H52]*[.B52]" office:value-type="float" office:value="-50.1081208544725" calcext:value-type="float">
            <text:p>-50,11</text:p>
          </table:table-cell>
          <table:table-cell table:formula="of:=[.B52]+[.E53]*[.A53]" office:value-type="float" office:value="-130.612770075647" calcext:value-type="float">
            <text:p>-130,61</text:p>
          </table:table-cell>
          <table:table-cell table:formula="of:=[.C52]+[.E53]*[.B53]" office:value-type="float" office:value="231.571127294015" calcext:value-type="float">
            <text:p>231,57</text:p>
          </table:table-cell>
          <table:table-cell table:formula="of:=[.D52]" office:value-type="float" office:value="0" calcext:value-type="float">
            <text:p>0</text:p>
          </table:table-cell>
          <table:table-cell table:formula="of:=[.E52]" office:value-type="float" office:value="0.016" calcext:value-type="float">
            <text:p>0,016</text:p>
          </table:table-cell>
          <table:table-cell table:formula="of:=[.F52]+[.E53]" office:value-type="float" office:value="0.816000000000001" calcext:value-type="float">
            <text:p>0,816000000000001</text:p>
          </table:table-cell>
          <table:table-cell table:formula="of:=[.G52]" office:value-type="float" office:value="1" calcext:value-type="float">
            <text:p>1</text:p>
          </table:table-cell>
          <table:table-cell table:formula="of:=[.H52]" office:value-type="float" office:value="1.414" calcext:value-type="float">
            <text:p>1,414</text:p>
          </table:table-cell>
        </table:table-row>
        <table:table-row table:style-name="ro1">
          <table:table-cell table:formula="of:=[.G53]*([.D53]-[.C53])-[.H53]*[.B53]" office:value-type="float" office:value="-46.8846704070505" calcext:value-type="float">
            <text:p>-46,88</text:p>
          </table:table-cell>
          <table:table-cell table:formula="of:=[.B53]+[.E54]*[.A54]" office:value-type="float" office:value="-131.36292480216" calcext:value-type="float">
            <text:p>-131,36</text:p>
          </table:table-cell>
          <table:table-cell table:formula="of:=[.C53]+[.E54]*[.B54]" office:value-type="float" office:value="229.469320497181" calcext:value-type="float">
            <text:p>229,47</text:p>
          </table:table-cell>
          <table:table-cell table:formula="of:=[.D53]" office:value-type="float" office:value="0" calcext:value-type="float">
            <text:p>0</text:p>
          </table:table-cell>
          <table:table-cell table:formula="of:=[.E53]" office:value-type="float" office:value="0.016" calcext:value-type="float">
            <text:p>0,016</text:p>
          </table:table-cell>
          <table:table-cell table:formula="of:=[.F53]+[.E54]" office:value-type="float" office:value="0.832000000000001" calcext:value-type="float">
            <text:p>0,832000000000001</text:p>
          </table:table-cell>
          <table:table-cell table:formula="of:=[.G53]" office:value-type="float" office:value="1" calcext:value-type="float">
            <text:p>1</text:p>
          </table:table-cell>
          <table:table-cell table:formula="of:=[.H53]" office:value-type="float" office:value="1.414" calcext:value-type="float">
            <text:p>1,414</text:p>
          </table:table-cell>
        </table:table-row>
        <table:table-row table:style-name="ro1">
          <table:table-cell table:formula="of:=[.G54]*([.D54]-[.C54])-[.H54]*[.B54]" office:value-type="float" office:value="-43.7221448269268" calcext:value-type="float">
            <text:p>-43,72</text:p>
          </table:table-cell>
          <table:table-cell table:formula="of:=[.B54]+[.E55]*[.A55]" office:value-type="float" office:value="-132.062479119391" calcext:value-type="float">
            <text:p>-132,06</text:p>
          </table:table-cell>
          <table:table-cell table:formula="of:=[.C54]+[.E55]*[.B55]" office:value-type="float" office:value="227.35632083127" calcext:value-type="float">
            <text:p>227,36</text:p>
          </table:table-cell>
          <table:table-cell table:formula="of:=[.D54]" office:value-type="float" office:value="0" calcext:value-type="float">
            <text:p>0</text:p>
          </table:table-cell>
          <table:table-cell table:formula="of:=[.E54]" office:value-type="float" office:value="0.016" calcext:value-type="float">
            <text:p>0,016</text:p>
          </table:table-cell>
          <table:table-cell table:formula="of:=[.F54]+[.E55]" office:value-type="float" office:value="0.848000000000001" calcext:value-type="float">
            <text:p>0,848000000000001</text:p>
          </table:table-cell>
          <table:table-cell table:formula="of:=[.G54]" office:value-type="float" office:value="1" calcext:value-type="float">
            <text:p>1</text:p>
          </table:table-cell>
          <table:table-cell table:formula="of:=[.H54]" office:value-type="float" office:value="1.414" calcext:value-type="float">
            <text:p>1,414</text:p>
          </table:table-cell>
        </table:table-row>
        <table:table-row table:style-name="ro1">
          <table:table-cell table:formula="of:=[.G55]*([.D55]-[.C55])-[.H55]*[.B55]" office:value-type="float" office:value="-40.6199753564522" calcext:value-type="float">
            <text:p>-40,62</text:p>
          </table:table-cell>
          <table:table-cell table:formula="of:=[.B55]+[.E56]*[.A56]" office:value-type="float" office:value="-132.712398725094" calcext:value-type="float">
            <text:p>-132,71</text:p>
          </table:table-cell>
          <table:table-cell table:formula="of:=[.C55]+[.E56]*[.B56]" office:value-type="float" office:value="225.232922451669" calcext:value-type="float">
            <text:p>225,23</text:p>
          </table:table-cell>
          <table:table-cell table:formula="of:=[.D55]" office:value-type="float" office:value="0" calcext:value-type="float">
            <text:p>0</text:p>
          </table:table-cell>
          <table:table-cell table:formula="of:=[.E55]" office:value-type="float" office:value="0.016" calcext:value-type="float">
            <text:p>0,016</text:p>
          </table:table-cell>
          <table:table-cell table:formula="of:=[.F55]+[.E56]" office:value-type="float" office:value="0.864000000000001" calcext:value-type="float">
            <text:p>0,864000000000001</text:p>
          </table:table-cell>
          <table:table-cell table:formula="of:=[.G55]" office:value-type="float" office:value="1" calcext:value-type="float">
            <text:p>1</text:p>
          </table:table-cell>
          <table:table-cell table:formula="of:=[.H55]" office:value-type="float" office:value="1.414" calcext:value-type="float">
            <text:p>1,414</text:p>
          </table:table-cell>
        </table:table-row>
        <table:table-row table:style-name="ro1">
          <table:table-cell table:formula="of:=[.G56]*([.D56]-[.C56])-[.H56]*[.B56]" office:value-type="float" office:value="-37.5775906543863" calcext:value-type="float">
            <text:p>-37,58</text:p>
          </table:table-cell>
          <table:table-cell table:formula="of:=[.B56]+[.E57]*[.A57]" office:value-type="float" office:value="-133.313640175564" calcext:value-type="float">
            <text:p>-133,31</text:p>
          </table:table-cell>
          <table:table-cell table:formula="of:=[.C56]+[.E57]*[.B57]" office:value-type="float" office:value="223.09990420886" calcext:value-type="float">
            <text:p>223,10</text:p>
          </table:table-cell>
          <table:table-cell table:formula="of:=[.D56]" office:value-type="float" office:value="0" calcext:value-type="float">
            <text:p>0</text:p>
          </table:table-cell>
          <table:table-cell table:formula="of:=[.E56]" office:value-type="float" office:value="0.016" calcext:value-type="float">
            <text:p>0,016</text:p>
          </table:table-cell>
          <table:table-cell table:formula="of:=[.F56]+[.E57]" office:value-type="float" office:value="0.880000000000001" calcext:value-type="float">
            <text:p>0,880000000000001</text:p>
          </table:table-cell>
          <table:table-cell table:formula="of:=[.G56]" office:value-type="float" office:value="1" calcext:value-type="float">
            <text:p>1</text:p>
          </table:table-cell>
          <table:table-cell table:formula="of:=[.H56]" office:value-type="float" office:value="1.414" calcext:value-type="float">
            <text:p>1,414</text:p>
          </table:table-cell>
        </table:table-row>
        <table:table-row table:style-name="ro1">
          <table:table-cell table:formula="of:=[.G57]*([.D57]-[.C57])-[.H57]*[.B57]" office:value-type="float" office:value="-34.5944170006125" calcext:value-type="float">
            <text:p>-34,59</text:p>
          </table:table-cell>
          <table:table-cell table:formula="of:=[.B57]+[.E58]*[.A58]" office:value-type="float" office:value="-133.867150847574" calcext:value-type="float">
            <text:p>-133,87</text:p>
          </table:table-cell>
          <table:table-cell table:formula="of:=[.C57]+[.E58]*[.B58]" office:value-type="float" office:value="220.958029795299" calcext:value-type="float">
            <text:p>220,96</text:p>
          </table:table-cell>
          <table:table-cell table:formula="of:=[.D57]" office:value-type="float" office:value="0" calcext:value-type="float">
            <text:p>0</text:p>
          </table:table-cell>
          <table:table-cell table:formula="of:=[.E57]" office:value-type="float" office:value="0.016" calcext:value-type="float">
            <text:p>0,016</text:p>
          </table:table-cell>
          <table:table-cell table:formula="of:=[.F57]+[.E58]" office:value-type="float" office:value="0.896000000000001" calcext:value-type="float">
            <text:p>0,896000000000001</text:p>
          </table:table-cell>
          <table:table-cell table:formula="of:=[.G57]" office:value-type="float" office:value="1" calcext:value-type="float">
            <text:p>1</text:p>
          </table:table-cell>
          <table:table-cell table:formula="of:=[.H57]" office:value-type="float" office:value="1.414" calcext:value-type="float">
            <text:p>1,414</text:p>
          </table:table-cell>
        </table:table-row>
        <table:table-row table:style-name="ro1">
          <table:table-cell table:formula="of:=[.G58]*([.D58]-[.C58])-[.H58]*[.B58]" office:value-type="float" office:value="-31.6698784968295" calcext:value-type="float">
            <text:p>-31,67</text:p>
          </table:table-cell>
          <table:table-cell table:formula="of:=[.B58]+[.E59]*[.A59]" office:value-type="float" office:value="-134.373868903523" calcext:value-type="float">
            <text:p>-134,37</text:p>
          </table:table-cell>
          <table:table-cell table:formula="of:=[.C58]+[.E59]*[.B59]" office:value-type="float" office:value="218.808047892842" calcext:value-type="float">
            <text:p>218,81</text:p>
          </table:table-cell>
          <table:table-cell table:formula="of:=[.D58]" office:value-type="float" office:value="0" calcext:value-type="float">
            <text:p>0</text:p>
          </table:table-cell>
          <table:table-cell table:formula="of:=[.E58]" office:value-type="float" office:value="0.016" calcext:value-type="float">
            <text:p>0,016</text:p>
          </table:table-cell>
          <table:table-cell table:formula="of:=[.F58]+[.E59]" office:value-type="float" office:value="0.912000000000001" calcext:value-type="float">
            <text:p>0,912000000000001</text:p>
          </table:table-cell>
          <table:table-cell table:formula="of:=[.G58]" office:value-type="float" office:value="1" calcext:value-type="float">
            <text:p>1</text:p>
          </table:table-cell>
          <table:table-cell table:formula="of:=[.H58]" office:value-type="float" office:value="1.414" calcext:value-type="float">
            <text:p>1,414</text:p>
          </table:table-cell>
        </table:table-row>
        <table:table-row table:style-name="ro1">
          <table:table-cell table:formula="of:=[.G59]*([.D59]-[.C59])-[.H59]*[.B59]" office:value-type="float" office:value="-28.8033972632608" calcext:value-type="float">
            <text:p>-28,80</text:p>
          </table:table-cell>
          <table:table-cell table:formula="of:=[.B59]+[.E60]*[.A60]" office:value-type="float" office:value="-134.834723259735" calcext:value-type="float">
            <text:p>-134,83</text:p>
          </table:table-cell>
          <table:table-cell table:formula="of:=[.C59]+[.E60]*[.B60]" office:value-type="float" office:value="216.650692320687" calcext:value-type="float">
            <text:p>216,65</text:p>
          </table:table-cell>
          <table:table-cell table:formula="of:=[.D59]" office:value-type="float" office:value="0" calcext:value-type="float">
            <text:p>0</text:p>
          </table:table-cell>
          <table:table-cell table:formula="of:=[.E59]" office:value-type="float" office:value="0.016" calcext:value-type="float">
            <text:p>0,016</text:p>
          </table:table-cell>
          <table:table-cell table:formula="of:=[.F59]+[.E60]" office:value-type="float" office:value="0.928000000000001" calcext:value-type="float">
            <text:p>0,928000000000001</text:p>
          </table:table-cell>
          <table:table-cell table:formula="of:=[.G59]" office:value-type="float" office:value="1" calcext:value-type="float">
            <text:p>1</text:p>
          </table:table-cell>
          <table:table-cell table:formula="of:=[.H59]" office:value-type="float" office:value="1.414" calcext:value-type="float">
            <text:p>1,414</text:p>
          </table:table-cell>
        </table:table-row>
        <table:table-row table:style-name="ro1">
          <table:table-cell table:formula="of:=[.G60]*([.D60]-[.C60])-[.H60]*[.B60]" office:value-type="float" office:value="-25.994393631421" calcext:value-type="float">
            <text:p>-25,99</text:p>
          </table:table-cell>
          <table:table-cell table:formula="of:=[.B60]+[.E61]*[.A61]" office:value-type="float" office:value="-135.250633557838" calcext:value-type="float">
            <text:p>-135,25</text:p>
          </table:table-cell>
          <table:table-cell table:formula="of:=[.C60]+[.E61]*[.B61]" office:value-type="float" office:value="214.486682183761" calcext:value-type="float">
            <text:p>214,49</text:p>
          </table:table-cell>
          <table:table-cell table:formula="of:=[.D60]" office:value-type="float" office:value="0" calcext:value-type="float">
            <text:p>0</text:p>
          </table:table-cell>
          <table:table-cell table:formula="of:=[.E60]" office:value-type="float" office:value="0.016" calcext:value-type="float">
            <text:p>0,016</text:p>
          </table:table-cell>
          <table:table-cell table:formula="of:=[.F60]+[.E61]" office:value-type="float" office:value="0.944000000000001" calcext:value-type="float">
            <text:p>0,944000000000001</text:p>
          </table:table-cell>
          <table:table-cell table:formula="of:=[.G60]" office:value-type="float" office:value="1" calcext:value-type="float">
            <text:p>1</text:p>
          </table:table-cell>
          <table:table-cell table:formula="of:=[.H60]" office:value-type="float" office:value="1.414" calcext:value-type="float">
            <text:p>1,414</text:p>
          </table:table-cell>
        </table:table-row>
        <table:table-row table:style-name="ro1">
          <table:table-cell table:formula="of:=[.G61]*([.D61]-[.C61])-[.H61]*[.B61]" office:value-type="float" office:value="-23.2422863329784" calcext:value-type="float">
            <text:p>-23,24</text:p>
          </table:table-cell>
          <table:table-cell table:formula="of:=[.B61]+[.E62]*[.A62]" office:value-type="float" office:value="-135.622510139166" calcext:value-type="float">
            <text:p>-135,62</text:p>
          </table:table-cell>
          <table:table-cell table:formula="of:=[.C61]+[.E62]*[.B62]" office:value-type="float" office:value="212.316722021534" calcext:value-type="float">
            <text:p>212,32</text:p>
          </table:table-cell>
          <table:table-cell table:formula="of:=[.D61]" office:value-type="float" office:value="0" calcext:value-type="float">
            <text:p>0</text:p>
          </table:table-cell>
          <table:table-cell table:formula="of:=[.E61]" office:value-type="float" office:value="0.016" calcext:value-type="float">
            <text:p>0,016</text:p>
          </table:table-cell>
          <table:table-cell table:formula="of:=[.F61]+[.E62]" office:value-type="float" office:value="0.960000000000001" calcext:value-type="float">
            <text:p>0,960000000000001</text:p>
          </table:table-cell>
          <table:table-cell table:formula="of:=[.G61]" office:value-type="float" office:value="1" calcext:value-type="float">
            <text:p>1</text:p>
          </table:table-cell>
          <table:table-cell table:formula="of:=[.H61]" office:value-type="float" office:value="1.414" calcext:value-type="float">
            <text:p>1,414</text:p>
          </table:table-cell>
        </table:table-row>
        <table:table-row table:style-name="ro1">
          <table:table-cell table:formula="of:=[.G62]*([.D62]-[.C62])-[.H62]*[.B62]" office:value-type="float" office:value="-20.5464926847544" calcext:value-type="float">
            <text:p>-20,55</text:p>
          </table:table-cell>
          <table:table-cell table:formula="of:=[.B62]+[.E63]*[.A63]" office:value-type="float" office:value="-135.951254022122" calcext:value-type="float">
            <text:p>-135,95</text:p>
          </table:table-cell>
          <table:table-cell table:formula="of:=[.C62]+[.E63]*[.B63]" office:value-type="float" office:value="210.141501957181" calcext:value-type="float">
            <text:p>210,14</text:p>
          </table:table-cell>
          <table:table-cell table:formula="of:=[.D62]" office:value-type="float" office:value="0" calcext:value-type="float">
            <text:p>0</text:p>
          </table:table-cell>
          <table:table-cell table:formula="of:=[.E62]" office:value-type="float" office:value="0.016" calcext:value-type="float">
            <text:p>0,016</text:p>
          </table:table-cell>
          <table:table-cell table:formula="of:=[.F62]+[.E63]" office:value-type="float" office:value="0.976000000000001" calcext:value-type="float">
            <text:p>0,976000000000001</text:p>
          </table:table-cell>
          <table:table-cell table:formula="of:=[.G62]" office:value-type="float" office:value="1" calcext:value-type="float">
            <text:p>1</text:p>
          </table:table-cell>
          <table:table-cell table:formula="of:=[.H62]" office:value-type="float" office:value="1.414" calcext:value-type="float">
            <text:p>1,414</text:p>
          </table:table-cell>
        </table:table-row>
        <table:table-row table:style-name="ro1">
          <table:table-cell table:formula="of:=[.G63]*([.D63]-[.C63])-[.H63]*[.B63]" office:value-type="float" office:value="-17.9064287699006" calcext:value-type="float">
            <text:p>-17,91</text:p>
          </table:table-cell>
          <table:table-cell table:formula="of:=[.B63]+[.E64]*[.A64]" office:value-type="float" office:value="-136.23775688244" calcext:value-type="float">
            <text:p>-136,24</text:p>
          </table:table-cell>
          <table:table-cell table:formula="of:=[.C63]+[.E64]*[.B64]" office:value-type="float" office:value="207.961697847062" calcext:value-type="float">
            <text:p>207,96</text:p>
          </table:table-cell>
          <table:table-cell table:formula="of:=[.D63]" office:value-type="float" office:value="0" calcext:value-type="float">
            <text:p>0</text:p>
          </table:table-cell>
          <table:table-cell table:formula="of:=[.E63]" office:value-type="float" office:value="0.016" calcext:value-type="float">
            <text:p>0,016</text:p>
          </table:table-cell>
          <table:table-cell table:formula="of:=[.F63]+[.E64]" office:value-type="float" office:value="0.992000000000001" calcext:value-type="float">
            <text:p>0,992000000000001</text:p>
          </table:table-cell>
          <table:table-cell table:formula="of:=[.G63]" office:value-type="float" office:value="1" calcext:value-type="float">
            <text:p>1</text:p>
          </table:table-cell>
          <table:table-cell table:formula="of:=[.H63]" office:value-type="float" office:value="1.414" calcext:value-type="float">
            <text:p>1,414</text:p>
          </table:table-cell>
        </table:table-row>
        <table:table-row table:style-name="ro1">
          <table:table-cell table:formula="of:=[.G64]*([.D64]-[.C64])-[.H64]*[.B64]" office:value-type="float" office:value="-15.3215096152913" calcext:value-type="float">
            <text:p>-15,32</text:p>
          </table:table-cell>
          <table:table-cell table:formula="of:=[.B64]+[.E65]*[.A65]" office:value-type="float" office:value="-136.482901036285" calcext:value-type="float">
            <text:p>-136,48</text:p>
          </table:table-cell>
          <table:table-cell table:formula="of:=[.C64]+[.E65]*[.B65]" office:value-type="float" office:value="205.777971430481" calcext:value-type="float">
            <text:p>205,78</text:p>
          </table:table-cell>
          <table:table-cell table:formula="of:=[.D64]" office:value-type="float" office:value="0" calcext:value-type="float">
            <text:p>0</text:p>
          </table:table-cell>
          <table:table-cell table:formula="of:=[.E64]" office:value-type="float" office:value="0.016" calcext:value-type="float">
            <text:p>0,016</text:p>
          </table:table-cell>
          <table:table-cell table:formula="of:=[.F64]+[.E65]" office:value-type="float" office:value="1.008" calcext:value-type="float">
            <text:p>1,008</text:p>
          </table:table-cell>
          <table:table-cell table:formula="of:=[.G64]" office:value-type="float" office:value="1" calcext:value-type="float">
            <text:p>1</text:p>
          </table:table-cell>
          <table:table-cell table:formula="of:=[.H64]" office:value-type="float" office:value="1.414" calcext:value-type="float">
            <text:p>1,414</text:p>
          </table:table-cell>
        </table:table-row>
        <table:table-row table:style-name="ro1">
          <table:table-cell table:formula="of:=[.G65]*([.D65]-[.C65])-[.H65]*[.B65]" office:value-type="float" office:value="-12.7911493651744" calcext:value-type="float">
            <text:p>-12,79</text:p>
          </table:table-cell>
          <table:table-cell table:formula="of:=[.B65]+[.E66]*[.A66]" office:value-type="float" office:value="-136.687559426128" calcext:value-type="float">
            <text:p>-136,69</text:p>
          </table:table-cell>
          <table:table-cell table:formula="of:=[.C65]+[.E66]*[.B66]" office:value-type="float" office:value="203.590970479663" calcext:value-type="float">
            <text:p>203,59</text:p>
          </table:table-cell>
          <table:table-cell table:formula="of:=[.D65]" office:value-type="float" office:value="0" calcext:value-type="float">
            <text:p>0</text:p>
          </table:table-cell>
          <table:table-cell table:formula="of:=[.E65]" office:value-type="float" office:value="0.016" calcext:value-type="float">
            <text:p>0,016</text:p>
          </table:table-cell>
          <table:table-cell table:formula="of:=[.F65]+[.E66]" office:value-type="float" office:value="1.024" calcext:value-type="float">
            <text:p>1,024</text:p>
          </table:table-cell>
          <table:table-cell table:formula="of:=[.G65]" office:value-type="float" office:value="1" calcext:value-type="float">
            <text:p>1</text:p>
          </table:table-cell>
          <table:table-cell table:formula="of:=[.H65]" office:value-type="float" office:value="1.414" calcext:value-type="float">
            <text:p>1,414</text:p>
          </table:table-cell>
        </table:table-row>
        <table:table-row table:style-name="ro1">
          <table:table-cell table:formula="of:=[.G66]*([.D66]-[.C66])-[.H66]*[.B66]" office:value-type="float" office:value="-10.3147614511186" calcext:value-type="float">
            <text:p>-10,31</text:p>
          </table:table-cell>
          <table:table-cell table:formula="of:=[.B66]+[.E67]*[.A67]" office:value-type="float" office:value="-136.852595609345" calcext:value-type="float">
            <text:p>-136,85</text:p>
          </table:table-cell>
          <table:table-cell table:formula="of:=[.C66]+[.E67]*[.B67]" office:value-type="float" office:value="201.401328949913" calcext:value-type="float">
            <text:p>201,40</text:p>
          </table:table-cell>
          <table:table-cell table:formula="of:=[.D66]" office:value-type="float" office:value="0" calcext:value-type="float">
            <text:p>0</text:p>
          </table:table-cell>
          <table:table-cell table:formula="of:=[.E66]" office:value-type="float" office:value="0.016" calcext:value-type="float">
            <text:p>0,016</text:p>
          </table:table-cell>
          <table:table-cell table:formula="of:=[.F66]+[.E67]" office:value-type="float" office:value="1.04" calcext:value-type="float">
            <text:p>1,04</text:p>
          </table:table-cell>
          <table:table-cell table:formula="of:=[.G66]" office:value-type="float" office:value="1" calcext:value-type="float">
            <text:p>1</text:p>
          </table:table-cell>
          <table:table-cell table:formula="of:=[.H66]" office:value-type="float" office:value="1.414" calcext:value-type="float">
            <text:p>1,414</text:p>
          </table:table-cell>
        </table:table-row>
        <table:table-row table:style-name="ro1">
          <table:table-cell table:formula="of:=[.G67]*([.D67]-[.C67])-[.H67]*[.B67]" office:value-type="float" office:value="-7.89175875829901" calcext:value-type="float">
            <text:p>-7,89</text:p>
          </table:table-cell>
          <table:table-cell table:formula="of:=[.B67]+[.E68]*[.A68]" office:value-type="float" office:value="-136.978863749478" calcext:value-type="float">
            <text:p>-136,98</text:p>
          </table:table-cell>
          <table:table-cell table:formula="of:=[.C67]+[.E68]*[.B68]" office:value-type="float" office:value="199.209667129922" calcext:value-type="float">
            <text:p>199,21</text:p>
          </table:table-cell>
          <table:table-cell table:formula="of:=[.D67]" office:value-type="float" office:value="0" calcext:value-type="float">
            <text:p>0</text:p>
          </table:table-cell>
          <table:table-cell table:formula="of:=[.E67]" office:value-type="float" office:value="0.016" calcext:value-type="float">
            <text:p>0,016</text:p>
          </table:table-cell>
          <table:table-cell table:formula="of:=[.F67]+[.E68]" office:value-type="float" office:value="1.056" calcext:value-type="float">
            <text:p>1,056</text:p>
          </table:table-cell>
          <table:table-cell table:formula="of:=[.G67]" office:value-type="float" office:value="1" calcext:value-type="float">
            <text:p>1</text:p>
          </table:table-cell>
          <table:table-cell table:formula="of:=[.H67]" office:value-type="float" office:value="1.414" calcext:value-type="float">
            <text:p>1,414</text:p>
          </table:table-cell>
        </table:table-row>
        <table:table-row table:style-name="ro1">
          <table:table-cell table:formula="of:=[.G68]*([.D68]-[.C68])-[.H68]*[.B68]" office:value-type="float" office:value="-5.52155378815957" calcext:value-type="float">
            <text:p>-5,52</text:p>
          </table:table-cell>
          <table:table-cell table:formula="of:=[.B68]+[.E69]*[.A69]" office:value-type="float" office:value="-137.067208610089" calcext:value-type="float">
            <text:p>-137,07</text:p>
          </table:table-cell>
          <table:table-cell table:formula="of:=[.C68]+[.E69]*[.B69]" office:value-type="float" office:value="197.01659179216" calcext:value-type="float">
            <text:p>197,02</text:p>
          </table:table-cell>
          <table:table-cell table:formula="of:=[.D68]" office:value-type="float" office:value="0" calcext:value-type="float">
            <text:p>0</text:p>
          </table:table-cell>
          <table:table-cell table:formula="of:=[.E68]" office:value-type="float" office:value="0.016" calcext:value-type="float">
            <text:p>0,016</text:p>
          </table:table-cell>
          <table:table-cell table:formula="of:=[.F68]+[.E69]" office:value-type="float" office:value="1.072" calcext:value-type="float">
            <text:p>1,072</text:p>
          </table:table-cell>
          <table:table-cell table:formula="of:=[.G68]" office:value-type="float" office:value="1" calcext:value-type="float">
            <text:p>1</text:p>
          </table:table-cell>
          <table:table-cell table:formula="of:=[.H68]" office:value-type="float" office:value="1.414" calcext:value-type="float">
            <text:p>1,414</text:p>
          </table:table-cell>
        </table:table-row>
        <table:table-row table:style-name="ro1">
          <table:table-cell table:formula="of:=[.G69]*([.D69]-[.C69])-[.H69]*[.B69]" office:value-type="float" office:value="-3.20355881749481" calcext:value-type="float">
            <text:p>-3,20</text:p>
          </table:table-cell>
          <table:table-cell table:formula="of:=[.B69]+[.E70]*[.A70]" office:value-type="float" office:value="-137.118465551169" calcext:value-type="float">
            <text:p>-137,12</text:p>
          </table:table-cell>
          <table:table-cell table:formula="of:=[.C69]+[.E70]*[.B70]" office:value-type="float" office:value="194.822696343342" calcext:value-type="float">
            <text:p>194,82</text:p>
          </table:table-cell>
          <table:table-cell table:formula="of:=[.D69]" office:value-type="float" office:value="0" calcext:value-type="float">
            <text:p>0</text:p>
          </table:table-cell>
          <table:table-cell table:formula="of:=[.E69]" office:value-type="float" office:value="0.016" calcext:value-type="float">
            <text:p>0,016</text:p>
          </table:table-cell>
          <table:table-cell table:formula="of:=[.F69]+[.E70]" office:value-type="float" office:value="1.088" calcext:value-type="float">
            <text:p>1,088</text:p>
          </table:table-cell>
          <table:table-cell table:formula="of:=[.G69]" office:value-type="float" office:value="1" calcext:value-type="float">
            <text:p>1</text:p>
          </table:table-cell>
          <table:table-cell table:formula="of:=[.H69]" office:value-type="float" office:value="1.414" calcext:value-type="float">
            <text:p>1,414</text:p>
          </table:table-cell>
        </table:table-row>
        <table:table-row table:style-name="ro1">
          <table:table-cell table:formula="of:=[.G70]*([.D70]-[.C70])-[.H70]*[.B70]" office:value-type="float" office:value="-0.937186053989109" calcext:value-type="float">
            <text:p>-0,94</text:p>
          </table:table-cell>
          <table:table-cell table:formula="of:=[.B70]+[.E71]*[.A71]" office:value-type="float" office:value="-137.133460528033" calcext:value-type="float">
            <text:p>-137,13</text:p>
          </table:table-cell>
          <table:table-cell table:formula="of:=[.C70]+[.E71]*[.B71]" office:value-type="float" office:value="192.628560974893" calcext:value-type="float">
            <text:p>192,63</text:p>
          </table:table-cell>
          <table:table-cell table:formula="of:=[.D70]" office:value-type="float" office:value="0" calcext:value-type="float">
            <text:p>0</text:p>
          </table:table-cell>
          <table:table-cell table:formula="of:=[.E70]" office:value-type="float" office:value="0.016" calcext:value-type="float">
            <text:p>0,016</text:p>
          </table:table-cell>
          <table:table-cell table:formula="of:=[.F70]+[.E71]" office:value-type="float" office:value="1.104" calcext:value-type="float">
            <text:p>1,104</text:p>
          </table:table-cell>
          <table:table-cell table:formula="of:=[.G70]" office:value-type="float" office:value="1" calcext:value-type="float">
            <text:p>1</text:p>
          </table:table-cell>
          <table:table-cell table:formula="of:=[.H70]" office:value-type="float" office:value="1.414" calcext:value-type="float">
            <text:p>1,414</text:p>
          </table:table-cell>
        </table:table-row>
        <table:table-row table:style-name="ro1">
          <table:table-cell table:formula="of:=[.G71]*([.D71]-[.C71])-[.H71]*[.B71]" office:value-type="float" office:value="1.27815221174484" calcext:value-type="float">
            <text:p>1,28</text:p>
          </table:table-cell>
          <table:table-cell table:formula="of:=[.B71]+[.E72]*[.A72]" office:value-type="float" office:value="-137.113010092645" calcext:value-type="float">
            <text:p>-137,11</text:p>
          </table:table-cell>
          <table:table-cell table:formula="of:=[.C71]+[.E72]*[.B72]" office:value-type="float" office:value="190.434752813411" calcext:value-type="float">
            <text:p>190,43</text:p>
          </table:table-cell>
          <table:table-cell table:formula="of:=[.D71]" office:value-type="float" office:value="0" calcext:value-type="float">
            <text:p>0</text:p>
          </table:table-cell>
          <table:table-cell table:formula="of:=[.E71]" office:value-type="float" office:value="0.016" calcext:value-type="float">
            <text:p>0,016</text:p>
          </table:table-cell>
          <table:table-cell table:formula="of:=[.F71]+[.E72]" office:value-type="float" office:value="1.12" calcext:value-type="float">
            <text:p>1,12</text:p>
          </table:table-cell>
          <table:table-cell table:formula="of:=[.G71]" office:value-type="float" office:value="1" calcext:value-type="float">
            <text:p>1</text:p>
          </table:table-cell>
          <table:table-cell table:formula="of:=[.H71]" office:value-type="float" office:value="1.414" calcext:value-type="float">
            <text:p>1,414</text:p>
          </table:table-cell>
        </table:table-row>
        <table:table-row table:style-name="ro1">
          <table:table-cell table:formula="of:=[.G72]*([.D72]-[.C72])-[.H72]*[.B72]" office:value-type="float" office:value="3.44304345758863" calcext:value-type="float">
            <text:p>3,44</text:p>
          </table:table-cell>
          <table:table-cell table:formula="of:=[.B72]+[.E73]*[.A73]" office:value-type="float" office:value="-137.057921397323" calcext:value-type="float">
            <text:p>-137,06</text:p>
          </table:table-cell>
          <table:table-cell table:formula="of:=[.C72]+[.E73]*[.B73]" office:value-type="float" office:value="188.241826071054" calcext:value-type="float">
            <text:p>188,24</text:p>
          </table:table-cell>
          <table:table-cell table:formula="of:=[.D72]" office:value-type="float" office:value="0" calcext:value-type="float">
            <text:p>0</text:p>
          </table:table-cell>
          <table:table-cell table:formula="of:=[.E72]" office:value-type="float" office:value="0.016" calcext:value-type="float">
            <text:p>0,016</text:p>
          </table:table-cell>
          <table:table-cell table:formula="of:=[.F72]+[.E73]" office:value-type="float" office:value="1.136" calcext:value-type="float">
            <text:p>1,136</text:p>
          </table:table-cell>
          <table:table-cell table:formula="of:=[.G72]" office:value-type="float" office:value="1" calcext:value-type="float">
            <text:p>1</text:p>
          </table:table-cell>
          <table:table-cell table:formula="of:=[.H72]" office:value-type="float" office:value="1.414" calcext:value-type="float">
            <text:p>1,414</text:p>
          </table:table-cell>
        </table:table-row>
        <table:table-row table:style-name="ro1">
          <table:table-cell table:formula="of:=[.G73]*([.D73]-[.C73])-[.H73]*[.B73]" office:value-type="float" office:value="5.55807478476132" calcext:value-type="float">
            <text:p>5,56</text:p>
          </table:table-cell>
          <table:table-cell table:formula="of:=[.B73]+[.E74]*[.A74]" office:value-type="float" office:value="-136.968992200767" calcext:value-type="float">
            <text:p>-136,97</text:p>
          </table:table-cell>
          <table:table-cell table:formula="of:=[.C73]+[.E74]*[.B74]" office:value-type="float" office:value="186.050322195841" calcext:value-type="float">
            <text:p>186,05</text:p>
          </table:table-cell>
          <table:table-cell table:formula="of:=[.D73]" office:value-type="float" office:value="0" calcext:value-type="float">
            <text:p>0</text:p>
          </table:table-cell>
          <table:table-cell table:formula="of:=[.E73]" office:value-type="float" office:value="0.016" calcext:value-type="float">
            <text:p>0,016</text:p>
          </table:table-cell>
          <table:table-cell table:formula="of:=[.F73]+[.E74]" office:value-type="float" office:value="1.152" calcext:value-type="float">
            <text:p>1,152</text:p>
          </table:table-cell>
          <table:table-cell table:formula="of:=[.G73]" office:value-type="float" office:value="1" calcext:value-type="float">
            <text:p>1</text:p>
          </table:table-cell>
          <table:table-cell table:formula="of:=[.H73]" office:value-type="float" office:value="1.414" calcext:value-type="float">
            <text:p>1,414</text:p>
          </table:table-cell>
        </table:table-row>
        <table:table-row table:style-name="ro1">
          <table:table-cell table:formula="of:=[.G74]*([.D74]-[.C74])-[.H74]*[.B74]" office:value-type="float" office:value="7.62383277604314" calcext:value-type="float">
            <text:p>7,62</text:p>
          </table:table-cell>
          <table:table-cell table:formula="of:=[.B74]+[.E75]*[.A75]" office:value-type="float" office:value="-136.84701087635" calcext:value-type="float">
            <text:p>-136,85</text:p>
          </table:table-cell>
          <table:table-cell table:formula="of:=[.C74]+[.E75]*[.B75]" office:value-type="float" office:value="183.86077002182" calcext:value-type="float">
            <text:p>183,86</text:p>
          </table:table-cell>
          <table:table-cell table:formula="of:=[.D74]" office:value-type="float" office:value="0" calcext:value-type="float">
            <text:p>0</text:p>
          </table:table-cell>
          <table:table-cell table:formula="of:=[.E74]" office:value-type="float" office:value="0.016" calcext:value-type="float">
            <text:p>0,016</text:p>
          </table:table-cell>
          <table:table-cell table:formula="of:=[.F74]+[.E75]" office:value-type="float" office:value="1.168" calcext:value-type="float">
            <text:p>1,168</text:p>
          </table:table-cell>
          <table:table-cell table:formula="of:=[.G74]" office:value-type="float" office:value="1" calcext:value-type="float">
            <text:p>1</text:p>
          </table:table-cell>
          <table:table-cell table:formula="of:=[.H74]" office:value-type="float" office:value="1.414" calcext:value-type="float">
            <text:p>1,414</text:p>
          </table:table-cell>
        </table:table-row>
        <table:table-row table:style-name="ro1">
          <table:table-cell table:formula="of:=[.G75]*([.D75]-[.C75])-[.H75]*[.B75]" office:value-type="float" office:value="9.64090335733957" calcext:value-type="float">
            <text:p>9,64</text:p>
          </table:table-cell>
          <table:table-cell table:formula="of:=[.B75]+[.E76]*[.A76]" office:value-type="float" office:value="-136.692756422633" calcext:value-type="float">
            <text:p>-136,69</text:p>
          </table:table-cell>
          <table:table-cell table:formula="of:=[.C75]+[.E76]*[.B76]" office:value-type="float" office:value="181.673685919058" calcext:value-type="float">
            <text:p>181,67</text:p>
          </table:table-cell>
          <table:table-cell table:formula="of:=[.D75]" office:value-type="float" office:value="0" calcext:value-type="float">
            <text:p>0</text:p>
          </table:table-cell>
          <table:table-cell table:formula="of:=[.E75]" office:value-type="float" office:value="0.016" calcext:value-type="float">
            <text:p>0,016</text:p>
          </table:table-cell>
          <table:table-cell table:formula="of:=[.F75]+[.E76]" office:value-type="float" office:value="1.184" calcext:value-type="float">
            <text:p>1,184</text:p>
          </table:table-cell>
          <table:table-cell table:formula="of:=[.G75]" office:value-type="float" office:value="1" calcext:value-type="float">
            <text:p>1</text:p>
          </table:table-cell>
          <table:table-cell table:formula="of:=[.H75]" office:value-type="float" office:value="1.414" calcext:value-type="float">
            <text:p>1,414</text:p>
          </table:table-cell>
        </table:table-row>
        <table:table-row table:style-name="ro1">
          <table:table-cell table:formula="of:=[.G76]*([.D76]-[.C76])-[.H76]*[.B76]" office:value-type="float" office:value="11.6098716625452" calcext:value-type="float">
            <text:p>11,61</text:p>
          </table:table-cell>
          <table:table-cell table:formula="of:=[.B76]+[.E77]*[.A77]" office:value-type="float" office:value="-136.506998476032" calcext:value-type="float">
            <text:p>-136,51</text:p>
          </table:table-cell>
          <table:table-cell table:formula="of:=[.C76]+[.E77]*[.B77]" office:value-type="float" office:value="179.489573943441" calcext:value-type="float">
            <text:p>179,49</text:p>
          </table:table-cell>
          <table:table-cell table:formula="of:=[.D76]" office:value-type="float" office:value="0" calcext:value-type="float">
            <text:p>0</text:p>
          </table:table-cell>
          <table:table-cell table:formula="of:=[.E76]" office:value-type="float" office:value="0.016" calcext:value-type="float">
            <text:p>0,016</text:p>
          </table:table-cell>
          <table:table-cell table:formula="of:=[.F76]+[.E77]" office:value-type="float" office:value="1.2" calcext:value-type="float">
            <text:p>1,2</text:p>
          </table:table-cell>
          <table:table-cell table:formula="of:=[.G76]" office:value-type="float" office:value="1" calcext:value-type="float">
            <text:p>1</text:p>
          </table:table-cell>
          <table:table-cell table:formula="of:=[.H76]" office:value-type="float" office:value="1.414" calcext:value-type="float">
            <text:p>1,414</text:p>
          </table:table-cell>
        </table:table-row>
        <table:table-row table:style-name="ro1">
          <table:table-cell table:formula="of:=[.G77]*([.D77]-[.C77])-[.H77]*[.B77]" office:value-type="float" office:value="13.5313219016683" calcext:value-type="float">
            <text:p>13,53</text:p>
          </table:table-cell>
          <table:table-cell table:formula="of:=[.B77]+[.E78]*[.A78]" office:value-type="float" office:value="-136.290497325605" calcext:value-type="float">
            <text:p>-136,29</text:p>
          </table:table-cell>
          <table:table-cell table:formula="of:=[.C77]+[.E78]*[.B78]" office:value-type="float" office:value="177.308925986231" calcext:value-type="float">
            <text:p>177,31</text:p>
          </table:table-cell>
          <table:table-cell table:formula="of:=[.D77]" office:value-type="float" office:value="0" calcext:value-type="float">
            <text:p>0</text:p>
          </table:table-cell>
          <table:table-cell table:formula="of:=[.E77]" office:value-type="float" office:value="0.016" calcext:value-type="float">
            <text:p>0,016</text:p>
          </table:table-cell>
          <table:table-cell table:formula="of:=[.F77]+[.E78]" office:value-type="float" office:value="1.216" calcext:value-type="float">
            <text:p>1,216</text:p>
          </table:table-cell>
          <table:table-cell table:formula="of:=[.G77]" office:value-type="float" office:value="1" calcext:value-type="float">
            <text:p>1</text:p>
          </table:table-cell>
          <table:table-cell table:formula="of:=[.H77]" office:value-type="float" office:value="1.414" calcext:value-type="float">
            <text:p>1,414</text:p>
          </table:table-cell>
        </table:table-row>
        <table:table-row table:style-name="ro1">
          <table:table-cell table:formula="of:=[.G78]*([.D78]-[.C78])-[.H78]*[.B78]" office:value-type="float" office:value="15.4058372321747" calcext:value-type="float">
            <text:p>15,41</text:p>
          </table:table-cell>
          <table:table-cell table:formula="of:=[.B78]+[.E79]*[.A79]" office:value-type="float" office:value="-136.044003929891" calcext:value-type="float">
            <text:p>-136,04</text:p>
          </table:table-cell>
          <table:table-cell table:formula="of:=[.C78]+[.E79]*[.B79]" office:value-type="float" office:value="175.132221923353" calcext:value-type="float">
            <text:p>175,13</text:p>
          </table:table-cell>
          <table:table-cell table:formula="of:=[.D78]" office:value-type="float" office:value="0" calcext:value-type="float">
            <text:p>0</text:p>
          </table:table-cell>
          <table:table-cell table:formula="of:=[.E78]" office:value-type="float" office:value="0.016" calcext:value-type="float">
            <text:p>0,016</text:p>
          </table:table-cell>
          <table:table-cell table:formula="of:=[.F78]+[.E79]" office:value-type="float" office:value="1.232" calcext:value-type="float">
            <text:p>1,232</text:p>
          </table:table-cell>
          <table:table-cell table:formula="of:=[.G78]" office:value-type="float" office:value="1" calcext:value-type="float">
            <text:p>1</text:p>
          </table:table-cell>
          <table:table-cell table:formula="of:=[.H78]" office:value-type="float" office:value="1.414" calcext:value-type="float">
            <text:p>1,414</text:p>
          </table:table-cell>
        </table:table-row>
        <table:table-row table:style-name="ro1">
          <table:table-cell table:formula="of:=[.G79]*([.D79]-[.C79])-[.H79]*[.B79]" office:value-type="float" office:value="17.2339996335122" calcext:value-type="float">
            <text:p>17,23</text:p>
          </table:table-cell>
          <table:table-cell table:formula="of:=[.B79]+[.E80]*[.A80]" office:value-type="float" office:value="-135.768259935754" calcext:value-type="float">
            <text:p>-135,77</text:p>
          </table:table-cell>
          <table:table-cell table:formula="of:=[.C79]+[.E80]*[.B80]" office:value-type="float" office:value="172.959929764381" calcext:value-type="float">
            <text:p>172,96</text:p>
          </table:table-cell>
          <table:table-cell table:formula="of:=[.D79]" office:value-type="float" office:value="0" calcext:value-type="float">
            <text:p>0</text:p>
          </table:table-cell>
          <table:table-cell table:formula="of:=[.E79]" office:value-type="float" office:value="0.016" calcext:value-type="float">
            <text:p>0,016</text:p>
          </table:table-cell>
          <table:table-cell table:formula="of:=[.F79]+[.E80]" office:value-type="float" office:value="1.248" calcext:value-type="float">
            <text:p>1,248</text:p>
          </table:table-cell>
          <table:table-cell table:formula="of:=[.G79]" office:value-type="float" office:value="1" calcext:value-type="float">
            <text:p>1</text:p>
          </table:table-cell>
          <table:table-cell table:formula="of:=[.H79]" office:value-type="float" office:value="1.414" calcext:value-type="float">
            <text:p>1,414</text:p>
          </table:table-cell>
        </table:table-row>
        <table:table-row table:style-name="ro1">
          <table:table-cell table:formula="of:=[.G80]*([.D80]-[.C80])-[.H80]*[.B80]" office:value-type="float" office:value="19.0163897847757" calcext:value-type="float">
            <text:p>19,02</text:p>
          </table:table-cell>
          <table:table-cell table:formula="of:=[.B80]+[.E81]*[.A81]" office:value-type="float" office:value="-135.463997699198" calcext:value-type="float">
            <text:p>-135,46</text:p>
          </table:table-cell>
          <table:table-cell table:formula="of:=[.C80]+[.E81]*[.B81]" office:value-type="float" office:value="170.792505801194" calcext:value-type="float">
            <text:p>170,79</text:p>
          </table:table-cell>
          <table:table-cell table:formula="of:=[.D80]" office:value-type="float" office:value="0" calcext:value-type="float">
            <text:p>0</text:p>
          </table:table-cell>
          <table:table-cell table:formula="of:=[.E80]" office:value-type="float" office:value="0.016" calcext:value-type="float">
            <text:p>0,016</text:p>
          </table:table-cell>
          <table:table-cell table:formula="of:=[.F80]+[.E81]" office:value-type="float" office:value="1.264" calcext:value-type="float">
            <text:p>1,264</text:p>
          </table:table-cell>
          <table:table-cell table:formula="of:=[.G80]" office:value-type="float" office:value="1" calcext:value-type="float">
            <text:p>1</text:p>
          </table:table-cell>
          <table:table-cell table:formula="of:=[.H80]" office:value-type="float" office:value="1.414" calcext:value-type="float">
            <text:p>1,414</text:p>
          </table:table-cell>
        </table:table-row>
        <table:table-row table:style-name="ro1">
          <table:table-cell table:formula="of:=[.G81]*([.D81]-[.C81])-[.H81]*[.B81]" office:value-type="float" office:value="20.7535869454721" calcext:value-type="float">
            <text:p>20,75</text:p>
          </table:table-cell>
          <table:table-cell table:formula="of:=[.B81]+[.E82]*[.A82]" office:value-type="float" office:value="-135.13194030807" calcext:value-type="float">
            <text:p>-135,13</text:p>
          </table:table-cell>
          <table:table-cell table:formula="of:=[.C81]+[.E82]*[.B82]" office:value-type="float" office:value="168.630394756265" calcext:value-type="float">
            <text:p>168,63</text:p>
          </table:table-cell>
          <table:table-cell table:formula="of:=[.D81]" office:value-type="float" office:value="0" calcext:value-type="float">
            <text:p>0</text:p>
          </table:table-cell>
          <table:table-cell table:formula="of:=[.E81]" office:value-type="float" office:value="0.016" calcext:value-type="float">
            <text:p>0,016</text:p>
          </table:table-cell>
          <table:table-cell table:formula="of:=[.F81]+[.E82]" office:value-type="float" office:value="1.28" calcext:value-type="float">
            <text:p>1,28</text:p>
          </table:table-cell>
          <table:table-cell table:formula="of:=[.G81]" office:value-type="float" office:value="1" calcext:value-type="float">
            <text:p>1</text:p>
          </table:table-cell>
          <table:table-cell table:formula="of:=[.H81]" office:value-type="float" office:value="1.414" calcext:value-type="float">
            <text:p>1,414</text:p>
          </table:table-cell>
        </table:table-row>
        <table:table-row table:style-name="ro1">
          <table:table-cell table:formula="of:=[.G82]*([.D82]-[.C82])-[.H82]*[.B82]" office:value-type="float" office:value="22.4461688393468" calcext:value-type="float">
            <text:p>22,45</text:p>
          </table:table-cell>
          <table:table-cell table:formula="of:=[.B82]+[.E83]*[.A83]" office:value-type="float" office:value="-134.772801606641" calcext:value-type="float">
            <text:p>-134,77</text:p>
          </table:table-cell>
          <table:table-cell table:formula="of:=[.C82]+[.E83]*[.B83]" office:value-type="float" office:value="166.474029930559" calcext:value-type="float">
            <text:p>166,47</text:p>
          </table:table-cell>
          <table:table-cell table:formula="of:=[.D82]" office:value-type="float" office:value="0" calcext:value-type="float">
            <text:p>0</text:p>
          </table:table-cell>
          <table:table-cell table:formula="of:=[.E82]" office:value-type="float" office:value="0.016" calcext:value-type="float">
            <text:p>0,016</text:p>
          </table:table-cell>
          <table:table-cell table:formula="of:=[.F82]+[.E83]" office:value-type="float" office:value="1.296" calcext:value-type="float">
            <text:p>1,296</text:p>
          </table:table-cell>
          <table:table-cell table:formula="of:=[.G82]" office:value-type="float" office:value="1" calcext:value-type="float">
            <text:p>1</text:p>
          </table:table-cell>
          <table:table-cell table:formula="of:=[.H82]" office:value-type="float" office:value="1.414" calcext:value-type="float">
            <text:p>1,414</text:p>
          </table:table-cell>
        </table:table-row>
        <table:table-row table:style-name="ro1">
          <table:table-cell table:formula="of:=[.G83]*([.D83]-[.C83])-[.H83]*[.B83]" office:value-type="float" office:value="24.0947115412317" calcext:value-type="float">
            <text:p>24,09</text:p>
          </table:table-cell>
          <table:table-cell table:formula="of:=[.B83]+[.E84]*[.A84]" office:value-type="float" office:value="-134.387286221981" calcext:value-type="float">
            <text:p>-134,39</text:p>
          </table:table-cell>
          <table:table-cell table:formula="of:=[.C83]+[.E84]*[.B84]" office:value-type="float" office:value="164.323833351007" calcext:value-type="float">
            <text:p>164,32</text:p>
          </table:table-cell>
          <table:table-cell table:formula="of:=[.D83]" office:value-type="float" office:value="0" calcext:value-type="float">
            <text:p>0</text:p>
          </table:table-cell>
          <table:table-cell table:formula="of:=[.E83]" office:value-type="float" office:value="0.016" calcext:value-type="float">
            <text:p>0,016</text:p>
          </table:table-cell>
          <table:table-cell table:formula="of:=[.F83]+[.E84]" office:value-type="float" office:value="1.312" calcext:value-type="float">
            <text:p>1,312</text:p>
          </table:table-cell>
          <table:table-cell table:formula="of:=[.G83]" office:value-type="float" office:value="1" calcext:value-type="float">
            <text:p>1</text:p>
          </table:table-cell>
          <table:table-cell table:formula="of:=[.H83]" office:value-type="float" office:value="1.414" calcext:value-type="float">
            <text:p>1,414</text:p>
          </table:table-cell>
        </table:table-row>
        <table:table-row table:style-name="ro1">
          <table:table-cell table:formula="of:=[.G84]*([.D84]-[.C84])-[.H84]*[.B84]" office:value-type="float" office:value="25.6997893668746" calcext:value-type="float">
            <text:p>25,70</text:p>
          </table:table-cell>
          <table:table-cell table:formula="of:=[.B84]+[.E85]*[.A85]" office:value-type="float" office:value="-133.976089592111" calcext:value-type="float">
            <text:p>-133,98</text:p>
          </table:table-cell>
          <table:table-cell table:formula="of:=[.C84]+[.E85]*[.B85]" office:value-type="float" office:value="162.180215917533" calcext:value-type="float">
            <text:p>162,18</text:p>
          </table:table-cell>
          <table:table-cell table:formula="of:=[.D84]" office:value-type="float" office:value="0" calcext:value-type="float">
            <text:p>0</text:p>
          </table:table-cell>
          <table:table-cell table:formula="of:=[.E84]" office:value-type="float" office:value="0.016" calcext:value-type="float">
            <text:p>0,016</text:p>
          </table:table-cell>
          <table:table-cell table:formula="of:=[.F84]+[.E85]" office:value-type="float" office:value="1.328" calcext:value-type="float">
            <text:p>1,328</text:p>
          </table:table-cell>
          <table:table-cell table:formula="of:=[.G84]" office:value-type="float" office:value="1" calcext:value-type="float">
            <text:p>1</text:p>
          </table:table-cell>
          <table:table-cell table:formula="of:=[.H84]" office:value-type="float" office:value="1.414" calcext:value-type="float">
            <text:p>1,414</text:p>
          </table:table-cell>
        </table:table-row>
        <table:table-row table:style-name="ro1">
          <table:table-cell table:formula="of:=[.G85]*([.D85]-[.C85])-[.H85]*[.B85]" office:value-type="float" office:value="27.2619747657122" calcext:value-type="float">
            <text:p>27,26</text:p>
          </table:table-cell>
          <table:table-cell table:formula="of:=[.B85]+[.E86]*[.A86]" office:value-type="float" office:value="-133.53989799586" calcext:value-type="float">
            <text:p>-133,54</text:p>
          </table:table-cell>
          <table:table-cell table:formula="of:=[.C85]+[.E86]*[.B86]" office:value-type="float" office:value="160.043577549599" calcext:value-type="float">
            <text:p>160,04</text:p>
          </table:table-cell>
          <table:table-cell table:formula="of:=[.D85]" office:value-type="float" office:value="0" calcext:value-type="float">
            <text:p>0</text:p>
          </table:table-cell>
          <table:table-cell table:formula="of:=[.E85]" office:value-type="float" office:value="0.016" calcext:value-type="float">
            <text:p>0,016</text:p>
          </table:table-cell>
          <table:table-cell table:formula="of:=[.F85]+[.E86]" office:value-type="float" office:value="1.344" calcext:value-type="float">
            <text:p>1,344</text:p>
          </table:table-cell>
          <table:table-cell table:formula="of:=[.G85]" office:value-type="float" office:value="1" calcext:value-type="float">
            <text:p>1</text:p>
          </table:table-cell>
          <table:table-cell table:formula="of:=[.H85]" office:value-type="float" office:value="1.414" calcext:value-type="float">
            <text:p>1,414</text:p>
          </table:table-cell>
        </table:table-row>
        <table:table-row table:style-name="ro1">
          <table:table-cell table:formula="of:=[.G86]*([.D86]-[.C86])-[.H86]*[.B86]" office:value-type="float" office:value="28.7818382165465" calcext:value-type="float">
            <text:p>28,78</text:p>
          </table:table-cell>
          <table:table-cell table:formula="of:=[.B86]+[.E87]*[.A87]" office:value-type="float" office:value="-133.079388584395" calcext:value-type="float">
            <text:p>-133,08</text:p>
          </table:table-cell>
          <table:table-cell table:formula="of:=[.C86]+[.E87]*[.B87]" office:value-type="float" office:value="157.914307332249" calcext:value-type="float">
            <text:p>157,91</text:p>
          </table:table-cell>
          <table:table-cell table:formula="of:=[.D86]" office:value-type="float" office:value="0" calcext:value-type="float">
            <text:p>0</text:p>
          </table:table-cell>
          <table:table-cell table:formula="of:=[.E86]" office:value-type="float" office:value="0.016" calcext:value-type="float">
            <text:p>0,016</text:p>
          </table:table-cell>
          <table:table-cell table:formula="of:=[.F86]+[.E87]" office:value-type="float" office:value="1.36" calcext:value-type="float">
            <text:p>1,36</text:p>
          </table:table-cell>
          <table:table-cell table:formula="of:=[.G86]" office:value-type="float" office:value="1" calcext:value-type="float">
            <text:p>1</text:p>
          </table:table-cell>
          <table:table-cell table:formula="of:=[.H86]" office:value-type="float" office:value="1.414" calcext:value-type="float">
            <text:p>1,414</text:p>
          </table:table-cell>
        </table:table-row>
        <table:table-row table:style-name="ro1">
          <table:table-cell table:formula="of:=[.G87]*([.D87]-[.C87])-[.H87]*[.B87]" office:value-type="float" office:value="30.2599481260856" calcext:value-type="float">
            <text:p>30,26</text:p>
          </table:table-cell>
          <table:table-cell table:formula="of:=[.B87]+[.E88]*[.A88]" office:value-type="float" office:value="-132.595229414378" calcext:value-type="float">
            <text:p>-132,60</text:p>
          </table:table-cell>
          <table:table-cell table:formula="of:=[.C87]+[.E88]*[.B88]" office:value-type="float" office:value="155.792783661619" calcext:value-type="float">
            <text:p>155,79</text:p>
          </table:table-cell>
          <table:table-cell table:formula="of:=[.D87]" office:value-type="float" office:value="0" calcext:value-type="float">
            <text:p>0</text:p>
          </table:table-cell>
          <table:table-cell table:formula="of:=[.E87]" office:value-type="float" office:value="0.016" calcext:value-type="float">
            <text:p>0,016</text:p>
          </table:table-cell>
          <table:table-cell table:formula="of:=[.F87]+[.E88]" office:value-type="float" office:value="1.376" calcext:value-type="float">
            <text:p>1,376</text:p>
          </table:table-cell>
          <table:table-cell table:formula="of:=[.G87]" office:value-type="float" office:value="1" calcext:value-type="float">
            <text:p>1</text:p>
          </table:table-cell>
          <table:table-cell table:formula="of:=[.H87]" office:value-type="float" office:value="1.414" calcext:value-type="float">
            <text:p>1,414</text:p>
          </table:table-cell>
        </table:table-row>
        <table:table-row table:style-name="ro1">
          <table:table-cell table:formula="of:=[.G88]*([.D88]-[.C88])-[.H88]*[.B88]" office:value-type="float" office:value="31.6968707303111" calcext:value-type="float">
            <text:p>31,70</text:p>
          </table:table-cell>
          <table:table-cell table:formula="of:=[.B88]+[.E89]*[.A89]" office:value-type="float" office:value="-132.088079482693" calcext:value-type="float">
            <text:p>-132,09</text:p>
          </table:table-cell>
          <table:table-cell table:formula="of:=[.C88]+[.E89]*[.B89]" office:value-type="float" office:value="153.679374389896" calcext:value-type="float">
            <text:p>153,68</text:p>
          </table:table-cell>
          <table:table-cell table:formula="of:=[.D88]" office:value-type="float" office:value="0" calcext:value-type="float">
            <text:p>0</text:p>
          </table:table-cell>
          <table:table-cell table:formula="of:=[.E88]" office:value-type="float" office:value="0.016" calcext:value-type="float">
            <text:p>0,016</text:p>
          </table:table-cell>
          <table:table-cell table:formula="of:=[.F88]+[.E89]" office:value-type="float" office:value="1.392" calcext:value-type="float">
            <text:p>1,392</text:p>
          </table:table-cell>
          <table:table-cell table:formula="of:=[.G88]" office:value-type="float" office:value="1" calcext:value-type="float">
            <text:p>1</text:p>
          </table:table-cell>
          <table:table-cell table:formula="of:=[.H88]" office:value-type="float" office:value="1.414" calcext:value-type="float">
            <text:p>1,414</text:p>
          </table:table-cell>
        </table:table-row>
        <table:table-row table:style-name="ro1">
          <table:table-cell table:formula="of:=[.G89]*([.D89]-[.C89])-[.H89]*[.B89]" office:value-type="float" office:value="33.0931699986316" calcext:value-type="float">
            <text:p>33,09</text:p>
          </table:table-cell>
          <table:table-cell table:formula="of:=[.B89]+[.E90]*[.A90]" office:value-type="float" office:value="-131.558588762715" calcext:value-type="float">
            <text:p>-131,56</text:p>
          </table:table-cell>
          <table:table-cell table:formula="of:=[.C89]+[.E90]*[.B90]" office:value-type="float" office:value="151.574436969692" calcext:value-type="float">
            <text:p>151,57</text:p>
          </table:table-cell>
          <table:table-cell table:formula="of:=[.D89]" office:value-type="float" office:value="0" calcext:value-type="float">
            <text:p>0</text:p>
          </table:table-cell>
          <table:table-cell table:formula="of:=[.E89]" office:value-type="float" office:value="0.016" calcext:value-type="float">
            <text:p>0,016</text:p>
          </table:table-cell>
          <table:table-cell table:formula="of:=[.F89]+[.E90]" office:value-type="float" office:value="1.408" calcext:value-type="float">
            <text:p>1,408</text:p>
          </table:table-cell>
          <table:table-cell table:formula="of:=[.G89]" office:value-type="float" office:value="1" calcext:value-type="float">
            <text:p>1</text:p>
          </table:table-cell>
          <table:table-cell table:formula="of:=[.H89]" office:value-type="float" office:value="1.414" calcext:value-type="float">
            <text:p>1,414</text:p>
          </table:table-cell>
        </table:table-row>
        <table:table-row table:style-name="ro1">
          <table:table-cell table:formula="of:=[.G90]*([.D90]-[.C90])-[.H90]*[.B90]" office:value-type="float" office:value="34.449407540786" calcext:value-type="float">
            <text:p>34,45</text:p>
          </table:table-cell>
          <table:table-cell table:formula="of:=[.B90]+[.E91]*[.A91]" office:value-type="float" office:value="-131.007398242062" calcext:value-type="float">
            <text:p>-131,01</text:p>
          </table:table-cell>
          <table:table-cell table:formula="of:=[.C90]+[.E91]*[.B91]" office:value-type="float" office:value="149.478318597819" calcext:value-type="float">
            <text:p>149,48</text:p>
          </table:table-cell>
          <table:table-cell table:formula="of:=[.D90]" office:value-type="float" office:value="0" calcext:value-type="float">
            <text:p>0</text:p>
          </table:table-cell>
          <table:table-cell table:formula="of:=[.E90]" office:value-type="float" office:value="0.016" calcext:value-type="float">
            <text:p>0,016</text:p>
          </table:table-cell>
          <table:table-cell table:formula="of:=[.F90]+[.E91]" office:value-type="float" office:value="1.424" calcext:value-type="float">
            <text:p>1,424</text:p>
          </table:table-cell>
          <table:table-cell table:formula="of:=[.G90]" office:value-type="float" office:value="1" calcext:value-type="float">
            <text:p>1</text:p>
          </table:table-cell>
          <table:table-cell table:formula="of:=[.H90]" office:value-type="float" office:value="1.414" calcext:value-type="float">
            <text:p>1,414</text:p>
          </table:table-cell>
        </table:table-row>
        <table:table-row table:style-name="ro1">
          <table:table-cell table:formula="of:=[.G91]*([.D91]-[.C91])-[.H91]*[.B91]" office:value-type="float" office:value="35.7661425164563" calcext:value-type="float">
            <text:p>35,77</text:p>
          </table:table-cell>
          <table:table-cell table:formula="of:=[.B91]+[.E92]*[.A92]" office:value-type="float" office:value="-130.435139961799" calcext:value-type="float">
            <text:p>-130,44</text:p>
          </table:table-cell>
          <table:table-cell table:formula="of:=[.C91]+[.E92]*[.B92]" office:value-type="float" office:value="147.391356358431" calcext:value-type="float">
            <text:p>147,39</text:p>
          </table:table-cell>
          <table:table-cell table:formula="of:=[.D91]" office:value-type="float" office:value="0" calcext:value-type="float">
            <text:p>0</text:p>
          </table:table-cell>
          <table:table-cell table:formula="of:=[.E91]" office:value-type="float" office:value="0.016" calcext:value-type="float">
            <text:p>0,016</text:p>
          </table:table-cell>
          <table:table-cell table:formula="of:=[.F91]+[.E92]" office:value-type="float" office:value="1.44" calcext:value-type="float">
            <text:p>1,44</text:p>
          </table:table-cell>
          <table:table-cell table:formula="of:=[.G91]" office:value-type="float" office:value="1" calcext:value-type="float">
            <text:p>1</text:p>
          </table:table-cell>
          <table:table-cell table:formula="of:=[.H91]" office:value-type="float" office:value="1.414" calcext:value-type="float">
            <text:p>1,414</text:p>
          </table:table-cell>
        </table:table-row>
        <table:table-row table:style-name="ro1">
          <table:table-cell table:formula="of:=[.G92]*([.D92]-[.C92])-[.H92]*[.B92]" office:value-type="float" office:value="37.0439315475528" calcext:value-type="float">
            <text:p>37,04</text:p>
          </table:table-cell>
          <table:table-cell table:formula="of:=[.B92]+[.E93]*[.A93]" office:value-type="float" office:value="-129.842437057038" calcext:value-type="float">
            <text:p>-129,84</text:p>
          </table:table-cell>
          <table:table-cell table:formula="of:=[.C92]+[.E93]*[.B93]" office:value-type="float" office:value="145.313877365518" calcext:value-type="float">
            <text:p>145,31</text:p>
          </table:table-cell>
          <table:table-cell table:formula="of:=[.D92]" office:value-type="float" office:value="0" calcext:value-type="float">
            <text:p>0</text:p>
          </table:table-cell>
          <table:table-cell table:formula="of:=[.E92]" office:value-type="float" office:value="0.016" calcext:value-type="float">
            <text:p>0,016</text:p>
          </table:table-cell>
          <table:table-cell table:formula="of:=[.F92]+[.E93]" office:value-type="float" office:value="1.456" calcext:value-type="float">
            <text:p>1,456</text:p>
          </table:table-cell>
          <table:table-cell table:formula="of:=[.G92]" office:value-type="float" office:value="1" calcext:value-type="float">
            <text:p>1</text:p>
          </table:table-cell>
          <table:table-cell table:formula="of:=[.H92]" office:value-type="float" office:value="1.414" calcext:value-type="float">
            <text:p>1,414</text:p>
          </table:table-cell>
        </table:table-row>
        <table:table-row table:style-name="ro1">
          <table:table-cell table:formula="of:=[.G93]*([.D93]-[.C93])-[.H93]*[.B93]" office:value-type="float" office:value="38.2833286331335" calcext:value-type="float">
            <text:p>38,28</text:p>
          </table:table-cell>
          <table:table-cell table:formula="of:=[.B93]+[.E94]*[.A94]" office:value-type="float" office:value="-129.229903798908" calcext:value-type="float">
            <text:p>-129,23</text:p>
          </table:table-cell>
          <table:table-cell table:formula="of:=[.C93]+[.E94]*[.B94]" office:value-type="float" office:value="143.246198904736" calcext:value-type="float">
            <text:p>143,25</text:p>
          </table:table-cell>
          <table:table-cell table:formula="of:=[.D93]" office:value-type="float" office:value="0" calcext:value-type="float">
            <text:p>0</text:p>
          </table:table-cell>
          <table:table-cell table:formula="of:=[.E93]" office:value-type="float" office:value="0.016" calcext:value-type="float">
            <text:p>0,016</text:p>
          </table:table-cell>
          <table:table-cell table:formula="of:=[.F93]+[.E94]" office:value-type="float" office:value="1.472" calcext:value-type="float">
            <text:p>1,472</text:p>
          </table:table-cell>
          <table:table-cell table:formula="of:=[.G93]" office:value-type="float" office:value="1" calcext:value-type="float">
            <text:p>1</text:p>
          </table:table-cell>
          <table:table-cell table:formula="of:=[.H93]" office:value-type="float" office:value="1.414" calcext:value-type="float">
            <text:p>1,414</text:p>
          </table:table-cell>
        </table:table-row>
        <table:table-row table:style-name="ro1">
          <table:table-cell table:formula="of:=[.G94]*([.D94]-[.C94])-[.H94]*[.B94]" office:value-type="float" office:value="39.4848850669201" calcext:value-type="float">
            <text:p>39,48</text:p>
          </table:table-cell>
          <table:table-cell table:formula="of:=[.B94]+[.E95]*[.A95]" office:value-type="float" office:value="-128.598145637837" calcext:value-type="float">
            <text:p>-128,60</text:p>
          </table:table-cell>
          <table:table-cell table:formula="of:=[.C94]+[.E95]*[.B95]" office:value-type="float" office:value="141.18862857453" calcext:value-type="float">
            <text:p>141,19</text:p>
          </table:table-cell>
          <table:table-cell table:formula="of:=[.D94]" office:value-type="float" office:value="0" calcext:value-type="float">
            <text:p>0</text:p>
          </table:table-cell>
          <table:table-cell table:formula="of:=[.E94]" office:value-type="float" office:value="0.016" calcext:value-type="float">
            <text:p>0,016</text:p>
          </table:table-cell>
          <table:table-cell table:formula="of:=[.F94]+[.E95]" office:value-type="float" office:value="1.488" calcext:value-type="float">
            <text:p>1,488</text:p>
          </table:table-cell>
          <table:table-cell table:formula="of:=[.G94]" office:value-type="float" office:value="1" calcext:value-type="float">
            <text:p>1</text:p>
          </table:table-cell>
          <table:table-cell table:formula="of:=[.H94]" office:value-type="float" office:value="1.414" calcext:value-type="float">
            <text:p>1,414</text:p>
          </table:table-cell>
        </table:table-row>
        <table:table-row table:style-name="ro1">
          <table:table-cell table:formula="of:=[.G95]*([.D95]-[.C95])-[.H95]*[.B95]" office:value-type="float" office:value="40.6491493573714" calcext:value-type="float">
            <text:p>40,65</text:p>
          </table:table-cell>
          <table:table-cell table:formula="of:=[.B95]+[.E96]*[.A96]" office:value-type="float" office:value="-127.947759248119" calcext:value-type="float">
            <text:p>-127,95</text:p>
          </table:table-cell>
          <table:table-cell table:formula="of:=[.C95]+[.E96]*[.B96]" office:value-type="float" office:value="139.14146442656" calcext:value-type="float">
            <text:p>139,14</text:p>
          </table:table-cell>
          <table:table-cell table:formula="of:=[.D95]" office:value-type="float" office:value="0" calcext:value-type="float">
            <text:p>0</text:p>
          </table:table-cell>
          <table:table-cell table:formula="of:=[.E95]" office:value-type="float" office:value="0.016" calcext:value-type="float">
            <text:p>0,016</text:p>
          </table:table-cell>
          <table:table-cell table:formula="of:=[.F95]+[.E96]" office:value-type="float" office:value="1.504" calcext:value-type="float">
            <text:p>1,504</text:p>
          </table:table-cell>
          <table:table-cell table:formula="of:=[.G95]" office:value-type="float" office:value="1" calcext:value-type="float">
            <text:p>1</text:p>
          </table:table-cell>
          <table:table-cell table:formula="of:=[.H95]" office:value-type="float" office:value="1.414" calcext:value-type="float">
            <text:p>1,414</text:p>
          </table:table-cell>
        </table:table-row>
        <table:table-row table:style-name="ro1">
          <table:table-cell table:formula="of:=[.G96]*([.D96]-[.C96])-[.H96]*[.B96]" office:value-type="float" office:value="41.7766671502802" calcext:value-type="float">
            <text:p>41,78</text:p>
          </table:table-cell>
          <table:table-cell table:formula="of:=[.B96]+[.E97]*[.A97]" office:value-type="float" office:value="-127.279332573715" calcext:value-type="float">
            <text:p>-127,28</text:p>
          </table:table-cell>
          <table:table-cell table:formula="of:=[.C96]+[.E97]*[.B97]" office:value-type="float" office:value="137.104995105381" calcext:value-type="float">
            <text:p>137,10</text:p>
          </table:table-cell>
          <table:table-cell table:formula="of:=[.D96]" office:value-type="float" office:value="0" calcext:value-type="float">
            <text:p>0</text:p>
          </table:table-cell>
          <table:table-cell table:formula="of:=[.E96]" office:value-type="float" office:value="0.016" calcext:value-type="float">
            <text:p>0,016</text:p>
          </table:table-cell>
          <table:table-cell table:formula="of:=[.F96]+[.E97]" office:value-type="float" office:value="1.52" calcext:value-type="float">
            <text:p>1,52</text:p>
          </table:table-cell>
          <table:table-cell table:formula="of:=[.G96]" office:value-type="float" office:value="1" calcext:value-type="float">
            <text:p>1</text:p>
          </table:table-cell>
          <table:table-cell table:formula="of:=[.H96]" office:value-type="float" office:value="1.414" calcext:value-type="float">
            <text:p>1,414</text:p>
          </table:table-cell>
        </table:table-row>
        <table:table-row table:style-name="ro1">
          <table:table-cell table:formula="of:=[.G97]*([.D97]-[.C97])-[.H97]*[.B97]" office:value-type="float" office:value="42.8679811538517" calcext:value-type="float">
            <text:p>42,87</text:p>
          </table:table-cell>
          <table:table-cell table:formula="of:=[.B97]+[.E98]*[.A98]" office:value-type="float" office:value="-126.593444875253" calcext:value-type="float">
            <text:p>-126,59</text:p>
          </table:table-cell>
          <table:table-cell table:formula="of:=[.C97]+[.E98]*[.B98]" office:value-type="float" office:value="135.079499987377" calcext:value-type="float">
            <text:p>135,08</text:p>
          </table:table-cell>
          <table:table-cell table:formula="of:=[.D97]" office:value-type="float" office:value="0" calcext:value-type="float">
            <text:p>0</text:p>
          </table:table-cell>
          <table:table-cell table:formula="of:=[.E97]" office:value-type="float" office:value="0.016" calcext:value-type="float">
            <text:p>0,016</text:p>
          </table:table-cell>
          <table:table-cell table:formula="of:=[.F97]+[.E98]" office:value-type="float" office:value="1.536" calcext:value-type="float">
            <text:p>1,536</text:p>
          </table:table-cell>
          <table:table-cell table:formula="of:=[.G97]" office:value-type="float" office:value="1" calcext:value-type="float">
            <text:p>1</text:p>
          </table:table-cell>
          <table:table-cell table:formula="of:=[.H97]" office:value-type="float" office:value="1.414" calcext:value-type="float">
            <text:p>1,414</text:p>
          </table:table-cell>
        </table:table-row>
        <table:table-row table:style-name="ro1">
          <table:table-cell table:formula="of:=[.G98]*([.D98]-[.C98])-[.H98]*[.B98]" office:value-type="float" office:value="43.923631066231" calcext:value-type="float">
            <text:p>43,92</text:p>
          </table:table-cell>
          <table:table-cell table:formula="of:=[.B98]+[.E99]*[.A99]" office:value-type="float" office:value="-125.890666778193" calcext:value-type="float">
            <text:p>-125,89</text:p>
          </table:table-cell>
          <table:table-cell table:formula="of:=[.C98]+[.E99]*[.B99]" office:value-type="float" office:value="133.065249318926" calcext:value-type="float">
            <text:p>133,07</text:p>
          </table:table-cell>
          <table:table-cell table:formula="of:=[.D98]" office:value-type="float" office:value="0" calcext:value-type="float">
            <text:p>0</text:p>
          </table:table-cell>
          <table:table-cell table:formula="of:=[.E98]" office:value-type="float" office:value="0.016" calcext:value-type="float">
            <text:p>0,016</text:p>
          </table:table-cell>
          <table:table-cell table:formula="of:=[.F98]+[.E99]" office:value-type="float" office:value="1.552" calcext:value-type="float">
            <text:p>1,552</text:p>
          </table:table-cell>
          <table:table-cell table:formula="of:=[.G98]" office:value-type="float" office:value="1" calcext:value-type="float">
            <text:p>1</text:p>
          </table:table-cell>
          <table:table-cell table:formula="of:=[.H98]" office:value-type="float" office:value="1.414" calcext:value-type="float">
            <text:p>1,414</text:p>
          </table:table-cell>
        </table:table-row>
        <table:table-row table:style-name="ro1">
          <table:table-cell table:formula="of:=[.G99]*([.D99]-[.C99])-[.H99]*[.B99]" office:value-type="float" office:value="44.9441535054397" calcext:value-type="float">
            <text:p>44,94</text:p>
          </table:table-cell>
          <table:table-cell table:formula="of:=[.B99]+[.E100]*[.A100]" office:value-type="float" office:value="-125.171560322106" calcext:value-type="float">
            <text:p>-125,17</text:p>
          </table:table-cell>
          <table:table-cell table:formula="of:=[.C99]+[.E100]*[.B100]" office:value-type="float" office:value="131.062504353772" calcext:value-type="float">
            <text:p>131,06</text:p>
          </table:table-cell>
          <table:table-cell table:formula="of:=[.D99]" office:value-type="float" office:value="0" calcext:value-type="float">
            <text:p>0</text:p>
          </table:table-cell>
          <table:table-cell table:formula="of:=[.E99]" office:value-type="float" office:value="0.016" calcext:value-type="float">
            <text:p>0,016</text:p>
          </table:table-cell>
          <table:table-cell table:formula="of:=[.F99]+[.E100]" office:value-type="float" office:value="1.568" calcext:value-type="float">
            <text:p>1,568</text:p>
          </table:table-cell>
          <table:table-cell table:formula="of:=[.G99]" office:value-type="float" office:value="1" calcext:value-type="float">
            <text:p>1</text:p>
          </table:table-cell>
          <table:table-cell table:formula="of:=[.H99]" office:value-type="float" office:value="1.414" calcext:value-type="float">
            <text:p>1,414</text:p>
          </table:table-cell>
        </table:table-row>
        <table:table-row table:style-name="ro1">
          <table:table-cell table:formula="of:=[.G100]*([.D100]-[.C100])-[.H100]*[.B100]" office:value-type="float" office:value="45.9300819416863" calcext:value-type="float">
            <text:p>45,93</text:p>
          </table:table-cell>
          <table:table-cell table:formula="of:=[.B100]+[.E101]*[.A101]" office:value-type="float" office:value="-124.436679011039" calcext:value-type="float">
            <text:p>-124,44</text:p>
          </table:table-cell>
          <table:table-cell table:formula="of:=[.C100]+[.E101]*[.B101]" office:value-type="float" office:value="129.071517489595" calcext:value-type="float">
            <text:p>129,07</text:p>
          </table:table-cell>
          <table:table-cell table:formula="of:=[.D100]" office:value-type="float" office:value="0" calcext:value-type="float">
            <text:p>0</text:p>
          </table:table-cell>
          <table:table-cell table:formula="of:=[.E100]" office:value-type="float" office:value="0.016" calcext:value-type="float">
            <text:p>0,016</text:p>
          </table:table-cell>
          <table:table-cell table:formula="of:=[.F100]+[.E101]" office:value-type="float" office:value="1.584" calcext:value-type="float">
            <text:p>1,584</text:p>
          </table:table-cell>
          <table:table-cell table:formula="of:=[.G100]" office:value-type="float" office:value="1" calcext:value-type="float">
            <text:p>1</text:p>
          </table:table-cell>
          <table:table-cell table:formula="of:=[.H100]" office:value-type="float" office:value="1.414" calcext:value-type="float">
            <text:p>1,414</text:p>
          </table:table-cell>
        </table:table-row>
        <table:table-row table:style-name="ro1">
          <table:table-cell table:formula="of:=[.G101]*([.D101]-[.C101])-[.H101]*[.B101]" office:value-type="float" office:value="46.8819466320142" calcext:value-type="float">
            <text:p>46,88</text:p>
          </table:table-cell>
          <table:table-cell table:formula="of:=[.B101]+[.E102]*[.A102]" office:value-type="float" office:value="-123.686567864927" calcext:value-type="float">
            <text:p>-123,69</text:p>
          </table:table-cell>
          <table:table-cell table:formula="of:=[.C101]+[.E102]*[.B102]" office:value-type="float" office:value="127.092532403757" calcext:value-type="float">
            <text:p>127,09</text:p>
          </table:table-cell>
          <table:table-cell table:formula="of:=[.D101]" office:value-type="float" office:value="0" calcext:value-type="float">
            <text:p>0</text:p>
          </table:table-cell>
          <table:table-cell table:formula="of:=[.E101]" office:value-type="float" office:value="0.016" calcext:value-type="float">
            <text:p>0,016</text:p>
          </table:table-cell>
          <table:table-cell table:formula="of:=[.F101]+[.E102]" office:value-type="float" office:value="1.6" calcext:value-type="float">
            <text:p>1,6</text:p>
          </table:table-cell>
          <table:table-cell table:formula="of:=[.G101]" office:value-type="float" office:value="1" calcext:value-type="float">
            <text:p>1</text:p>
          </table:table-cell>
          <table:table-cell table:formula="of:=[.H101]" office:value-type="float" office:value="1.414" calcext:value-type="float">
            <text:p>1,414</text:p>
          </table:table-cell>
        </table:table-row>
        <table:table-row table:style-name="ro1">
          <table:table-cell table:formula="of:=[.G102]*([.D102]-[.C102])-[.H102]*[.B102]" office:value-type="float" office:value="47.8002745572504" calcext:value-type="float">
            <text:p>47,80</text:p>
          </table:table-cell>
          <table:table-cell table:formula="of:=[.B102]+[.E103]*[.A103]" office:value-type="float" office:value="-122.921763472011" calcext:value-type="float">
            <text:p>-122,92</text:p>
          </table:table-cell>
          <table:table-cell table:formula="of:=[.C102]+[.E103]*[.B103]" office:value-type="float" office:value="125.125784188204" calcext:value-type="float">
            <text:p>125,13</text:p>
          </table:table-cell>
          <table:table-cell table:formula="of:=[.D102]" office:value-type="float" office:value="0" calcext:value-type="float">
            <text:p>0</text:p>
          </table:table-cell>
          <table:table-cell table:formula="of:=[.E102]" office:value-type="float" office:value="0.016" calcext:value-type="float">
            <text:p>0,016</text:p>
          </table:table-cell>
          <table:table-cell table:formula="of:=[.F102]+[.E103]" office:value-type="float" office:value="1.616" calcext:value-type="float">
            <text:p>1,616</text:p>
          </table:table-cell>
          <table:table-cell table:formula="of:=[.G102]" office:value-type="float" office:value="1" calcext:value-type="float">
            <text:p>1</text:p>
          </table:table-cell>
          <table:table-cell table:formula="of:=[.H102]" office:value-type="float" office:value="1.414" calcext:value-type="float">
            <text:p>1,414</text:p>
          </table:table-cell>
        </table:table-row>
        <table:table-row table:style-name="ro1">
          <table:table-cell table:formula="of:=[.G103]*([.D103]-[.C103])-[.H103]*[.B103]" office:value-type="float" office:value="48.6855893612193" calcext:value-type="float">
            <text:p>48,69</text:p>
          </table:table-cell>
          <table:table-cell table:formula="of:=[.B103]+[.E104]*[.A104]" office:value-type="float" office:value="-122.142794042232" calcext:value-type="float">
            <text:p>-122,14</text:p>
          </table:table-cell>
          <table:table-cell table:formula="of:=[.C103]+[.E104]*[.B104]" office:value-type="float" office:value="123.171499483529" calcext:value-type="float">
            <text:p>123,17</text:p>
          </table:table-cell>
          <table:table-cell table:formula="of:=[.D103]" office:value-type="float" office:value="0" calcext:value-type="float">
            <text:p>0</text:p>
          </table:table-cell>
          <table:table-cell table:formula="of:=[.E103]" office:value-type="float" office:value="0.016" calcext:value-type="float">
            <text:p>0,016</text:p>
          </table:table-cell>
          <table:table-cell table:formula="of:=[.F103]+[.E104]" office:value-type="float" office:value="1.632" calcext:value-type="float">
            <text:p>1,632</text:p>
          </table:table-cell>
          <table:table-cell table:formula="of:=[.G103]" office:value-type="float" office:value="1" calcext:value-type="float">
            <text:p>1</text:p>
          </table:table-cell>
          <table:table-cell table:formula="of:=[.H103]" office:value-type="float" office:value="1.414" calcext:value-type="float">
            <text:p>1,414</text:p>
          </table:table-cell>
        </table:table-row>
        <table:table-row table:style-name="ro1">
          <table:table-cell table:formula="of:=[.G104]*([.D104]-[.C104])-[.H104]*[.B104]" office:value-type="float" office:value="49.5384112921868" calcext:value-type="float">
            <text:p>49,54</text:p>
          </table:table-cell>
          <table:table-cell table:formula="of:=[.B104]+[.E105]*[.A105]" office:value-type="float" office:value="-121.350179461557" calcext:value-type="float">
            <text:p>-121,35</text:p>
          </table:table-cell>
          <table:table-cell table:formula="of:=[.C104]+[.E105]*[.B105]" office:value-type="float" office:value="121.229896612144" calcext:value-type="float">
            <text:p>121,23</text:p>
          </table:table-cell>
          <table:table-cell table:formula="of:=[.D104]" office:value-type="float" office:value="0" calcext:value-type="float">
            <text:p>0</text:p>
          </table:table-cell>
          <table:table-cell table:formula="of:=[.E104]" office:value-type="float" office:value="0.016" calcext:value-type="float">
            <text:p>0,016</text:p>
          </table:table-cell>
          <table:table-cell table:formula="of:=[.F104]+[.E105]" office:value-type="float" office:value="1.648" calcext:value-type="float">
            <text:p>1,648</text:p>
          </table:table-cell>
          <table:table-cell table:formula="of:=[.G104]" office:value-type="float" office:value="1" calcext:value-type="float">
            <text:p>1</text:p>
          </table:table-cell>
          <table:table-cell table:formula="of:=[.H104]" office:value-type="float" office:value="1.414" calcext:value-type="float">
            <text:p>1,414</text:p>
          </table:table-cell>
        </table:table-row>
        <table:table-row table:style-name="ro1">
          <table:table-cell table:formula="of:=[.G105]*([.D105]-[.C105])-[.H105]*[.B105]" office:value-type="float" office:value="50.3592571464972" calcext:value-type="float">
            <text:p>50,36</text:p>
          </table:table-cell>
          <table:table-cell table:formula="of:=[.B105]+[.E106]*[.A106]" office:value-type="float" office:value="-120.544431347213" calcext:value-type="float">
            <text:p>-120,54</text:p>
          </table:table-cell>
          <table:table-cell table:formula="of:=[.C105]+[.E106]*[.B106]" office:value-type="float" office:value="119.301185710588" calcext:value-type="float">
            <text:p>119,30</text:p>
          </table:table-cell>
          <table:table-cell table:formula="of:=[.D105]" office:value-type="float" office:value="0" calcext:value-type="float">
            <text:p>0</text:p>
          </table:table-cell>
          <table:table-cell table:formula="of:=[.E105]" office:value-type="float" office:value="0.016" calcext:value-type="float">
            <text:p>0,016</text:p>
          </table:table-cell>
          <table:table-cell table:formula="of:=[.F105]+[.E106]" office:value-type="float" office:value="1.664" calcext:value-type="float">
            <text:p>1,664</text:p>
          </table:table-cell>
          <table:table-cell table:formula="of:=[.G105]" office:value-type="float" office:value="1" calcext:value-type="float">
            <text:p>1</text:p>
          </table:table-cell>
          <table:table-cell table:formula="of:=[.H105]" office:value-type="float" office:value="1.414" calcext:value-type="float">
            <text:p>1,414</text:p>
          </table:table-cell>
        </table:table-row>
        <table:table-row table:style-name="ro1">
          <table:table-cell table:formula="of:=[.G106]*([.D106]-[.C106])-[.H106]*[.B106]" office:value-type="float" office:value="51.1486402143703" calcext:value-type="float">
            <text:p>51,15</text:p>
          </table:table-cell>
          <table:table-cell table:formula="of:=[.B106]+[.E107]*[.A107]" office:value-type="float" office:value="-119.726053103783" calcext:value-type="float">
            <text:p>-119,73</text:p>
          </table:table-cell>
          <table:table-cell table:formula="of:=[.C106]+[.E107]*[.B107]" office:value-type="float" office:value="117.385568860928" calcext:value-type="float">
            <text:p>117,39</text:p>
          </table:table-cell>
          <table:table-cell table:formula="of:=[.D106]" office:value-type="float" office:value="0" calcext:value-type="float">
            <text:p>0</text:p>
          </table:table-cell>
          <table:table-cell table:formula="of:=[.E106]" office:value-type="float" office:value="0.016" calcext:value-type="float">
            <text:p>0,016</text:p>
          </table:table-cell>
          <table:table-cell table:formula="of:=[.F106]+[.E107]" office:value-type="float" office:value="1.68" calcext:value-type="float">
            <text:p>1,68</text:p>
          </table:table-cell>
          <table:table-cell table:formula="of:=[.G106]" office:value-type="float" office:value="1" calcext:value-type="float">
            <text:p>1</text:p>
          </table:table-cell>
          <table:table-cell table:formula="of:=[.H106]" office:value-type="float" office:value="1.414" calcext:value-type="float">
            <text:p>1,414</text:p>
          </table:table-cell>
        </table:table-row>
        <table:table-row table:style-name="ro1">
          <table:table-cell table:formula="of:=[.G107]*([.D107]-[.C107])-[.H107]*[.B107]" office:value-type="float" office:value="51.9070702278209" calcext:value-type="float">
            <text:p>51,91</text:p>
          </table:table-cell>
          <table:table-cell table:formula="of:=[.B107]+[.E108]*[.A108]" office:value-type="float" office:value="-118.895539980138" calcext:value-type="float">
            <text:p>-118,90</text:p>
          </table:table-cell>
          <table:table-cell table:formula="of:=[.C107]+[.E108]*[.B108]" office:value-type="float" office:value="115.483240221246" calcext:value-type="float">
            <text:p>115,48</text:p>
          </table:table-cell>
          <table:table-cell table:formula="of:=[.D107]" office:value-type="float" office:value="0" calcext:value-type="float">
            <text:p>0</text:p>
          </table:table-cell>
          <table:table-cell table:formula="of:=[.E107]" office:value-type="float" office:value="0.016" calcext:value-type="float">
            <text:p>0,016</text:p>
          </table:table-cell>
          <table:table-cell table:formula="of:=[.F107]+[.E108]" office:value-type="float" office:value="1.696" calcext:value-type="float">
            <text:p>1,696</text:p>
          </table:table-cell>
          <table:table-cell table:formula="of:=[.G107]" office:value-type="float" office:value="1" calcext:value-type="float">
            <text:p>1</text:p>
          </table:table-cell>
          <table:table-cell table:formula="of:=[.H107]" office:value-type="float" office:value="1.414" calcext:value-type="float">
            <text:p>1,414</text:p>
          </table:table-cell>
        </table:table-row>
        <table:table-row table:style-name="ro1">
          <table:table-cell table:formula="of:=[.G108]*([.D108]-[.C108])-[.H108]*[.B108]" office:value-type="float" office:value="52.6350533106689" calcext:value-type="float">
            <text:p>52,64</text:p>
          </table:table-cell>
          <table:table-cell table:formula="of:=[.B108]+[.E109]*[.A109]" office:value-type="float" office:value="-118.053379127167" calcext:value-type="float">
            <text:p>-118,05</text:p>
          </table:table-cell>
          <table:table-cell table:formula="of:=[.C108]+[.E109]*[.B109]" office:value-type="float" office:value="113.594386155211" calcext:value-type="float">
            <text:p>113,59</text:p>
          </table:table-cell>
          <table:table-cell table:formula="of:=[.D108]" office:value-type="float" office:value="0" calcext:value-type="float">
            <text:p>0</text:p>
          </table:table-cell>
          <table:table-cell table:formula="of:=[.E108]" office:value-type="float" office:value="0.016" calcext:value-type="float">
            <text:p>0,016</text:p>
          </table:table-cell>
          <table:table-cell table:formula="of:=[.F108]+[.E109]" office:value-type="float" office:value="1.712" calcext:value-type="float">
            <text:p>1,712</text:p>
          </table:table-cell>
          <table:table-cell table:formula="of:=[.G108]" office:value-type="float" office:value="1" calcext:value-type="float">
            <text:p>1</text:p>
          </table:table-cell>
          <table:table-cell table:formula="of:=[.H108]" office:value-type="float" office:value="1.414" calcext:value-type="float">
            <text:p>1,414</text:p>
          </table:table-cell>
        </table:table-row>
        <table:table-row table:style-name="ro1">
          <table:table-cell table:formula="of:=[.G109]*([.D109]-[.C109])-[.H109]*[.B109]" office:value-type="float" office:value="53.333091930603" calcext:value-type="float">
            <text:p>53,33</text:p>
          </table:table-cell>
          <table:table-cell table:formula="of:=[.B109]+[.E110]*[.A110]" office:value-type="float" office:value="-117.200049656277" calcext:value-type="float">
            <text:p>-117,20</text:p>
          </table:table-cell>
          <table:table-cell table:formula="of:=[.C109]+[.E110]*[.B110]" office:value-type="float" office:value="111.719185360711" calcext:value-type="float">
            <text:p>111,72</text:p>
          </table:table-cell>
          <table:table-cell table:formula="of:=[.D109]" office:value-type="float" office:value="0" calcext:value-type="float">
            <text:p>0</text:p>
          </table:table-cell>
          <table:table-cell table:formula="of:=[.E109]" office:value-type="float" office:value="0.016" calcext:value-type="float">
            <text:p>0,016</text:p>
          </table:table-cell>
          <table:table-cell table:formula="of:=[.F109]+[.E110]" office:value-type="float" office:value="1.728" calcext:value-type="float">
            <text:p>1,728</text:p>
          </table:table-cell>
          <table:table-cell table:formula="of:=[.G109]" office:value-type="float" office:value="1" calcext:value-type="float">
            <text:p>1</text:p>
          </table:table-cell>
          <table:table-cell table:formula="of:=[.H109]" office:value-type="float" office:value="1.414" calcext:value-type="float">
            <text:p>1,414</text:p>
          </table:table-cell>
        </table:table-row>
        <table:table-row table:style-name="ro1">
          <table:table-cell table:formula="of:=[.G110]*([.D110]-[.C110])-[.H110]*[.B110]" office:value-type="float" office:value="54.0016848532654" calcext:value-type="float">
            <text:p>54,00</text:p>
          </table:table-cell>
          <table:table-cell table:formula="of:=[.B110]+[.E111]*[.A111]" office:value-type="float" office:value="-116.336022698625" calcext:value-type="float">
            <text:p>-116,34</text:p>
          </table:table-cell>
          <table:table-cell table:formula="of:=[.C110]+[.E111]*[.B111]" office:value-type="float" office:value="109.857808997533" calcext:value-type="float">
            <text:p>109,86</text:p>
          </table:table-cell>
          <table:table-cell table:formula="of:=[.D110]" office:value-type="float" office:value="0" calcext:value-type="float">
            <text:p>0</text:p>
          </table:table-cell>
          <table:table-cell table:formula="of:=[.E110]" office:value-type="float" office:value="0.016" calcext:value-type="float">
            <text:p>0,016</text:p>
          </table:table-cell>
          <table:table-cell table:formula="of:=[.F110]+[.E111]" office:value-type="float" office:value="1.744" calcext:value-type="float">
            <text:p>1,744</text:p>
          </table:table-cell>
          <table:table-cell table:formula="of:=[.G110]" office:value-type="float" office:value="1" calcext:value-type="float">
            <text:p>1</text:p>
          </table:table-cell>
          <table:table-cell table:formula="of:=[.H110]" office:value-type="float" office:value="1.414" calcext:value-type="float">
            <text:p>1,414</text:p>
          </table:table-cell>
        </table:table-row>
        <table:table-row table:style-name="ro1">
          <table:table-cell table:formula="of:=[.G111]*([.D111]-[.C111])-[.H111]*[.B111]" office:value-type="float" office:value="54.6413270983232" calcext:value-type="float">
            <text:p>54,64</text:p>
          </table:table-cell>
          <table:table-cell table:formula="of:=[.B111]+[.E112]*[.A112]" office:value-type="float" office:value="-115.461761465052" calcext:value-type="float">
            <text:p>-115,46</text:p>
          </table:table-cell>
          <table:table-cell table:formula="of:=[.C111]+[.E112]*[.B112]" office:value-type="float" office:value="108.010420814092" calcext:value-type="float">
            <text:p>108,01</text:p>
          </table:table-cell>
          <table:table-cell table:formula="of:=[.D111]" office:value-type="float" office:value="0" calcext:value-type="float">
            <text:p>0</text:p>
          </table:table-cell>
          <table:table-cell table:formula="of:=[.E111]" office:value-type="float" office:value="0.016" calcext:value-type="float">
            <text:p>0,016</text:p>
          </table:table-cell>
          <table:table-cell table:formula="of:=[.F111]+[.E112]" office:value-type="float" office:value="1.76" calcext:value-type="float">
            <text:p>1,76</text:p>
          </table:table-cell>
          <table:table-cell table:formula="of:=[.G111]" office:value-type="float" office:value="1" calcext:value-type="float">
            <text:p>1</text:p>
          </table:table-cell>
          <table:table-cell table:formula="of:=[.H111]" office:value-type="float" office:value="1.414" calcext:value-type="float">
            <text:p>1,414</text:p>
          </table:table-cell>
        </table:table-row>
        <table:table-row table:style-name="ro1">
          <table:table-cell table:formula="of:=[.G112]*([.D112]-[.C112])-[.H112]*[.B112]" office:value-type="float" office:value="55.2525098974915" calcext:value-type="float">
            <text:p>55,25</text:p>
          </table:table-cell>
          <table:table-cell table:formula="of:=[.B112]+[.E113]*[.A113]" office:value-type="float" office:value="-114.577721306692" calcext:value-type="float">
            <text:p>-114,58</text:p>
          </table:table-cell>
          <table:table-cell table:formula="of:=[.C112]+[.E113]*[.B113]" office:value-type="float" office:value="106.177177273185" calcext:value-type="float">
            <text:p>106,18</text:p>
          </table:table-cell>
          <table:table-cell table:formula="of:=[.D112]" office:value-type="float" office:value="0" calcext:value-type="float">
            <text:p>0</text:p>
          </table:table-cell>
          <table:table-cell table:formula="of:=[.E112]" office:value-type="float" office:value="0.016" calcext:value-type="float">
            <text:p>0,016</text:p>
          </table:table-cell>
          <table:table-cell table:formula="of:=[.F112]+[.E113]" office:value-type="float" office:value="1.776" calcext:value-type="float">
            <text:p>1,776</text:p>
          </table:table-cell>
          <table:table-cell table:formula="of:=[.G112]" office:value-type="float" office:value="1" calcext:value-type="float">
            <text:p>1</text:p>
          </table:table-cell>
          <table:table-cell table:formula="of:=[.H112]" office:value-type="float" office:value="1.414" calcext:value-type="float">
            <text:p>1,414</text:p>
          </table:table-cell>
        </table:table-row>
        <table:table-row table:style-name="ro1">
          <table:table-cell table:formula="of:=[.G113]*([.D113]-[.C113])-[.H113]*[.B113]" office:value-type="float" office:value="55.8357206544778" calcext:value-type="float">
            <text:p>55,84</text:p>
          </table:table-cell>
          <table:table-cell table:formula="of:=[.B113]+[.E114]*[.A114]" office:value-type="float" office:value="-113.68434977622" calcext:value-type="float">
            <text:p>-113,68</text:p>
          </table:table-cell>
          <table:table-cell table:formula="of:=[.C113]+[.E114]*[.B114]" office:value-type="float" office:value="104.358227676765" calcext:value-type="float">
            <text:p>104,36</text:p>
          </table:table-cell>
          <table:table-cell table:formula="of:=[.D113]" office:value-type="float" office:value="0" calcext:value-type="float">
            <text:p>0</text:p>
          </table:table-cell>
          <table:table-cell table:formula="of:=[.E113]" office:value-type="float" office:value="0.016" calcext:value-type="float">
            <text:p>0,016</text:p>
          </table:table-cell>
          <table:table-cell table:formula="of:=[.F113]+[.E114]" office:value-type="float" office:value="1.792" calcext:value-type="float">
            <text:p>1,792</text:p>
          </table:table-cell>
          <table:table-cell table:formula="of:=[.G113]" office:value-type="float" office:value="1" calcext:value-type="float">
            <text:p>1</text:p>
          </table:table-cell>
          <table:table-cell table:formula="of:=[.H113]" office:value-type="float" office:value="1.414" calcext:value-type="float">
            <text:p>1,414</text:p>
          </table:table-cell>
        </table:table-row>
        <table:table-row table:style-name="ro1">
          <table:table-cell table:formula="of:=[.G114]*([.D114]-[.C114])-[.H114]*[.B114]" office:value-type="float" office:value="56.3914429068104" calcext:value-type="float">
            <text:p>56,39</text:p>
          </table:table-cell>
          <table:table-cell table:formula="of:=[.B114]+[.E115]*[.A115]" office:value-type="float" office:value="-112.782086689711" calcext:value-type="float">
            <text:p>-112,78</text:p>
          </table:table-cell>
          <table:table-cell table:formula="of:=[.C114]+[.E115]*[.B115]" office:value-type="float" office:value="102.55371428973" calcext:value-type="float">
            <text:p>102,55</text:p>
          </table:table-cell>
          <table:table-cell table:formula="of:=[.D114]" office:value-type="float" office:value="0" calcext:value-type="float">
            <text:p>0</text:p>
          </table:table-cell>
          <table:table-cell table:formula="of:=[.E114]" office:value-type="float" office:value="0.016" calcext:value-type="float">
            <text:p>0,016</text:p>
          </table:table-cell>
          <table:table-cell table:formula="of:=[.F114]+[.E115]" office:value-type="float" office:value="1.808" calcext:value-type="float">
            <text:p>1,808</text:p>
          </table:table-cell>
          <table:table-cell table:formula="of:=[.G114]" office:value-type="float" office:value="1" calcext:value-type="float">
            <text:p>1</text:p>
          </table:table-cell>
          <table:table-cell table:formula="of:=[.H114]" office:value-type="float" office:value="1.414" calcext:value-type="float">
            <text:p>1,414</text:p>
          </table:table-cell>
        </table:table-row>
        <table:table-row table:style-name="ro1">
          <table:table-cell table:formula="of:=[.G115]*([.D115]-[.C115])-[.H115]*[.B115]" office:value-type="float" office:value="56.9201562895221" calcext:value-type="float">
            <text:p>56,92</text:p>
          </table:table-cell>
          <table:table-cell table:formula="of:=[.B115]+[.E116]*[.A116]" office:value-type="float" office:value="-111.871364189079" calcext:value-type="float">
            <text:p>-111,87</text:p>
          </table:table-cell>
          <table:table-cell table:formula="of:=[.C115]+[.E116]*[.B116]" office:value-type="float" office:value="100.763772462704" calcext:value-type="float">
            <text:p>100,76</text:p>
          </table:table-cell>
          <table:table-cell table:formula="of:=[.D115]" office:value-type="float" office:value="0" calcext:value-type="float">
            <text:p>0</text:p>
          </table:table-cell>
          <table:table-cell table:formula="of:=[.E115]" office:value-type="float" office:value="0.016" calcext:value-type="float">
            <text:p>0,016</text:p>
          </table:table-cell>
          <table:table-cell table:formula="of:=[.F115]+[.E116]" office:value-type="float" office:value="1.824" calcext:value-type="float">
            <text:p>1,824</text:p>
          </table:table-cell>
          <table:table-cell table:formula="of:=[.G115]" office:value-type="float" office:value="1" calcext:value-type="float">
            <text:p>1</text:p>
          </table:table-cell>
          <table:table-cell table:formula="of:=[.H115]" office:value-type="float" office:value="1.414" calcext:value-type="float">
            <text:p>1,414</text:p>
          </table:table-cell>
        </table:table-row>
        <table:table-row table:style-name="ro1">
          <table:table-cell table:formula="of:=[.G116]*([.D116]-[.C116])-[.H116]*[.B116]" office:value-type="float" office:value="57.4223365006532" calcext:value-type="float">
            <text:p>57,42</text:p>
          </table:table-cell>
          <table:table-cell table:formula="of:=[.B116]+[.E117]*[.A117]" office:value-type="float" office:value="-110.952606805069" calcext:value-type="float">
            <text:p>-110,95</text:p>
          </table:table-cell>
          <table:table-cell table:formula="of:=[.C116]+[.E117]*[.B117]" office:value-type="float" office:value="98.9885307538234" calcext:value-type="float">
            <text:p>98,99</text:p>
          </table:table-cell>
          <table:table-cell table:formula="of:=[.D116]" office:value-type="float" office:value="0" calcext:value-type="float">
            <text:p>0</text:p>
          </table:table-cell>
          <table:table-cell table:formula="of:=[.E116]" office:value-type="float" office:value="0.016" calcext:value-type="float">
            <text:p>0,016</text:p>
          </table:table-cell>
          <table:table-cell table:formula="of:=[.F116]+[.E117]" office:value-type="float" office:value="1.84" calcext:value-type="float">
            <text:p>1,84</text:p>
          </table:table-cell>
          <table:table-cell table:formula="of:=[.G116]" office:value-type="float" office:value="1" calcext:value-type="float">
            <text:p>1</text:p>
          </table:table-cell>
          <table:table-cell table:formula="of:=[.H116]" office:value-type="float" office:value="1.414" calcext:value-type="float">
            <text:p>1,414</text:p>
          </table:table-cell>
        </table:table-row>
        <table:table-row table:style-name="ro1">
          <table:table-cell table:formula="of:=[.G117]*([.D117]-[.C117])-[.H117]*[.B117]" office:value-type="float" office:value="57.8984552685435" calcext:value-type="float">
            <text:p>57,90</text:p>
          </table:table-cell>
          <table:table-cell table:formula="of:=[.B117]+[.E118]*[.A118]" office:value-type="float" office:value="-110.026231520772" calcext:value-type="float">
            <text:p>-110,03</text:p>
          </table:table-cell>
          <table:table-cell table:formula="of:=[.C117]+[.E118]*[.B118]" office:value-type="float" office:value="97.228111049491" calcext:value-type="float">
            <text:p>97,23</text:p>
          </table:table-cell>
          <table:table-cell table:formula="of:=[.D117]" office:value-type="float" office:value="0" calcext:value-type="float">
            <text:p>0</text:p>
          </table:table-cell>
          <table:table-cell table:formula="of:=[.E117]" office:value-type="float" office:value="0.016" calcext:value-type="float">
            <text:p>0,016</text:p>
          </table:table-cell>
          <table:table-cell table:formula="of:=[.F117]+[.E118]" office:value-type="float" office:value="1.856" calcext:value-type="float">
            <text:p>1,856</text:p>
          </table:table-cell>
          <table:table-cell table:formula="of:=[.G117]" office:value-type="float" office:value="1" calcext:value-type="float">
            <text:p>1</text:p>
          </table:table-cell>
          <table:table-cell table:formula="of:=[.H117]" office:value-type="float" office:value="1.414" calcext:value-type="float">
            <text:p>1,414</text:p>
          </table:table-cell>
        </table:table-row>
        <table:table-row table:style-name="ro1">
          <table:table-cell table:formula="of:=[.G118]*([.D118]-[.C118])-[.H118]*[.B118]" office:value-type="float" office:value="58.3489803208803" calcext:value-type="float">
            <text:p>58,35</text:p>
          </table:table-cell>
          <table:table-cell table:formula="of:=[.B118]+[.E119]*[.A119]" office:value-type="float" office:value="-109.092647835638" calcext:value-type="float">
            <text:p>-109,09</text:p>
          </table:table-cell>
          <table:table-cell table:formula="of:=[.C118]+[.E119]*[.B119]" office:value-type="float" office:value="95.4826286841208" calcext:value-type="float">
            <text:p>95,48</text:p>
          </table:table-cell>
          <table:table-cell table:formula="of:=[.D118]" office:value-type="float" office:value="0" calcext:value-type="float">
            <text:p>0</text:p>
          </table:table-cell>
          <table:table-cell table:formula="of:=[.E118]" office:value-type="float" office:value="0.016" calcext:value-type="float">
            <text:p>0,016</text:p>
          </table:table-cell>
          <table:table-cell table:formula="of:=[.F118]+[.E119]" office:value-type="float" office:value="1.872" calcext:value-type="float">
            <text:p>1,872</text:p>
          </table:table-cell>
          <table:table-cell table:formula="of:=[.G118]" office:value-type="float" office:value="1" calcext:value-type="float">
            <text:p>1</text:p>
          </table:table-cell>
          <table:table-cell table:formula="of:=[.H118]" office:value-type="float" office:value="1.414" calcext:value-type="float">
            <text:p>1,414</text:p>
          </table:table-cell>
        </table:table-row>
        <table:table-row table:style-name="ro1">
          <table:table-cell table:formula="of:=[.G119]*([.D119]-[.C119])-[.H119]*[.B119]" office:value-type="float" office:value="58.774375355471" calcext:value-type="float">
            <text:p>58,77</text:p>
          </table:table-cell>
          <table:table-cell table:formula="of:=[.B119]+[.E120]*[.A120]" office:value-type="float" office:value="-108.15225782995" calcext:value-type="float">
            <text:p>-108,15</text:p>
          </table:table-cell>
          <table:table-cell table:formula="of:=[.C119]+[.E120]*[.B120]" office:value-type="float" office:value="93.7521925588416" calcext:value-type="float">
            <text:p>93,75</text:p>
          </table:table-cell>
          <table:table-cell table:formula="of:=[.D119]" office:value-type="float" office:value="0" calcext:value-type="float">
            <text:p>0</text:p>
          </table:table-cell>
          <table:table-cell table:formula="of:=[.E119]" office:value-type="float" office:value="0.016" calcext:value-type="float">
            <text:p>0,016</text:p>
          </table:table-cell>
          <table:table-cell table:formula="of:=[.F119]+[.E120]" office:value-type="float" office:value="1.888" calcext:value-type="float">
            <text:p>1,888</text:p>
          </table:table-cell>
          <table:table-cell table:formula="of:=[.G119]" office:value-type="float" office:value="1" calcext:value-type="float">
            <text:p>1</text:p>
          </table:table-cell>
          <table:table-cell table:formula="of:=[.H119]" office:value-type="float" office:value="1.414" calcext:value-type="float">
            <text:p>1,414</text:p>
          </table:table-cell>
        </table:table-row>
        <table:table-row table:style-name="ro1">
          <table:table-cell table:formula="of:=[.G120]*([.D120]-[.C120])-[.H120]*[.B120]" office:value-type="float" office:value="59.175100012708" calcext:value-type="float">
            <text:p>59,18</text:p>
          </table:table-cell>
          <table:table-cell table:formula="of:=[.B120]+[.E121]*[.A121]" office:value-type="float" office:value="-107.205456229747" calcext:value-type="float">
            <text:p>-107,21</text:p>
          </table:table-cell>
          <table:table-cell table:formula="of:=[.C120]+[.E121]*[.B121]" office:value-type="float" office:value="92.0369052591657" calcext:value-type="float">
            <text:p>92,04</text:p>
          </table:table-cell>
          <table:table-cell table:formula="of:=[.D120]" office:value-type="float" office:value="0" calcext:value-type="float">
            <text:p>0</text:p>
          </table:table-cell>
          <table:table-cell table:formula="of:=[.E120]" office:value-type="float" office:value="0.016" calcext:value-type="float">
            <text:p>0,016</text:p>
          </table:table-cell>
          <table:table-cell table:formula="of:=[.F120]+[.E121]" office:value-type="float" office:value="1.904" calcext:value-type="float">
            <text:p>1,904</text:p>
          </table:table-cell>
          <table:table-cell table:formula="of:=[.G120]" office:value-type="float" office:value="1" calcext:value-type="float">
            <text:p>1</text:p>
          </table:table-cell>
          <table:table-cell table:formula="of:=[.H120]" office:value-type="float" office:value="1.414" calcext:value-type="float">
            <text:p>1,414</text:p>
          </table:table-cell>
        </table:table-row>
        <table:table-row table:style-name="ro1">
          <table:table-cell table:formula="of:=[.G121]*([.D121]-[.C121])-[.H121]*[.B121]" office:value-type="float" office:value="59.5516098496964" calcext:value-type="float">
            <text:p>59,55</text:p>
          </table:table-cell>
          <table:table-cell table:formula="of:=[.B121]+[.E122]*[.A122]" office:value-type="float" office:value="-106.252630472152" calcext:value-type="float">
            <text:p>-106,25</text:p>
          </table:table-cell>
          <table:table-cell table:formula="of:=[.C121]+[.E122]*[.B122]" office:value-type="float" office:value="90.3368631716112" calcext:value-type="float">
            <text:p>90,34</text:p>
          </table:table-cell>
          <table:table-cell table:formula="of:=[.D121]" office:value-type="float" office:value="0" calcext:value-type="float">
            <text:p>0</text:p>
          </table:table-cell>
          <table:table-cell table:formula="of:=[.E121]" office:value-type="float" office:value="0.016" calcext:value-type="float">
            <text:p>0,016</text:p>
          </table:table-cell>
          <table:table-cell table:formula="of:=[.F121]+[.E122]" office:value-type="float" office:value="1.92" calcext:value-type="float">
            <text:p>1,92</text:p>
          </table:table-cell>
          <table:table-cell table:formula="of:=[.G121]" office:value-type="float" office:value="1" calcext:value-type="float">
            <text:p>1</text:p>
          </table:table-cell>
          <table:table-cell table:formula="of:=[.H121]" office:value-type="float" office:value="1.414" calcext:value-type="float">
            <text:p>1,414</text:p>
          </table:table-cell>
        </table:table-row>
        <table:table-row table:style-name="ro1">
          <table:table-cell table:formula="of:=[.G122]*([.D122]-[.C122])-[.H122]*[.B122]" office:value-type="float" office:value="59.9043563160113" calcext:value-type="float">
            <text:p>59,90</text:p>
          </table:table-cell>
          <table:table-cell table:formula="of:=[.B122]+[.E123]*[.A123]" office:value-type="float" office:value="-105.294160771096" calcext:value-type="float">
            <text:p>-105,29</text:p>
          </table:table-cell>
          <table:table-cell table:formula="of:=[.C122]+[.E123]*[.B123]" office:value-type="float" office:value="88.6521565992737" calcext:value-type="float">
            <text:p>88,65</text:p>
          </table:table-cell>
          <table:table-cell table:formula="of:=[.D122]" office:value-type="float" office:value="0" calcext:value-type="float">
            <text:p>0</text:p>
          </table:table-cell>
          <table:table-cell table:formula="of:=[.E122]" office:value-type="float" office:value="0.016" calcext:value-type="float">
            <text:p>0,016</text:p>
          </table:table-cell>
          <table:table-cell table:formula="of:=[.F122]+[.E123]" office:value-type="float" office:value="1.936" calcext:value-type="float">
            <text:p>1,936</text:p>
          </table:table-cell>
          <table:table-cell table:formula="of:=[.G122]" office:value-type="float" office:value="1" calcext:value-type="float">
            <text:p>1</text:p>
          </table:table-cell>
          <table:table-cell table:formula="of:=[.H122]" office:value-type="float" office:value="1.414" calcext:value-type="float">
            <text:p>1,414</text:p>
          </table:table-cell>
        </table:table-row>
        <table:table-row table:style-name="ro1">
          <table:table-cell table:formula="of:=[.G123]*([.D123]-[.C123])-[.H123]*[.B123]" office:value-type="float" office:value="60.2337867310554" calcext:value-type="float">
            <text:p>60,23</text:p>
          </table:table-cell>
          <table:table-cell table:formula="of:=[.B123]+[.E124]*[.A124]" office:value-type="float" office:value="-104.330420183399" calcext:value-type="float">
            <text:p>-104,33</text:p>
          </table:table-cell>
          <table:table-cell table:formula="of:=[.C123]+[.E124]*[.B124]" office:value-type="float" office:value="86.9828698763393" calcext:value-type="float">
            <text:p>86,98</text:p>
          </table:table-cell>
          <table:table-cell table:formula="of:=[.D123]" office:value-type="float" office:value="0" calcext:value-type="float">
            <text:p>0</text:p>
          </table:table-cell>
          <table:table-cell table:formula="of:=[.E123]" office:value-type="float" office:value="0.016" calcext:value-type="float">
            <text:p>0,016</text:p>
          </table:table-cell>
          <table:table-cell table:formula="of:=[.F123]+[.E124]" office:value-type="float" office:value="1.952" calcext:value-type="float">
            <text:p>1,952</text:p>
          </table:table-cell>
          <table:table-cell table:formula="of:=[.G123]" office:value-type="float" office:value="1" calcext:value-type="float">
            <text:p>1</text:p>
          </table:table-cell>
          <table:table-cell table:formula="of:=[.H123]" office:value-type="float" office:value="1.414" calcext:value-type="float">
            <text:p>1,414</text:p>
          </table:table-cell>
        </table:table-row>
        <table:table-row table:style-name="ro1">
          <table:table-cell table:formula="of:=[.G124]*([.D124]-[.C124])-[.H124]*[.B124]" office:value-type="float" office:value="60.5403442629864" calcext:value-type="float">
            <text:p>60,54</text:p>
          </table:table-cell>
          <table:table-cell table:formula="of:=[.B124]+[.E125]*[.A125]" office:value-type="float" office:value="-103.361774675191" calcext:value-type="float">
            <text:p>-103,36</text:p>
          </table:table-cell>
          <table:table-cell table:formula="of:=[.C124]+[.E125]*[.B125]" office:value-type="float" office:value="85.3290814815363" calcext:value-type="float">
            <text:p>85,33</text:p>
          </table:table-cell>
          <table:table-cell table:formula="of:=[.D124]" office:value-type="float" office:value="0" calcext:value-type="float">
            <text:p>0</text:p>
          </table:table-cell>
          <table:table-cell table:formula="of:=[.E124]" office:value-type="float" office:value="0.016" calcext:value-type="float">
            <text:p>0,016</text:p>
          </table:table-cell>
          <table:table-cell table:formula="of:=[.F124]+[.E125]" office:value-type="float" office:value="1.968" calcext:value-type="float">
            <text:p>1,968</text:p>
          </table:table-cell>
          <table:table-cell table:formula="of:=[.G124]" office:value-type="float" office:value="1" calcext:value-type="float">
            <text:p>1</text:p>
          </table:table-cell>
          <table:table-cell table:formula="of:=[.H124]" office:value-type="float" office:value="1.414" calcext:value-type="float">
            <text:p>1,414</text:p>
          </table:table-cell>
        </table:table-row>
        <table:table-row table:style-name="ro1">
          <table:table-cell table:formula="of:=[.G125]*([.D125]-[.C125])-[.H125]*[.B125]" office:value-type="float" office:value="60.8244679091836" calcext:value-type="float">
            <text:p>60,82</text:p>
          </table:table-cell>
          <table:table-cell table:formula="of:=[.B125]+[.E126]*[.A126]" office:value-type="float" office:value="-102.388583188644" calcext:value-type="float">
            <text:p>-102,39</text:p>
          </table:table-cell>
          <table:table-cell table:formula="of:=[.C125]+[.E126]*[.B126]" office:value-type="float" office:value="83.690864150518" calcext:value-type="float">
            <text:p>83,69</text:p>
          </table:table-cell>
          <table:table-cell table:formula="of:=[.D125]" office:value-type="float" office:value="0" calcext:value-type="float">
            <text:p>0</text:p>
          </table:table-cell>
          <table:table-cell table:formula="of:=[.E125]" office:value-type="float" office:value="0.016" calcext:value-type="float">
            <text:p>0,016</text:p>
          </table:table-cell>
          <table:table-cell table:formula="of:=[.F125]+[.E126]" office:value-type="float" office:value="1.984" calcext:value-type="float">
            <text:p>1,984</text:p>
          </table:table-cell>
          <table:table-cell table:formula="of:=[.G125]" office:value-type="float" office:value="1" calcext:value-type="float">
            <text:p>1</text:p>
          </table:table-cell>
          <table:table-cell table:formula="of:=[.H125]" office:value-type="float" office:value="1.414" calcext:value-type="float">
            <text:p>1,414</text:p>
          </table:table-cell>
        </table:table-row>
        <table:table-row table:style-name="ro1">
          <table:table-cell table:formula="of:=[.G126]*([.D126]-[.C126])-[.H126]*[.B126]" office:value-type="float" office:value="61.0865924782246" calcext:value-type="float">
            <text:p>61,09</text:p>
          </table:table-cell>
          <table:table-cell table:formula="of:=[.B126]+[.E127]*[.A127]" office:value-type="float" office:value="-101.411197708992" calcext:value-type="float">
            <text:p>-101,41</text:p>
          </table:table-cell>
          <table:table-cell table:formula="of:=[.C126]+[.E127]*[.B127]" office:value-type="float" office:value="82.0682849871741" calcext:value-type="float">
            <text:p>82,07</text:p>
          </table:table-cell>
          <table:table-cell table:formula="of:=[.D126]" office:value-type="float" office:value="0" calcext:value-type="float">
            <text:p>0</text:p>
          </table:table-cell>
          <table:table-cell table:formula="of:=[.E126]" office:value-type="float" office:value="0.016" calcext:value-type="float">
            <text:p>0,016</text:p>
          </table:table-cell>
          <table:table-cell table:formula="of:=[.F126]+[.E127]" office:value-type="float" office:value="2" calcext:value-type="float">
            <text:p>2</text:p>
          </table:table-cell>
          <table:table-cell table:formula="of:=[.G126]" office:value-type="float" office:value="1" calcext:value-type="float">
            <text:p>1</text:p>
          </table:table-cell>
          <table:table-cell table:formula="of:=[.H126]" office:value-type="float" office:value="1.414" calcext:value-type="float">
            <text:p>1,414</text:p>
          </table:table-cell>
        </table:table-row>
        <table:table-row table:style-name="ro1">
          <table:table-cell table:formula="of:=[.G127]*([.D127]-[.C127])-[.H127]*[.B127]" office:value-type="float" office:value="61.3271485733411" calcext:value-type="float">
            <text:p>61,33</text:p>
          </table:table-cell>
          <table:table-cell table:formula="of:=[.B127]+[.E128]*[.A128]" office:value-type="float" office:value="-100.429963331819" calcext:value-type="float">
            <text:p>-100,43</text:p>
          </table:table-cell>
          <table:table-cell table:formula="of:=[.C127]+[.E128]*[.B128]" office:value-type="float" office:value="80.461405573865" calcext:value-type="float">
            <text:p>80,46</text:p>
          </table:table-cell>
          <table:table-cell table:formula="of:=[.D127]" office:value-type="float" office:value="0" calcext:value-type="float">
            <text:p>0</text:p>
          </table:table-cell>
          <table:table-cell table:formula="of:=[.E127]" office:value-type="float" office:value="0.016" calcext:value-type="float">
            <text:p>0,016</text:p>
          </table:table-cell>
          <table:table-cell table:formula="of:=[.F127]+[.E128]" office:value-type="float" office:value="2.016" calcext:value-type="float">
            <text:p>2,016</text:p>
          </table:table-cell>
          <table:table-cell table:formula="of:=[.G127]" office:value-type="float" office:value="1" calcext:value-type="float">
            <text:p>1</text:p>
          </table:table-cell>
          <table:table-cell table:formula="of:=[.H127]" office:value-type="float" office:value="1.414" calcext:value-type="float">
            <text:p>1,414</text:p>
          </table:table-cell>
        </table:table-row>
        <table:table-row table:style-name="ro1">
          <table:table-cell table:formula="of:=[.G128]*([.D128]-[.C128])-[.H128]*[.B128]" office:value-type="float" office:value="61.5465625773269" calcext:value-type="float">
            <text:p>61,55</text:p>
          </table:table-cell>
          <table:table-cell table:formula="of:=[.B128]+[.E129]*[.A129]" office:value-type="float" office:value="-99.4452183305817" calcext:value-type="float">
            <text:p>-99,45</text:p>
          </table:table-cell>
          <table:table-cell table:formula="of:=[.C128]+[.E129]*[.B129]" office:value-type="float" office:value="78.8702820805757" calcext:value-type="float">
            <text:p>78,87</text:p>
          </table:table-cell>
          <table:table-cell table:formula="of:=[.D128]" office:value-type="float" office:value="0" calcext:value-type="float">
            <text:p>0</text:p>
          </table:table-cell>
          <table:table-cell table:formula="of:=[.E128]" office:value-type="float" office:value="0.016" calcext:value-type="float">
            <text:p>0,016</text:p>
          </table:table-cell>
          <table:table-cell table:formula="of:=[.F128]+[.E129]" office:value-type="float" office:value="2.032" calcext:value-type="float">
            <text:p>2,032</text:p>
          </table:table-cell>
          <table:table-cell table:formula="of:=[.G128]" office:value-type="float" office:value="1" calcext:value-type="float">
            <text:p>1</text:p>
          </table:table-cell>
          <table:table-cell table:formula="of:=[.H128]" office:value-type="float" office:value="1.414" calcext:value-type="float">
            <text:p>1,414</text:p>
          </table:table-cell>
        </table:table-row>
        <table:table-row table:style-name="ro1">
          <table:table-cell table:formula="of:=[.G129]*([.D129]-[.C129])-[.H129]*[.B129]" office:value-type="float" office:value="61.7452566388668" calcext:value-type="float">
            <text:p>61,75</text:p>
          </table:table-cell>
          <table:table-cell table:formula="of:=[.B129]+[.E130]*[.A130]" office:value-type="float" office:value="-98.4572942243598" calcext:value-type="float">
            <text:p>-98,46</text:p>
          </table:table-cell>
          <table:table-cell table:formula="of:=[.C129]+[.E130]*[.B130]" office:value-type="float" office:value="77.2949653729859" calcext:value-type="float">
            <text:p>77,29</text:p>
          </table:table-cell>
          <table:table-cell table:formula="of:=[.D129]" office:value-type="float" office:value="0" calcext:value-type="float">
            <text:p>0</text:p>
          </table:table-cell>
          <table:table-cell table:formula="of:=[.E129]" office:value-type="float" office:value="0.016" calcext:value-type="float">
            <text:p>0,016</text:p>
          </table:table-cell>
          <table:table-cell table:formula="of:=[.F129]+[.E130]" office:value-type="float" office:value="2.048" calcext:value-type="float">
            <text:p>2,048</text:p>
          </table:table-cell>
          <table:table-cell table:formula="of:=[.G129]" office:value-type="float" office:value="1" calcext:value-type="float">
            <text:p>1</text:p>
          </table:table-cell>
          <table:table-cell table:formula="of:=[.H129]" office:value-type="float" office:value="1.414" calcext:value-type="float">
            <text:p>1,414</text:p>
          </table:table-cell>
        </table:table-row>
        <table:table-row table:style-name="ro1">
          <table:table-cell table:formula="of:=[.G130]*([.D130]-[.C130])-[.H130]*[.B130]" office:value-type="float" office:value="61.9236486602588" calcext:value-type="float">
            <text:p>61,92</text:p>
          </table:table-cell>
          <table:table-cell table:formula="of:=[.B130]+[.E131]*[.A131]" office:value-type="float" office:value="-97.4665158457957" calcext:value-type="float">
            <text:p>-97,47</text:p>
          </table:table-cell>
          <table:table-cell table:formula="of:=[.C130]+[.E131]*[.B131]" office:value-type="float" office:value="75.7355011194532" calcext:value-type="float">
            <text:p>75,74</text:p>
          </table:table-cell>
          <table:table-cell table:formula="of:=[.D130]" office:value-type="float" office:value="0" calcext:value-type="float">
            <text:p>0</text:p>
          </table:table-cell>
          <table:table-cell table:formula="of:=[.E130]" office:value-type="float" office:value="0.016" calcext:value-type="float">
            <text:p>0,016</text:p>
          </table:table-cell>
          <table:table-cell table:formula="of:=[.F130]+[.E131]" office:value-type="float" office:value="2.064" calcext:value-type="float">
            <text:p>2,064</text:p>
          </table:table-cell>
          <table:table-cell table:formula="of:=[.G130]" office:value-type="float" office:value="1" calcext:value-type="float">
            <text:p>1</text:p>
          </table:table-cell>
          <table:table-cell table:formula="of:=[.H130]" office:value-type="float" office:value="1.414" calcext:value-type="float">
            <text:p>1,414</text:p>
          </table:table-cell>
        </table:table-row>
        <table:table-row table:style-name="ro1">
          <table:table-cell table:formula="of:=[.G131]*([.D131]-[.C131])-[.H131]*[.B131]" office:value-type="float" office:value="62.0821522865018" calcext:value-type="float">
            <text:p>62,08</text:p>
          </table:table-cell>
          <table:table-cell table:formula="of:=[.B131]+[.E132]*[.A132]" office:value-type="float" office:value="-96.4732014092116" calcext:value-type="float">
            <text:p>-96,47</text:p>
          </table:table-cell>
          <table:table-cell table:formula="of:=[.C131]+[.E132]*[.B132]" office:value-type="float" office:value="74.1919298969058" calcext:value-type="float">
            <text:p>74,19</text:p>
          </table:table-cell>
          <table:table-cell table:formula="of:=[.D131]" office:value-type="float" office:value="0" calcext:value-type="float">
            <text:p>0</text:p>
          </table:table-cell>
          <table:table-cell table:formula="of:=[.E131]" office:value-type="float" office:value="0.016" calcext:value-type="float">
            <text:p>0,016</text:p>
          </table:table-cell>
          <table:table-cell table:formula="of:=[.F131]+[.E132]" office:value-type="float" office:value="2.08" calcext:value-type="float">
            <text:p>2,08</text:p>
          </table:table-cell>
          <table:table-cell table:formula="of:=[.G131]" office:value-type="float" office:value="1" calcext:value-type="float">
            <text:p>1</text:p>
          </table:table-cell>
          <table:table-cell table:formula="of:=[.H131]" office:value-type="float" office:value="1.414" calcext:value-type="float">
            <text:p>1,414</text:p>
          </table:table-cell>
        </table:table-row>
        <table:table-row table:style-name="ro1">
          <table:table-cell table:formula="of:=[.G132]*([.D132]-[.C132])-[.H132]*[.B132]" office:value-type="float" office:value="62.2211768957194" calcext:value-type="float">
            <text:p>62,22</text:p>
          </table:table-cell>
          <table:table-cell table:formula="of:=[.B132]+[.E133]*[.A133]" office:value-type="float" office:value="-95.4776625788801" calcext:value-type="float">
            <text:p>-95,48</text:p>
          </table:table-cell>
          <table:table-cell table:formula="of:=[.C132]+[.E133]*[.B133]" office:value-type="float" office:value="72.6642872956437" calcext:value-type="float">
            <text:p>72,66</text:p>
          </table:table-cell>
          <table:table-cell table:formula="of:=[.D132]" office:value-type="float" office:value="0" calcext:value-type="float">
            <text:p>0</text:p>
          </table:table-cell>
          <table:table-cell table:formula="of:=[.E132]" office:value-type="float" office:value="0.016" calcext:value-type="float">
            <text:p>0,016</text:p>
          </table:table-cell>
          <table:table-cell table:formula="of:=[.F132]+[.E133]" office:value-type="float" office:value="2.096" calcext:value-type="float">
            <text:p>2,096</text:p>
          </table:table-cell>
          <table:table-cell table:formula="of:=[.G132]" office:value-type="float" office:value="1" calcext:value-type="float">
            <text:p>1</text:p>
          </table:table-cell>
          <table:table-cell table:formula="of:=[.H132]" office:value-type="float" office:value="1.414" calcext:value-type="float">
            <text:p>1,414</text:p>
          </table:table-cell>
        </table:table-row>
        <table:table-row table:style-name="ro1">
          <table:table-cell table:formula="of:=[.G133]*([.D133]-[.C133])-[.H133]*[.B133]" office:value-type="float" office:value="62.3411275908927" calcext:value-type="float">
            <text:p>62,34</text:p>
          </table:table-cell>
          <table:table-cell table:formula="of:=[.B133]+[.E134]*[.A134]" office:value-type="float" office:value="-94.4802045374258" calcext:value-type="float">
            <text:p>-94,48</text:p>
          </table:table-cell>
          <table:table-cell table:formula="of:=[.C133]+[.E134]*[.B134]" office:value-type="float" office:value="71.1526040230449" calcext:value-type="float">
            <text:p>71,15</text:p>
          </table:table-cell>
          <table:table-cell table:formula="of:=[.D133]" office:value-type="float" office:value="0" calcext:value-type="float">
            <text:p>0</text:p>
          </table:table-cell>
          <table:table-cell table:formula="of:=[.E133]" office:value-type="float" office:value="0.016" calcext:value-type="float">
            <text:p>0,016</text:p>
          </table:table-cell>
          <table:table-cell table:formula="of:=[.F133]+[.E134]" office:value-type="float" office:value="2.112" calcext:value-type="float">
            <text:p>2,112</text:p>
          </table:table-cell>
          <table:table-cell table:formula="of:=[.G133]" office:value-type="float" office:value="1" calcext:value-type="float">
            <text:p>1</text:p>
          </table:table-cell>
          <table:table-cell table:formula="of:=[.H133]" office:value-type="float" office:value="1.414" calcext:value-type="float">
            <text:p>1,414</text:p>
          </table:table-cell>
        </table:table-row>
        <table:table-row table:style-name="ro1">
          <table:table-cell table:formula="of:=[.G134]*([.D134]-[.C134])-[.H134]*[.B134]" office:value-type="float" office:value="62.4424051928752" calcext:value-type="float">
            <text:p>62,44</text:p>
          </table:table-cell>
          <table:table-cell table:formula="of:=[.B134]+[.E135]*[.A135]" office:value-type="float" office:value="-93.4811260543398" calcext:value-type="float">
            <text:p>-93,48</text:p>
          </table:table-cell>
          <table:table-cell table:formula="of:=[.C134]+[.E135]*[.B135]" office:value-type="float" office:value="69.6569060061755" calcext:value-type="float">
            <text:p>69,66</text:p>
          </table:table-cell>
          <table:table-cell table:formula="of:=[.D134]" office:value-type="float" office:value="0" calcext:value-type="float">
            <text:p>0</text:p>
          </table:table-cell>
          <table:table-cell table:formula="of:=[.E134]" office:value-type="float" office:value="0.016" calcext:value-type="float">
            <text:p>0,016</text:p>
          </table:table-cell>
          <table:table-cell table:formula="of:=[.F134]+[.E135]" office:value-type="float" office:value="2.128" calcext:value-type="float">
            <text:p>2,128</text:p>
          </table:table-cell>
          <table:table-cell table:formula="of:=[.G134]" office:value-type="float" office:value="1" calcext:value-type="float">
            <text:p>1</text:p>
          </table:table-cell>
          <table:table-cell table:formula="of:=[.H134]" office:value-type="float" office:value="1.414" calcext:value-type="float">
            <text:p>1,414</text:p>
          </table:table-cell>
        </table:table-row>
        <table:table-row table:style-name="ro1">
          <table:table-cell table:formula="of:=[.G135]*([.D135]-[.C135])-[.H135]*[.B135]" office:value-type="float" office:value="62.525406234661" calcext:value-type="float">
            <text:p>62,53</text:p>
          </table:table-cell>
          <table:table-cell table:formula="of:=[.B135]+[.E136]*[.A136]" office:value-type="float" office:value="-92.4807195545852" calcext:value-type="float">
            <text:p>-92,48</text:p>
          </table:table-cell>
          <table:table-cell table:formula="of:=[.C135]+[.E136]*[.B136]" office:value-type="float" office:value="68.1772144933021" calcext:value-type="float">
            <text:p>68,18</text:p>
          </table:table-cell>
          <table:table-cell table:formula="of:=[.D135]" office:value-type="float" office:value="0" calcext:value-type="float">
            <text:p>0</text:p>
          </table:table-cell>
          <table:table-cell table:formula="of:=[.E135]" office:value-type="float" office:value="0.016" calcext:value-type="float">
            <text:p>0,016</text:p>
          </table:table-cell>
          <table:table-cell table:formula="of:=[.F135]+[.E136]" office:value-type="float" office:value="2.144" calcext:value-type="float">
            <text:p>2,144</text:p>
          </table:table-cell>
          <table:table-cell table:formula="of:=[.G135]" office:value-type="float" office:value="1" calcext:value-type="float">
            <text:p>1</text:p>
          </table:table-cell>
          <table:table-cell table:formula="of:=[.H135]" office:value-type="float" office:value="1.414" calcext:value-type="float">
            <text:p>1,414</text:p>
          </table:table-cell>
        </table:table-row>
        <table:table-row table:style-name="ro1">
          <table:table-cell table:formula="of:=[.G136]*([.D136]-[.C136])-[.H136]*[.B136]" office:value-type="float" office:value="62.5905229568814" calcext:value-type="float">
            <text:p>62,59</text:p>
          </table:table-cell>
          <table:table-cell table:formula="of:=[.B136]+[.E137]*[.A137]" office:value-type="float" office:value="-91.4792711872751" calcext:value-type="float">
            <text:p>-91,48</text:p>
          </table:table-cell>
          <table:table-cell table:formula="of:=[.C136]+[.E137]*[.B137]" office:value-type="float" office:value="66.7135461543057" calcext:value-type="float">
            <text:p>66,71</text:p>
          </table:table-cell>
          <table:table-cell table:formula="of:=[.D136]" office:value-type="float" office:value="0" calcext:value-type="float">
            <text:p>0</text:p>
          </table:table-cell>
          <table:table-cell table:formula="of:=[.E136]" office:value-type="float" office:value="0.016" calcext:value-type="float">
            <text:p>0,016</text:p>
          </table:table-cell>
          <table:table-cell table:formula="of:=[.F136]+[.E137]" office:value-type="float" office:value="2.16" calcext:value-type="float">
            <text:p>2,16</text:p>
          </table:table-cell>
          <table:table-cell table:formula="of:=[.G136]" office:value-type="float" office:value="1" calcext:value-type="float">
            <text:p>1</text:p>
          </table:table-cell>
          <table:table-cell table:formula="of:=[.H136]" office:value-type="float" office:value="1.414" calcext:value-type="float">
            <text:p>1,414</text:p>
          </table:table-cell>
        </table:table-row>
        <table:table-row table:style-name="ro1">
          <table:table-cell table:formula="of:=[.G137]*([.D137]-[.C137])-[.H137]*[.B137]" office:value-type="float" office:value="62.6381433045013" calcext:value-type="float">
            <text:p>62,64</text:p>
          </table:table-cell>
          <table:table-cell table:formula="of:=[.B137]+[.E138]*[.A138]" office:value-type="float" office:value="-90.4770608944031" calcext:value-type="float">
            <text:p>-90,48</text:p>
          </table:table-cell>
          <table:table-cell table:formula="of:=[.C137]+[.E138]*[.B138]" office:value-type="float" office:value="65.2659131799953" calcext:value-type="float">
            <text:p>65,27</text:p>
          </table:table-cell>
          <table:table-cell table:formula="of:=[.D137]" office:value-type="float" office:value="0" calcext:value-type="float">
            <text:p>0</text:p>
          </table:table-cell>
          <table:table-cell table:formula="of:=[.E137]" office:value-type="float" office:value="0.016" calcext:value-type="float">
            <text:p>0,016</text:p>
          </table:table-cell>
          <table:table-cell table:formula="of:=[.F137]+[.E138]" office:value-type="float" office:value="2.176" calcext:value-type="float">
            <text:p>2,176</text:p>
          </table:table-cell>
          <table:table-cell table:formula="of:=[.G137]" office:value-type="float" office:value="1" calcext:value-type="float">
            <text:p>1</text:p>
          </table:table-cell>
          <table:table-cell table:formula="of:=[.H137]" office:value-type="float" office:value="1.414" calcext:value-type="float">
            <text:p>1,414</text:p>
          </table:table-cell>
        </table:table-row>
        <table:table-row table:style-name="ro1">
          <table:table-cell table:formula="of:=[.G138]*([.D138]-[.C138])-[.H138]*[.B138]" office:value-type="float" office:value="62.6686509246907" calcext:value-type="float">
            <text:p>62,67</text:p>
          </table:table-cell>
          <table:table-cell table:formula="of:=[.B138]+[.E139]*[.A139]" office:value-type="float" office:value="-89.4743624796081" calcext:value-type="float">
            <text:p>-89,47</text:p>
          </table:table-cell>
          <table:table-cell table:formula="of:=[.C138]+[.E139]*[.B139]" office:value-type="float" office:value="63.8343233803215" calcext:value-type="float">
            <text:p>63,83</text:p>
          </table:table-cell>
          <table:table-cell table:formula="of:=[.D138]" office:value-type="float" office:value="0" calcext:value-type="float">
            <text:p>0</text:p>
          </table:table-cell>
          <table:table-cell table:formula="of:=[.E138]" office:value-type="float" office:value="0.016" calcext:value-type="float">
            <text:p>0,016</text:p>
          </table:table-cell>
          <table:table-cell table:formula="of:=[.F138]+[.E139]" office:value-type="float" office:value="2.192" calcext:value-type="float">
            <text:p>2,192</text:p>
          </table:table-cell>
          <table:table-cell table:formula="of:=[.G138]" office:value-type="float" office:value="1" calcext:value-type="float">
            <text:p>1</text:p>
          </table:table-cell>
          <table:table-cell table:formula="of:=[.H138]" office:value-type="float" office:value="1.414" calcext:value-type="float">
            <text:p>1,414</text:p>
          </table:table-cell>
        </table:table-row>
        <table:table-row table:style-name="ro1">
          <table:table-cell table:formula="of:=[.G139]*([.D139]-[.C139])-[.H139]*[.B139]" office:value-type="float" office:value="62.6824251658443" calcext:value-type="float">
            <text:p>62,68</text:p>
          </table:table-cell>
          <table:table-cell table:formula="of:=[.B139]+[.E140]*[.A140]" office:value-type="float" office:value="-88.4714436769546" calcext:value-type="float">
            <text:p>-88,47</text:p>
          </table:table-cell>
          <table:table-cell table:formula="of:=[.C139]+[.E140]*[.B140]" office:value-type="float" office:value="62.4187802814903" calcext:value-type="float">
            <text:p>62,42</text:p>
          </table:table-cell>
          <table:table-cell table:formula="of:=[.D139]" office:value-type="float" office:value="0" calcext:value-type="float">
            <text:p>0</text:p>
          </table:table-cell>
          <table:table-cell table:formula="of:=[.E139]" office:value-type="float" office:value="0.016" calcext:value-type="float">
            <text:p>0,016</text:p>
          </table:table-cell>
          <table:table-cell table:formula="of:=[.F139]+[.E140]" office:value-type="float" office:value="2.208" calcext:value-type="float">
            <text:p>2,208</text:p>
          </table:table-cell>
          <table:table-cell table:formula="of:=[.G139]" office:value-type="float" office:value="1" calcext:value-type="float">
            <text:p>1</text:p>
          </table:table-cell>
          <table:table-cell table:formula="of:=[.H139]" office:value-type="float" office:value="1.414" calcext:value-type="float">
            <text:p>1,414</text:p>
          </table:table-cell>
        </table:table-row>
        <table:table-row table:style-name="ro1">
          <table:table-cell table:formula="of:=[.G140]*([.D140]-[.C140])-[.H140]*[.B140]" office:value-type="float" office:value="62.6798410777235" calcext:value-type="float">
            <text:p>62,68</text:p>
          </table:table-cell>
          <table:table-cell table:formula="of:=[.B140]+[.E141]*[.A141]" office:value-type="float" office:value="-87.468566219711" calcext:value-type="float">
            <text:p>-87,47</text:p>
          </table:table-cell>
          <table:table-cell table:formula="of:=[.C140]+[.E141]*[.B141]" office:value-type="float" office:value="61.0192832219749" calcext:value-type="float">
            <text:p>61,02</text:p>
          </table:table-cell>
          <table:table-cell table:formula="of:=[.D140]" office:value-type="float" office:value="0" calcext:value-type="float">
            <text:p>0</text:p>
          </table:table-cell>
          <table:table-cell table:formula="of:=[.E140]" office:value-type="float" office:value="0.016" calcext:value-type="float">
            <text:p>0,016</text:p>
          </table:table-cell>
          <table:table-cell table:formula="of:=[.F140]+[.E141]" office:value-type="float" office:value="2.224" calcext:value-type="float">
            <text:p>2,224</text:p>
          </table:table-cell>
          <table:table-cell table:formula="of:=[.G140]" office:value-type="float" office:value="1" calcext:value-type="float">
            <text:p>1</text:p>
          </table:table-cell>
          <table:table-cell table:formula="of:=[.H140]" office:value-type="float" office:value="1.414" calcext:value-type="float">
            <text:p>1,414</text:p>
          </table:table-cell>
        </table:table-row>
        <table:table-row table:style-name="ro1">
          <table:table-cell table:formula="of:=[.G141]*([.D141]-[.C141])-[.H141]*[.B141]" office:value-type="float" office:value="62.6612694126965" calcext:value-type="float">
            <text:p>62,66</text:p>
          </table:table-cell>
          <table:table-cell table:formula="of:=[.B141]+[.E142]*[.A142]" office:value-type="float" office:value="-86.4659859091078" calcext:value-type="float">
            <text:p>-86,47</text:p>
          </table:table-cell>
          <table:table-cell table:formula="of:=[.C141]+[.E142]*[.B142]" office:value-type="float" office:value="59.6358274474292" calcext:value-type="float">
            <text:p>59,64</text:p>
          </table:table-cell>
          <table:table-cell table:formula="of:=[.D141]" office:value-type="float" office:value="0" calcext:value-type="float">
            <text:p>0</text:p>
          </table:table-cell>
          <table:table-cell table:formula="of:=[.E141]" office:value-type="float" office:value="0.016" calcext:value-type="float">
            <text:p>0,016</text:p>
          </table:table-cell>
          <table:table-cell table:formula="of:=[.F141]+[.E142]" office:value-type="float" office:value="2.24" calcext:value-type="float">
            <text:p>2,24</text:p>
          </table:table-cell>
          <table:table-cell table:formula="of:=[.G141]" office:value-type="float" office:value="1" calcext:value-type="float">
            <text:p>1</text:p>
          </table:table-cell>
          <table:table-cell table:formula="of:=[.H141]" office:value-type="float" office:value="1.414" calcext:value-type="float">
            <text:p>1,414</text:p>
          </table:table-cell>
        </table:table-row>
        <table:table-row table:style-name="ro1">
          <table:table-cell table:formula="of:=[.G142]*([.D142]-[.C142])-[.H142]*[.B142]" office:value-type="float" office:value="62.6270766280493" calcext:value-type="float">
            <text:p>62,63</text:p>
          </table:table-cell>
          <table:table-cell table:formula="of:=[.B142]+[.E143]*[.A143]" office:value-type="float" office:value="-85.463952683059" calcext:value-type="float">
            <text:p>-85,46</text:p>
          </table:table-cell>
          <table:table-cell table:formula="of:=[.C142]+[.E143]*[.B143]" office:value-type="float" office:value="58.2684042045002" calcext:value-type="float">
            <text:p>58,27</text:p>
          </table:table-cell>
          <table:table-cell table:formula="of:=[.D142]" office:value-type="float" office:value="0" calcext:value-type="float">
            <text:p>0</text:p>
          </table:table-cell>
          <table:table-cell table:formula="of:=[.E142]" office:value-type="float" office:value="0.016" calcext:value-type="float">
            <text:p>0,016</text:p>
          </table:table-cell>
          <table:table-cell table:formula="of:=[.F142]+[.E143]" office:value-type="float" office:value="2.256" calcext:value-type="float">
            <text:p>2,256</text:p>
          </table:table-cell>
          <table:table-cell table:formula="of:=[.G142]" office:value-type="float" office:value="1" calcext:value-type="float">
            <text:p>1</text:p>
          </table:table-cell>
          <table:table-cell table:formula="of:=[.H142]" office:value-type="float" office:value="1.414" calcext:value-type="float">
            <text:p>1,414</text:p>
          </table:table-cell>
        </table:table-row>
        <table:table-row table:style-name="ro1">
          <table:table-cell table:formula="of:=[.G143]*([.D143]-[.C143])-[.H143]*[.B143]" office:value-type="float" office:value="62.5776248893453" calcext:value-type="float">
            <text:p>62,58</text:p>
          </table:table-cell>
          <table:table-cell table:formula="of:=[.B143]+[.E144]*[.A144]" office:value-type="float" office:value="-84.4627106848295" calcext:value-type="float">
            <text:p>-84,46</text:p>
          </table:table-cell>
          <table:table-cell table:formula="of:=[.C143]+[.E144]*[.B144]" office:value-type="float" office:value="56.917000833543" calcext:value-type="float">
            <text:p>56,92</text:p>
          </table:table-cell>
          <table:table-cell table:formula="of:=[.D143]" office:value-type="float" office:value="0" calcext:value-type="float">
            <text:p>0</text:p>
          </table:table-cell>
          <table:table-cell table:formula="of:=[.E143]" office:value-type="float" office:value="0.016" calcext:value-type="float">
            <text:p>0,016</text:p>
          </table:table-cell>
          <table:table-cell table:formula="of:=[.F143]+[.E144]" office:value-type="float" office:value="2.272" calcext:value-type="float">
            <text:p>2,272</text:p>
          </table:table-cell>
          <table:table-cell table:formula="of:=[.G143]" office:value-type="float" office:value="1" calcext:value-type="float">
            <text:p>1</text:p>
          </table:table-cell>
          <table:table-cell table:formula="of:=[.H143]" office:value-type="float" office:value="1.414" calcext:value-type="float">
            <text:p>1,414</text:p>
          </table:table-cell>
        </table:table-row>
        <table:table-row table:style-name="ro1">
          <table:table-cell table:formula="of:=[.G144]*([.D144]-[.C144])-[.H144]*[.B144]" office:value-type="float" office:value="62.513272074806" calcext:value-type="float">
            <text:p>62,51</text:p>
          </table:table-cell>
          <table:table-cell table:formula="of:=[.B144]+[.E145]*[.A145]" office:value-type="float" office:value="-83.4624983316326" calcext:value-type="float">
            <text:p>-83,46</text:p>
          </table:table-cell>
          <table:table-cell table:formula="of:=[.C144]+[.E145]*[.B145]" office:value-type="float" office:value="55.5816008602368" calcext:value-type="float">
            <text:p>55,58</text:p>
          </table:table-cell>
          <table:table-cell table:formula="of:=[.D144]" office:value-type="float" office:value="0" calcext:value-type="float">
            <text:p>0</text:p>
          </table:table-cell>
          <table:table-cell table:formula="of:=[.E144]" office:value-type="float" office:value="0.016" calcext:value-type="float">
            <text:p>0,016</text:p>
          </table:table-cell>
          <table:table-cell table:formula="of:=[.F144]+[.E145]" office:value-type="float" office:value="2.288" calcext:value-type="float">
            <text:p>2,288</text:p>
          </table:table-cell>
          <table:table-cell table:formula="of:=[.G144]" office:value-type="float" office:value="1" calcext:value-type="float">
            <text:p>1</text:p>
          </table:table-cell>
          <table:table-cell table:formula="of:=[.H144]" office:value-type="float" office:value="1.414" calcext:value-type="float">
            <text:p>1,414</text:p>
          </table:table-cell>
        </table:table-row>
        <table:table-row table:style-name="ro1">
          <table:table-cell table:formula="of:=[.G145]*([.D145]-[.C145])-[.H145]*[.B145]" office:value-type="float" office:value="62.4343717806917" calcext:value-type="float">
            <text:p>62,43</text:p>
          </table:table-cell>
          <table:table-cell table:formula="of:=[.B145]+[.E146]*[.A146]" office:value-type="float" office:value="-82.4635483831415" calcext:value-type="float">
            <text:p>-82,46</text:p>
          </table:table-cell>
          <table:table-cell table:formula="of:=[.C145]+[.E146]*[.B146]" office:value-type="float" office:value="54.2621840861066" calcext:value-type="float">
            <text:p>54,26</text:p>
          </table:table-cell>
          <table:table-cell table:formula="of:=[.D145]" office:value-type="float" office:value="0" calcext:value-type="float">
            <text:p>0</text:p>
          </table:table-cell>
          <table:table-cell table:formula="of:=[.E145]" office:value-type="float" office:value="0.016" calcext:value-type="float">
            <text:p>0,016</text:p>
          </table:table-cell>
          <table:table-cell table:formula="of:=[.F145]+[.E146]" office:value-type="float" office:value="2.304" calcext:value-type="float">
            <text:p>2,304</text:p>
          </table:table-cell>
          <table:table-cell table:formula="of:=[.G145]" office:value-type="float" office:value="1" calcext:value-type="float">
            <text:p>1</text:p>
          </table:table-cell>
          <table:table-cell table:formula="of:=[.H145]" office:value-type="float" office:value="1.414" calcext:value-type="float">
            <text:p>1,414</text:p>
          </table:table-cell>
        </table:table-row>
        <table:table-row table:style-name="ro1">
          <table:table-cell table:formula="of:=[.G146]*([.D146]-[.C146])-[.H146]*[.B146]" office:value-type="float" office:value="62.3412733276556" calcext:value-type="float">
            <text:p>62,34</text:p>
          </table:table-cell>
          <table:table-cell table:formula="of:=[.B146]+[.E147]*[.A147]" office:value-type="float" office:value="-81.4660880098991" calcext:value-type="float">
            <text:p>-81,47</text:p>
          </table:table-cell>
          <table:table-cell table:formula="of:=[.C146]+[.E147]*[.B147]" office:value-type="float" office:value="52.9587266779482" calcext:value-type="float">
            <text:p>52,96</text:p>
          </table:table-cell>
          <table:table-cell table:formula="of:=[.D146]" office:value-type="float" office:value="0" calcext:value-type="float">
            <text:p>0</text:p>
          </table:table-cell>
          <table:table-cell table:formula="of:=[.E146]" office:value-type="float" office:value="0.016" calcext:value-type="float">
            <text:p>0,016</text:p>
          </table:table-cell>
          <table:table-cell table:formula="of:=[.F146]+[.E147]" office:value-type="float" office:value="2.32" calcext:value-type="float">
            <text:p>2,32</text:p>
          </table:table-cell>
          <table:table-cell table:formula="of:=[.G146]" office:value-type="float" office:value="1" calcext:value-type="float">
            <text:p>1</text:p>
          </table:table-cell>
          <table:table-cell table:formula="of:=[.H146]" office:value-type="float" office:value="1.414" calcext:value-type="float">
            <text:p>1,414</text:p>
          </table:table-cell>
        </table:table-row>
        <table:table-row table:style-name="ro1">
          <table:table-cell table:formula="of:=[.G147]*([.D147]-[.C147])-[.H147]*[.B147]" office:value-type="float" office:value="62.2343217680491" calcext:value-type="float">
            <text:p>62,23</text:p>
          </table:table-cell>
          <table:table-cell table:formula="of:=[.B147]+[.E148]*[.A148]" office:value-type="float" office:value="-80.4703388616103" calcext:value-type="float">
            <text:p>-80,47</text:p>
          </table:table-cell>
          <table:table-cell table:formula="of:=[.C147]+[.E148]*[.B148]" office:value-type="float" office:value="51.6712012561624" calcext:value-type="float">
            <text:p>51,67</text:p>
          </table:table-cell>
          <table:table-cell table:formula="of:=[.D147]" office:value-type="float" office:value="0" calcext:value-type="float">
            <text:p>0</text:p>
          </table:table-cell>
          <table:table-cell table:formula="of:=[.E147]" office:value-type="float" office:value="0.016" calcext:value-type="float">
            <text:p>0,016</text:p>
          </table:table-cell>
          <table:table-cell table:formula="of:=[.F147]+[.E148]" office:value-type="float" office:value="2.336" calcext:value-type="float">
            <text:p>2,336</text:p>
          </table:table-cell>
          <table:table-cell table:formula="of:=[.G147]" office:value-type="float" office:value="1" calcext:value-type="float">
            <text:p>1</text:p>
          </table:table-cell>
          <table:table-cell table:formula="of:=[.H147]" office:value-type="float" office:value="1.414" calcext:value-type="float">
            <text:p>1,414</text:p>
          </table:table-cell>
        </table:table-row>
        <table:table-row table:style-name="ro1">
          <table:table-cell table:formula="of:=[.G148]*([.D148]-[.C148])-[.H148]*[.B148]" office:value-type="float" office:value="62.1138578941545" calcext:value-type="float">
            <text:p>62,11</text:p>
          </table:table-cell>
          <table:table-cell table:formula="of:=[.B148]+[.E149]*[.A149]" office:value-type="float" office:value="-79.4765171353038" calcext:value-type="float">
            <text:p>-79,48</text:p>
          </table:table-cell>
          <table:table-cell table:formula="of:=[.C148]+[.E149]*[.B149]" office:value-type="float" office:value="50.3995769819975" calcext:value-type="float">
            <text:p>50,40</text:p>
          </table:table-cell>
          <table:table-cell table:formula="of:=[.D148]" office:value-type="float" office:value="0" calcext:value-type="float">
            <text:p>0</text:p>
          </table:table-cell>
          <table:table-cell table:formula="of:=[.E148]" office:value-type="float" office:value="0.016" calcext:value-type="float">
            <text:p>0,016</text:p>
          </table:table-cell>
          <table:table-cell table:formula="of:=[.F148]+[.E149]" office:value-type="float" office:value="2.352" calcext:value-type="float">
            <text:p>2,352</text:p>
          </table:table-cell>
          <table:table-cell table:formula="of:=[.G148]" office:value-type="float" office:value="1" calcext:value-type="float">
            <text:p>1</text:p>
          </table:table-cell>
          <table:table-cell table:formula="of:=[.H148]" office:value-type="float" office:value="1.414" calcext:value-type="float">
            <text:p>1,414</text:p>
          </table:table-cell>
        </table:table-row>
        <table:table-row table:style-name="ro1">
          <table:table-cell table:formula="of:=[.G149]*([.D149]-[.C149])-[.H149]*[.B149]" office:value-type="float" office:value="61.980218247322" calcext:value-type="float">
            <text:p>61,98</text:p>
          </table:table-cell>
          <table:table-cell table:formula="of:=[.B149]+[.E150]*[.A150]" office:value-type="float" office:value="-78.4848336433466" calcext:value-type="float">
            <text:p>-78,48</text:p>
          </table:table-cell>
          <table:table-cell table:formula="of:=[.C149]+[.E150]*[.B150]" office:value-type="float" office:value="49.143819643704" calcext:value-type="float">
            <text:p>49,14</text:p>
          </table:table-cell>
          <table:table-cell table:formula="of:=[.D149]" office:value-type="float" office:value="0" calcext:value-type="float">
            <text:p>0</text:p>
          </table:table-cell>
          <table:table-cell table:formula="of:=[.E149]" office:value-type="float" office:value="0.016" calcext:value-type="float">
            <text:p>0,016</text:p>
          </table:table-cell>
          <table:table-cell table:formula="of:=[.F149]+[.E150]" office:value-type="float" office:value="2.368" calcext:value-type="float">
            <text:p>2,368</text:p>
          </table:table-cell>
          <table:table-cell table:formula="of:=[.G149]" office:value-type="float" office:value="1" calcext:value-type="float">
            <text:p>1</text:p>
          </table:table-cell>
          <table:table-cell table:formula="of:=[.H149]" office:value-type="float" office:value="1.414" calcext:value-type="float">
            <text:p>1,414</text:p>
          </table:table-cell>
        </table:table-row>
        <table:table-row table:style-name="ro1">
          <table:table-cell table:formula="of:=[.G150]*([.D150]-[.C150])-[.H150]*[.B150]" office:value-type="float" office:value="61.8337351279882" calcext:value-type="float">
            <text:p>61,83</text:p>
          </table:table-cell>
          <table:table-cell table:formula="of:=[.B150]+[.E151]*[.A151]" office:value-type="float" office:value="-77.4954938812988" calcext:value-type="float">
            <text:p>-77,50</text:p>
          </table:table-cell>
          <table:table-cell table:formula="of:=[.C150]+[.E151]*[.B151]" office:value-type="float" office:value="47.9038917416032" calcext:value-type="float">
            <text:p>47,90</text:p>
          </table:table-cell>
          <table:table-cell table:formula="of:=[.D150]" office:value-type="float" office:value="0" calcext:value-type="float">
            <text:p>0</text:p>
          </table:table-cell>
          <table:table-cell table:formula="of:=[.E150]" office:value-type="float" office:value="0.016" calcext:value-type="float">
            <text:p>0,016</text:p>
          </table:table-cell>
          <table:table-cell table:formula="of:=[.F150]+[.E151]" office:value-type="float" office:value="2.384" calcext:value-type="float">
            <text:p>2,384</text:p>
          </table:table-cell>
          <table:table-cell table:formula="of:=[.G150]" office:value-type="float" office:value="1" calcext:value-type="float">
            <text:p>1</text:p>
          </table:table-cell>
          <table:table-cell table:formula="of:=[.H150]" office:value-type="float" office:value="1.414" calcext:value-type="float">
            <text:p>1,414</text:p>
          </table:table-cell>
        </table:table-row>
        <table:table-row table:style-name="ro1">
          <table:table-cell table:formula="of:=[.G151]*([.D151]-[.C151])-[.H151]*[.B151]" office:value-type="float" office:value="61.6747366065533" calcext:value-type="float">
            <text:p>61,67</text:p>
          </table:table-cell>
          <table:table-cell table:formula="of:=[.B151]+[.E152]*[.A152]" office:value-type="float" office:value="-76.508698095594" calcext:value-type="float">
            <text:p>-76,51</text:p>
          </table:table-cell>
          <table:table-cell table:formula="of:=[.C151]+[.E152]*[.B152]" office:value-type="float" office:value="46.6797525720737" calcext:value-type="float">
            <text:p>46,68</text:p>
          </table:table-cell>
          <table:table-cell table:formula="of:=[.D151]" office:value-type="float" office:value="0" calcext:value-type="float">
            <text:p>0</text:p>
          </table:table-cell>
          <table:table-cell table:formula="of:=[.E151]" office:value-type="float" office:value="0.016" calcext:value-type="float">
            <text:p>0,016</text:p>
          </table:table-cell>
          <table:table-cell table:formula="of:=[.F151]+[.E152]" office:value-type="float" office:value="2.4" calcext:value-type="float">
            <text:p>2,4</text:p>
          </table:table-cell>
          <table:table-cell table:formula="of:=[.G151]" office:value-type="float" office:value="1" calcext:value-type="float">
            <text:p>1</text:p>
          </table:table-cell>
          <table:table-cell table:formula="of:=[.H151]" office:value-type="float" office:value="1.414" calcext:value-type="float">
            <text:p>1,414</text:p>
          </table:table-cell>
        </table:table-row>
        <table:table-row table:style-name="ro1">
          <table:table-cell table:formula="of:=[.G152]*([.D152]-[.C152])-[.H152]*[.B152]" office:value-type="float" office:value="61.5035465350962" calcext:value-type="float">
            <text:p>61,50</text:p>
          </table:table-cell>
          <table:table-cell table:formula="of:=[.B152]+[.E153]*[.A153]" office:value-type="float" office:value="-75.5246413510324" calcext:value-type="float">
            <text:p>-75,52</text:p>
          </table:table-cell>
          <table:table-cell table:formula="of:=[.C152]+[.E153]*[.B153]" office:value-type="float" office:value="45.4713583104572" calcext:value-type="float">
            <text:p>45,47</text:p>
          </table:table-cell>
          <table:table-cell table:formula="of:=[.D152]" office:value-type="float" office:value="0" calcext:value-type="float">
            <text:p>0</text:p>
          </table:table-cell>
          <table:table-cell table:formula="of:=[.E152]" office:value-type="float" office:value="0.016" calcext:value-type="float">
            <text:p>0,016</text:p>
          </table:table-cell>
          <table:table-cell table:formula="of:=[.F152]+[.E153]" office:value-type="float" office:value="2.416" calcext:value-type="float">
            <text:p>2,416</text:p>
          </table:table-cell>
          <table:table-cell table:formula="of:=[.G152]" office:value-type="float" office:value="1" calcext:value-type="float">
            <text:p>1</text:p>
          </table:table-cell>
          <table:table-cell table:formula="of:=[.H152]" office:value-type="float" office:value="1.414" calcext:value-type="float">
            <text:p>1,414</text:p>
          </table:table-cell>
        </table:table-row>
        <table:table-row table:style-name="ro1">
          <table:table-cell table:formula="of:=[.G153]*([.D153]-[.C153])-[.H153]*[.B153]" office:value-type="float" office:value="61.3204845599027" calcext:value-type="float">
            <text:p>61,32</text:p>
          </table:table-cell>
          <table:table-cell table:formula="of:=[.B153]+[.E154]*[.A154]" office:value-type="float" office:value="-74.543513598074" calcext:value-type="float">
            <text:p>-74,54</text:p>
          </table:table-cell>
          <table:table-cell table:formula="of:=[.C153]+[.E154]*[.B154]" office:value-type="float" office:value="44.278662092888" calcext:value-type="float">
            <text:p>44,28</text:p>
          </table:table-cell>
          <table:table-cell table:formula="of:=[.D153]" office:value-type="float" office:value="0" calcext:value-type="float">
            <text:p>0</text:p>
          </table:table-cell>
          <table:table-cell table:formula="of:=[.E153]" office:value-type="float" office:value="0.016" calcext:value-type="float">
            <text:p>0,016</text:p>
          </table:table-cell>
          <table:table-cell table:formula="of:=[.F153]+[.E154]" office:value-type="float" office:value="2.432" calcext:value-type="float">
            <text:p>2,432</text:p>
          </table:table-cell>
          <table:table-cell table:formula="of:=[.G153]" office:value-type="float" office:value="1" calcext:value-type="float">
            <text:p>1</text:p>
          </table:table-cell>
          <table:table-cell table:formula="of:=[.H153]" office:value-type="float" office:value="1.414" calcext:value-type="float">
            <text:p>1,414</text:p>
          </table:table-cell>
        </table:table-row>
        <table:table-row table:style-name="ro1">
          <table:table-cell table:formula="of:=[.G154]*([.D154]-[.C154])-[.H154]*[.B154]" office:value-type="float" office:value="61.1258661347886" calcext:value-type="float">
            <text:p>61,13</text:p>
          </table:table-cell>
          <table:table-cell table:formula="of:=[.B154]+[.E155]*[.A155]" office:value-type="float" office:value="-73.5654997399174" calcext:value-type="float">
            <text:p>-73,57</text:p>
          </table:table-cell>
          <table:table-cell table:formula="of:=[.C154]+[.E155]*[.B155]" office:value-type="float" office:value="43.1016140970493" calcext:value-type="float">
            <text:p>43,10</text:p>
          </table:table-cell>
          <table:table-cell table:formula="of:=[.D154]" office:value-type="float" office:value="0" calcext:value-type="float">
            <text:p>0</text:p>
          </table:table-cell>
          <table:table-cell table:formula="of:=[.E154]" office:value-type="float" office:value="0.016" calcext:value-type="float">
            <text:p>0,016</text:p>
          </table:table-cell>
          <table:table-cell table:formula="of:=[.F154]+[.E155]" office:value-type="float" office:value="2.448" calcext:value-type="float">
            <text:p>2,448</text:p>
          </table:table-cell>
          <table:table-cell table:formula="of:=[.G154]" office:value-type="float" office:value="1" calcext:value-type="float">
            <text:p>1</text:p>
          </table:table-cell>
          <table:table-cell table:formula="of:=[.H154]" office:value-type="float" office:value="1.414" calcext:value-type="float">
            <text:p>1,414</text:p>
          </table:table-cell>
        </table:table-row>
        <table:table-row table:style-name="ro1">
          <table:table-cell table:formula="of:=[.G155]*([.D155]-[.C155])-[.H155]*[.B155]" office:value-type="float" office:value="60.9200025351939" calcext:value-type="float">
            <text:p>60,92</text:p>
          </table:table-cell>
          <table:table-cell table:formula="of:=[.B155]+[.E156]*[.A156]" office:value-type="float" office:value="-72.5907796993543" calcext:value-type="float">
            <text:p>-72,59</text:p>
          </table:table-cell>
          <table:table-cell table:formula="of:=[.C155]+[.E156]*[.B156]" office:value-type="float" office:value="41.9401616218597" calcext:value-type="float">
            <text:p>41,94</text:p>
          </table:table-cell>
          <table:table-cell table:formula="of:=[.D155]" office:value-type="float" office:value="0" calcext:value-type="float">
            <text:p>0</text:p>
          </table:table-cell>
          <table:table-cell table:formula="of:=[.E155]" office:value-type="float" office:value="0.016" calcext:value-type="float">
            <text:p>0,016</text:p>
          </table:table-cell>
          <table:table-cell table:formula="of:=[.F155]+[.E156]" office:value-type="float" office:value="2.464" calcext:value-type="float">
            <text:p>2,464</text:p>
          </table:table-cell>
          <table:table-cell table:formula="of:=[.G155]" office:value-type="float" office:value="1" calcext:value-type="float">
            <text:p>1</text:p>
          </table:table-cell>
          <table:table-cell table:formula="of:=[.H155]" office:value-type="float" office:value="1.414" calcext:value-type="float">
            <text:p>1,414</text:p>
          </table:table-cell>
        </table:table-row>
        <table:table-row table:style-name="ro1">
          <table:table-cell table:formula="of:=[.G156]*([.D156]-[.C156])-[.H156]*[.B156]" office:value-type="float" office:value="60.7032008730273" calcext:value-type="float">
            <text:p>60,70</text:p>
          </table:table-cell>
          <table:table-cell table:formula="of:=[.B156]+[.E157]*[.A157]" office:value-type="float" office:value="-71.6195284853858" calcext:value-type="float">
            <text:p>-71,62</text:p>
          </table:table-cell>
          <table:table-cell table:formula="of:=[.C156]+[.E157]*[.B157]" office:value-type="float" office:value="40.7942491660935" calcext:value-type="float">
            <text:p>40,79</text:p>
          </table:table-cell>
          <table:table-cell table:formula="of:=[.D156]" office:value-type="float" office:value="0" calcext:value-type="float">
            <text:p>0</text:p>
          </table:table-cell>
          <table:table-cell table:formula="of:=[.E156]" office:value-type="float" office:value="0.016" calcext:value-type="float">
            <text:p>0,016</text:p>
          </table:table-cell>
          <table:table-cell table:formula="of:=[.F156]+[.E157]" office:value-type="float" office:value="2.48" calcext:value-type="float">
            <text:p>2,48</text:p>
          </table:table-cell>
          <table:table-cell table:formula="of:=[.G156]" office:value-type="float" office:value="1" calcext:value-type="float">
            <text:p>1</text:p>
          </table:table-cell>
          <table:table-cell table:formula="of:=[.H156]" office:value-type="float" office:value="1.414" calcext:value-type="float">
            <text:p>1,414</text:p>
          </table:table-cell>
        </table:table-row>
        <table:table-row table:style-name="ro1">
          <table:table-cell table:formula="of:=[.G157]*([.D157]-[.C157])-[.H157]*[.B157]" office:value-type="float" office:value="60.4757641122421" calcext:value-type="float">
            <text:p>60,48</text:p>
          </table:table-cell>
          <table:table-cell table:formula="of:=[.B157]+[.E158]*[.A158]" office:value-type="float" office:value="-70.65191625959" calcext:value-type="float">
            <text:p>-70,65</text:p>
          </table:table-cell>
          <table:table-cell table:formula="of:=[.C157]+[.E158]*[.B158]" office:value-type="float" office:value="39.66381850594" calcext:value-type="float">
            <text:p>39,66</text:p>
          </table:table-cell>
          <table:table-cell table:formula="of:=[.D157]" office:value-type="float" office:value="0" calcext:value-type="float">
            <text:p>0</text:p>
          </table:table-cell>
          <table:table-cell table:formula="of:=[.E157]" office:value-type="float" office:value="0.016" calcext:value-type="float">
            <text:p>0,016</text:p>
          </table:table-cell>
          <table:table-cell table:formula="of:=[.F157]+[.E158]" office:value-type="float" office:value="2.496" calcext:value-type="float">
            <text:p>2,496</text:p>
          </table:table-cell>
          <table:table-cell table:formula="of:=[.G157]" office:value-type="float" office:value="1" calcext:value-type="float">
            <text:p>1</text:p>
          </table:table-cell>
          <table:table-cell table:formula="of:=[.H157]" office:value-type="float" office:value="1.414" calcext:value-type="float">
            <text:p>1,414</text:p>
          </table:table-cell>
        </table:table-row>
        <table:table-row table:style-name="ro1">
          <table:table-cell table:formula="of:=[.G158]*([.D158]-[.C158])-[.H158]*[.B158]" office:value-type="float" office:value="60.2379910851202" calcext:value-type="float">
            <text:p>60,24</text:p>
          </table:table-cell>
          <table:table-cell table:formula="of:=[.B158]+[.E159]*[.A159]" office:value-type="float" office:value="-69.688108402228" calcext:value-type="float">
            <text:p>-69,69</text:p>
          </table:table-cell>
          <table:table-cell table:formula="of:=[.C158]+[.E159]*[.B159]" office:value-type="float" office:value="38.5488087715044" calcext:value-type="float">
            <text:p>38,55</text:p>
          </table:table-cell>
          <table:table-cell table:formula="of:=[.D158]" office:value-type="float" office:value="0" calcext:value-type="float">
            <text:p>0</text:p>
          </table:table-cell>
          <table:table-cell table:formula="of:=[.E158]" office:value-type="float" office:value="0.016" calcext:value-type="float">
            <text:p>0,016</text:p>
          </table:table-cell>
          <table:table-cell table:formula="of:=[.F158]+[.E159]" office:value-type="float" office:value="2.512" calcext:value-type="float">
            <text:p>2,512</text:p>
          </table:table-cell>
          <table:table-cell table:formula="of:=[.G158]" office:value-type="float" office:value="1" calcext:value-type="float">
            <text:p>1</text:p>
          </table:table-cell>
          <table:table-cell table:formula="of:=[.H158]" office:value-type="float" office:value="1.414" calcext:value-type="float">
            <text:p>1,414</text:p>
          </table:table-cell>
        </table:table-row>
        <table:table-row table:style-name="ro1">
          <table:table-cell table:formula="of:=[.G159]*([.D159]-[.C159])-[.H159]*[.B159]" office:value-type="float" office:value="59.990176509246" calcext:value-type="float">
            <text:p>59,99</text:p>
          </table:table-cell>
          <table:table-cell table:formula="of:=[.B159]+[.E160]*[.A160]" office:value-type="float" office:value="-68.7282655780801" calcext:value-type="float">
            <text:p>-68,73</text:p>
          </table:table-cell>
          <table:table-cell table:formula="of:=[.C159]+[.E160]*[.B160]" office:value-type="float" office:value="37.4491565222551" calcext:value-type="float">
            <text:p>37,45</text:p>
          </table:table-cell>
          <table:table-cell table:formula="of:=[.D159]" office:value-type="float" office:value="0" calcext:value-type="float">
            <text:p>0</text:p>
          </table:table-cell>
          <table:table-cell table:formula="of:=[.E159]" office:value-type="float" office:value="0.016" calcext:value-type="float">
            <text:p>0,016</text:p>
          </table:table-cell>
          <table:table-cell table:formula="of:=[.F159]+[.E160]" office:value-type="float" office:value="2.528" calcext:value-type="float">
            <text:p>2,528</text:p>
          </table:table-cell>
          <table:table-cell table:formula="of:=[.G159]" office:value-type="float" office:value="1" calcext:value-type="float">
            <text:p>1</text:p>
          </table:table-cell>
          <table:table-cell table:formula="of:=[.H159]" office:value-type="float" office:value="1.414" calcext:value-type="float">
            <text:p>1,414</text:p>
          </table:table-cell>
        </table:table-row>
        <table:table-row table:style-name="ro1">
          <table:table-cell table:formula="of:=[.G160]*([.D160]-[.C160])-[.H160]*[.B160]" office:value-type="float" office:value="59.7326110051501" calcext:value-type="float">
            <text:p>59,73</text:p>
          </table:table-cell>
          <table:table-cell table:formula="of:=[.B160]+[.E161]*[.A161]" office:value-type="float" office:value="-67.7725438019977" calcext:value-type="float">
            <text:p>-67,77</text:p>
          </table:table-cell>
          <table:table-cell table:formula="of:=[.C160]+[.E161]*[.B161]" office:value-type="float" office:value="36.3647958214232" calcext:value-type="float">
            <text:p>36,36</text:p>
          </table:table-cell>
          <table:table-cell table:formula="of:=[.D160]" office:value-type="float" office:value="0" calcext:value-type="float">
            <text:p>0</text:p>
          </table:table-cell>
          <table:table-cell table:formula="of:=[.E160]" office:value-type="float" office:value="0.016" calcext:value-type="float">
            <text:p>0,016</text:p>
          </table:table-cell>
          <table:table-cell table:formula="of:=[.F160]+[.E161]" office:value-type="float" office:value="2.544" calcext:value-type="float">
            <text:p>2,544</text:p>
          </table:table-cell>
          <table:table-cell table:formula="of:=[.G160]" office:value-type="float" office:value="1" calcext:value-type="float">
            <text:p>1</text:p>
          </table:table-cell>
          <table:table-cell table:formula="of:=[.H160]" office:value-type="float" office:value="1.414" calcext:value-type="float">
            <text:p>1,414</text:p>
          </table:table-cell>
        </table:table-row>
        <table:table-row table:style-name="ro1">
          <table:table-cell table:formula="of:=[.G161]*([.D161]-[.C161])-[.H161]*[.B161]" office:value-type="float" office:value="59.4655811146016" calcext:value-type="float">
            <text:p>59,47</text:p>
          </table:table-cell>
          <table:table-cell table:formula="of:=[.B161]+[.E162]*[.A162]" office:value-type="float" office:value="-66.8210945041641" calcext:value-type="float">
            <text:p>-66,82</text:p>
          </table:table-cell>
          <table:table-cell table:formula="of:=[.C161]+[.E162]*[.B162]" office:value-type="float" office:value="35.2956583093565" calcext:value-type="float">
            <text:p>35,30</text:p>
          </table:table-cell>
          <table:table-cell table:formula="of:=[.D161]" office:value-type="float" office:value="0" calcext:value-type="float">
            <text:p>0</text:p>
          </table:table-cell>
          <table:table-cell table:formula="of:=[.E161]" office:value-type="float" office:value="0.016" calcext:value-type="float">
            <text:p>0,016</text:p>
          </table:table-cell>
          <table:table-cell table:formula="of:=[.F161]+[.E162]" office:value-type="float" office:value="2.56" calcext:value-type="float">
            <text:p>2,56</text:p>
          </table:table-cell>
          <table:table-cell table:formula="of:=[.G161]" office:value-type="float" office:value="1" calcext:value-type="float">
            <text:p>1</text:p>
          </table:table-cell>
          <table:table-cell table:formula="of:=[.H161]" office:value-type="float" office:value="1.414" calcext:value-type="float">
            <text:p>1,414</text:p>
          </table:table-cell>
        </table:table-row>
        <table:table-row table:style-name="ro1">
          <table:table-cell table:formula="of:=[.G162]*([.D162]-[.C162])-[.H162]*[.B162]" office:value-type="float" office:value="59.1893693195315" calcext:value-type="float">
            <text:p>59,19</text:p>
          </table:table-cell>
          <table:table-cell table:formula="of:=[.B162]+[.E163]*[.A163]" office:value-type="float" office:value="-65.8740645950516" calcext:value-type="float">
            <text:p>-65,87</text:p>
          </table:table-cell>
          <table:table-cell table:formula="of:=[.C162]+[.E163]*[.B163]" office:value-type="float" office:value="34.2416732758357" calcext:value-type="float">
            <text:p>34,24</text:p>
          </table:table-cell>
          <table:table-cell table:formula="of:=[.D162]" office:value-type="float" office:value="0" calcext:value-type="float">
            <text:p>0</text:p>
          </table:table-cell>
          <table:table-cell table:formula="of:=[.E162]" office:value-type="float" office:value="0.016" calcext:value-type="float">
            <text:p>0,016</text:p>
          </table:table-cell>
          <table:table-cell table:formula="of:=[.F162]+[.E163]" office:value-type="float" office:value="2.576" calcext:value-type="float">
            <text:p>2,576</text:p>
          </table:table-cell>
          <table:table-cell table:formula="of:=[.G162]" office:value-type="float" office:value="1" calcext:value-type="float">
            <text:p>1</text:p>
          </table:table-cell>
          <table:table-cell table:formula="of:=[.H162]" office:value-type="float" office:value="1.414" calcext:value-type="float">
            <text:p>1,414</text:p>
          </table:table-cell>
        </table:table-row>
        <table:table-row table:style-name="ro1">
          <table:table-cell table:formula="of:=[.G163]*([.D163]-[.C163])-[.H163]*[.B163]" office:value-type="float" office:value="58.9042540615672" calcext:value-type="float">
            <text:p>58,90</text:p>
          </table:table-cell>
          <table:table-cell table:formula="of:=[.B163]+[.E164]*[.A164]" office:value-type="float" office:value="-64.9315965300665" calcext:value-type="float">
            <text:p>-64,93</text:p>
          </table:table-cell>
          <table:table-cell table:formula="of:=[.C163]+[.E164]*[.B164]" office:value-type="float" office:value="33.2027677313546" calcext:value-type="float">
            <text:p>33,20</text:p>
          </table:table-cell>
          <table:table-cell table:formula="of:=[.D163]" office:value-type="float" office:value="0" calcext:value-type="float">
            <text:p>0</text:p>
          </table:table-cell>
          <table:table-cell table:formula="of:=[.E163]" office:value-type="float" office:value="0.016" calcext:value-type="float">
            <text:p>0,016</text:p>
          </table:table-cell>
          <table:table-cell table:formula="of:=[.F163]+[.E164]" office:value-type="float" office:value="2.592" calcext:value-type="float">
            <text:p>2,592</text:p>
          </table:table-cell>
          <table:table-cell table:formula="of:=[.G163]" office:value-type="float" office:value="1" calcext:value-type="float">
            <text:p>1</text:p>
          </table:table-cell>
          <table:table-cell table:formula="of:=[.H163]" office:value-type="float" office:value="1.414" calcext:value-type="float">
            <text:p>1,414</text:p>
          </table:table-cell>
        </table:table-row>
        <table:table-row table:style-name="ro1">
          <table:table-cell table:formula="of:=[.G164]*([.D164]-[.C164])-[.H164]*[.B164]" office:value-type="float" office:value="58.6105097621594" calcext:value-type="float">
            <text:p>58,61</text:p>
          </table:table-cell>
          <table:table-cell table:formula="of:=[.B164]+[.E165]*[.A165]" office:value-type="float" office:value="-63.993828373872" calcext:value-type="float">
            <text:p>-63,99</text:p>
          </table:table-cell>
          <table:table-cell table:formula="of:=[.C164]+[.E165]*[.B165]" office:value-type="float" office:value="32.1788664773727" calcext:value-type="float">
            <text:p>32,18</text:p>
          </table:table-cell>
          <table:table-cell table:formula="of:=[.D164]" office:value-type="float" office:value="0" calcext:value-type="float">
            <text:p>0</text:p>
          </table:table-cell>
          <table:table-cell table:formula="of:=[.E164]" office:value-type="float" office:value="0.016" calcext:value-type="float">
            <text:p>0,016</text:p>
          </table:table-cell>
          <table:table-cell table:formula="of:=[.F164]+[.E165]" office:value-type="float" office:value="2.608" calcext:value-type="float">
            <text:p>2,608</text:p>
          </table:table-cell>
          <table:table-cell table:formula="of:=[.G164]" office:value-type="float" office:value="1" calcext:value-type="float">
            <text:p>1</text:p>
          </table:table-cell>
          <table:table-cell table:formula="of:=[.H164]" office:value-type="float" office:value="1.414" calcext:value-type="float">
            <text:p>1,414</text:p>
          </table:table-cell>
        </table:table-row>
        <table:table-row table:style-name="ro1">
          <table:table-cell table:formula="of:=[.G165]*([.D165]-[.C165])-[.H165]*[.B165]" office:value-type="float" office:value="58.3084068432822" calcext:value-type="float">
            <text:p>58,31</text:p>
          </table:table-cell>
          <table:table-cell table:formula="of:=[.B165]+[.E166]*[.A166]" office:value-type="float" office:value="-63.0608938643794" calcext:value-type="float">
            <text:p>-63,06</text:p>
          </table:table-cell>
          <table:table-cell table:formula="of:=[.C165]+[.E166]*[.B166]" office:value-type="float" office:value="31.1698921755426" calcext:value-type="float">
            <text:p>31,17</text:p>
          </table:table-cell>
          <table:table-cell table:formula="of:=[.D165]" office:value-type="float" office:value="0" calcext:value-type="float">
            <text:p>0</text:p>
          </table:table-cell>
          <table:table-cell table:formula="of:=[.E165]" office:value-type="float" office:value="0.016" calcext:value-type="float">
            <text:p>0,016</text:p>
          </table:table-cell>
          <table:table-cell table:formula="of:=[.F165]+[.E166]" office:value-type="float" office:value="2.624" calcext:value-type="float">
            <text:p>2,624</text:p>
          </table:table-cell>
          <table:table-cell table:formula="of:=[.G165]" office:value-type="float" office:value="1" calcext:value-type="float">
            <text:p>1</text:p>
          </table:table-cell>
          <table:table-cell table:formula="of:=[.H165]" office:value-type="float" office:value="1.414" calcext:value-type="float">
            <text:p>1,414</text:p>
          </table:table-cell>
        </table:table-row>
        <table:table-row table:style-name="ro1">
          <table:table-cell table:formula="of:=[.G166]*([.D166]-[.C166])-[.H166]*[.B166]" office:value-type="float" office:value="57.9982117486899" calcext:value-type="float">
            <text:p>58,00</text:p>
          </table:table-cell>
          <table:table-cell table:formula="of:=[.B166]+[.E167]*[.A167]" office:value-type="float" office:value="-62.1329224764004" calcext:value-type="float">
            <text:p>-62,13</text:p>
          </table:table-cell>
          <table:table-cell table:formula="of:=[.C166]+[.E167]*[.B167]" office:value-type="float" office:value="30.1757654159202" calcext:value-type="float">
            <text:p>30,18</text:p>
          </table:table-cell>
          <table:table-cell table:formula="of:=[.D166]" office:value-type="float" office:value="0" calcext:value-type="float">
            <text:p>0</text:p>
          </table:table-cell>
          <table:table-cell table:formula="of:=[.E166]" office:value-type="float" office:value="0.016" calcext:value-type="float">
            <text:p>0,016</text:p>
          </table:table-cell>
          <table:table-cell table:formula="of:=[.F166]+[.E167]" office:value-type="float" office:value="2.64" calcext:value-type="float">
            <text:p>2,64</text:p>
          </table:table-cell>
          <table:table-cell table:formula="of:=[.G166]" office:value-type="float" office:value="1" calcext:value-type="float">
            <text:p>1</text:p>
          </table:table-cell>
          <table:table-cell table:formula="of:=[.H166]" office:value-type="float" office:value="1.414" calcext:value-type="float">
            <text:p>1,414</text:p>
          </table:table-cell>
        </table:table-row>
        <table:table-row table:style-name="ro1">
          <table:table-cell table:formula="of:=[.G167]*([.D167]-[.C167])-[.H167]*[.B167]" office:value-type="float" office:value="57.68018696571" calcext:value-type="float">
            <text:p>57,68</text:p>
          </table:table-cell>
          <table:table-cell table:formula="of:=[.B167]+[.E168]*[.A168]" office:value-type="float" office:value="-61.210039484949" calcext:value-type="float">
            <text:p>-61,21</text:p>
          </table:table-cell>
          <table:table-cell table:formula="of:=[.C167]+[.E168]*[.B168]" office:value-type="float" office:value="29.196404784161" calcext:value-type="float">
            <text:p>29,20</text:p>
          </table:table-cell>
          <table:table-cell table:formula="of:=[.D167]" office:value-type="float" office:value="0" calcext:value-type="float">
            <text:p>0</text:p>
          </table:table-cell>
          <table:table-cell table:formula="of:=[.E167]" office:value-type="float" office:value="0.016" calcext:value-type="float">
            <text:p>0,016</text:p>
          </table:table-cell>
          <table:table-cell table:formula="of:=[.F167]+[.E168]" office:value-type="float" office:value="2.656" calcext:value-type="float">
            <text:p>2,656</text:p>
          </table:table-cell>
          <table:table-cell table:formula="of:=[.G167]" office:value-type="float" office:value="1" calcext:value-type="float">
            <text:p>1</text:p>
          </table:table-cell>
          <table:table-cell table:formula="of:=[.H167]" office:value-type="float" office:value="1.414" calcext:value-type="float">
            <text:p>1,414</text:p>
          </table:table-cell>
        </table:table-row>
        <table:table-row table:style-name="ro1">
          <table:table-cell table:formula="of:=[.G168]*([.D168]-[.C168])-[.H168]*[.B168]" office:value-type="float" office:value="57.3545910475569" calcext:value-type="float">
            <text:p>57,35</text:p>
          </table:table-cell>
          <table:table-cell table:formula="of:=[.B168]+[.E169]*[.A169]" office:value-type="float" office:value="-60.2923660281881" calcext:value-type="float">
            <text:p>-60,29</text:p>
          </table:table-cell>
          <table:table-cell table:formula="of:=[.C168]+[.E169]*[.B169]" office:value-type="float" office:value="28.23172692771" calcext:value-type="float">
            <text:p>28,23</text:p>
          </table:table-cell>
          <table:table-cell table:formula="of:=[.D168]" office:value-type="float" office:value="0" calcext:value-type="float">
            <text:p>0</text:p>
          </table:table-cell>
          <table:table-cell table:formula="of:=[.E168]" office:value-type="float" office:value="0.016" calcext:value-type="float">
            <text:p>0,016</text:p>
          </table:table-cell>
          <table:table-cell table:formula="of:=[.F168]+[.E169]" office:value-type="float" office:value="2.672" calcext:value-type="float">
            <text:p>2,672</text:p>
          </table:table-cell>
          <table:table-cell table:formula="of:=[.G168]" office:value-type="float" office:value="1" calcext:value-type="float">
            <text:p>1</text:p>
          </table:table-cell>
          <table:table-cell table:formula="of:=[.H168]" office:value-type="float" office:value="1.414" calcext:value-type="float">
            <text:p>1,414</text:p>
          </table:table-cell>
        </table:table-row>
        <table:table-row table:style-name="ro1">
          <table:table-cell table:formula="of:=[.G169]*([.D169]-[.C169])-[.H169]*[.B169]" office:value-type="float" office:value="57.021678636148" calcext:value-type="float">
            <text:p>57,02</text:p>
          </table:table-cell>
          <table:table-cell table:formula="of:=[.B169]+[.E170]*[.A170]" office:value-type="float" office:value="-59.3800191700098" calcext:value-type="float">
            <text:p>-59,38</text:p>
          </table:table-cell>
          <table:table-cell table:formula="of:=[.C169]+[.E170]*[.B170]" office:value-type="float" office:value="27.2816466209899" calcext:value-type="float">
            <text:p>27,28</text:p>
          </table:table-cell>
          <table:table-cell table:formula="of:=[.D169]" office:value-type="float" office:value="0" calcext:value-type="float">
            <text:p>0</text:p>
          </table:table-cell>
          <table:table-cell table:formula="of:=[.E169]" office:value-type="float" office:value="0.016" calcext:value-type="float">
            <text:p>0,016</text:p>
          </table:table-cell>
          <table:table-cell table:formula="of:=[.F169]+[.E170]" office:value-type="float" office:value="2.688" calcext:value-type="float">
            <text:p>2,688</text:p>
          </table:table-cell>
          <table:table-cell table:formula="of:=[.G169]" office:value-type="float" office:value="1" calcext:value-type="float">
            <text:p>1</text:p>
          </table:table-cell>
          <table:table-cell table:formula="of:=[.H169]" office:value-type="float" office:value="1.414" calcext:value-type="float">
            <text:p>1,414</text:p>
          </table:table-cell>
        </table:table-row>
        <table:table-row table:style-name="ro1">
          <table:table-cell table:formula="of:=[.G170]*([.D170]-[.C170])-[.H170]*[.B170]" office:value-type="float" office:value="56.6817004854039" calcext:value-type="float">
            <text:p>56,68</text:p>
          </table:table-cell>
          <table:table-cell table:formula="of:=[.B170]+[.E171]*[.A171]" office:value-type="float" office:value="-58.4731119622433" calcext:value-type="float">
            <text:p>-58,47</text:p>
          </table:table-cell>
          <table:table-cell table:formula="of:=[.C170]+[.E171]*[.B171]" office:value-type="float" office:value="26.346076829594" calcext:value-type="float">
            <text:p>26,35</text:p>
          </table:table-cell>
          <table:table-cell table:formula="of:=[.D170]" office:value-type="float" office:value="0" calcext:value-type="float">
            <text:p>0</text:p>
          </table:table-cell>
          <table:table-cell table:formula="of:=[.E170]" office:value-type="float" office:value="0.016" calcext:value-type="float">
            <text:p>0,016</text:p>
          </table:table-cell>
          <table:table-cell table:formula="of:=[.F170]+[.E171]" office:value-type="float" office:value="2.704" calcext:value-type="float">
            <text:p>2,704</text:p>
          </table:table-cell>
          <table:table-cell table:formula="of:=[.G170]" office:value-type="float" office:value="1" calcext:value-type="float">
            <text:p>1</text:p>
          </table:table-cell>
          <table:table-cell table:formula="of:=[.H170]" office:value-type="float" office:value="1.414" calcext:value-type="float">
            <text:p>1,414</text:p>
          </table:table-cell>
        </table:table-row>
        <table:table-row table:style-name="ro1">
          <table:table-cell table:formula="of:=[.G171]*([.D171]-[.C171])-[.H171]*[.B171]" office:value-type="float" office:value="56.334903485018" calcext:value-type="float">
            <text:p>56,33</text:p>
          </table:table-cell>
          <table:table-cell table:formula="of:=[.B171]+[.E172]*[.A172]" office:value-type="float" office:value="-57.571753506483" calcext:value-type="float">
            <text:p>-57,57</text:p>
          </table:table-cell>
          <table:table-cell table:formula="of:=[.C171]+[.E172]*[.B172]" office:value-type="float" office:value="25.4249287734902" calcext:value-type="float">
            <text:p>25,42</text:p>
          </table:table-cell>
          <table:table-cell table:formula="of:=[.D171]" office:value-type="float" office:value="0" calcext:value-type="float">
            <text:p>0</text:p>
          </table:table-cell>
          <table:table-cell table:formula="of:=[.E171]" office:value-type="float" office:value="0.016" calcext:value-type="float">
            <text:p>0,016</text:p>
          </table:table-cell>
          <table:table-cell table:formula="of:=[.F171]+[.E172]" office:value-type="float" office:value="2.72" calcext:value-type="float">
            <text:p>2,72</text:p>
          </table:table-cell>
          <table:table-cell table:formula="of:=[.G171]" office:value-type="float" office:value="1" calcext:value-type="float">
            <text:p>1</text:p>
          </table:table-cell>
          <table:table-cell table:formula="of:=[.H171]" office:value-type="float" office:value="1.414" calcext:value-type="float">
            <text:p>1,414</text:p>
          </table:table-cell>
        </table:table-row>
        <table:table-row table:style-name="ro1">
          <table:table-cell table:formula="of:=[.G172]*([.D172]-[.C172])-[.H172]*[.B172]" office:value-type="float" office:value="55.9815306846767" calcext:value-type="float">
            <text:p>55,98</text:p>
          </table:table-cell>
          <table:table-cell table:formula="of:=[.B172]+[.E173]*[.A173]" office:value-type="float" office:value="-56.6760490155282" calcext:value-type="float">
            <text:p>-56,68</text:p>
          </table:table-cell>
          <table:table-cell table:formula="of:=[.C172]+[.E173]*[.B173]" office:value-type="float" office:value="24.5181119892418" calcext:value-type="float">
            <text:p>24,52</text:p>
          </table:table-cell>
          <table:table-cell table:formula="of:=[.D172]" office:value-type="float" office:value="0" calcext:value-type="float">
            <text:p>0</text:p>
          </table:table-cell>
          <table:table-cell table:formula="of:=[.E172]" office:value-type="float" office:value="0.016" calcext:value-type="float">
            <text:p>0,016</text:p>
          </table:table-cell>
          <table:table-cell table:formula="of:=[.F172]+[.E173]" office:value-type="float" office:value="2.736" calcext:value-type="float">
            <text:p>2,736</text:p>
          </table:table-cell>
          <table:table-cell table:formula="of:=[.G172]" office:value-type="float" office:value="1" calcext:value-type="float">
            <text:p>1</text:p>
          </table:table-cell>
          <table:table-cell table:formula="of:=[.H172]" office:value-type="float" office:value="1.414" calcext:value-type="float">
            <text:p>1,414</text:p>
          </table:table-cell>
        </table:table-row>
        <table:table-row table:style-name="ro1">
          <table:table-cell table:formula="of:=[.G173]*([.D173]-[.C173])-[.H173]*[.B173]" office:value-type="float" office:value="55.6218213187151" calcext:value-type="float">
            <text:p>55,62</text:p>
          </table:table-cell>
          <table:table-cell table:formula="of:=[.B173]+[.E174]*[.A174]" office:value-type="float" office:value="-55.7860998744287" calcext:value-type="float">
            <text:p>-55,79</text:p>
          </table:table-cell>
          <table:table-cell table:formula="of:=[.C173]+[.E174]*[.B174]" office:value-type="float" office:value="23.6255343912509" calcext:value-type="float">
            <text:p>23,63</text:p>
          </table:table-cell>
          <table:table-cell table:formula="of:=[.D173]" office:value-type="float" office:value="0" calcext:value-type="float">
            <text:p>0</text:p>
          </table:table-cell>
          <table:table-cell table:formula="of:=[.E173]" office:value-type="float" office:value="0.016" calcext:value-type="float">
            <text:p>0,016</text:p>
          </table:table-cell>
          <table:table-cell table:formula="of:=[.F173]+[.E174]" office:value-type="float" office:value="2.752" calcext:value-type="float">
            <text:p>2,752</text:p>
          </table:table-cell>
          <table:table-cell table:formula="of:=[.G173]" office:value-type="float" office:value="1" calcext:value-type="float">
            <text:p>1</text:p>
          </table:table-cell>
          <table:table-cell table:formula="of:=[.H173]" office:value-type="float" office:value="1.414" calcext:value-type="float">
            <text:p>1,414</text:p>
          </table:table-cell>
        </table:table-row>
        <table:table-row table:style-name="ro1">
          <table:table-cell table:formula="of:=[.G174]*([.D174]-[.C174])-[.H174]*[.B174]" office:value-type="float" office:value="55.2560108311913" calcext:value-type="float">
            <text:p>55,26</text:p>
          </table:table-cell>
          <table:table-cell table:formula="of:=[.B174]+[.E175]*[.A175]" office:value-type="float" office:value="-54.9020037011297" calcext:value-type="float">
            <text:p>-54,90</text:p>
          </table:table-cell>
          <table:table-cell table:formula="of:=[.C174]+[.E175]*[.B175]" office:value-type="float" office:value="22.7471023320329" calcext:value-type="float">
            <text:p>22,75</text:p>
          </table:table-cell>
          <table:table-cell table:formula="of:=[.D174]" office:value-type="float" office:value="0" calcext:value-type="float">
            <text:p>0</text:p>
          </table:table-cell>
          <table:table-cell table:formula="of:=[.E174]" office:value-type="float" office:value="0.016" calcext:value-type="float">
            <text:p>0,016</text:p>
          </table:table-cell>
          <table:table-cell table:formula="of:=[.F174]+[.E175]" office:value-type="float" office:value="2.768" calcext:value-type="float">
            <text:p>2,768</text:p>
          </table:table-cell>
          <table:table-cell table:formula="of:=[.G174]" office:value-type="float" office:value="1" calcext:value-type="float">
            <text:p>1</text:p>
          </table:table-cell>
          <table:table-cell table:formula="of:=[.H174]" office:value-type="float" office:value="1.414" calcext:value-type="float">
            <text:p>1,414</text:p>
          </table:table-cell>
        </table:table-row>
        <table:table-row table:style-name="ro1">
          <table:table-cell table:formula="of:=[.G175]*([.D175]-[.C175])-[.H175]*[.B175]" office:value-type="float" office:value="54.8843309013645" calcext:value-type="float">
            <text:p>54,88</text:p>
          </table:table-cell>
          <table:table-cell table:formula="of:=[.B175]+[.E176]*[.A176]" office:value-type="float" office:value="-54.0238544067078" calcext:value-type="float">
            <text:p>-54,02</text:p>
          </table:table-cell>
          <table:table-cell table:formula="of:=[.C175]+[.E176]*[.B176]" office:value-type="float" office:value="21.8827206615255" calcext:value-type="float">
            <text:p>21,88</text:p>
          </table:table-cell>
          <table:table-cell table:formula="of:=[.D175]" office:value-type="float" office:value="0" calcext:value-type="float">
            <text:p>0</text:p>
          </table:table-cell>
          <table:table-cell table:formula="of:=[.E175]" office:value-type="float" office:value="0.016" calcext:value-type="float">
            <text:p>0,016</text:p>
          </table:table-cell>
          <table:table-cell table:formula="of:=[.F175]+[.E176]" office:value-type="float" office:value="2.784" calcext:value-type="float">
            <text:p>2,784</text:p>
          </table:table-cell>
          <table:table-cell table:formula="of:=[.G175]" office:value-type="float" office:value="1" calcext:value-type="float">
            <text:p>1</text:p>
          </table:table-cell>
          <table:table-cell table:formula="of:=[.H175]" office:value-type="float" office:value="1.414" calcext:value-type="float">
            <text:p>1,414</text:p>
          </table:table-cell>
        </table:table-row>
        <table:table-row table:style-name="ro1">
          <table:table-cell table:formula="of:=[.G176]*([.D176]-[.C176])-[.H176]*[.B176]" office:value-type="float" office:value="54.5070094695594" calcext:value-type="float">
            <text:p>54,51</text:p>
          </table:table-cell>
          <table:table-cell table:formula="of:=[.B176]+[.E177]*[.A177]" office:value-type="float" office:value="-53.1517422551949" calcext:value-type="float">
            <text:p>-53,15</text:p>
          </table:table-cell>
          <table:table-cell table:formula="of:=[.C176]+[.E177]*[.B177]" office:value-type="float" office:value="21.0322927854424" calcext:value-type="float">
            <text:p>21,03</text:p>
          </table:table-cell>
          <table:table-cell table:formula="of:=[.D176]" office:value-type="float" office:value="0" calcext:value-type="float">
            <text:p>0</text:p>
          </table:table-cell>
          <table:table-cell table:formula="of:=[.E176]" office:value-type="float" office:value="0.016" calcext:value-type="float">
            <text:p>0,016</text:p>
          </table:table-cell>
          <table:table-cell table:formula="of:=[.F176]+[.E177]" office:value-type="float" office:value="2.8" calcext:value-type="float">
            <text:p>2,8</text:p>
          </table:table-cell>
          <table:table-cell table:formula="of:=[.G176]" office:value-type="float" office:value="1" calcext:value-type="float">
            <text:p>1</text:p>
          </table:table-cell>
          <table:table-cell table:formula="of:=[.H176]" office:value-type="float" office:value="1.414" calcext:value-type="float">
            <text:p>1,414</text:p>
          </table:table-cell>
        </table:table-row>
        <table:table-row table:style-name="ro1">
          <table:table-cell table:formula="of:=[.G177]*([.D177]-[.C177])-[.H177]*[.B177]" office:value-type="float" office:value="54.1242707634032" calcext:value-type="float">
            <text:p>54,12</text:p>
          </table:table-cell>
          <table:table-cell table:formula="of:=[.B177]+[.E178]*[.A178]" office:value-type="float" office:value="-52.2857539229804" calcext:value-type="float">
            <text:p>-52,29</text:p>
          </table:table-cell>
          <table:table-cell table:formula="of:=[.C177]+[.E178]*[.B178]" office:value-type="float" office:value="20.1957207226747" calcext:value-type="float">
            <text:p>20,20</text:p>
          </table:table-cell>
          <table:table-cell table:formula="of:=[.D177]" office:value-type="float" office:value="0" calcext:value-type="float">
            <text:p>0</text:p>
          </table:table-cell>
          <table:table-cell table:formula="of:=[.E177]" office:value-type="float" office:value="0.016" calcext:value-type="float">
            <text:p>0,016</text:p>
          </table:table-cell>
          <table:table-cell table:formula="of:=[.F177]+[.E178]" office:value-type="float" office:value="2.816" calcext:value-type="float">
            <text:p>2,816</text:p>
          </table:table-cell>
          <table:table-cell table:formula="of:=[.G177]" office:value-type="float" office:value="1" calcext:value-type="float">
            <text:p>1</text:p>
          </table:table-cell>
          <table:table-cell table:formula="of:=[.H177]" office:value-type="float" office:value="1.414" calcext:value-type="float">
            <text:p>1,414</text:p>
          </table:table-cell>
        </table:table-row>
        <table:table-row table:style-name="ro1">
          <table:table-cell table:formula="of:=[.G178]*([.D178]-[.C178])-[.H178]*[.B178]" office:value-type="float" office:value="53.7363353244196" calcext:value-type="float">
            <text:p>53,74</text:p>
          </table:table-cell>
          <table:table-cell table:formula="of:=[.B178]+[.E179]*[.A179]" office:value-type="float" office:value="-51.4259725577897" calcext:value-type="float">
            <text:p>-51,43</text:p>
          </table:table-cell>
          <table:table-cell table:formula="of:=[.C178]+[.E179]*[.B179]" office:value-type="float" office:value="19.3729051617501" calcext:value-type="float">
            <text:p>19,37</text:p>
          </table:table-cell>
          <table:table-cell table:formula="of:=[.D178]" office:value-type="float" office:value="0" calcext:value-type="float">
            <text:p>0</text:p>
          </table:table-cell>
          <table:table-cell table:formula="of:=[.E178]" office:value-type="float" office:value="0.016" calcext:value-type="float">
            <text:p>0,016</text:p>
          </table:table-cell>
          <table:table-cell table:formula="of:=[.F178]+[.E179]" office:value-type="float" office:value="2.832" calcext:value-type="float">
            <text:p>2,832</text:p>
          </table:table-cell>
          <table:table-cell table:formula="of:=[.G178]" office:value-type="float" office:value="1" calcext:value-type="float">
            <text:p>1</text:p>
          </table:table-cell>
          <table:table-cell table:formula="of:=[.H178]" office:value-type="float" office:value="1.414" calcext:value-type="float">
            <text:p>1,414</text:p>
          </table:table-cell>
        </table:table-row>
        <table:table-row table:style-name="ro1">
          <table:table-cell table:formula="of:=[.G179]*([.D179]-[.C179])-[.H179]*[.B179]" office:value-type="float" office:value="53.3434200349646" calcext:value-type="float">
            <text:p>53,34</text:p>
          </table:table-cell>
          <table:table-cell table:formula="of:=[.B179]+[.E180]*[.A180]" office:value-type="float" office:value="-50.5724778372303" calcext:value-type="float">
            <text:p>-50,57</text:p>
          </table:table-cell>
          <table:table-cell table:formula="of:=[.C179]+[.E180]*[.B180]" office:value-type="float" office:value="18.5637455163544" calcext:value-type="float">
            <text:p>18,56</text:p>
          </table:table-cell>
          <table:table-cell table:formula="of:=[.D179]" office:value-type="float" office:value="0" calcext:value-type="float">
            <text:p>0</text:p>
          </table:table-cell>
          <table:table-cell table:formula="of:=[.E179]" office:value-type="float" office:value="0.016" calcext:value-type="float">
            <text:p>0,016</text:p>
          </table:table-cell>
          <table:table-cell table:formula="of:=[.F179]+[.E180]" office:value-type="float" office:value="2.848" calcext:value-type="float">
            <text:p>2,848</text:p>
          </table:table-cell>
          <table:table-cell table:formula="of:=[.G179]" office:value-type="float" office:value="1" calcext:value-type="float">
            <text:p>1</text:p>
          </table:table-cell>
          <table:table-cell table:formula="of:=[.H179]" office:value-type="float" office:value="1.414" calcext:value-type="float">
            <text:p>1,414</text:p>
          </table:table-cell>
        </table:table-row>
        <table:table-row table:style-name="ro1">
          <table:table-cell table:formula="of:=[.G180]*([.D180]-[.C180])-[.H180]*[.B180]" office:value-type="float" office:value="52.9457381454892" calcext:value-type="float">
            <text:p>52,95</text:p>
          </table:table-cell>
          <table:table-cell table:formula="of:=[.B180]+[.E181]*[.A181]" office:value-type="float" office:value="-49.7253460269025" calcext:value-type="float">
            <text:p>-49,73</text:p>
          </table:table-cell>
          <table:table-cell table:formula="of:=[.C180]+[.E181]*[.B181]" office:value-type="float" office:value="17.768139979924" calcext:value-type="float">
            <text:p>17,77</text:p>
          </table:table-cell>
          <table:table-cell table:formula="of:=[.D180]" office:value-type="float" office:value="0" calcext:value-type="float">
            <text:p>0</text:p>
          </table:table-cell>
          <table:table-cell table:formula="of:=[.E180]" office:value-type="float" office:value="0.016" calcext:value-type="float">
            <text:p>0,016</text:p>
          </table:table-cell>
          <table:table-cell table:formula="of:=[.F180]+[.E181]" office:value-type="float" office:value="2.864" calcext:value-type="float">
            <text:p>2,864</text:p>
          </table:table-cell>
          <table:table-cell table:formula="of:=[.G180]" office:value-type="float" office:value="1" calcext:value-type="float">
            <text:p>1</text:p>
          </table:table-cell>
          <table:table-cell table:formula="of:=[.H180]" office:value-type="float" office:value="1.414" calcext:value-type="float">
            <text:p>1,414</text:p>
          </table:table-cell>
        </table:table-row>
        <table:table-row table:style-name="ro1">
          <table:table-cell table:formula="of:=[.G181]*([.D181]-[.C181])-[.H181]*[.B181]" office:value-type="float" office:value="52.5434993021161" calcext:value-type="float">
            <text:p>52,54</text:p>
          </table:table-cell>
          <table:table-cell table:formula="of:=[.B181]+[.E182]*[.A182]" office:value-type="float" office:value="-48.8846500380686" calcext:value-type="float">
            <text:p>-48,88</text:p>
          </table:table-cell>
          <table:table-cell table:formula="of:=[.C181]+[.E182]*[.B182]" office:value-type="float" office:value="16.9859855793149" calcext:value-type="float">
            <text:p>16,99</text:p>
          </table:table-cell>
          <table:table-cell table:formula="of:=[.D181]" office:value-type="float" office:value="0" calcext:value-type="float">
            <text:p>0</text:p>
          </table:table-cell>
          <table:table-cell table:formula="of:=[.E181]" office:value-type="float" office:value="0.016" calcext:value-type="float">
            <text:p>0,016</text:p>
          </table:table-cell>
          <table:table-cell table:formula="of:=[.F181]+[.E182]" office:value-type="float" office:value="2.88" calcext:value-type="float">
            <text:p>2,88</text:p>
          </table:table-cell>
          <table:table-cell table:formula="of:=[.G181]" office:value-type="float" office:value="1" calcext:value-type="float">
            <text:p>1</text:p>
          </table:table-cell>
          <table:table-cell table:formula="of:=[.H181]" office:value-type="float" office:value="1.414" calcext:value-type="float">
            <text:p>1,414</text:p>
          </table:table-cell>
        </table:table-row>
        <table:table-row table:style-name="ro1">
          <table:table-cell table:formula="of:=[.G182]*([.D182]-[.C182])-[.H182]*[.B182]" office:value-type="float" office:value="52.1369095745141" calcext:value-type="float">
            <text:p>52,14</text:p>
          </table:table-cell>
          <table:table-cell table:formula="of:=[.B182]+[.E183]*[.A183]" office:value-type="float" office:value="-48.0504594848764" calcext:value-type="float">
            <text:p>-48,05</text:p>
          </table:table-cell>
          <table:table-cell table:formula="of:=[.C182]+[.E183]*[.B183]" office:value-type="float" office:value="16.2171782275568" calcext:value-type="float">
            <text:p>16,22</text:p>
          </table:table-cell>
          <table:table-cell table:formula="of:=[.D182]" office:value-type="float" office:value="0" calcext:value-type="float">
            <text:p>0</text:p>
          </table:table-cell>
          <table:table-cell table:formula="of:=[.E182]" office:value-type="float" office:value="0.016" calcext:value-type="float">
            <text:p>0,016</text:p>
          </table:table-cell>
          <table:table-cell table:formula="of:=[.F182]+[.E183]" office:value-type="float" office:value="2.896" calcext:value-type="float">
            <text:p>2,896</text:p>
          </table:table-cell>
          <table:table-cell table:formula="of:=[.G182]" office:value-type="float" office:value="1" calcext:value-type="float">
            <text:p>1</text:p>
          </table:table-cell>
          <table:table-cell table:formula="of:=[.H182]" office:value-type="float" office:value="1.414" calcext:value-type="float">
            <text:p>1,414</text:p>
          </table:table-cell>
        </table:table-row>
        <table:table-row table:style-name="ro1">
          <table:table-cell table:formula="of:=[.G183]*([.D183]-[.C183])-[.H183]*[.B183]" office:value-type="float" office:value="51.7261714840584" calcext:value-type="float">
            <text:p>51,73</text:p>
          </table:table-cell>
          <table:table-cell table:formula="of:=[.B183]+[.E184]*[.A184]" office:value-type="float" office:value="-47.2228407411314" calcext:value-type="float">
            <text:p>-47,22</text:p>
          </table:table-cell>
          <table:table-cell table:formula="of:=[.C183]+[.E184]*[.B184]" office:value-type="float" office:value="15.4616127756987" calcext:value-type="float">
            <text:p>15,46</text:p>
          </table:table-cell>
          <table:table-cell table:formula="of:=[.D183]" office:value-type="float" office:value="0" calcext:value-type="float">
            <text:p>0</text:p>
          </table:table-cell>
          <table:table-cell table:formula="of:=[.E183]" office:value-type="float" office:value="0.016" calcext:value-type="float">
            <text:p>0,016</text:p>
          </table:table-cell>
          <table:table-cell table:formula="of:=[.F183]+[.E184]" office:value-type="float" office:value="2.912" calcext:value-type="float">
            <text:p>2,912</text:p>
          </table:table-cell>
          <table:table-cell table:formula="of:=[.G183]" office:value-type="float" office:value="1" calcext:value-type="float">
            <text:p>1</text:p>
          </table:table-cell>
          <table:table-cell table:formula="of:=[.H183]" office:value-type="float" office:value="1.414" calcext:value-type="float">
            <text:p>1,414</text:p>
          </table:table-cell>
        </table:table-row>
        <table:table-row table:style-name="ro1">
          <table:table-cell table:formula="of:=[.G184]*([.D184]-[.C184])-[.H184]*[.B184]" office:value-type="float" office:value="51.3114840322611" calcext:value-type="float">
            <text:p>51,31</text:p>
          </table:table-cell>
          <table:table-cell table:formula="of:=[.B184]+[.E185]*[.A185]" office:value-type="float" office:value="-46.4018569966153" calcext:value-type="float">
            <text:p>-46,40</text:p>
          </table:table-cell>
          <table:table-cell table:formula="of:=[.C184]+[.E185]*[.B185]" office:value-type="float" office:value="14.7191830637529" calcext:value-type="float">
            <text:p>14,72</text:p>
          </table:table-cell>
          <table:table-cell table:formula="of:=[.D184]" office:value-type="float" office:value="0" calcext:value-type="float">
            <text:p>0</text:p>
          </table:table-cell>
          <table:table-cell table:formula="of:=[.E184]" office:value-type="float" office:value="0.016" calcext:value-type="float">
            <text:p>0,016</text:p>
          </table:table-cell>
          <table:table-cell table:formula="of:=[.F184]+[.E185]" office:value-type="float" office:value="2.928" calcext:value-type="float">
            <text:p>2,928</text:p>
          </table:table-cell>
          <table:table-cell table:formula="of:=[.G184]" office:value-type="float" office:value="1" calcext:value-type="float">
            <text:p>1</text:p>
          </table:table-cell>
          <table:table-cell table:formula="of:=[.H184]" office:value-type="float" office:value="1.414" calcext:value-type="float">
            <text:p>1,414</text:p>
          </table:table-cell>
        </table:table-row>
        <table:table-row table:style-name="ro1">
          <table:table-cell table:formula="of:=[.G185]*([.D185]-[.C185])-[.H185]*[.B185]" office:value-type="float" office:value="50.8930427294611" calcext:value-type="float">
            <text:p>50,89</text:p>
          </table:table-cell>
          <table:table-cell table:formula="of:=[.B185]+[.E186]*[.A186]" office:value-type="float" office:value="-45.5875683129439" calcext:value-type="float">
            <text:p>-45,59</text:p>
          </table:table-cell>
          <table:table-cell table:formula="of:=[.C185]+[.E186]*[.B186]" office:value-type="float" office:value="13.9897819707458" calcext:value-type="float">
            <text:p>13,99</text:p>
          </table:table-cell>
          <table:table-cell table:formula="of:=[.D185]" office:value-type="float" office:value="0" calcext:value-type="float">
            <text:p>0</text:p>
          </table:table-cell>
          <table:table-cell table:formula="of:=[.E185]" office:value-type="float" office:value="0.016" calcext:value-type="float">
            <text:p>0,016</text:p>
          </table:table-cell>
          <table:table-cell table:formula="of:=[.F185]+[.E186]" office:value-type="float" office:value="2.944" calcext:value-type="float">
            <text:p>2,944</text:p>
          </table:table-cell>
          <table:table-cell table:formula="of:=[.G185]" office:value-type="float" office:value="1" calcext:value-type="float">
            <text:p>1</text:p>
          </table:table-cell>
          <table:table-cell table:formula="of:=[.H185]" office:value-type="float" office:value="1.414" calcext:value-type="float">
            <text:p>1,414</text:p>
          </table:table-cell>
        </table:table-row>
        <table:table-row table:style-name="ro1">
          <table:table-cell table:formula="of:=[.G186]*([.D186]-[.C186])-[.H186]*[.B186]" office:value-type="float" office:value="50.4710396237569" calcext:value-type="float">
            <text:p>50,47</text:p>
          </table:table-cell>
          <table:table-cell table:formula="of:=[.B186]+[.E187]*[.A187]" office:value-type="float" office:value="-44.7800316789638" calcext:value-type="float">
            <text:p>-44,78</text:p>
          </table:table-cell>
          <table:table-cell table:formula="of:=[.C186]+[.E187]*[.B187]" office:value-type="float" office:value="13.2733014638824" calcext:value-type="float">
            <text:p>13,27</text:p>
          </table:table-cell>
          <table:table-cell table:formula="of:=[.D186]" office:value-type="float" office:value="0" calcext:value-type="float">
            <text:p>0</text:p>
          </table:table-cell>
          <table:table-cell table:formula="of:=[.E186]" office:value-type="float" office:value="0.016" calcext:value-type="float">
            <text:p>0,016</text:p>
          </table:table-cell>
          <table:table-cell table:formula="of:=[.F186]+[.E187]" office:value-type="float" office:value="2.96" calcext:value-type="float">
            <text:p>2,96</text:p>
          </table:table-cell>
          <table:table-cell table:formula="of:=[.G186]" office:value-type="float" office:value="1" calcext:value-type="float">
            <text:p>1</text:p>
          </table:table-cell>
          <table:table-cell table:formula="of:=[.H186]" office:value-type="float" office:value="1.414" calcext:value-type="float">
            <text:p>1,414</text:p>
          </table:table-cell>
        </table:table-row>
        <table:table-row table:style-name="ro1">
          <table:table-cell table:formula="of:=[.G187]*([.D187]-[.C187])-[.H187]*[.B187]" office:value-type="float" office:value="50.0456633301724" calcext:value-type="float">
            <text:p>50,05</text:p>
          </table:table-cell>
          <table:table-cell table:formula="of:=[.B187]+[.E188]*[.A188]" office:value-type="float" office:value="-43.979301065681" calcext:value-type="float">
            <text:p>-43,98</text:p>
          </table:table-cell>
          <table:table-cell table:formula="of:=[.C187]+[.E188]*[.B188]" office:value-type="float" office:value="12.5696326468315" calcext:value-type="float">
            <text:p>12,57</text:p>
          </table:table-cell>
          <table:table-cell table:formula="of:=[.D187]" office:value-type="float" office:value="0" calcext:value-type="float">
            <text:p>0</text:p>
          </table:table-cell>
          <table:table-cell table:formula="of:=[.E187]" office:value-type="float" office:value="0.016" calcext:value-type="float">
            <text:p>0,016</text:p>
          </table:table-cell>
          <table:table-cell table:formula="of:=[.F187]+[.E188]" office:value-type="float" office:value="2.976" calcext:value-type="float">
            <text:p>2,976</text:p>
          </table:table-cell>
          <table:table-cell table:formula="of:=[.G187]" office:value-type="float" office:value="1" calcext:value-type="float">
            <text:p>1</text:p>
          </table:table-cell>
          <table:table-cell table:formula="of:=[.H187]" office:value-type="float" office:value="1.414" calcext:value-type="float">
            <text:p>1,414</text:p>
          </table:table-cell>
        </table:table-row>
        <table:table-row table:style-name="ro1">
          <table:table-cell table:formula="of:=[.G188]*([.D188]-[.C188])-[.H188]*[.B188]" office:value-type="float" office:value="49.6170990600415" calcext:value-type="float">
            <text:p>49,62</text:p>
          </table:table-cell>
          <table:table-cell table:formula="of:=[.B188]+[.E189]*[.A189]" office:value-type="float" office:value="-43.1854274807204" calcext:value-type="float">
            <text:p>-43,19</text:p>
          </table:table-cell>
          <table:table-cell table:formula="of:=[.C188]+[.E189]*[.B189]" office:value-type="float" office:value="11.87866580714" calcext:value-type="float">
            <text:p>11,88</text:p>
          </table:table-cell>
          <table:table-cell table:formula="of:=[.D188]" office:value-type="float" office:value="0" calcext:value-type="float">
            <text:p>0</text:p>
          </table:table-cell>
          <table:table-cell table:formula="of:=[.E188]" office:value-type="float" office:value="0.016" calcext:value-type="float">
            <text:p>0,016</text:p>
          </table:table-cell>
          <table:table-cell table:formula="of:=[.F188]+[.E189]" office:value-type="float" office:value="2.992" calcext:value-type="float">
            <text:p>2,992</text:p>
          </table:table-cell>
          <table:table-cell table:formula="of:=[.G188]" office:value-type="float" office:value="1" calcext:value-type="float">
            <text:p>1</text:p>
          </table:table-cell>
          <table:table-cell table:formula="of:=[.H188]" office:value-type="float" office:value="1.414" calcext:value-type="float">
            <text:p>1,414</text:p>
          </table:table-cell>
        </table:table-row>
        <table:table-row table:style-name="ro1">
          <table:table-cell table:formula="of:=[.G189]*([.D189]-[.C189])-[.H189]*[.B189]" office:value-type="float" office:value="49.1855286505986" calcext:value-type="float">
            <text:p>49,19</text:p>
          </table:table-cell>
          <table:table-cell table:formula="of:=[.B189]+[.E190]*[.A190]" office:value-type="float" office:value="-42.3984590223108" calcext:value-type="float">
            <text:p>-42,40</text:p>
          </table:table-cell>
          <table:table-cell table:formula="of:=[.C189]+[.E190]*[.B190]" office:value-type="float" office:value="11.200290462783" calcext:value-type="float">
            <text:p>11,20</text:p>
          </table:table-cell>
          <table:table-cell table:formula="of:=[.D189]" office:value-type="float" office:value="0" calcext:value-type="float">
            <text:p>0</text:p>
          </table:table-cell>
          <table:table-cell table:formula="of:=[.E189]" office:value-type="float" office:value="0.016" calcext:value-type="float">
            <text:p>0,016</text:p>
          </table:table-cell>
          <table:table-cell table:formula="of:=[.F189]+[.E190]" office:value-type="float" office:value="3.008" calcext:value-type="float">
            <text:p>3,008</text:p>
          </table:table-cell>
          <table:table-cell table:formula="of:=[.G189]" office:value-type="float" office:value="1" calcext:value-type="float">
            <text:p>1</text:p>
          </table:table-cell>
          <table:table-cell table:formula="of:=[.H189]" office:value-type="float" office:value="1.414" calcext:value-type="float">
            <text:p>1,414</text:p>
          </table:table-cell>
        </table:table-row>
        <table:table-row table:style-name="ro1">
          <table:table-cell table:formula="of:=[.G190]*([.D190]-[.C190])-[.H190]*[.B190]" office:value-type="float" office:value="48.7511305947645" calcext:value-type="float">
            <text:p>48,75</text:p>
          </table:table-cell>
          <table:table-cell table:formula="of:=[.B190]+[.E191]*[.A191]" office:value-type="float" office:value="-41.6184409327946" calcext:value-type="float">
            <text:p>-41,62</text:p>
          </table:table-cell>
          <table:table-cell table:formula="of:=[.C190]+[.E191]*[.B191]" office:value-type="float" office:value="10.5343954078583" calcext:value-type="float">
            <text:p>10,53</text:p>
          </table:table-cell>
          <table:table-cell table:formula="of:=[.D190]" office:value-type="float" office:value="0" calcext:value-type="float">
            <text:p>0</text:p>
          </table:table-cell>
          <table:table-cell table:formula="of:=[.E190]" office:value-type="float" office:value="0.016" calcext:value-type="float">
            <text:p>0,016</text:p>
          </table:table-cell>
          <table:table-cell table:formula="of:=[.F190]+[.E191]" office:value-type="float" office:value="3.024" calcext:value-type="float">
            <text:p>3,024</text:p>
          </table:table-cell>
          <table:table-cell table:formula="of:=[.G190]" office:value-type="float" office:value="1" calcext:value-type="float">
            <text:p>1</text:p>
          </table:table-cell>
          <table:table-cell table:formula="of:=[.H190]" office:value-type="float" office:value="1.414" calcext:value-type="float">
            <text:p>1,414</text:p>
          </table:table-cell>
        </table:table-row>
        <table:table-row table:style-name="ro1">
          <table:table-cell table:formula="of:=[.G191]*([.D191]-[.C191])-[.H191]*[.B191]" office:value-type="float" office:value="48.3140800711132" calcext:value-type="float">
            <text:p>48,31</text:p>
          </table:table-cell>
          <table:table-cell table:formula="of:=[.B191]+[.E192]*[.A192]" office:value-type="float" office:value="-40.8454156516567" calcext:value-type="float">
            <text:p>-40,85</text:p>
          </table:table-cell>
          <table:table-cell table:formula="of:=[.C191]+[.E192]*[.B192]" office:value-type="float" office:value="9.88086875743176" calcext:value-type="float">
            <text:p>9,88</text:p>
          </table:table-cell>
          <table:table-cell table:formula="of:=[.D191]" office:value-type="float" office:value="0" calcext:value-type="float">
            <text:p>0</text:p>
          </table:table-cell>
          <table:table-cell table:formula="of:=[.E191]" office:value-type="float" office:value="0.016" calcext:value-type="float">
            <text:p>0,016</text:p>
          </table:table-cell>
          <table:table-cell table:formula="of:=[.F191]+[.E192]" office:value-type="float" office:value="3.04" calcext:value-type="float">
            <text:p>3,04</text:p>
          </table:table-cell>
          <table:table-cell table:formula="of:=[.G191]" office:value-type="float" office:value="1" calcext:value-type="float">
            <text:p>1</text:p>
          </table:table-cell>
          <table:table-cell table:formula="of:=[.H191]" office:value-type="float" office:value="1.414" calcext:value-type="float">
            <text:p>1,414</text:p>
          </table:table-cell>
        </table:table-row>
        <table:table-row table:style-name="ro1">
          <table:table-cell table:formula="of:=[.G192]*([.D192]-[.C192])-[.H192]*[.B192]" office:value-type="float" office:value="47.8745489740109" calcext:value-type="float">
            <text:p>47,87</text:p>
          </table:table-cell>
          <table:table-cell table:formula="of:=[.B192]+[.E193]*[.A193]" office:value-type="float" office:value="-40.0794228680726" calcext:value-type="float">
            <text:p>-40,08</text:p>
          </table:table-cell>
          <table:table-cell table:formula="of:=[.C192]+[.E193]*[.B193]" office:value-type="float" office:value="9.2395979915426" calcext:value-type="float">
            <text:p>9,24</text:p>
          </table:table-cell>
          <table:table-cell table:formula="of:=[.D192]" office:value-type="float" office:value="0" calcext:value-type="float">
            <text:p>0</text:p>
          </table:table-cell>
          <table:table-cell table:formula="of:=[.E192]" office:value-type="float" office:value="0.016" calcext:value-type="float">
            <text:p>0,016</text:p>
          </table:table-cell>
          <table:table-cell table:formula="of:=[.F192]+[.E193]" office:value-type="float" office:value="3.056" calcext:value-type="float">
            <text:p>3,056</text:p>
          </table:table-cell>
          <table:table-cell table:formula="of:=[.G192]" office:value-type="float" office:value="1" calcext:value-type="float">
            <text:p>1</text:p>
          </table:table-cell>
          <table:table-cell table:formula="of:=[.H192]" office:value-type="float" office:value="1.414" calcext:value-type="float">
            <text:p>1,414</text:p>
          </table:table-cell>
        </table:table-row>
        <table:table-row table:style-name="ro1">
          <table:table-cell table:formula="of:=[.G193]*([.D193]-[.C193])-[.H193]*[.B193]" office:value-type="float" office:value="47.432705943912" calcext:value-type="float">
            <text:p>47,43</text:p>
          </table:table-cell>
          <table:table-cell table:formula="of:=[.B193]+[.E194]*[.A194]" office:value-type="float" office:value="-39.32049957297" calcext:value-type="float">
            <text:p>-39,32</text:p>
          </table:table-cell>
          <table:table-cell table:formula="of:=[.C193]+[.E194]*[.B194]" office:value-type="float" office:value="8.61046999837508" calcext:value-type="float">
            <text:p>8,61</text:p>
          </table:table-cell>
          <table:table-cell table:formula="of:=[.D193]" office:value-type="float" office:value="0" calcext:value-type="float">
            <text:p>0</text:p>
          </table:table-cell>
          <table:table-cell table:formula="of:=[.E193]" office:value-type="float" office:value="0.016" calcext:value-type="float">
            <text:p>0,016</text:p>
          </table:table-cell>
          <table:table-cell table:formula="of:=[.F193]+[.E194]" office:value-type="float" office:value="3.072" calcext:value-type="float">
            <text:p>3,072</text:p>
          </table:table-cell>
          <table:table-cell table:formula="of:=[.G193]" office:value-type="float" office:value="1" calcext:value-type="float">
            <text:p>1</text:p>
          </table:table-cell>
          <table:table-cell table:formula="of:=[.H193]" office:value-type="float" office:value="1.414" calcext:value-type="float">
            <text:p>1,414</text:p>
          </table:table-cell>
        </table:table-row>
        <table:table-row table:style-name="ro1">
          <table:table-cell table:formula="of:=[.G194]*([.D194]-[.C194])-[.H194]*[.B194]" office:value-type="float" office:value="46.9887163978045" calcext:value-type="float">
            <text:p>46,99</text:p>
          </table:table-cell>
          <table:table-cell table:formula="of:=[.B194]+[.E195]*[.A195]" office:value-type="float" office:value="-38.5686801106051" calcext:value-type="float">
            <text:p>-38,57</text:p>
          </table:table-cell>
          <table:table-cell table:formula="of:=[.C194]+[.E195]*[.B195]" office:value-type="float" office:value="7.9933711166054" calcext:value-type="float">
            <text:p>7,99</text:p>
          </table:table-cell>
          <table:table-cell table:formula="of:=[.D194]" office:value-type="float" office:value="0" calcext:value-type="float">
            <text:p>0</text:p>
          </table:table-cell>
          <table:table-cell table:formula="of:=[.E194]" office:value-type="float" office:value="0.016" calcext:value-type="float">
            <text:p>0,016</text:p>
          </table:table-cell>
          <table:table-cell table:formula="of:=[.F194]+[.E195]" office:value-type="float" office:value="3.088" calcext:value-type="float">
            <text:p>3,088</text:p>
          </table:table-cell>
          <table:table-cell table:formula="of:=[.G194]" office:value-type="float" office:value="1" calcext:value-type="float">
            <text:p>1</text:p>
          </table:table-cell>
          <table:table-cell table:formula="of:=[.H194]" office:value-type="float" office:value="1.414" calcext:value-type="float">
            <text:p>1,414</text:p>
          </table:table-cell>
        </table:table-row>
        <table:table-row table:style-name="ro1">
          <table:table-cell table:formula="of:=[.G195]*([.D195]-[.C195])-[.H195]*[.B195]" office:value-type="float" office:value="46.5427425597902" calcext:value-type="float">
            <text:p>46,54</text:p>
          </table:table-cell>
          <table:table-cell table:formula="of:=[.B195]+[.E196]*[.A196]" office:value-type="float" office:value="-37.8239962296485" calcext:value-type="float">
            <text:p>-37,82</text:p>
          </table:table-cell>
          <table:table-cell table:formula="of:=[.C195]+[.E196]*[.B196]" office:value-type="float" office:value="7.38818717693102" calcext:value-type="float">
            <text:p>7,39</text:p>
          </table:table-cell>
          <table:table-cell table:formula="of:=[.D195]" office:value-type="float" office:value="0" calcext:value-type="float">
            <text:p>0</text:p>
          </table:table-cell>
          <table:table-cell table:formula="of:=[.E195]" office:value-type="float" office:value="0.016" calcext:value-type="float">
            <text:p>0,016</text:p>
          </table:table-cell>
          <table:table-cell table:formula="of:=[.F195]+[.E196]" office:value-type="float" office:value="3.104" calcext:value-type="float">
            <text:p>3,104</text:p>
          </table:table-cell>
          <table:table-cell table:formula="of:=[.G195]" office:value-type="float" office:value="1" calcext:value-type="float">
            <text:p>1</text:p>
          </table:table-cell>
          <table:table-cell table:formula="of:=[.H195]" office:value-type="float" office:value="1.414" calcext:value-type="float">
            <text:p>1,414</text:p>
          </table:table-cell>
        </table:table-row>
        <table:table-row table:style-name="ro1">
          <table:table-cell table:formula="of:=[.G196]*([.D196]-[.C196])-[.H196]*[.B196]" office:value-type="float" office:value="46.0949434917919" calcext:value-type="float">
            <text:p>46,09</text:p>
          </table:table-cell>
          <table:table-cell table:formula="of:=[.B196]+[.E197]*[.A197]" office:value-type="float" office:value="-37.0864771337798" calcext:value-type="float">
            <text:p>-37,09</text:p>
          </table:table-cell>
          <table:table-cell table:formula="of:=[.C196]+[.E197]*[.B197]" office:value-type="float" office:value="6.79480354279055" calcext:value-type="float">
            <text:p>6,79</text:p>
          </table:table-cell>
          <table:table-cell table:formula="of:=[.D196]" office:value-type="float" office:value="0" calcext:value-type="float">
            <text:p>0</text:p>
          </table:table-cell>
          <table:table-cell table:formula="of:=[.E196]" office:value-type="float" office:value="0.016" calcext:value-type="float">
            <text:p>0,016</text:p>
          </table:table-cell>
          <table:table-cell table:formula="of:=[.F196]+[.E197]" office:value-type="float" office:value="3.12" calcext:value-type="float">
            <text:p>3,12</text:p>
          </table:table-cell>
          <table:table-cell table:formula="of:=[.G196]" office:value-type="float" office:value="1" calcext:value-type="float">
            <text:p>1</text:p>
          </table:table-cell>
          <table:table-cell table:formula="of:=[.H196]" office:value-type="float" office:value="1.414" calcext:value-type="float">
            <text:p>1,414</text:p>
          </table:table-cell>
        </table:table-row>
        <table:table-row table:style-name="ro1">
          <table:table-cell table:formula="of:=[.G197]*([.D197]-[.C197])-[.H197]*[.B197]" office:value-type="float" office:value="45.6454751243741" calcext:value-type="float">
            <text:p>45,65</text:p>
          </table:table-cell>
          <table:table-cell table:formula="of:=[.B197]+[.E198]*[.A198]" office:value-type="float" office:value="-36.3561495317898" calcext:value-type="float">
            <text:p>-36,36</text:p>
          </table:table-cell>
          <table:table-cell table:formula="of:=[.C197]+[.E198]*[.B198]" office:value-type="float" office:value="6.21310515028191" calcext:value-type="float">
            <text:p>6,21</text:p>
          </table:table-cell>
          <table:table-cell table:formula="of:=[.D197]" office:value-type="float" office:value="0" calcext:value-type="float">
            <text:p>0</text:p>
          </table:table-cell>
          <table:table-cell table:formula="of:=[.E197]" office:value-type="float" office:value="0.016" calcext:value-type="float">
            <text:p>0,016</text:p>
          </table:table-cell>
          <table:table-cell table:formula="of:=[.F197]+[.E198]" office:value-type="float" office:value="3.136" calcext:value-type="float">
            <text:p>3,136</text:p>
          </table:table-cell>
          <table:table-cell table:formula="of:=[.G197]" office:value-type="float" office:value="1" calcext:value-type="float">
            <text:p>1</text:p>
          </table:table-cell>
          <table:table-cell table:formula="of:=[.H197]" office:value-type="float" office:value="1.414" calcext:value-type="float">
            <text:p>1,414</text:p>
          </table:table-cell>
        </table:table-row>
        <table:table-row table:style-name="ro1">
          <table:table-cell table:formula="of:=[.G198]*([.D198]-[.C198])-[.H198]*[.B198]" office:value-type="float" office:value="45.1944902876689" calcext:value-type="float">
            <text:p>45,19</text:p>
          </table:table-cell>
          <table:table-cell table:formula="of:=[.B198]+[.E199]*[.A199]" office:value-type="float" office:value="-35.6330376871871" calcext:value-type="float">
            <text:p>-35,63</text:p>
          </table:table-cell>
          <table:table-cell table:formula="of:=[.C198]+[.E199]*[.B199]" office:value-type="float" office:value="5.64297654728692" calcext:value-type="float">
            <text:p>5,64</text:p>
          </table:table-cell>
          <table:table-cell table:formula="of:=[.D198]" office:value-type="float" office:value="0" calcext:value-type="float">
            <text:p>0</text:p>
          </table:table-cell>
          <table:table-cell table:formula="of:=[.E198]" office:value-type="float" office:value="0.016" calcext:value-type="float">
            <text:p>0,016</text:p>
          </table:table-cell>
          <table:table-cell table:formula="of:=[.F198]+[.E199]" office:value-type="float" office:value="3.152" calcext:value-type="float">
            <text:p>3,152</text:p>
          </table:table-cell>
          <table:table-cell table:formula="of:=[.G198]" office:value-type="float" office:value="1" calcext:value-type="float">
            <text:p>1</text:p>
          </table:table-cell>
          <table:table-cell table:formula="of:=[.H198]" office:value-type="float" office:value="1.414" calcext:value-type="float">
            <text:p>1,414</text:p>
          </table:table-cell>
        </table:table-row>
        <table:table-row table:style-name="ro1">
          <table:table-cell table:formula="of:=[.G199]*([.D199]-[.C199])-[.H199]*[.B199]" office:value-type="float" office:value="44.7421387423956" calcext:value-type="float">
            <text:p>44,74</text:p>
          </table:table-cell>
          <table:table-cell table:formula="of:=[.B199]+[.E200]*[.A200]" office:value-type="float" office:value="-34.9171634673088" calcext:value-type="float">
            <text:p>-34,92</text:p>
          </table:table-cell>
          <table:table-cell table:formula="of:=[.C199]+[.E200]*[.B200]" office:value-type="float" office:value="5.08430193180998" calcext:value-type="float">
            <text:p>5,08</text:p>
          </table:table-cell>
          <table:table-cell table:formula="of:=[.D199]" office:value-type="float" office:value="0" calcext:value-type="float">
            <text:p>0</text:p>
          </table:table-cell>
          <table:table-cell table:formula="of:=[.E199]" office:value-type="float" office:value="0.016" calcext:value-type="float">
            <text:p>0,016</text:p>
          </table:table-cell>
          <table:table-cell table:formula="of:=[.F199]+[.E200]" office:value-type="float" office:value="3.168" calcext:value-type="float">
            <text:p>3,168</text:p>
          </table:table-cell>
          <table:table-cell table:formula="of:=[.G199]" office:value-type="float" office:value="1" calcext:value-type="float">
            <text:p>1</text:p>
          </table:table-cell>
          <table:table-cell table:formula="of:=[.H199]" office:value-type="float" office:value="1.414" calcext:value-type="float">
            <text:p>1,414</text:p>
          </table:table-cell>
        </table:table-row>
        <table:table-row table:style-name="ro1">
          <table:table-cell table:formula="of:=[.G200]*([.D200]-[.C200])-[.H200]*[.B200]" office:value-type="float" office:value="44.2885672109646" calcext:value-type="float">
            <text:p>44,29</text:p>
          </table:table-cell>
          <table:table-cell table:formula="of:=[.B200]+[.E201]*[.A201]" office:value-type="float" office:value="-34.2085463919333" calcext:value-type="float">
            <text:p>-34,21</text:p>
          </table:table-cell>
          <table:table-cell table:formula="of:=[.C200]+[.E201]*[.B201]" office:value-type="float" office:value="4.53696518953904" calcext:value-type="float">
            <text:p>4,54</text:p>
          </table:table-cell>
          <table:table-cell table:formula="of:=[.D200]" office:value-type="float" office:value="0" calcext:value-type="float">
            <text:p>0</text:p>
          </table:table-cell>
          <table:table-cell table:formula="of:=[.E200]" office:value-type="float" office:value="0.016" calcext:value-type="float">
            <text:p>0,016</text:p>
          </table:table-cell>
          <table:table-cell table:formula="of:=[.F200]+[.E201]" office:value-type="float" office:value="3.184" calcext:value-type="float">
            <text:p>3,184</text:p>
          </table:table-cell>
          <table:table-cell table:formula="of:=[.G200]" office:value-type="float" office:value="1" calcext:value-type="float">
            <text:p>1</text:p>
          </table:table-cell>
          <table:table-cell table:formula="of:=[.H200]" office:value-type="float" office:value="1.414" calcext:value-type="float">
            <text:p>1,414</text:p>
          </table:table-cell>
        </table:table-row>
        <table:table-row table:style-name="ro1">
          <table:table-cell table:formula="of:=[.G201]*([.D201]-[.C201])-[.H201]*[.B201]" office:value-type="float" office:value="43.8339194086547" calcext:value-type="float">
            <text:p>43,83</text:p>
          </table:table-cell>
          <table:table-cell table:formula="of:=[.B201]+[.E202]*[.A202]" office:value-type="float" office:value="-33.5072036813949" calcext:value-type="float">
            <text:p>-33,51</text:p>
          </table:table-cell>
          <table:table-cell table:formula="of:=[.C201]+[.E202]*[.B202]" office:value-type="float" office:value="4.00084993063672" calcext:value-type="float">
            <text:p>4,00</text:p>
          </table:table-cell>
          <table:table-cell table:formula="of:=[.D201]" office:value-type="float" office:value="0" calcext:value-type="float">
            <text:p>0</text:p>
          </table:table-cell>
          <table:table-cell table:formula="of:=[.E201]" office:value-type="float" office:value="0.016" calcext:value-type="float">
            <text:p>0,016</text:p>
          </table:table-cell>
          <table:table-cell table:formula="of:=[.F201]+[.E202]" office:value-type="float" office:value="3.2" calcext:value-type="float">
            <text:p>3,2</text:p>
          </table:table-cell>
          <table:table-cell table:formula="of:=[.G201]" office:value-type="float" office:value="1" calcext:value-type="float">
            <text:p>1</text:p>
          </table:table-cell>
          <table:table-cell table:formula="of:=[.H201]" office:value-type="float" office:value="1.414" calcext:value-type="float">
            <text:p>1,414</text:p>
          </table:table-cell>
        </table:table-row>
        <table:table-row table:style-name="ro1">
          <table:table-cell table:formula="of:=[.G202]*([.D202]-[.C202])-[.H202]*[.B202]" office:value-type="float" office:value="43.3783360748556" calcext:value-type="float">
            <text:p>43,38</text:p>
          </table:table-cell>
          <table:table-cell table:formula="of:=[.B202]+[.E203]*[.A203]" office:value-type="float" office:value="-32.8131503041972" calcext:value-type="float">
            <text:p>-32,81</text:p>
          </table:table-cell>
          <table:table-cell table:formula="of:=[.C202]+[.E203]*[.B203]" office:value-type="float" office:value="3.47583952576957" calcext:value-type="float">
            <text:p>3,48</text:p>
          </table:table-cell>
          <table:table-cell table:formula="of:=[.D202]" office:value-type="float" office:value="0" calcext:value-type="float">
            <text:p>0</text:p>
          </table:table-cell>
          <table:table-cell table:formula="of:=[.E202]" office:value-type="float" office:value="0.016" calcext:value-type="float">
            <text:p>0,016</text:p>
          </table:table-cell>
          <table:table-cell table:formula="of:=[.F202]+[.E203]" office:value-type="float" office:value="3.216" calcext:value-type="float">
            <text:p>3,216</text:p>
          </table:table-cell>
          <table:table-cell table:formula="of:=[.G202]" office:value-type="float" office:value="1" calcext:value-type="float">
            <text:p>1</text:p>
          </table:table-cell>
          <table:table-cell table:formula="of:=[.H202]" office:value-type="float" office:value="1.414" calcext:value-type="float">
            <text:p>1,414</text:p>
          </table:table-cell>
        </table:table-row>
        <table:table-row table:style-name="ro1">
          <table:table-cell table:formula="of:=[.G203]*([.D203]-[.C203])-[.H203]*[.B203]" office:value-type="float" office:value="42.9219550043652" calcext:value-type="float">
            <text:p>42,92</text:p>
          </table:table-cell>
          <table:table-cell table:formula="of:=[.B203]+[.E204]*[.A204]" office:value-type="float" office:value="-32.1263990241273" calcext:value-type="float">
            <text:p>-32,13</text:p>
          </table:table-cell>
          <table:table-cell table:formula="of:=[.C203]+[.E204]*[.B204]" office:value-type="float" office:value="2.96181714138353" calcext:value-type="float">
            <text:p>2,96</text:p>
          </table:table-cell>
          <table:table-cell table:formula="of:=[.D203]" office:value-type="float" office:value="0" calcext:value-type="float">
            <text:p>0</text:p>
          </table:table-cell>
          <table:table-cell table:formula="of:=[.E203]" office:value-type="float" office:value="0.016" calcext:value-type="float">
            <text:p>0,016</text:p>
          </table:table-cell>
          <table:table-cell table:formula="of:=[.F203]+[.E204]" office:value-type="float" office:value="3.232" calcext:value-type="float">
            <text:p>3,232</text:p>
          </table:table-cell>
          <table:table-cell table:formula="of:=[.G203]" office:value-type="float" office:value="1" calcext:value-type="float">
            <text:p>1</text:p>
          </table:table-cell>
          <table:table-cell table:formula="of:=[.H203]" office:value-type="float" office:value="1.414" calcext:value-type="float">
            <text:p>1,414</text:p>
          </table:table-cell>
        </table:table-row>
        <table:table-row table:style-name="ro1">
          <table:table-cell table:formula="of:=[.G204]*([.D204]-[.C204])-[.H204]*[.B204]" office:value-type="float" office:value="42.4649110787325" calcext:value-type="float">
            <text:p>42,46</text:p>
          </table:table-cell>
          <table:table-cell table:formula="of:=[.B204]+[.E205]*[.A205]" office:value-type="float" office:value="-31.4469604468676" calcext:value-type="float">
            <text:p>-31,45</text:p>
          </table:table-cell>
          <table:table-cell table:formula="of:=[.C204]+[.E205]*[.B205]" office:value-type="float" office:value="2.45866577423365" calcext:value-type="float">
            <text:p>2,46</text:p>
          </table:table-cell>
          <table:table-cell table:formula="of:=[.D204]" office:value-type="float" office:value="0" calcext:value-type="float">
            <text:p>0</text:p>
          </table:table-cell>
          <table:table-cell table:formula="of:=[.E204]" office:value-type="float" office:value="0.016" calcext:value-type="float">
            <text:p>0,016</text:p>
          </table:table-cell>
          <table:table-cell table:formula="of:=[.F204]+[.E205]" office:value-type="float" office:value="3.248" calcext:value-type="float">
            <text:p>3,248</text:p>
          </table:table-cell>
          <table:table-cell table:formula="of:=[.G204]" office:value-type="float" office:value="1" calcext:value-type="float">
            <text:p>1</text:p>
          </table:table-cell>
          <table:table-cell table:formula="of:=[.H204]" office:value-type="float" office:value="1.414" calcext:value-type="float">
            <text:p>1,414</text:p>
          </table:table-cell>
        </table:table-row>
        <table:table-row table:style-name="ro1">
          <table:table-cell table:formula="of:=[.G205]*([.D205]-[.C205])-[.H205]*[.B205]" office:value-type="float" office:value="42.0073362976371" calcext:value-type="float">
            <text:p>42,01</text:p>
          </table:table-cell>
          <table:table-cell table:formula="of:=[.B205]+[.E206]*[.A206]" office:value-type="float" office:value="-30.7748430661054" calcext:value-type="float">
            <text:p>-30,77</text:p>
          </table:table-cell>
          <table:table-cell table:formula="of:=[.C205]+[.E206]*[.B206]" office:value-type="float" office:value="1.96626828517596" calcext:value-type="float">
            <text:p>1,97</text:p>
          </table:table-cell>
          <table:table-cell table:formula="of:=[.D205]" office:value-type="float" office:value="0" calcext:value-type="float">
            <text:p>0</text:p>
          </table:table-cell>
          <table:table-cell table:formula="of:=[.E205]" office:value-type="float" office:value="0.016" calcext:value-type="float">
            <text:p>0,016</text:p>
          </table:table-cell>
          <table:table-cell table:formula="of:=[.F205]+[.E206]" office:value-type="float" office:value="3.264" calcext:value-type="float">
            <text:p>3,264</text:p>
          </table:table-cell>
          <table:table-cell table:formula="of:=[.G205]" office:value-type="float" office:value="1" calcext:value-type="float">
            <text:p>1</text:p>
          </table:table-cell>
          <table:table-cell table:formula="of:=[.H205]" office:value-type="float" office:value="1.414" calcext:value-type="float">
            <text:p>1,414</text:p>
          </table:table-cell>
        </table:table-row>
        <table:table-row table:style-name="ro1">
          <table:table-cell table:formula="of:=[.G206]*([.D206]-[.C206])-[.H206]*[.B206]" office:value-type="float" office:value="41.5493598102971" calcext:value-type="float">
            <text:p>41,55</text:p>
          </table:table-cell>
          <table:table-cell table:formula="of:=[.B206]+[.E207]*[.A207]" office:value-type="float" office:value="-30.1100533091407" calcext:value-type="float">
            <text:p>-30,11</text:p>
          </table:table-cell>
          <table:table-cell table:formula="of:=[.C206]+[.E207]*[.B207]" office:value-type="float" office:value="1.48450743222971" calcext:value-type="float">
            <text:p>1,48</text:p>
          </table:table-cell>
          <table:table-cell table:formula="of:=[.D206]" office:value-type="float" office:value="0" calcext:value-type="float">
            <text:p>0</text:p>
          </table:table-cell>
          <table:table-cell table:formula="of:=[.E206]" office:value-type="float" office:value="0.016" calcext:value-type="float">
            <text:p>0,016</text:p>
          </table:table-cell>
          <table:table-cell table:formula="of:=[.F206]+[.E207]" office:value-type="float" office:value="3.28" calcext:value-type="float">
            <text:p>3,28</text:p>
          </table:table-cell>
          <table:table-cell table:formula="of:=[.G206]" office:value-type="float" office:value="1" calcext:value-type="float">
            <text:p>1</text:p>
          </table:table-cell>
          <table:table-cell table:formula="of:=[.H206]" office:value-type="float" office:value="1.414" calcext:value-type="float">
            <text:p>1,414</text:p>
          </table:table-cell>
        </table:table-row>
        <table:table-row table:style-name="ro1">
          <table:table-cell table:formula="of:=[.G207]*([.D207]-[.C207])-[.H207]*[.B207]" office:value-type="float" office:value="41.0911079468952" calcext:value-type="float">
            <text:p>41,09</text:p>
          </table:table-cell>
          <table:table-cell table:formula="of:=[.B207]+[.E208]*[.A208]" office:value-type="float" office:value="-29.4525955819903" calcext:value-type="float">
            <text:p>-29,45</text:p>
          </table:table-cell>
          <table:table-cell table:formula="of:=[.C207]+[.E208]*[.B208]" office:value-type="float" office:value="1.01326590291787" calcext:value-type="float">
            <text:p>1,01</text:p>
          </table:table-cell>
          <table:table-cell table:formula="of:=[.D207]" office:value-type="float" office:value="0" calcext:value-type="float">
            <text:p>0</text:p>
          </table:table-cell>
          <table:table-cell table:formula="of:=[.E207]" office:value-type="float" office:value="0.016" calcext:value-type="float">
            <text:p>0,016</text:p>
          </table:table-cell>
          <table:table-cell table:formula="of:=[.F207]+[.E208]" office:value-type="float" office:value="3.296" calcext:value-type="float">
            <text:p>3,296</text:p>
          </table:table-cell>
          <table:table-cell table:formula="of:=[.G207]" office:value-type="float" office:value="1" calcext:value-type="float">
            <text:p>1</text:p>
          </table:table-cell>
          <table:table-cell table:formula="of:=[.H207]" office:value-type="float" office:value="1.414" calcext:value-type="float">
            <text:p>1,414</text:p>
          </table:table-cell>
        </table:table-row>
        <table:table-row table:style-name="ro1">
          <table:table-cell table:formula="of:=[.G208]*([.D208]-[.C208])-[.H208]*[.B208]" office:value-type="float" office:value="40.6327042500165" calcext:value-type="float">
            <text:p>40,63</text:p>
          </table:table-cell>
          <table:table-cell table:formula="of:=[.B208]+[.E209]*[.A209]" office:value-type="float" office:value="-28.8024723139901" calcext:value-type="float">
            <text:p>-28,80</text:p>
          </table:table-cell>
          <table:table-cell table:formula="of:=[.C208]+[.E209]*[.B209]" office:value-type="float" office:value="0.552426345894027" calcext:value-type="float">
            <text:p>0,55</text:p>
          </table:table-cell>
          <table:table-cell table:formula="of:=[.D208]" office:value-type="float" office:value="0" calcext:value-type="float">
            <text:p>0</text:p>
          </table:table-cell>
          <table:table-cell table:formula="of:=[.E208]" office:value-type="float" office:value="0.016" calcext:value-type="float">
            <text:p>0,016</text:p>
          </table:table-cell>
          <table:table-cell table:formula="of:=[.F208]+[.E209]" office:value-type="float" office:value="3.312" calcext:value-type="float">
            <text:p>3,312</text:p>
          </table:table-cell>
          <table:table-cell table:formula="of:=[.G208]" office:value-type="float" office:value="1" calcext:value-type="float">
            <text:p>1</text:p>
          </table:table-cell>
          <table:table-cell table:formula="of:=[.H208]" office:value-type="float" office:value="1.414" calcext:value-type="float">
            <text:p>1,414</text:p>
          </table:table-cell>
        </table:table-row>
        <table:table-row table:style-name="ro1">
          <table:table-cell table:formula="of:=[.G209]*([.D209]-[.C209])-[.H209]*[.B209]" office:value-type="float" office:value="40.1742695060879" calcext:value-type="float">
            <text:p>40,17</text:p>
          </table:table-cell>
          <table:table-cell table:formula="of:=[.B209]+[.E210]*[.A210]" office:value-type="float" office:value="-28.1596840018927" calcext:value-type="float">
            <text:p>-28,16</text:p>
          </table:table-cell>
          <table:table-cell table:formula="of:=[.C209]+[.E210]*[.B210]" office:value-type="float" office:value="0.101871401863744" calcext:value-type="float">
            <text:p>0,10</text:p>
          </table:table-cell>
          <table:table-cell table:formula="of:=[.D209]" office:value-type="float" office:value="0" calcext:value-type="float">
            <text:p>0</text:p>
          </table:table-cell>
          <table:table-cell table:formula="of:=[.E209]" office:value-type="float" office:value="0.016" calcext:value-type="float">
            <text:p>0,016</text:p>
          </table:table-cell>
          <table:table-cell table:formula="of:=[.F209]+[.E210]" office:value-type="float" office:value="3.328" calcext:value-type="float">
            <text:p>3,328</text:p>
          </table:table-cell>
          <table:table-cell table:formula="of:=[.G209]" office:value-type="float" office:value="1" calcext:value-type="float">
            <text:p>1</text:p>
          </table:table-cell>
          <table:table-cell table:formula="of:=[.H209]" office:value-type="float" office:value="1.414" calcext:value-type="float">
            <text:p>1,414</text:p>
          </table:table-cell>
        </table:table-row>
        <table:table-row table:style-name="ro1">
          <table:table-cell table:formula="of:=[.G210]*([.D210]-[.C210])-[.H210]*[.B210]" office:value-type="float" office:value="39.7159217768125" calcext:value-type="float">
            <text:p>39,72</text:p>
          </table:table-cell>
          <table:table-cell table:formula="of:=[.B210]+[.E211]*[.A211]" office:value-type="float" office:value="-27.5242292534637" calcext:value-type="float">
            <text:p>-27,52</text:p>
          </table:table-cell>
          <table:table-cell table:formula="of:=[.C210]+[.E211]*[.B211]" office:value-type="float" office:value="-0.338516266191675" calcext:value-type="float">
            <text:p>-0,34</text:p>
          </table:table-cell>
          <table:table-cell table:formula="of:=[.D210]" office:value-type="float" office:value="0" calcext:value-type="float">
            <text:p>0</text:p>
          </table:table-cell>
          <table:table-cell table:formula="of:=[.E210]" office:value-type="float" office:value="0.016" calcext:value-type="float">
            <text:p>0,016</text:p>
          </table:table-cell>
          <table:table-cell table:formula="of:=[.F210]+[.E211]" office:value-type="float" office:value="3.344" calcext:value-type="float">
            <text:p>3,344</text:p>
          </table:table-cell>
          <table:table-cell table:formula="of:=[.G210]" office:value-type="float" office:value="1" calcext:value-type="float">
            <text:p>1</text:p>
          </table:table-cell>
          <table:table-cell table:formula="of:=[.H210]" office:value-type="float" office:value="1.414" calcext:value-type="float">
            <text:p>1,414</text:p>
          </table:table-cell>
        </table:table-row>
        <table:table-row table:style-name="ro1">
          <table:table-cell table:formula="of:=[.G211]*([.D211]-[.C211])-[.H211]*[.B211]" office:value-type="float" office:value="39.2577764305893" calcext:value-type="float">
            <text:p>39,26</text:p>
          </table:table-cell>
          <table:table-cell table:formula="of:=[.B211]+[.E212]*[.A212]" office:value-type="float" office:value="-26.8961048305742" calcext:value-type="float">
            <text:p>-26,90</text:p>
          </table:table-cell>
          <table:table-cell table:formula="of:=[.C211]+[.E212]*[.B212]" office:value-type="float" office:value="-0.768853943480862" calcext:value-type="float">
            <text:p>-0,77</text:p>
          </table:table-cell>
          <table:table-cell table:formula="of:=[.D211]" office:value-type="float" office:value="0" calcext:value-type="float">
            <text:p>0</text:p>
          </table:table-cell>
          <table:table-cell table:formula="of:=[.E211]" office:value-type="float" office:value="0.016" calcext:value-type="float">
            <text:p>0,016</text:p>
          </table:table-cell>
          <table:table-cell table:formula="of:=[.F211]+[.E212]" office:value-type="float" office:value="3.36" calcext:value-type="float">
            <text:p>3,36</text:p>
          </table:table-cell>
          <table:table-cell table:formula="of:=[.G211]" office:value-type="float" office:value="1" calcext:value-type="float">
            <text:p>1</text:p>
          </table:table-cell>
          <table:table-cell table:formula="of:=[.H211]" office:value-type="float" office:value="1.414" calcext:value-type="float">
            <text:p>1,414</text:p>
          </table:table-cell>
        </table:table-row>
        <table:table-row table:style-name="ro1">
          <table:table-cell table:formula="of:=[.G212]*([.D212]-[.C212])-[.H212]*[.B212]" office:value-type="float" office:value="38.7999461739128" calcext:value-type="float">
            <text:p>38,80</text:p>
          </table:table-cell>
          <table:table-cell table:formula="of:=[.B212]+[.E213]*[.A213]" office:value-type="float" office:value="-26.2753056917916" calcext:value-type="float">
            <text:p>-26,28</text:p>
          </table:table-cell>
          <table:table-cell table:formula="of:=[.C212]+[.E213]*[.B213]" office:value-type="float" office:value="-1.18925883454953" calcext:value-type="float">
            <text:p>-1,19</text:p>
          </table:table-cell>
          <table:table-cell table:formula="of:=[.D212]" office:value-type="float" office:value="0" calcext:value-type="float">
            <text:p>0</text:p>
          </table:table-cell>
          <table:table-cell table:formula="of:=[.E212]" office:value-type="float" office:value="0.016" calcext:value-type="float">
            <text:p>0,016</text:p>
          </table:table-cell>
          <table:table-cell table:formula="of:=[.F212]+[.E213]" office:value-type="float" office:value="3.376" calcext:value-type="float">
            <text:p>3,376</text:p>
          </table:table-cell>
          <table:table-cell table:formula="of:=[.G212]" office:value-type="float" office:value="1" calcext:value-type="float">
            <text:p>1</text:p>
          </table:table-cell>
          <table:table-cell table:formula="of:=[.H212]" office:value-type="float" office:value="1.414" calcext:value-type="float">
            <text:p>1,414</text:p>
          </table:table-cell>
        </table:table-row>
        <table:table-row table:style-name="ro1">
          <table:table-cell table:formula="of:=[.G213]*([.D213]-[.C213])-[.H213]*[.B213]" office:value-type="float" office:value="38.3425410827429" calcext:value-type="float">
            <text:p>38,34</text:p>
          </table:table-cell>
          <table:table-cell table:formula="of:=[.B213]+[.E214]*[.A214]" office:value-type="float" office:value="-25.6618250344677" calcext:value-type="float">
            <text:p>-25,66</text:p>
          </table:table-cell>
          <table:table-cell table:formula="of:=[.C213]+[.E214]*[.B214]" office:value-type="float" office:value="-1.59984803510101" calcext:value-type="float">
            <text:p>-1,60</text:p>
          </table:table-cell>
          <table:table-cell table:formula="of:=[.D213]" office:value-type="float" office:value="0" calcext:value-type="float">
            <text:p>0</text:p>
          </table:table-cell>
          <table:table-cell table:formula="of:=[.E213]" office:value-type="float" office:value="0.016" calcext:value-type="float">
            <text:p>0,016</text:p>
          </table:table-cell>
          <table:table-cell table:formula="of:=[.F213]+[.E214]" office:value-type="float" office:value="3.392" calcext:value-type="float">
            <text:p>3,392</text:p>
          </table:table-cell>
          <table:table-cell table:formula="of:=[.G213]" office:value-type="float" office:value="1" calcext:value-type="float">
            <text:p>1</text:p>
          </table:table-cell>
          <table:table-cell table:formula="of:=[.H213]" office:value-type="float" office:value="1.414" calcext:value-type="float">
            <text:p>1,414</text:p>
          </table:table-cell>
        </table:table-row>
        <table:table-row table:style-name="ro1">
          <table:table-cell table:formula="of:=[.G214]*([.D214]-[.C214])-[.H214]*[.B214]" office:value-type="float" office:value="37.8856686338384" calcext:value-type="float">
            <text:p>37,89</text:p>
          </table:table-cell>
          <table:table-cell table:formula="of:=[.B214]+[.E215]*[.A215]" office:value-type="float" office:value="-25.0556543363263" calcext:value-type="float">
            <text:p>-25,06</text:p>
          </table:table-cell>
          <table:table-cell table:formula="of:=[.C214]+[.E215]*[.B215]" office:value-type="float" office:value="-2.00073850448223" calcext:value-type="float">
            <text:p>-2,00</text:p>
          </table:table-cell>
          <table:table-cell table:formula="of:=[.D214]" office:value-type="float" office:value="0" calcext:value-type="float">
            <text:p>0</text:p>
          </table:table-cell>
          <table:table-cell table:formula="of:=[.E214]" office:value-type="float" office:value="0.016" calcext:value-type="float">
            <text:p>0,016</text:p>
          </table:table-cell>
          <table:table-cell table:formula="of:=[.F214]+[.E215]" office:value-type="float" office:value="3.408" calcext:value-type="float">
            <text:p>3,408</text:p>
          </table:table-cell>
          <table:table-cell table:formula="of:=[.G214]" office:value-type="float" office:value="1" calcext:value-type="float">
            <text:p>1</text:p>
          </table:table-cell>
          <table:table-cell table:formula="of:=[.H214]" office:value-type="float" office:value="1.414" calcext:value-type="float">
            <text:p>1,414</text:p>
          </table:table-cell>
        </table:table-row>
        <table:table-row table:style-name="ro1">
          <table:table-cell table:formula="of:=[.G215]*([.D215]-[.C215])-[.H215]*[.B215]" office:value-type="float" office:value="37.4294337360477" calcext:value-type="float">
            <text:p>37,43</text:p>
          </table:table-cell>
          <table:table-cell table:formula="of:=[.B215]+[.E216]*[.A216]" office:value-type="float" office:value="-24.4567833965496" calcext:value-type="float">
            <text:p>-24,46</text:p>
          </table:table-cell>
          <table:table-cell table:formula="of:=[.C215]+[.E216]*[.B216]" office:value-type="float" office:value="-2.39204703882703" calcext:value-type="float">
            <text:p>-2,39</text:p>
          </table:table-cell>
          <table:table-cell table:formula="of:=[.D215]" office:value-type="float" office:value="0" calcext:value-type="float">
            <text:p>0</text:p>
          </table:table-cell>
          <table:table-cell table:formula="of:=[.E215]" office:value-type="float" office:value="0.016" calcext:value-type="float">
            <text:p>0,016</text:p>
          </table:table-cell>
          <table:table-cell table:formula="of:=[.F215]+[.E216]" office:value-type="float" office:value="3.424" calcext:value-type="float">
            <text:p>3,424</text:p>
          </table:table-cell>
          <table:table-cell table:formula="of:=[.G215]" office:value-type="float" office:value="1" calcext:value-type="float">
            <text:p>1</text:p>
          </table:table-cell>
          <table:table-cell table:formula="of:=[.H215]" office:value-type="float" office:value="1.414" calcext:value-type="float">
            <text:p>1,414</text:p>
          </table:table-cell>
        </table:table-row>
        <table:table-row table:style-name="ro1">
          <table:table-cell table:formula="of:=[.G216]*([.D216]-[.C216])-[.H216]*[.B216]" office:value-type="float" office:value="36.9739387615481" calcext:value-type="float">
            <text:p>36,97</text:p>
          </table:table-cell>
          <table:table-cell table:formula="of:=[.B216]+[.E217]*[.A217]" office:value-type="float" office:value="-23.8652003763648" calcext:value-type="float">
            <text:p>-23,87</text:p>
          </table:table-cell>
          <table:table-cell table:formula="of:=[.C216]+[.E217]*[.B217]" office:value-type="float" office:value="-2.77389024484886" calcext:value-type="float">
            <text:p>-2,77</text:p>
          </table:table-cell>
          <table:table-cell table:formula="of:=[.D216]" office:value-type="float" office:value="0" calcext:value-type="float">
            <text:p>0</text:p>
          </table:table-cell>
          <table:table-cell table:formula="of:=[.E216]" office:value-type="float" office:value="0.016" calcext:value-type="float">
            <text:p>0,016</text:p>
          </table:table-cell>
          <table:table-cell table:formula="of:=[.F216]+[.E217]" office:value-type="float" office:value="3.44" calcext:value-type="float">
            <text:p>3,44</text:p>
          </table:table-cell>
          <table:table-cell table:formula="of:=[.G216]" office:value-type="float" office:value="1" calcext:value-type="float">
            <text:p>1</text:p>
          </table:table-cell>
          <table:table-cell table:formula="of:=[.H216]" office:value-type="float" office:value="1.414" calcext:value-type="float">
            <text:p>1,414</text:p>
          </table:table-cell>
        </table:table-row>
        <table:table-row table:style-name="ro1">
          <table:table-cell table:formula="of:=[.G217]*([.D217]-[.C217])-[.H217]*[.B217]" office:value-type="float" office:value="36.5192835770287" calcext:value-type="float">
            <text:p>36,52</text:p>
          </table:table-cell>
          <table:table-cell table:formula="of:=[.B217]+[.E218]*[.A218]" office:value-type="float" office:value="-23.2808918391323" calcext:value-type="float">
            <text:p>-23,28</text:p>
          </table:table-cell>
          <table:table-cell table:formula="of:=[.C217]+[.E218]*[.B218]" office:value-type="float" office:value="-3.14638451427498" calcext:value-type="float">
            <text:p>-3,15</text:p>
          </table:table-cell>
          <table:table-cell table:formula="of:=[.D217]" office:value-type="float" office:value="0" calcext:value-type="float">
            <text:p>0</text:p>
          </table:table-cell>
          <table:table-cell table:formula="of:=[.E217]" office:value-type="float" office:value="0.016" calcext:value-type="float">
            <text:p>0,016</text:p>
          </table:table-cell>
          <table:table-cell table:formula="of:=[.F217]+[.E218]" office:value-type="float" office:value="3.456" calcext:value-type="float">
            <text:p>3,456</text:p>
          </table:table-cell>
          <table:table-cell table:formula="of:=[.G217]" office:value-type="float" office:value="1" calcext:value-type="float">
            <text:p>1</text:p>
          </table:table-cell>
          <table:table-cell table:formula="of:=[.H217]" office:value-type="float" office:value="1.414" calcext:value-type="float">
            <text:p>1,414</text:p>
          </table:table-cell>
        </table:table-row>
        <table:table-row table:style-name="ro1">
          <table:table-cell table:formula="of:=[.G218]*([.D218]-[.C218])-[.H218]*[.B218]" office:value-type="float" office:value="36.0655655748081" calcext:value-type="float">
            <text:p>36,07</text:p>
          </table:table-cell>
          <table:table-cell table:formula="of:=[.B218]+[.E219]*[.A219]" office:value-type="float" office:value="-22.7038427899354" calcext:value-type="float">
            <text:p>-22,70</text:p>
          </table:table-cell>
          <table:table-cell table:formula="of:=[.C218]+[.E219]*[.B219]" office:value-type="float" office:value="-3.50964599891395" calcext:value-type="float">
            <text:p>-3,51</text:p>
          </table:table-cell>
          <table:table-cell table:formula="of:=[.D218]" office:value-type="float" office:value="0" calcext:value-type="float">
            <text:p>0</text:p>
          </table:table-cell>
          <table:table-cell table:formula="of:=[.E218]" office:value-type="float" office:value="0.016" calcext:value-type="float">
            <text:p>0,016</text:p>
          </table:table-cell>
          <table:table-cell table:formula="of:=[.F218]+[.E219]" office:value-type="float" office:value="3.472" calcext:value-type="float">
            <text:p>3,472</text:p>
          </table:table-cell>
          <table:table-cell table:formula="of:=[.G218]" office:value-type="float" office:value="1" calcext:value-type="float">
            <text:p>1</text:p>
          </table:table-cell>
          <table:table-cell table:formula="of:=[.H218]" office:value-type="float" office:value="1.414" calcext:value-type="float">
            <text:p>1,414</text:p>
          </table:table-cell>
        </table:table-row>
        <table:table-row table:style-name="ro1">
          <table:table-cell table:formula="of:=[.G219]*([.D219]-[.C219])-[.H219]*[.B219]" office:value-type="float" office:value="35.6128797038826" calcext:value-type="float">
            <text:p>35,61</text:p>
          </table:table-cell>
          <table:table-cell table:formula="of:=[.B219]+[.E220]*[.A220]" office:value-type="float" office:value="-22.1340367146733" calcext:value-type="float">
            <text:p>-22,13</text:p>
          </table:table-cell>
          <table:table-cell table:formula="of:=[.C219]+[.E220]*[.B220]" office:value-type="float" office:value="-3.86379058634872" calcext:value-type="float">
            <text:p>-3,86</text:p>
          </table:table-cell>
          <table:table-cell table:formula="of:=[.D219]" office:value-type="float" office:value="0" calcext:value-type="float">
            <text:p>0</text:p>
          </table:table-cell>
          <table:table-cell table:formula="of:=[.E219]" office:value-type="float" office:value="0.016" calcext:value-type="float">
            <text:p>0,016</text:p>
          </table:table-cell>
          <table:table-cell table:formula="of:=[.F219]+[.E220]" office:value-type="float" office:value="3.488" calcext:value-type="float">
            <text:p>3,488</text:p>
          </table:table-cell>
          <table:table-cell table:formula="of:=[.G219]" office:value-type="float" office:value="1" calcext:value-type="float">
            <text:p>1</text:p>
          </table:table-cell>
          <table:table-cell table:formula="of:=[.H219]" office:value-type="float" office:value="1.414" calcext:value-type="float">
            <text:p>1,414</text:p>
          </table:table-cell>
        </table:table-row>
        <table:table-row table:style-name="ro1">
          <table:table-cell table:formula="of:=[.G220]*([.D220]-[.C220])-[.H220]*[.B220]" office:value-type="float" office:value="35.1613185008967" calcext:value-type="float">
            <text:p>35,16</text:p>
          </table:table-cell>
          <table:table-cell table:formula="of:=[.B220]+[.E221]*[.A221]" office:value-type="float" office:value="-21.5714556186589" calcext:value-type="float">
            <text:p>-21,57</text:p>
          </table:table-cell>
          <table:table-cell table:formula="of:=[.C220]+[.E221]*[.B221]" office:value-type="float" office:value="-4.20893387624726" calcext:value-type="float">
            <text:p>-4,21</text:p>
          </table:table-cell>
          <table:table-cell table:formula="of:=[.D220]" office:value-type="float" office:value="0" calcext:value-type="float">
            <text:p>0</text:p>
          </table:table-cell>
          <table:table-cell table:formula="of:=[.E220]" office:value-type="float" office:value="0.016" calcext:value-type="float">
            <text:p>0,016</text:p>
          </table:table-cell>
          <table:table-cell table:formula="of:=[.F220]+[.E221]" office:value-type="float" office:value="3.504" calcext:value-type="float">
            <text:p>3,504</text:p>
          </table:table-cell>
          <table:table-cell table:formula="of:=[.G220]" office:value-type="float" office:value="1" calcext:value-type="float">
            <text:p>1</text:p>
          </table:table-cell>
          <table:table-cell table:formula="of:=[.H220]" office:value-type="float" office:value="1.414" calcext:value-type="float">
            <text:p>1,414</text:p>
          </table:table-cell>
        </table:table-row>
        <table:table-row table:style-name="ro1">
          <table:table-cell table:formula="of:=[.G221]*([.D221]-[.C221])-[.H221]*[.B221]" office:value-type="float" office:value="34.710972121031" calcext:value-type="float">
            <text:p>34,71</text:p>
          </table:table-cell>
          <table:table-cell table:formula="of:=[.B221]+[.E222]*[.A222]" office:value-type="float" office:value="-21.0160800647224" calcext:value-type="float">
            <text:p>-21,02</text:p>
          </table:table-cell>
          <table:table-cell table:formula="of:=[.C221]+[.E222]*[.B222]" office:value-type="float" office:value="-4.54519115728282" calcext:value-type="float">
            <text:p>-4,55</text:p>
          </table:table-cell>
          <table:table-cell table:formula="of:=[.D221]" office:value-type="float" office:value="0" calcext:value-type="float">
            <text:p>0</text:p>
          </table:table-cell>
          <table:table-cell table:formula="of:=[.E221]" office:value-type="float" office:value="0.016" calcext:value-type="float">
            <text:p>0,016</text:p>
          </table:table-cell>
          <table:table-cell table:formula="of:=[.F221]+[.E222]" office:value-type="float" office:value="3.52" calcext:value-type="float">
            <text:p>3,52</text:p>
          </table:table-cell>
          <table:table-cell table:formula="of:=[.G221]" office:value-type="float" office:value="1" calcext:value-type="float">
            <text:p>1</text:p>
          </table:table-cell>
          <table:table-cell table:formula="of:=[.H221]" office:value-type="float" office:value="1.414" calcext:value-type="float">
            <text:p>1,414</text:p>
          </table:table-cell>
        </table:table-row>
        <table:table-row table:style-name="ro1">
          <table:table-cell table:formula="of:=[.G222]*([.D222]-[.C222])-[.H222]*[.B222]" office:value-type="float" office:value="34.2619283688003" calcext:value-type="float">
            <text:p>34,26</text:p>
          </table:table-cell>
          <table:table-cell table:formula="of:=[.B222]+[.E223]*[.A223]" office:value-type="float" office:value="-20.4678892108216" calcext:value-type="float">
            <text:p>-20,47</text:p>
          </table:table-cell>
          <table:table-cell table:formula="of:=[.C222]+[.E223]*[.B223]" office:value-type="float" office:value="-4.87267738465597" calcext:value-type="float">
            <text:p>-4,87</text:p>
          </table:table-cell>
          <table:table-cell table:formula="of:=[.D222]" office:value-type="float" office:value="0" calcext:value-type="float">
            <text:p>0</text:p>
          </table:table-cell>
          <table:table-cell table:formula="of:=[.E222]" office:value-type="float" office:value="0.016" calcext:value-type="float">
            <text:p>0,016</text:p>
          </table:table-cell>
          <table:table-cell table:formula="of:=[.F222]+[.E223]" office:value-type="float" office:value="3.536" calcext:value-type="float">
            <text:p>3,536</text:p>
          </table:table-cell>
          <table:table-cell table:formula="of:=[.G222]" office:value-type="float" office:value="1" calcext:value-type="float">
            <text:p>1</text:p>
          </table:table-cell>
          <table:table-cell table:formula="of:=[.H222]" office:value-type="float" office:value="1.414" calcext:value-type="float">
            <text:p>1,414</text:p>
          </table:table-cell>
        </table:table-row>
        <table:table-row table:style-name="ro1">
          <table:table-cell table:formula="of:=[.G223]*([.D223]-[.C223])-[.H223]*[.B223]" office:value-type="float" office:value="33.8142727287577" calcext:value-type="float">
            <text:p>33,81</text:p>
          </table:table-cell>
          <table:table-cell table:formula="of:=[.B223]+[.E224]*[.A224]" office:value-type="float" office:value="-19.9268608471615" calcext:value-type="float">
            <text:p>-19,93</text:p>
          </table:table-cell>
          <table:table-cell table:formula="of:=[.C223]+[.E224]*[.B224]" office:value-type="float" office:value="-5.19150715821055" calcext:value-type="float">
            <text:p>-5,19</text:p>
          </table:table-cell>
          <table:table-cell table:formula="of:=[.D223]" office:value-type="float" office:value="0" calcext:value-type="float">
            <text:p>0</text:p>
          </table:table-cell>
          <table:table-cell table:formula="of:=[.E223]" office:value-type="float" office:value="0.016" calcext:value-type="float">
            <text:p>0,016</text:p>
          </table:table-cell>
          <table:table-cell table:formula="of:=[.F223]+[.E224]" office:value-type="float" office:value="3.552" calcext:value-type="float">
            <text:p>3,552</text:p>
          </table:table-cell>
          <table:table-cell table:formula="of:=[.G223]" office:value-type="float" office:value="1" calcext:value-type="float">
            <text:p>1</text:p>
          </table:table-cell>
          <table:table-cell table:formula="of:=[.H223]" office:value-type="float" office:value="1.414" calcext:value-type="float">
            <text:p>1,414</text:p>
          </table:table-cell>
        </table:table-row>
        <table:table-row table:style-name="ro1">
          <table:table-cell table:formula="of:=[.G224]*([.D224]-[.C224])-[.H224]*[.B224]" office:value-type="float" office:value="33.3680883960969" calcext:value-type="float">
            <text:p>33,37</text:p>
          </table:table-cell>
          <table:table-cell table:formula="of:=[.B224]+[.E225]*[.A225]" office:value-type="float" office:value="-19.392971432824" calcext:value-type="float">
            <text:p>-19,39</text:p>
          </table:table-cell>
          <table:table-cell table:formula="of:=[.C224]+[.E225]*[.B225]" office:value-type="float" office:value="-5.50179470113574" calcext:value-type="float">
            <text:p>-5,50</text:p>
          </table:table-cell>
          <table:table-cell table:formula="of:=[.D224]" office:value-type="float" office:value="0" calcext:value-type="float">
            <text:p>0</text:p>
          </table:table-cell>
          <table:table-cell table:formula="of:=[.E224]" office:value-type="float" office:value="0.016" calcext:value-type="float">
            <text:p>0,016</text:p>
          </table:table-cell>
          <table:table-cell table:formula="of:=[.F224]+[.E225]" office:value-type="float" office:value="3.568" calcext:value-type="float">
            <text:p>3,568</text:p>
          </table:table-cell>
          <table:table-cell table:formula="of:=[.G224]" office:value-type="float" office:value="1" calcext:value-type="float">
            <text:p>1</text:p>
          </table:table-cell>
          <table:table-cell table:formula="of:=[.H224]" office:value-type="float" office:value="1.414" calcext:value-type="float">
            <text:p>1,414</text:p>
          </table:table-cell>
        </table:table-row>
        <table:table-row table:style-name="ro1">
          <table:table-cell table:formula="of:=[.G225]*([.D225]-[.C225])-[.H225]*[.B225]" office:value-type="float" office:value="32.9234563071488" calcext:value-type="float">
            <text:p>32,92</text:p>
          </table:table-cell>
          <table:table-cell table:formula="of:=[.B225]+[.E226]*[.A226]" office:value-type="float" office:value="-18.8661961319096" calcext:value-type="float">
            <text:p>-18,87</text:p>
          </table:table-cell>
          <table:table-cell table:formula="of:=[.C225]+[.E226]*[.B226]" office:value-type="float" office:value="-5.80365383924629" calcext:value-type="float">
            <text:p>-5,80</text:p>
          </table:table-cell>
          <table:table-cell table:formula="of:=[.D225]" office:value-type="float" office:value="0" calcext:value-type="float">
            <text:p>0</text:p>
          </table:table-cell>
          <table:table-cell table:formula="of:=[.E225]" office:value-type="float" office:value="0.016" calcext:value-type="float">
            <text:p>0,016</text:p>
          </table:table-cell>
          <table:table-cell table:formula="of:=[.F225]+[.E226]" office:value-type="float" office:value="3.584" calcext:value-type="float">
            <text:p>3,584</text:p>
          </table:table-cell>
          <table:table-cell table:formula="of:=[.G225]" office:value-type="float" office:value="1" calcext:value-type="float">
            <text:p>1</text:p>
          </table:table-cell>
          <table:table-cell table:formula="of:=[.H225]" office:value-type="float" office:value="1.414" calcext:value-type="float">
            <text:p>1,414</text:p>
          </table:table-cell>
        </table:table-row>
        <table:table-row table:style-name="ro1">
          <table:table-cell table:formula="of:=[.G226]*([.D226]-[.C226])-[.H226]*[.B226]" office:value-type="float" office:value="32.4804551697664" calcext:value-type="float">
            <text:p>32,48</text:p>
          </table:table-cell>
          <table:table-cell table:formula="of:=[.B226]+[.E227]*[.A227]" office:value-type="float" office:value="-18.3465088491933" calcext:value-type="float">
            <text:p>-18,35</text:p>
          </table:table-cell>
          <table:table-cell table:formula="of:=[.C226]+[.E227]*[.B227]" office:value-type="float" office:value="-6.09719798083338" calcext:value-type="float">
            <text:p>-6,10</text:p>
          </table:table-cell>
          <table:table-cell table:formula="of:=[.D226]" office:value-type="float" office:value="0" calcext:value-type="float">
            <text:p>0</text:p>
          </table:table-cell>
          <table:table-cell table:formula="of:=[.E226]" office:value-type="float" office:value="0.016" calcext:value-type="float">
            <text:p>0,016</text:p>
          </table:table-cell>
          <table:table-cell table:formula="of:=[.F226]+[.E227]" office:value-type="float" office:value="3.6" calcext:value-type="float">
            <text:p>3,6</text:p>
          </table:table-cell>
          <table:table-cell table:formula="of:=[.G226]" office:value-type="float" office:value="1" calcext:value-type="float">
            <text:p>1</text:p>
          </table:table-cell>
          <table:table-cell table:formula="of:=[.H226]" office:value-type="float" office:value="1.414" calcext:value-type="float">
            <text:p>1,414</text:p>
          </table:table-cell>
        </table:table-row>
        <table:table-row table:style-name="ro1">
          <table:table-cell table:formula="of:=[.G227]*([.D227]-[.C227])-[.H227]*[.B227]" office:value-type="float" office:value="32.0391614935927" calcext:value-type="float">
            <text:p>32,04</text:p>
          </table:table-cell>
          <table:table-cell table:formula="of:=[.B227]+[.E228]*[.A228]" office:value-type="float" office:value="-17.8338822652958" calcext:value-type="float">
            <text:p>-17,83</text:p>
          </table:table-cell>
          <table:table-cell table:formula="of:=[.C227]+[.E228]*[.B228]" office:value-type="float" office:value="-6.38254009707812" calcext:value-type="float">
            <text:p>-6,38</text:p>
          </table:table-cell>
          <table:table-cell table:formula="of:=[.D227]" office:value-type="float" office:value="0" calcext:value-type="float">
            <text:p>0</text:p>
          </table:table-cell>
          <table:table-cell table:formula="of:=[.E227]" office:value-type="float" office:value="0.016" calcext:value-type="float">
            <text:p>0,016</text:p>
          </table:table-cell>
          <table:table-cell table:formula="of:=[.F227]+[.E228]" office:value-type="float" office:value="3.616" calcext:value-type="float">
            <text:p>3,616</text:p>
          </table:table-cell>
          <table:table-cell table:formula="of:=[.G227]" office:value-type="float" office:value="1" calcext:value-type="float">
            <text:p>1</text:p>
          </table:table-cell>
          <table:table-cell table:formula="of:=[.H227]" office:value-type="float" office:value="1.414" calcext:value-type="float">
            <text:p>1,414</text:p>
          </table:table-cell>
        </table:table-row>
        <table:table-row table:style-name="ro1">
          <table:table-cell table:formula="of:=[.G228]*([.D228]-[.C228])-[.H228]*[.B228]" office:value-type="float" office:value="31.5996496202064" calcext:value-type="float">
            <text:p>31,60</text:p>
          </table:table-cell>
          <table:table-cell table:formula="of:=[.B228]+[.E229]*[.A229]" office:value-type="float" office:value="-17.3282878713725" calcext:value-type="float">
            <text:p>-17,33</text:p>
          </table:table-cell>
          <table:table-cell table:formula="of:=[.C228]+[.E229]*[.B229]" office:value-type="float" office:value="-6.65979270302008" calcext:value-type="float">
            <text:p>-6,66</text:p>
          </table:table-cell>
          <table:table-cell table:formula="of:=[.D228]" office:value-type="float" office:value="0" calcext:value-type="float">
            <text:p>0</text:p>
          </table:table-cell>
          <table:table-cell table:formula="of:=[.E228]" office:value-type="float" office:value="0.016" calcext:value-type="float">
            <text:p>0,016</text:p>
          </table:table-cell>
          <table:table-cell table:formula="of:=[.F228]+[.E229]" office:value-type="float" office:value="3.632" calcext:value-type="float">
            <text:p>3,632</text:p>
          </table:table-cell>
          <table:table-cell table:formula="of:=[.G228]" office:value-type="float" office:value="1" calcext:value-type="float">
            <text:p>1</text:p>
          </table:table-cell>
          <table:table-cell table:formula="of:=[.H228]" office:value-type="float" office:value="1.414" calcext:value-type="float">
            <text:p>1,414</text:p>
          </table:table-cell>
        </table:table-row>
        <table:table-row table:style-name="ro1">
          <table:table-cell table:formula="of:=[.G229]*([.D229]-[.C229])-[.H229]*[.B229]" office:value-type="float" office:value="31.1619917531408" calcext:value-type="float">
            <text:p>31,16</text:p>
          </table:table-cell>
          <table:table-cell table:formula="of:=[.B229]+[.E230]*[.A230]" office:value-type="float" office:value="-16.8296960033223" calcext:value-type="float">
            <text:p>-16,83</text:p>
          </table:table-cell>
          <table:table-cell table:formula="of:=[.C229]+[.E230]*[.B230]" office:value-type="float" office:value="-6.92906783907323" calcext:value-type="float">
            <text:p>-6,93</text:p>
          </table:table-cell>
          <table:table-cell table:formula="of:=[.D229]" office:value-type="float" office:value="0" calcext:value-type="float">
            <text:p>0</text:p>
          </table:table-cell>
          <table:table-cell table:formula="of:=[.E229]" office:value-type="float" office:value="0.016" calcext:value-type="float">
            <text:p>0,016</text:p>
          </table:table-cell>
          <table:table-cell table:formula="of:=[.F229]+[.E230]" office:value-type="float" office:value="3.648" calcext:value-type="float">
            <text:p>3,648</text:p>
          </table:table-cell>
          <table:table-cell table:formula="of:=[.G229]" office:value-type="float" office:value="1" calcext:value-type="float">
            <text:p>1</text:p>
          </table:table-cell>
          <table:table-cell table:formula="of:=[.H229]" office:value-type="float" office:value="1.414" calcext:value-type="float">
            <text:p>1,414</text:p>
          </table:table-cell>
        </table:table-row>
        <table:table-row table:style-name="ro1">
          <table:table-cell table:formula="of:=[.G230]*([.D230]-[.C230])-[.H230]*[.B230]" office:value-type="float" office:value="30.7262579877709" calcext:value-type="float">
            <text:p>30,73</text:p>
          </table:table-cell>
          <table:table-cell table:formula="of:=[.B230]+[.E231]*[.A231]" office:value-type="float" office:value="-16.3380758755179" calcext:value-type="float">
            <text:p>-16,34</text:p>
          </table:table-cell>
          <table:table-cell table:formula="of:=[.C230]+[.E231]*[.B231]" office:value-type="float" office:value="-7.19047705308152" calcext:value-type="float">
            <text:p>-7,19</text:p>
          </table:table-cell>
          <table:table-cell table:formula="of:=[.D230]" office:value-type="float" office:value="0" calcext:value-type="float">
            <text:p>0</text:p>
          </table:table-cell>
          <table:table-cell table:formula="of:=[.E230]" office:value-type="float" office:value="0.016" calcext:value-type="float">
            <text:p>0,016</text:p>
          </table:table-cell>
          <table:table-cell table:formula="of:=[.F230]+[.E231]" office:value-type="float" office:value="3.664" calcext:value-type="float">
            <text:p>3,664</text:p>
          </table:table-cell>
          <table:table-cell table:formula="of:=[.G230]" office:value-type="float" office:value="1" calcext:value-type="float">
            <text:p>1</text:p>
          </table:table-cell>
          <table:table-cell table:formula="of:=[.H230]" office:value-type="float" office:value="1.414" calcext:value-type="float">
            <text:p>1,414</text:p>
          </table:table-cell>
        </table:table-row>
        <table:table-row table:style-name="ro1">
          <table:table-cell table:formula="of:=[.G231]*([.D231]-[.C231])-[.H231]*[.B231]" office:value-type="float" office:value="30.2925163410639" calcext:value-type="float">
            <text:p>30,29</text:p>
          </table:table-cell>
          <table:table-cell table:formula="of:=[.B231]+[.E232]*[.A232]" office:value-type="float" office:value="-15.8533956140609" calcext:value-type="float">
            <text:p>-15,85</text:p>
          </table:table-cell>
          <table:table-cell table:formula="of:=[.C231]+[.E232]*[.B232]" office:value-type="float" office:value="-7.44413138290649" calcext:value-type="float">
            <text:p>-7,44</text:p>
          </table:table-cell>
          <table:table-cell table:formula="of:=[.D231]" office:value-type="float" office:value="0" calcext:value-type="float">
            <text:p>0</text:p>
          </table:table-cell>
          <table:table-cell table:formula="of:=[.E231]" office:value-type="float" office:value="0.016" calcext:value-type="float">
            <text:p>0,016</text:p>
          </table:table-cell>
          <table:table-cell table:formula="of:=[.F231]+[.E232]" office:value-type="float" office:value="3.68" calcext:value-type="float">
            <text:p>3,68</text:p>
          </table:table-cell>
          <table:table-cell table:formula="of:=[.G231]" office:value-type="float" office:value="1" calcext:value-type="float">
            <text:p>1</text:p>
          </table:table-cell>
          <table:table-cell table:formula="of:=[.H231]" office:value-type="float" office:value="1.414" calcext:value-type="float">
            <text:p>1,414</text:p>
          </table:table-cell>
        </table:table-row>
        <table:table-row table:style-name="ro1">
          <table:table-cell table:formula="of:=[.G232]*([.D232]-[.C232])-[.H232]*[.B232]" office:value-type="float" office:value="29.8608327811886" calcext:value-type="float">
            <text:p>29,86</text:p>
          </table:table-cell>
          <table:table-cell table:formula="of:=[.B232]+[.E233]*[.A233]" office:value-type="float" office:value="-15.3756222895619" calcext:value-type="float">
            <text:p>-15,38</text:p>
          </table:table-cell>
          <table:table-cell table:formula="of:=[.C232]+[.E233]*[.B233]" office:value-type="float" office:value="-7.69014133953948" calcext:value-type="float">
            <text:p>-7,69</text:p>
          </table:table-cell>
          <table:table-cell table:formula="of:=[.D232]" office:value-type="float" office:value="0" calcext:value-type="float">
            <text:p>0</text:p>
          </table:table-cell>
          <table:table-cell table:formula="of:=[.E232]" office:value-type="float" office:value="0.016" calcext:value-type="float">
            <text:p>0,016</text:p>
          </table:table-cell>
          <table:table-cell table:formula="of:=[.F232]+[.E233]" office:value-type="float" office:value="3.696" calcext:value-type="float">
            <text:p>3,696</text:p>
          </table:table-cell>
          <table:table-cell table:formula="of:=[.G232]" office:value-type="float" office:value="1" calcext:value-type="float">
            <text:p>1</text:p>
          </table:table-cell>
          <table:table-cell table:formula="of:=[.H232]" office:value-type="float" office:value="1.414" calcext:value-type="float">
            <text:p>1,414</text:p>
          </table:table-cell>
        </table:table-row>
        <table:table-row table:style-name="ro1">
          <table:table-cell table:formula="of:=[.G233]*([.D233]-[.C233])-[.H233]*[.B233]" office:value-type="float" office:value="29.43127125698" calcext:value-type="float">
            <text:p>29,43</text:p>
          </table:table-cell>
          <table:table-cell table:formula="of:=[.B233]+[.E234]*[.A234]" office:value-type="float" office:value="-14.9047219494502" calcext:value-type="float">
            <text:p>-14,90</text:p>
          </table:table-cell>
          <table:table-cell table:formula="of:=[.C233]+[.E234]*[.B234]" office:value-type="float" office:value="-7.92861689073069" calcext:value-type="float">
            <text:p>-7,93</text:p>
          </table:table-cell>
          <table:table-cell table:formula="of:=[.D233]" office:value-type="float" office:value="0" calcext:value-type="float">
            <text:p>0</text:p>
          </table:table-cell>
          <table:table-cell table:formula="of:=[.E233]" office:value-type="float" office:value="0.016" calcext:value-type="float">
            <text:p>0,016</text:p>
          </table:table-cell>
          <table:table-cell table:formula="of:=[.F233]+[.E234]" office:value-type="float" office:value="3.712" calcext:value-type="float">
            <text:p>3,712</text:p>
          </table:table-cell>
          <table:table-cell table:formula="of:=[.G233]" office:value-type="float" office:value="1" calcext:value-type="float">
            <text:p>1</text:p>
          </table:table-cell>
          <table:table-cell table:formula="of:=[.H233]" office:value-type="float" office:value="1.414" calcext:value-type="float">
            <text:p>1,414</text:p>
          </table:table-cell>
        </table:table-row>
        <table:table-row table:style-name="ro1">
          <table:table-cell table:formula="of:=[.G234]*([.D234]-[.C234])-[.H234]*[.B234]" office:value-type="float" office:value="29.0038937272533" calcext:value-type="float">
            <text:p>29,00</text:p>
          </table:table-cell>
          <table:table-cell table:formula="of:=[.B234]+[.E235]*[.A235]" office:value-type="float" office:value="-14.4406596498142" calcext:value-type="float">
            <text:p>-14,44</text:p>
          </table:table-cell>
          <table:table-cell table:formula="of:=[.C234]+[.E235]*[.B235]" office:value-type="float" office:value="-8.15966744512771" calcext:value-type="float">
            <text:p>-8,16</text:p>
          </table:table-cell>
          <table:table-cell table:formula="of:=[.D234]" office:value-type="float" office:value="0" calcext:value-type="float">
            <text:p>0</text:p>
          </table:table-cell>
          <table:table-cell table:formula="of:=[.E234]" office:value-type="float" office:value="0.016" calcext:value-type="float">
            <text:p>0,016</text:p>
          </table:table-cell>
          <table:table-cell table:formula="of:=[.F234]+[.E235]" office:value-type="float" office:value="3.728" calcext:value-type="float">
            <text:p>3,728</text:p>
          </table:table-cell>
          <table:table-cell table:formula="of:=[.G234]" office:value-type="float" office:value="1" calcext:value-type="float">
            <text:p>1</text:p>
          </table:table-cell>
          <table:table-cell table:formula="of:=[.H234]" office:value-type="float" office:value="1.414" calcext:value-type="float">
            <text:p>1,414</text:p>
          </table:table-cell>
        </table:table-row>
        <table:table-row table:style-name="ro1">
          <table:table-cell table:formula="of:=[.G235]*([.D235]-[.C235])-[.H235]*[.B235]" office:value-type="float" office:value="28.5787601899649" calcext:value-type="float">
            <text:p>28,58</text:p>
          </table:table-cell>
          <table:table-cell table:formula="of:=[.B235]+[.E236]*[.A236]" office:value-type="float" office:value="-13.9833994867747" calcext:value-type="float">
            <text:p>-13,98</text:p>
          </table:table-cell>
          <table:table-cell table:formula="of:=[.C235]+[.E236]*[.B236]" office:value-type="float" office:value="-8.38340183691611" calcext:value-type="float">
            <text:p>-8,38</text:p>
          </table:table-cell>
          <table:table-cell table:formula="of:=[.D235]" office:value-type="float" office:value="0" calcext:value-type="float">
            <text:p>0</text:p>
          </table:table-cell>
          <table:table-cell table:formula="of:=[.E235]" office:value-type="float" office:value="0.016" calcext:value-type="float">
            <text:p>0,016</text:p>
          </table:table-cell>
          <table:table-cell table:formula="of:=[.F235]+[.E236]" office:value-type="float" office:value="3.744" calcext:value-type="float">
            <text:p>3,744</text:p>
          </table:table-cell>
          <table:table-cell table:formula="of:=[.G235]" office:value-type="float" office:value="1" calcext:value-type="float">
            <text:p>1</text:p>
          </table:table-cell>
          <table:table-cell table:formula="of:=[.H235]" office:value-type="float" office:value="1.414" calcext:value-type="float">
            <text:p>1,414</text:p>
          </table:table-cell>
        </table:table-row>
        <table:table-row table:style-name="ro1">
          <table:table-cell table:formula="of:=[.G236]*([.D236]-[.C236])-[.H236]*[.B236]" office:value-type="float" office:value="28.1559287112156" calcext:value-type="float">
            <text:p>28,16</text:p>
          </table:table-cell>
          <table:table-cell table:formula="of:=[.B236]+[.E237]*[.A237]" office:value-type="float" office:value="-13.5329046273953" calcext:value-type="float">
            <text:p>-13,53</text:p>
          </table:table-cell>
          <table:table-cell table:formula="of:=[.C236]+[.E237]*[.B237]" office:value-type="float" office:value="-8.59992831095443" calcext:value-type="float">
            <text:p>-8,60</text:p>
          </table:table-cell>
          <table:table-cell table:formula="of:=[.D236]" office:value-type="float" office:value="0" calcext:value-type="float">
            <text:p>0</text:p>
          </table:table-cell>
          <table:table-cell table:formula="of:=[.E236]" office:value-type="float" office:value="0.016" calcext:value-type="float">
            <text:p>0,016</text:p>
          </table:table-cell>
          <table:table-cell table:formula="of:=[.F236]+[.E237]" office:value-type="float" office:value="3.76" calcext:value-type="float">
            <text:p>3,76</text:p>
          </table:table-cell>
          <table:table-cell table:formula="of:=[.G236]" office:value-type="float" office:value="1" calcext:value-type="float">
            <text:p>1</text:p>
          </table:table-cell>
          <table:table-cell table:formula="of:=[.H236]" office:value-type="float" office:value="1.414" calcext:value-type="float">
            <text:p>1,414</text:p>
          </table:table-cell>
        </table:table-row>
        <table:table-row table:style-name="ro1">
          <table:table-cell table:formula="of:=[.G237]*([.D237]-[.C237])-[.H237]*[.B237]" office:value-type="float" office:value="27.7354554540914" calcext:value-type="float">
            <text:p>27,74</text:p>
          </table:table-cell>
          <table:table-cell table:formula="of:=[.B237]+[.E238]*[.A238]" office:value-type="float" office:value="-13.0891373401298" calcext:value-type="float">
            <text:p>-13,09</text:p>
          </table:table-cell>
          <table:table-cell table:formula="of:=[.C237]+[.E238]*[.B238]" office:value-type="float" office:value="-8.80935450839651" calcext:value-type="float">
            <text:p>-8,81</text:p>
          </table:table-cell>
          <table:table-cell table:formula="of:=[.D237]" office:value-type="float" office:value="0" calcext:value-type="float">
            <text:p>0</text:p>
          </table:table-cell>
          <table:table-cell table:formula="of:=[.E237]" office:value-type="float" office:value="0.016" calcext:value-type="float">
            <text:p>0,016</text:p>
          </table:table-cell>
          <table:table-cell table:formula="of:=[.F237]+[.E238]" office:value-type="float" office:value="3.776" calcext:value-type="float">
            <text:p>3,776</text:p>
          </table:table-cell>
          <table:table-cell table:formula="of:=[.G237]" office:value-type="float" office:value="1" calcext:value-type="float">
            <text:p>1</text:p>
          </table:table-cell>
          <table:table-cell table:formula="of:=[.H237]" office:value-type="float" office:value="1.414" calcext:value-type="float">
            <text:p>1,414</text:p>
          </table:table-cell>
        </table:table-row>
        <table:table-row table:style-name="ro1">
          <table:table-cell table:formula="of:=[.G238]*([.D238]-[.C238])-[.H238]*[.B238]" office:value-type="float" office:value="27.3173947073401" calcext:value-type="float">
            <text:p>27,32</text:p>
          </table:table-cell>
          <table:table-cell table:formula="of:=[.B238]+[.E239]*[.A239]" office:value-type="float" office:value="-12.6520590248124" calcext:value-type="float">
            <text:p>-12,65</text:p>
          </table:table-cell>
          <table:table-cell table:formula="of:=[.C238]+[.E239]*[.B239]" office:value-type="float" office:value="-9.01178745279351" calcext:value-type="float">
            <text:p>-9,01</text:p>
          </table:table-cell>
          <table:table-cell table:formula="of:=[.D238]" office:value-type="float" office:value="0" calcext:value-type="float">
            <text:p>0</text:p>
          </table:table-cell>
          <table:table-cell table:formula="of:=[.E238]" office:value-type="float" office:value="0.016" calcext:value-type="float">
            <text:p>0,016</text:p>
          </table:table-cell>
          <table:table-cell table:formula="of:=[.F238]+[.E239]" office:value-type="float" office:value="3.792" calcext:value-type="float">
            <text:p>3,792</text:p>
          </table:table-cell>
          <table:table-cell table:formula="of:=[.G238]" office:value-type="float" office:value="1" calcext:value-type="float">
            <text:p>1</text:p>
          </table:table-cell>
          <table:table-cell table:formula="of:=[.H238]" office:value-type="float" office:value="1.414" calcext:value-type="float">
            <text:p>1,414</text:p>
          </table:table-cell>
        </table:table-row>
        <table:table-row table:style-name="ro1">
          <table:table-cell table:formula="of:=[.G239]*([.D239]-[.C239])-[.H239]*[.B239]" office:value-type="float" office:value="26.9017989138782" calcext:value-type="float">
            <text:p>26,90</text:p>
          </table:table-cell>
          <table:table-cell table:formula="of:=[.B239]+[.E240]*[.A240]" office:value-type="float" office:value="-12.2216302421903" calcext:value-type="float">
            <text:p>-12,22</text:p>
          </table:table-cell>
          <table:table-cell table:formula="of:=[.C239]+[.E240]*[.B240]" office:value-type="float" office:value="-9.20733353666856" calcext:value-type="float">
            <text:p>-9,21</text:p>
          </table:table-cell>
          <table:table-cell table:formula="of:=[.D239]" office:value-type="float" office:value="0" calcext:value-type="float">
            <text:p>0</text:p>
          </table:table-cell>
          <table:table-cell table:formula="of:=[.E239]" office:value-type="float" office:value="0.016" calcext:value-type="float">
            <text:p>0,016</text:p>
          </table:table-cell>
          <table:table-cell table:formula="of:=[.F239]+[.E240]" office:value-type="float" office:value="3.808" calcext:value-type="float">
            <text:p>3,808</text:p>
          </table:table-cell>
          <table:table-cell table:formula="of:=[.G239]" office:value-type="float" office:value="1" calcext:value-type="float">
            <text:p>1</text:p>
          </table:table-cell>
          <table:table-cell table:formula="of:=[.H239]" office:value-type="float" office:value="1.414" calcext:value-type="float">
            <text:p>1,414</text:p>
          </table:table-cell>
        </table:table-row>
        <table:table-row table:style-name="ro1">
          <table:table-cell table:formula="of:=[.G240]*([.D240]-[.C240])-[.H240]*[.B240]" office:value-type="float" office:value="26.4887186991257" calcext:value-type="float">
            <text:p>26,49</text:p>
          </table:table-cell>
          <table:table-cell table:formula="of:=[.B240]+[.E241]*[.A241]" office:value-type="float" office:value="-11.7978107430043" calcext:value-type="float">
            <text:p>-11,80</text:p>
          </table:table-cell>
          <table:table-cell table:formula="of:=[.C240]+[.E241]*[.B241]" office:value-type="float" office:value="-9.39609850855662" calcext:value-type="float">
            <text:p>-9,40</text:p>
          </table:table-cell>
          <table:table-cell table:formula="of:=[.D240]" office:value-type="float" office:value="0" calcext:value-type="float">
            <text:p>0</text:p>
          </table:table-cell>
          <table:table-cell table:formula="of:=[.E240]" office:value-type="float" office:value="0.016" calcext:value-type="float">
            <text:p>0,016</text:p>
          </table:table-cell>
          <table:table-cell table:formula="of:=[.F240]+[.E241]" office:value-type="float" office:value="3.824" calcext:value-type="float">
            <text:p>3,824</text:p>
          </table:table-cell>
          <table:table-cell table:formula="of:=[.G240]" office:value-type="float" office:value="1" calcext:value-type="float">
            <text:p>1</text:p>
          </table:table-cell>
          <table:table-cell table:formula="of:=[.H240]" office:value-type="float" office:value="1.414" calcext:value-type="float">
            <text:p>1,414</text:p>
          </table:table-cell>
        </table:table-row>
        <table:table-row table:style-name="ro1">
          <table:table-cell table:formula="of:=[.G241]*([.D241]-[.C241])-[.H241]*[.B241]" office:value-type="float" office:value="26.0782028991647" calcext:value-type="float">
            <text:p>26,08</text:p>
          </table:table-cell>
          <table:table-cell table:formula="of:=[.B241]+[.E242]*[.A242]" office:value-type="float" office:value="-11.3805594966177" calcext:value-type="float">
            <text:p>-11,38</text:p>
          </table:table-cell>
          <table:table-cell table:formula="of:=[.C241]+[.E242]*[.B242]" office:value-type="float" office:value="-9.57818746050251" calcext:value-type="float">
            <text:p>-9,58</text:p>
          </table:table-cell>
          <table:table-cell table:formula="of:=[.D241]" office:value-type="float" office:value="0" calcext:value-type="float">
            <text:p>0</text:p>
          </table:table-cell>
          <table:table-cell table:formula="of:=[.E241]" office:value-type="float" office:value="0.016" calcext:value-type="float">
            <text:p>0,016</text:p>
          </table:table-cell>
          <table:table-cell table:formula="of:=[.F241]+[.E242]" office:value-type="float" office:value="3.84" calcext:value-type="float">
            <text:p>3,84</text:p>
          </table:table-cell>
          <table:table-cell table:formula="of:=[.G241]" office:value-type="float" office:value="1" calcext:value-type="float">
            <text:p>1</text:p>
          </table:table-cell>
          <table:table-cell table:formula="of:=[.H241]" office:value-type="float" office:value="1.414" calcext:value-type="float">
            <text:p>1,414</text:p>
          </table:table-cell>
        </table:table-row>
        <table:table-row table:style-name="ro1">
          <table:table-cell table:formula="of:=[.G242]*([.D242]-[.C242])-[.H242]*[.B242]" office:value-type="float" office:value="25.6702985887199" calcext:value-type="float">
            <text:p>25,67</text:p>
          </table:table-cell>
          <table:table-cell table:formula="of:=[.B242]+[.E243]*[.A243]" office:value-type="float" office:value="-10.9698347191982" calcext:value-type="float">
            <text:p>-10,97</text:p>
          </table:table-cell>
          <table:table-cell table:formula="of:=[.C242]+[.E243]*[.B243]" office:value-type="float" office:value="-9.75370481600968" calcext:value-type="float">
            <text:p>-9,75</text:p>
          </table:table-cell>
          <table:table-cell table:formula="of:=[.D242]" office:value-type="float" office:value="0" calcext:value-type="float">
            <text:p>0</text:p>
          </table:table-cell>
          <table:table-cell table:formula="of:=[.E242]" office:value-type="float" office:value="0.016" calcext:value-type="float">
            <text:p>0,016</text:p>
          </table:table-cell>
          <table:table-cell table:formula="of:=[.F242]+[.E243]" office:value-type="float" office:value="3.856" calcext:value-type="float">
            <text:p>3,856</text:p>
          </table:table-cell>
          <table:table-cell table:formula="of:=[.G242]" office:value-type="float" office:value="1" calcext:value-type="float">
            <text:p>1</text:p>
          </table:table-cell>
          <table:table-cell table:formula="of:=[.H242]" office:value-type="float" office:value="1.414" calcext:value-type="float">
            <text:p>1,414</text:p>
          </table:table-cell>
        </table:table-row>
        <table:table-row table:style-name="ro1">
          <table:table-cell table:formula="of:=[.G243]*([.D243]-[.C243])-[.H243]*[.B243]" office:value-type="float" office:value="25.2650511089559" calcext:value-type="float">
            <text:p>25,27</text:p>
          </table:table-cell>
          <table:table-cell table:formula="of:=[.B243]+[.E244]*[.A244]" office:value-type="float" office:value="-10.5655939014549" calcext:value-type="float">
            <text:p>-10,57</text:p>
          </table:table-cell>
          <table:table-cell table:formula="of:=[.C243]+[.E244]*[.B244]" office:value-type="float" office:value="-9.92275431843295" calcext:value-type="float">
            <text:p>-9,92</text:p>
          </table:table-cell>
          <table:table-cell table:formula="of:=[.D243]" office:value-type="float" office:value="0" calcext:value-type="float">
            <text:p>0</text:p>
          </table:table-cell>
          <table:table-cell table:formula="of:=[.E243]" office:value-type="float" office:value="0.016" calcext:value-type="float">
            <text:p>0,016</text:p>
          </table:table-cell>
          <table:table-cell table:formula="of:=[.F243]+[.E244]" office:value-type="float" office:value="3.872" calcext:value-type="float">
            <text:p>3,872</text:p>
          </table:table-cell>
          <table:table-cell table:formula="of:=[.G243]" office:value-type="float" office:value="1" calcext:value-type="float">
            <text:p>1</text:p>
          </table:table-cell>
          <table:table-cell table:formula="of:=[.H243]" office:value-type="float" office:value="1.414" calcext:value-type="float">
            <text:p>1,414</text:p>
          </table:table-cell>
        </table:table-row>
        <table:table-row table:style-name="ro1">
          <table:table-cell table:formula="of:=[.G244]*([.D244]-[.C244])-[.H244]*[.B244]" office:value-type="float" office:value="24.8625040950901" calcext:value-type="float">
            <text:p>24,86</text:p>
          </table:table-cell>
          <table:table-cell table:formula="of:=[.B244]+[.E245]*[.A245]" office:value-type="float" office:value="-10.1677938359334" calcext:value-type="float">
            <text:p>-10,17</text:p>
          </table:table-cell>
          <table:table-cell table:formula="of:=[.C244]+[.E245]*[.B245]" office:value-type="float" office:value="-10.0854390198079" calcext:value-type="float">
            <text:p>-10,09</text:p>
          </table:table-cell>
          <table:table-cell table:formula="of:=[.D244]" office:value-type="float" office:value="0" calcext:value-type="float">
            <text:p>0</text:p>
          </table:table-cell>
          <table:table-cell table:formula="of:=[.E244]" office:value-type="float" office:value="0.016" calcext:value-type="float">
            <text:p>0,016</text:p>
          </table:table-cell>
          <table:table-cell table:formula="of:=[.F244]+[.E245]" office:value-type="float" office:value="3.888" calcext:value-type="float">
            <text:p>3,888</text:p>
          </table:table-cell>
          <table:table-cell table:formula="of:=[.G244]" office:value-type="float" office:value="1" calcext:value-type="float">
            <text:p>1</text:p>
          </table:table-cell>
          <table:table-cell table:formula="of:=[.H244]" office:value-type="float" office:value="1.414" calcext:value-type="float">
            <text:p>1,414</text:p>
          </table:table-cell>
        </table:table-row>
        <table:table-row table:style-name="ro1">
          <table:table-cell table:formula="of:=[.G245]*([.D245]-[.C245])-[.H245]*[.B245]" office:value-type="float" office:value="24.4626995038177" calcext:value-type="float">
            <text:p>24,46</text:p>
          </table:table-cell>
          <table:table-cell table:formula="of:=[.B245]+[.E246]*[.A246]" office:value-type="float" office:value="-9.77639064387234" calcext:value-type="float">
            <text:p>-9,78</text:p>
          </table:table-cell>
          <table:table-cell table:formula="of:=[.C245]+[.E246]*[.B246]" office:value-type="float" office:value="-10.2418612701098" calcext:value-type="float">
            <text:p>-10,24</text:p>
          </table:table-cell>
          <table:table-cell table:formula="of:=[.D245]" office:value-type="float" office:value="0" calcext:value-type="float">
            <text:p>0</text:p>
          </table:table-cell>
          <table:table-cell table:formula="of:=[.E245]" office:value-type="float" office:value="0.016" calcext:value-type="float">
            <text:p>0,016</text:p>
          </table:table-cell>
          <table:table-cell table:formula="of:=[.F245]+[.E246]" office:value-type="float" office:value="3.904" calcext:value-type="float">
            <text:p>3,904</text:p>
          </table:table-cell>
          <table:table-cell table:formula="of:=[.G245]" office:value-type="float" office:value="1" calcext:value-type="float">
            <text:p>1</text:p>
          </table:table-cell>
          <table:table-cell table:formula="of:=[.H245]" office:value-type="float" office:value="1.414" calcext:value-type="float">
            <text:p>1,414</text:p>
          </table:table-cell>
        </table:table-row>
        <table:table-row table:style-name="ro1">
          <table:table-cell table:formula="of:=[.G246]*([.D246]-[.C246])-[.H246]*[.B246]" office:value-type="float" office:value="24.0656776405453" calcext:value-type="float">
            <text:p>24,07</text:p>
          </table:table-cell>
          <table:table-cell table:formula="of:=[.B246]+[.E247]*[.A247]" office:value-type="float" office:value="-9.39133980162361" calcext:value-type="float">
            <text:p>-9,39</text:p>
          </table:table-cell>
          <table:table-cell table:formula="of:=[.C246]+[.E247]*[.B247]" office:value-type="float" office:value="-10.3921227069358" calcext:value-type="float">
            <text:p>-10,39</text:p>
          </table:table-cell>
          <table:table-cell table:formula="of:=[.D246]" office:value-type="float" office:value="0" calcext:value-type="float">
            <text:p>0</text:p>
          </table:table-cell>
          <table:table-cell table:formula="of:=[.E246]" office:value-type="float" office:value="0.016" calcext:value-type="float">
            <text:p>0,016</text:p>
          </table:table-cell>
          <table:table-cell table:formula="of:=[.F246]+[.E247]" office:value-type="float" office:value="3.92" calcext:value-type="float">
            <text:p>3,92</text:p>
          </table:table-cell>
          <table:table-cell table:formula="of:=[.G246]" office:value-type="float" office:value="1" calcext:value-type="float">
            <text:p>1</text:p>
          </table:table-cell>
          <table:table-cell table:formula="of:=[.H246]" office:value-type="float" office:value="1.414" calcext:value-type="float">
            <text:p>1,414</text:p>
          </table:table-cell>
        </table:table-row>
        <table:table-row table:style-name="ro1">
          <table:table-cell table:formula="of:=[.G247]*([.D247]-[.C247])-[.H247]*[.B247]" office:value-type="float" office:value="23.6714771864316" calcext:value-type="float">
            <text:p>23,67</text:p>
          </table:table-cell>
          <table:table-cell table:formula="of:=[.B247]+[.E248]*[.A248]" office:value-type="float" office:value="-9.01259616664071" calcext:value-type="float">
            <text:p>-9,01</text:p>
          </table:table-cell>
          <table:table-cell table:formula="of:=[.C247]+[.E248]*[.B248]" office:value-type="float" office:value="-10.5363242456021" calcext:value-type="float">
            <text:p>-10,54</text:p>
          </table:table-cell>
          <table:table-cell table:formula="of:=[.D247]" office:value-type="float" office:value="0" calcext:value-type="float">
            <text:p>0</text:p>
          </table:table-cell>
          <table:table-cell table:formula="of:=[.E247]" office:value-type="float" office:value="0.016" calcext:value-type="float">
            <text:p>0,016</text:p>
          </table:table-cell>
          <table:table-cell table:formula="of:=[.F247]+[.E248]" office:value-type="float" office:value="3.936" calcext:value-type="float">
            <text:p>3,936</text:p>
          </table:table-cell>
          <table:table-cell table:formula="of:=[.G247]" office:value-type="float" office:value="1" calcext:value-type="float">
            <text:p>1</text:p>
          </table:table-cell>
          <table:table-cell table:formula="of:=[.H247]" office:value-type="float" office:value="1.414" calcext:value-type="float">
            <text:p>1,414</text:p>
          </table:table-cell>
        </table:table-row>
        <table:table-row table:style-name="ro1">
          <table:table-cell table:formula="of:=[.G248]*([.D248]-[.C248])-[.H248]*[.B248]" office:value-type="float" office:value="23.280135225232" calcext:value-type="float">
            <text:p>23,28</text:p>
          </table:table-cell>
          <table:table-cell table:formula="of:=[.B248]+[.E249]*[.A249]" office:value-type="float" office:value="-8.64011400303699" calcext:value-type="float">
            <text:p>-8,64</text:p>
          </table:table-cell>
          <table:table-cell table:formula="of:=[.C248]+[.E249]*[.B249]" office:value-type="float" office:value="-10.6745660696507" calcext:value-type="float">
            <text:p>-10,67</text:p>
          </table:table-cell>
          <table:table-cell table:formula="of:=[.D248]" office:value-type="float" office:value="0" calcext:value-type="float">
            <text:p>0</text:p>
          </table:table-cell>
          <table:table-cell table:formula="of:=[.E248]" office:value-type="float" office:value="0.016" calcext:value-type="float">
            <text:p>0,016</text:p>
          </table:table-cell>
          <table:table-cell table:formula="of:=[.F248]+[.E249]" office:value-type="float" office:value="3.952" calcext:value-type="float">
            <text:p>3,952</text:p>
          </table:table-cell>
          <table:table-cell table:formula="of:=[.G248]" office:value-type="float" office:value="1" calcext:value-type="float">
            <text:p>1</text:p>
          </table:table-cell>
          <table:table-cell table:formula="of:=[.H248]" office:value-type="float" office:value="1.414" calcext:value-type="float">
            <text:p>1,414</text:p>
          </table:table-cell>
        </table:table-row>
        <table:table-row table:style-name="ro1">
          <table:table-cell table:formula="of:=[.G249]*([.D249]-[.C249])-[.H249]*[.B249]" office:value-type="float" office:value="22.891687269945" calcext:value-type="float">
            <text:p>22,89</text:p>
          </table:table-cell>
          <table:table-cell table:formula="of:=[.B249]+[.E250]*[.A250]" office:value-type="float" office:value="-8.27384700671787" calcext:value-type="float">
            <text:p>-8,27</text:p>
          </table:table-cell>
          <table:table-cell table:formula="of:=[.C249]+[.E250]*[.B250]" office:value-type="float" office:value="-10.8069476217582" calcext:value-type="float">
            <text:p>-10,81</text:p>
          </table:table-cell>
          <table:table-cell table:formula="of:=[.D249]" office:value-type="float" office:value="0" calcext:value-type="float">
            <text:p>0</text:p>
          </table:table-cell>
          <table:table-cell table:formula="of:=[.E249]" office:value-type="float" office:value="0.016" calcext:value-type="float">
            <text:p>0,016</text:p>
          </table:table-cell>
          <table:table-cell table:formula="of:=[.F249]+[.E250]" office:value-type="float" office:value="3.968" calcext:value-type="float">
            <text:p>3,968</text:p>
          </table:table-cell>
          <table:table-cell table:formula="of:=[.G249]" office:value-type="float" office:value="1" calcext:value-type="float">
            <text:p>1</text:p>
          </table:table-cell>
          <table:table-cell table:formula="of:=[.H249]" office:value-type="float" office:value="1.414" calcext:value-type="float">
            <text:p>1,414</text:p>
          </table:table-cell>
        </table:table-row>
        <table:table-row table:style-name="ro1">
          <table:table-cell table:formula="of:=[.G250]*([.D250]-[.C250])-[.H250]*[.B250]" office:value-type="float" office:value="22.5061672892572" calcext:value-type="float">
            <text:p>22,51</text:p>
          </table:table-cell>
          <table:table-cell table:formula="of:=[.B250]+[.E251]*[.A251]" office:value-type="float" office:value="-7.91374833008976" calcext:value-type="float">
            <text:p>-7,91</text:p>
          </table:table-cell>
          <table:table-cell table:formula="of:=[.C250]+[.E251]*[.B251]" office:value-type="float" office:value="-10.9335675950396" calcext:value-type="float">
            <text:p>-10,93</text:p>
          </table:table-cell>
          <table:table-cell table:formula="of:=[.D250]" office:value-type="float" office:value="0" calcext:value-type="float">
            <text:p>0</text:p>
          </table:table-cell>
          <table:table-cell table:formula="of:=[.E250]" office:value-type="float" office:value="0.016" calcext:value-type="float">
            <text:p>0,016</text:p>
          </table:table-cell>
          <table:table-cell table:formula="of:=[.F250]+[.E251]" office:value-type="float" office:value="3.984" calcext:value-type="float">
            <text:p>3,984</text:p>
          </table:table-cell>
          <table:table-cell table:formula="of:=[.G250]" office:value-type="float" office:value="1" calcext:value-type="float">
            <text:p>1</text:p>
          </table:table-cell>
          <table:table-cell table:formula="of:=[.H250]" office:value-type="float" office:value="1.414" calcext:value-type="float">
            <text:p>1,414</text:p>
          </table:table-cell>
        </table:table-row>
        <table:table-row table:style-name="ro1">
          <table:table-cell table:formula="of:=[.G251]*([.D251]-[.C251])-[.H251]*[.B251]" office:value-type="float" office:value="22.1236077337865" calcext:value-type="float">
            <text:p>22,12</text:p>
          </table:table-cell>
          <table:table-cell table:formula="of:=[.B251]+[.E252]*[.A252]" office:value-type="float" office:value="-7.55977060634917" calcext:value-type="float">
            <text:p>-7,56</text:p>
          </table:table-cell>
          <table:table-cell table:formula="of:=[.C251]+[.E252]*[.B252]" office:value-type="float" office:value="-11.0545239247412" calcext:value-type="float">
            <text:p>-11,05</text:p>
          </table:table-cell>
          <table:table-cell table:formula="of:=[.D251]" office:value-type="float" office:value="0" calcext:value-type="float">
            <text:p>0</text:p>
          </table:table-cell>
          <table:table-cell table:formula="of:=[.E251]" office:value-type="float" office:value="0.016" calcext:value-type="float">
            <text:p>0,016</text:p>
          </table:table-cell>
          <table:table-cell table:formula="of:=[.F251]+[.E252]" office:value-type="float" office:value="4" calcext:value-type="float">
            <text:p>4</text:p>
          </table:table-cell>
          <table:table-cell table:formula="of:=[.G251]" office:value-type="float" office:value="1" calcext:value-type="float">
            <text:p>1</text:p>
          </table:table-cell>
          <table:table-cell table:formula="of:=[.H251]" office:value-type="float" office:value="1.414" calcext:value-type="float">
            <text:p>1,414</text:p>
          </table:table-cell>
        </table:table-row>
        <table:table-row table:style-name="ro1">
          <table:table-cell table:formula="of:=[.G252]*([.D252]-[.C252])-[.H252]*[.B252]" office:value-type="float" office:value="21.7440395621189" calcext:value-type="float">
            <text:p>21,74</text:p>
          </table:table-cell>
          <table:table-cell table:formula="of:=[.B252]+[.E253]*[.A253]" office:value-type="float" office:value="-7.21186597335527" calcext:value-type="float">
            <text:p>-7,21</text:p>
          </table:table-cell>
          <table:table-cell table:formula="of:=[.C252]+[.E253]*[.B253]" office:value-type="float" office:value="-11.1699137803149" calcext:value-type="float">
            <text:p>-11,17</text:p>
          </table:table-cell>
          <table:table-cell table:formula="of:=[.D252]" office:value-type="float" office:value="0" calcext:value-type="float">
            <text:p>0</text:p>
          </table:table-cell>
          <table:table-cell table:formula="of:=[.E252]" office:value-type="float" office:value="0.016" calcext:value-type="float">
            <text:p>0,016</text:p>
          </table:table-cell>
          <table:table-cell table:formula="of:=[.F252]+[.E253]" office:value-type="float" office:value="4.016" calcext:value-type="float">
            <text:p>4,016</text:p>
          </table:table-cell>
          <table:table-cell table:formula="of:=[.G252]" office:value-type="float" office:value="1" calcext:value-type="float">
            <text:p>1</text:p>
          </table:table-cell>
          <table:table-cell table:formula="of:=[.H252]" office:value-type="float" office:value="1.414" calcext:value-type="float">
            <text:p>1,414</text:p>
          </table:table-cell>
        </table:table-row>
        <table:table-row table:style-name="ro1">
          <table:table-cell table:formula="of:=[.G253]*([.D253]-[.C253])-[.H253]*[.B253]" office:value-type="float" office:value="21.3674922666392" calcext:value-type="float">
            <text:p>21,37</text:p>
          </table:table-cell>
          <table:table-cell table:formula="of:=[.B253]+[.E254]*[.A254]" office:value-type="float" office:value="-6.86998609708904" calcext:value-type="float">
            <text:p>-6,87</text:p>
          </table:table-cell>
          <table:table-cell table:formula="of:=[.C253]+[.E254]*[.B254]" office:value-type="float" office:value="-11.2798335578683" calcext:value-type="float">
            <text:p>-11,28</text:p>
          </table:table-cell>
          <table:table-cell table:formula="of:=[.D253]" office:value-type="float" office:value="0" calcext:value-type="float">
            <text:p>0</text:p>
          </table:table-cell>
          <table:table-cell table:formula="of:=[.E253]" office:value-type="float" office:value="0.016" calcext:value-type="float">
            <text:p>0,016</text:p>
          </table:table-cell>
          <table:table-cell table:formula="of:=[.F253]+[.E254]" office:value-type="float" office:value="4.032" calcext:value-type="float">
            <text:p>4,032</text:p>
          </table:table-cell>
          <table:table-cell table:formula="of:=[.G253]" office:value-type="float" office:value="1" calcext:value-type="float">
            <text:p>1</text:p>
          </table:table-cell>
          <table:table-cell table:formula="of:=[.H253]" office:value-type="float" office:value="1.414" calcext:value-type="float">
            <text:p>1,414</text:p>
          </table:table-cell>
        </table:table-row>
        <table:table-row table:style-name="ro1">
          <table:table-cell table:formula="of:=[.G254]*([.D254]-[.C254])-[.H254]*[.B254]" office:value-type="float" office:value="20.9939938991522" calcext:value-type="float">
            <text:p>20,99</text:p>
          </table:table-cell>
          <table:table-cell table:formula="of:=[.B254]+[.E255]*[.A255]" office:value-type="float" office:value="-6.53408219470261" calcext:value-type="float">
            <text:p>-6,53</text:p>
          </table:table-cell>
          <table:table-cell table:formula="of:=[.C254]+[.E255]*[.B255]" office:value-type="float" office:value="-11.3843788729835" calcext:value-type="float">
            <text:p>-11,38</text:p>
          </table:table-cell>
          <table:table-cell table:formula="of:=[.D254]" office:value-type="float" office:value="0" calcext:value-type="float">
            <text:p>0</text:p>
          </table:table-cell>
          <table:table-cell table:formula="of:=[.E254]" office:value-type="float" office:value="0.016" calcext:value-type="float">
            <text:p>0,016</text:p>
          </table:table-cell>
          <table:table-cell table:formula="of:=[.F254]+[.E255]" office:value-type="float" office:value="4.048" calcext:value-type="float">
            <text:p>4,048</text:p>
          </table:table-cell>
          <table:table-cell table:formula="of:=[.G254]" office:value-type="float" office:value="1" calcext:value-type="float">
            <text:p>1</text:p>
          </table:table-cell>
          <table:table-cell table:formula="of:=[.H254]" office:value-type="float" office:value="1.414" calcext:value-type="float">
            <text:p>1,414</text:p>
          </table:table-cell>
        </table:table-row>
        <table:table-row table:style-name="ro1">
          <table:table-cell table:formula="of:=[.G255]*([.D255]-[.C255])-[.H255]*[.B255]" office:value-type="float" office:value="20.623571096293" calcext:value-type="float">
            <text:p>20,62</text:p>
          </table:table-cell>
          <table:table-cell table:formula="of:=[.B255]+[.E256]*[.A256]" office:value-type="float" office:value="-6.20410505716192" calcext:value-type="float">
            <text:p>-6,20</text:p>
          </table:table-cell>
          <table:table-cell table:formula="of:=[.C255]+[.E256]*[.B256]" office:value-type="float" office:value="-11.4836445538981" calcext:value-type="float">
            <text:p>-11,48</text:p>
          </table:table-cell>
          <table:table-cell table:formula="of:=[.D255]" office:value-type="float" office:value="0" calcext:value-type="float">
            <text:p>0</text:p>
          </table:table-cell>
          <table:table-cell table:formula="of:=[.E255]" office:value-type="float" office:value="0.016" calcext:value-type="float">
            <text:p>0,016</text:p>
          </table:table-cell>
          <table:table-cell table:formula="of:=[.F255]+[.E256]" office:value-type="float" office:value="4.064" calcext:value-type="float">
            <text:p>4,064</text:p>
          </table:table-cell>
          <table:table-cell table:formula="of:=[.G255]" office:value-type="float" office:value="1" calcext:value-type="float">
            <text:p>1</text:p>
          </table:table-cell>
          <table:table-cell table:formula="of:=[.H255]" office:value-type="float" office:value="1.414" calcext:value-type="float">
            <text:p>1,414</text:p>
          </table:table-cell>
        </table:table-row>
        <table:table-row table:style-name="ro1">
          <table:table-cell table:formula="of:=[.G256]*([.D256]-[.C256])-[.H256]*[.B256]" office:value-type="float" office:value="20.2562491047251" calcext:value-type="float">
            <text:p>20,26</text:p>
          </table:table-cell>
          <table:table-cell table:formula="of:=[.B256]+[.E257]*[.A257]" office:value-type="float" office:value="-5.88000507148632" calcext:value-type="float">
            <text:p>-5,88</text:p>
          </table:table-cell>
          <table:table-cell table:formula="of:=[.C256]+[.E257]*[.B257]" office:value-type="float" office:value="-11.5777246350419" calcext:value-type="float">
            <text:p>-11,58</text:p>
          </table:table-cell>
          <table:table-cell table:formula="of:=[.D256]" office:value-type="float" office:value="0" calcext:value-type="float">
            <text:p>0</text:p>
          </table:table-cell>
          <table:table-cell table:formula="of:=[.E256]" office:value-type="float" office:value="0.016" calcext:value-type="float">
            <text:p>0,016</text:p>
          </table:table-cell>
          <table:table-cell table:formula="of:=[.F256]+[.E257]" office:value-type="float" office:value="4.08" calcext:value-type="float">
            <text:p>4,08</text:p>
          </table:table-cell>
          <table:table-cell table:formula="of:=[.G256]" office:value-type="float" office:value="1" calcext:value-type="float">
            <text:p>1</text:p>
          </table:table-cell>
          <table:table-cell table:formula="of:=[.H256]" office:value-type="float" office:value="1.414" calcext:value-type="float">
            <text:p>1,414</text:p>
          </table:table-cell>
        </table:table-row>
        <table:table-row table:style-name="ro1">
          <table:table-cell table:formula="of:=[.G257]*([.D257]-[.C257])-[.H257]*[.B257]" office:value-type="float" office:value="19.8920518061236" calcext:value-type="float">
            <text:p>19,89</text:p>
          </table:table-cell>
          <table:table-cell table:formula="of:=[.B257]+[.E258]*[.A258]" office:value-type="float" office:value="-5.56173224258834" calcext:value-type="float">
            <text:p>-5,56</text:p>
          </table:table-cell>
          <table:table-cell table:formula="of:=[.C257]+[.E258]*[.B258]" office:value-type="float" office:value="-11.6667123509233" calcext:value-type="float">
            <text:p>-11,67</text:p>
          </table:table-cell>
          <table:table-cell table:formula="of:=[.D257]" office:value-type="float" office:value="0" calcext:value-type="float">
            <text:p>0</text:p>
          </table:table-cell>
          <table:table-cell table:formula="of:=[.E257]" office:value-type="float" office:value="0.016" calcext:value-type="float">
            <text:p>0,016</text:p>
          </table:table-cell>
          <table:table-cell table:formula="of:=[.F257]+[.E258]" office:value-type="float" office:value="4.096" calcext:value-type="float">
            <text:p>4,096</text:p>
          </table:table-cell>
          <table:table-cell table:formula="of:=[.G257]" office:value-type="float" office:value="1" calcext:value-type="float">
            <text:p>1</text:p>
          </table:table-cell>
          <table:table-cell table:formula="of:=[.H257]" office:value-type="float" office:value="1.414" calcext:value-type="float">
            <text:p>1,414</text:p>
          </table:table-cell>
        </table:table-row>
        <table:table-row table:style-name="ro1">
          <table:table-cell table:formula="of:=[.G258]*([.D258]-[.C258])-[.H258]*[.B258]" office:value-type="float" office:value="19.5310017419432" calcext:value-type="float">
            <text:p>19,53</text:p>
          </table:table-cell>
          <table:table-cell table:formula="of:=[.B258]+[.E259]*[.A259]" office:value-type="float" office:value="-5.24923621471725" calcext:value-type="float">
            <text:p>-5,25</text:p>
          </table:table-cell>
          <table:table-cell table:formula="of:=[.C258]+[.E259]*[.B259]" office:value-type="float" office:value="-11.7507001303588" calcext:value-type="float">
            <text:p>-11,75</text:p>
          </table:table-cell>
          <table:table-cell table:formula="of:=[.D258]" office:value-type="float" office:value="0" calcext:value-type="float">
            <text:p>0</text:p>
          </table:table-cell>
          <table:table-cell table:formula="of:=[.E258]" office:value-type="float" office:value="0.016" calcext:value-type="float">
            <text:p>0,016</text:p>
          </table:table-cell>
          <table:table-cell table:formula="of:=[.F258]+[.E259]" office:value-type="float" office:value="4.112" calcext:value-type="float">
            <text:p>4,112</text:p>
          </table:table-cell>
          <table:table-cell table:formula="of:=[.G258]" office:value-type="float" office:value="1" calcext:value-type="float">
            <text:p>1</text:p>
          </table:table-cell>
          <table:table-cell table:formula="of:=[.H258]" office:value-type="float" office:value="1.414" calcext:value-type="float">
            <text:p>1,414</text:p>
          </table:table-cell>
        </table:table-row>
        <table:table-row table:style-name="ro1">
          <table:table-cell table:formula="of:=[.G259]*([.D259]-[.C259])-[.H259]*[.B259]" office:value-type="float" office:value="19.173120137969" calcext:value-type="float">
            <text:p>19,17</text:p>
          </table:table-cell>
          <table:table-cell table:formula="of:=[.B259]+[.E260]*[.A260]" office:value-type="float" office:value="-4.94246629250975" calcext:value-type="float">
            <text:p>-4,94</text:p>
          </table:table-cell>
          <table:table-cell table:formula="of:=[.C259]+[.E260]*[.B260]" office:value-type="float" office:value="-11.8297795910389" calcext:value-type="float">
            <text:p>-11,83</text:p>
          </table:table-cell>
          <table:table-cell table:formula="of:=[.D259]" office:value-type="float" office:value="0" calcext:value-type="float">
            <text:p>0</text:p>
          </table:table-cell>
          <table:table-cell table:formula="of:=[.E259]" office:value-type="float" office:value="0.016" calcext:value-type="float">
            <text:p>0,016</text:p>
          </table:table-cell>
          <table:table-cell table:formula="of:=[.F259]+[.E260]" office:value-type="float" office:value="4.128" calcext:value-type="float">
            <text:p>4,128</text:p>
          </table:table-cell>
          <table:table-cell table:formula="of:=[.G259]" office:value-type="float" office:value="1" calcext:value-type="float">
            <text:p>1</text:p>
          </table:table-cell>
          <table:table-cell table:formula="of:=[.H259]" office:value-type="float" office:value="1.414" calcext:value-type="float">
            <text:p>1,414</text:p>
          </table:table-cell>
        </table:table-row>
        <table:table-row table:style-name="ro1">
          <table:table-cell table:formula="of:=[.G260]*([.D260]-[.C260])-[.H260]*[.B260]" office:value-type="float" office:value="18.8184269286477" calcext:value-type="float">
            <text:p>18,82</text:p>
          </table:table-cell>
          <table:table-cell table:formula="of:=[.B260]+[.E261]*[.A261]" office:value-type="float" office:value="-4.64137146165138" calcext:value-type="float">
            <text:p>-4,64</text:p>
          </table:table-cell>
          <table:table-cell table:formula="of:=[.C260]+[.E261]*[.B261]" office:value-type="float" office:value="-11.9040415344254" calcext:value-type="float">
            <text:p>-11,90</text:p>
          </table:table-cell>
          <table:table-cell table:formula="of:=[.D260]" office:value-type="float" office:value="0" calcext:value-type="float">
            <text:p>0</text:p>
          </table:table-cell>
          <table:table-cell table:formula="of:=[.E260]" office:value-type="float" office:value="0.016" calcext:value-type="float">
            <text:p>0,016</text:p>
          </table:table-cell>
          <table:table-cell table:formula="of:=[.F260]+[.E261]" office:value-type="float" office:value="4.144" calcext:value-type="float">
            <text:p>4,144</text:p>
          </table:table-cell>
          <table:table-cell table:formula="of:=[.G260]" office:value-type="float" office:value="1" calcext:value-type="float">
            <text:p>1</text:p>
          </table:table-cell>
          <table:table-cell table:formula="of:=[.H260]" office:value-type="float" office:value="1.414" calcext:value-type="float">
            <text:p>1,414</text:p>
          </table:table-cell>
        </table:table-row>
        <table:table-row table:style-name="ro1">
          <table:table-cell table:formula="of:=[.G261]*([.D261]-[.C261])-[.H261]*[.B261]" office:value-type="float" office:value="18.4669407812004" calcext:value-type="float">
            <text:p>18,47</text:p>
          </table:table-cell>
          <table:table-cell table:formula="of:=[.B261]+[.E262]*[.A262]" office:value-type="float" office:value="-4.34590040915218" calcext:value-type="float">
            <text:p>-4,35</text:p>
          </table:table-cell>
          <table:table-cell table:formula="of:=[.C261]+[.E262]*[.B262]" office:value-type="float" office:value="-11.9735759409718" calcext:value-type="float">
            <text:p>-11,97</text:p>
          </table:table-cell>
          <table:table-cell table:formula="of:=[.D261]" office:value-type="float" office:value="0" calcext:value-type="float">
            <text:p>0</text:p>
          </table:table-cell>
          <table:table-cell table:formula="of:=[.E261]" office:value-type="float" office:value="0.016" calcext:value-type="float">
            <text:p>0,016</text:p>
          </table:table-cell>
          <table:table-cell table:formula="of:=[.F261]+[.E262]" office:value-type="float" office:value="4.16" calcext:value-type="float">
            <text:p>4,16</text:p>
          </table:table-cell>
          <table:table-cell table:formula="of:=[.G261]" office:value-type="float" office:value="1" calcext:value-type="float">
            <text:p>1</text:p>
          </table:table-cell>
          <table:table-cell table:formula="of:=[.H261]" office:value-type="float" office:value="1.414" calcext:value-type="float">
            <text:p>1,414</text:p>
          </table:table-cell>
        </table:table-row>
        <table:table-row table:style-name="ro1">
          <table:table-cell table:formula="of:=[.G262]*([.D262]-[.C262])-[.H262]*[.B262]" office:value-type="float" office:value="18.118679119513" calcext:value-type="float">
            <text:p>18,12</text:p>
          </table:table-cell>
          <table:table-cell table:formula="of:=[.B262]+[.E263]*[.A263]" office:value-type="float" office:value="-4.05600154323997" calcext:value-type="float">
            <text:p>-4,06</text:p>
          </table:table-cell>
          <table:table-cell table:formula="of:=[.C262]+[.E263]*[.B263]" office:value-type="float" office:value="-12.0384719656636" calcext:value-type="float">
            <text:p>-12,04</text:p>
          </table:table-cell>
          <table:table-cell table:formula="of:=[.D262]" office:value-type="float" office:value="0" calcext:value-type="float">
            <text:p>0</text:p>
          </table:table-cell>
          <table:table-cell table:formula="of:=[.E262]" office:value-type="float" office:value="0.016" calcext:value-type="float">
            <text:p>0,016</text:p>
          </table:table-cell>
          <table:table-cell table:formula="of:=[.F262]+[.E263]" office:value-type="float" office:value="4.176" calcext:value-type="float">
            <text:p>4,176</text:p>
          </table:table-cell>
          <table:table-cell table:formula="of:=[.G262]" office:value-type="float" office:value="1" calcext:value-type="float">
            <text:p>1</text:p>
          </table:table-cell>
          <table:table-cell table:formula="of:=[.H262]" office:value-type="float" office:value="1.414" calcext:value-type="float">
            <text:p>1,414</text:p>
          </table:table-cell>
        </table:table-row>
        <table:table-row table:style-name="ro1">
          <table:table-cell table:formula="of:=[.G263]*([.D263]-[.C263])-[.H263]*[.B263]" office:value-type="float" office:value="17.773658147805" calcext:value-type="float">
            <text:p>17,77</text:p>
          </table:table-cell>
          <table:table-cell table:formula="of:=[.B263]+[.E264]*[.A264]" office:value-type="float" office:value="-3.77162301287509" calcext:value-type="float">
            <text:p>-3,77</text:p>
          </table:table-cell>
          <table:table-cell table:formula="of:=[.C263]+[.E264]*[.B264]" office:value-type="float" office:value="-12.0988179338696" calcext:value-type="float">
            <text:p>-12,10</text:p>
          </table:table-cell>
          <table:table-cell table:formula="of:=[.D263]" office:value-type="float" office:value="0" calcext:value-type="float">
            <text:p>0</text:p>
          </table:table-cell>
          <table:table-cell table:formula="of:=[.E263]" office:value-type="float" office:value="0.016" calcext:value-type="float">
            <text:p>0,016</text:p>
          </table:table-cell>
          <table:table-cell table:formula="of:=[.F263]+[.E264]" office:value-type="float" office:value="4.192" calcext:value-type="float">
            <text:p>4,192</text:p>
          </table:table-cell>
          <table:table-cell table:formula="of:=[.G263]" office:value-type="float" office:value="1" calcext:value-type="float">
            <text:p>1</text:p>
          </table:table-cell>
          <table:table-cell table:formula="of:=[.H263]" office:value-type="float" office:value="1.414" calcext:value-type="float">
            <text:p>1,414</text:p>
          </table:table-cell>
        </table:table-row>
        <table:table-row table:style-name="ro1">
          <table:table-cell table:formula="of:=[.G264]*([.D264]-[.C264])-[.H264]*[.B264]" office:value-type="float" office:value="17.431892874075" calcext:value-type="float">
            <text:p>17,43</text:p>
          </table:table-cell>
          <table:table-cell table:formula="of:=[.B264]+[.E265]*[.A265]" office:value-type="float" office:value="-3.49271272688989" calcext:value-type="float">
            <text:p>-3,49</text:p>
          </table:table-cell>
          <table:table-cell table:formula="of:=[.C264]+[.E265]*[.B265]" office:value-type="float" office:value="-12.1547013374999" calcext:value-type="float">
            <text:p>-12,15</text:p>
          </table:table-cell>
          <table:table-cell table:formula="of:=[.D264]" office:value-type="float" office:value="0" calcext:value-type="float">
            <text:p>0</text:p>
          </table:table-cell>
          <table:table-cell table:formula="of:=[.E264]" office:value-type="float" office:value="0.016" calcext:value-type="float">
            <text:p>0,016</text:p>
          </table:table-cell>
          <table:table-cell table:formula="of:=[.F264]+[.E265]" office:value-type="float" office:value="4.208" calcext:value-type="float">
            <text:p>4,208</text:p>
          </table:table-cell>
          <table:table-cell table:formula="of:=[.G264]" office:value-type="float" office:value="1" calcext:value-type="float">
            <text:p>1</text:p>
          </table:table-cell>
          <table:table-cell table:formula="of:=[.H264]" office:value-type="float" office:value="1.414" calcext:value-type="float">
            <text:p>1,414</text:p>
          </table:table-cell>
        </table:table-row>
        <table:table-row table:style-name="ro1">
          <table:table-cell table:formula="of:=[.G265]*([.D265]-[.C265])-[.H265]*[.B265]" office:value-type="float" office:value="17.0933971333222" calcext:value-type="float">
            <text:p>17,09</text:p>
          </table:table-cell>
          <table:table-cell table:formula="of:=[.B265]+[.E266]*[.A266]" office:value-type="float" office:value="-3.21921837275673" calcext:value-type="float">
            <text:p>-3,22</text:p>
          </table:table-cell>
          <table:table-cell table:formula="of:=[.C265]+[.E266]*[.B266]" office:value-type="float" office:value="-12.206208831464" calcext:value-type="float">
            <text:p>-12,21</text:p>
          </table:table-cell>
          <table:table-cell table:formula="of:=[.D265]" office:value-type="float" office:value="0" calcext:value-type="float">
            <text:p>0</text:p>
          </table:table-cell>
          <table:table-cell table:formula="of:=[.E265]" office:value-type="float" office:value="0.016" calcext:value-type="float">
            <text:p>0,016</text:p>
          </table:table-cell>
          <table:table-cell table:formula="of:=[.F265]+[.E266]" office:value-type="float" office:value="4.224" calcext:value-type="float">
            <text:p>4,224</text:p>
          </table:table-cell>
          <table:table-cell table:formula="of:=[.G265]" office:value-type="float" office:value="1" calcext:value-type="float">
            <text:p>1</text:p>
          </table:table-cell>
          <table:table-cell table:formula="of:=[.H265]" office:value-type="float" office:value="1.414" calcext:value-type="float">
            <text:p>1,414</text:p>
          </table:table-cell>
        </table:table-row>
        <table:table-row table:style-name="ro1">
          <table:table-cell table:formula="of:=[.G266]*([.D266]-[.C266])-[.H266]*[.B266]" office:value-type="float" office:value="16.758183610542" calcext:value-type="float">
            <text:p>16,76</text:p>
          </table:table-cell>
          <table:table-cell table:formula="of:=[.B266]+[.E267]*[.A267]" office:value-type="float" office:value="-2.95108743498806" calcext:value-type="float">
            <text:p>-2,95</text:p>
          </table:table-cell>
          <table:table-cell table:formula="of:=[.C266]+[.E267]*[.B267]" office:value-type="float" office:value="-12.2534262304238" calcext:value-type="float">
            <text:p>-12,25</text:p>
          </table:table-cell>
          <table:table-cell table:formula="of:=[.D266]" office:value-type="float" office:value="0" calcext:value-type="float">
            <text:p>0</text:p>
          </table:table-cell>
          <table:table-cell table:formula="of:=[.E266]" office:value-type="float" office:value="0.016" calcext:value-type="float">
            <text:p>0,016</text:p>
          </table:table-cell>
          <table:table-cell table:formula="of:=[.F266]+[.E267]" office:value-type="float" office:value="4.24" calcext:value-type="float">
            <text:p>4,24</text:p>
          </table:table-cell>
          <table:table-cell table:formula="of:=[.G266]" office:value-type="float" office:value="1" calcext:value-type="float">
            <text:p>1</text:p>
          </table:table-cell>
          <table:table-cell table:formula="of:=[.H266]" office:value-type="float" office:value="1.414" calcext:value-type="float">
            <text:p>1,414</text:p>
          </table:table-cell>
        </table:table-row>
        <table:table-row table:style-name="ro1">
          <table:table-cell table:formula="of:=[.G267]*([.D267]-[.C267])-[.H267]*[.B267]" office:value-type="float" office:value="16.4262638634969" calcext:value-type="float">
            <text:p>16,43</text:p>
          </table:table-cell>
          <table:table-cell table:formula="of:=[.B267]+[.E268]*[.A268]" office:value-type="float" office:value="-2.68826721317211" calcext:value-type="float">
            <text:p>-2,69</text:p>
          </table:table-cell>
          <table:table-cell table:formula="of:=[.C267]+[.E268]*[.B268]" office:value-type="float" office:value="-12.2964385058346" calcext:value-type="float">
            <text:p>-12,30</text:p>
          </table:table-cell>
          <table:table-cell table:formula="of:=[.D267]" office:value-type="float" office:value="0" calcext:value-type="float">
            <text:p>0</text:p>
          </table:table-cell>
          <table:table-cell table:formula="of:=[.E267]" office:value-type="float" office:value="0.016" calcext:value-type="float">
            <text:p>0,016</text:p>
          </table:table-cell>
          <table:table-cell table:formula="of:=[.F267]+[.E268]" office:value-type="float" office:value="4.256" calcext:value-type="float">
            <text:p>4,256</text:p>
          </table:table-cell>
          <table:table-cell table:formula="of:=[.G267]" office:value-type="float" office:value="1" calcext:value-type="float">
            <text:p>1</text:p>
          </table:table-cell>
          <table:table-cell table:formula="of:=[.H267]" office:value-type="float" office:value="1.414" calcext:value-type="float">
            <text:p>1,414</text:p>
          </table:table-cell>
        </table:table-row>
        <table:table-row table:style-name="ro1">
          <table:table-cell table:formula="of:=[.G268]*([.D268]-[.C268])-[.H268]*[.B268]" office:value-type="float" office:value="16.0976483452599" calcext:value-type="float">
            <text:p>16,10</text:p>
          </table:table-cell>
          <table:table-cell table:formula="of:=[.B268]+[.E269]*[.A269]" office:value-type="float" office:value="-2.43070483964795" calcext:value-type="float">
            <text:p>-2,43</text:p>
          </table:table-cell>
          <table:table-cell table:formula="of:=[.C268]+[.E269]*[.B269]" office:value-type="float" office:value="-12.3353297832689" calcext:value-type="float">
            <text:p>-12,34</text:p>
          </table:table-cell>
          <table:table-cell table:formula="of:=[.D268]" office:value-type="float" office:value="0" calcext:value-type="float">
            <text:p>0</text:p>
          </table:table-cell>
          <table:table-cell table:formula="of:=[.E268]" office:value-type="float" office:value="0.016" calcext:value-type="float">
            <text:p>0,016</text:p>
          </table:table-cell>
          <table:table-cell table:formula="of:=[.F268]+[.E269]" office:value-type="float" office:value="4.272" calcext:value-type="float">
            <text:p>4,272</text:p>
          </table:table-cell>
          <table:table-cell table:formula="of:=[.G268]" office:value-type="float" office:value="1" calcext:value-type="float">
            <text:p>1</text:p>
          </table:table-cell>
          <table:table-cell table:formula="of:=[.H268]" office:value-type="float" office:value="1.414" calcext:value-type="float">
            <text:p>1,414</text:p>
          </table:table-cell>
        </table:table-row>
        <table:table-row table:style-name="ro1">
          <table:table-cell table:formula="of:=[.G269]*([.D269]-[.C269])-[.H269]*[.B269]" office:value-type="float" office:value="15.7723464265311" calcext:value-type="float">
            <text:p>15,77</text:p>
          </table:table-cell>
          <table:table-cell table:formula="of:=[.B269]+[.E270]*[.A270]" office:value-type="float" office:value="-2.17834729682346" calcext:value-type="float">
            <text:p>-2,18</text:p>
          </table:table-cell>
          <table:table-cell table:formula="of:=[.C269]+[.E270]*[.B270]" office:value-type="float" office:value="-12.3701833400181" calcext:value-type="float">
            <text:p>-12,37</text:p>
          </table:table-cell>
          <table:table-cell table:formula="of:=[.D269]" office:value-type="float" office:value="0" calcext:value-type="float">
            <text:p>0</text:p>
          </table:table-cell>
          <table:table-cell table:formula="of:=[.E269]" office:value-type="float" office:value="0.016" calcext:value-type="float">
            <text:p>0,016</text:p>
          </table:table-cell>
          <table:table-cell table:formula="of:=[.F269]+[.E270]" office:value-type="float" office:value="4.288" calcext:value-type="float">
            <text:p>4,288</text:p>
          </table:table-cell>
          <table:table-cell table:formula="of:=[.G269]" office:value-type="float" office:value="1" calcext:value-type="float">
            <text:p>1</text:p>
          </table:table-cell>
          <table:table-cell table:formula="of:=[.H269]" office:value-type="float" office:value="1.414" calcext:value-type="float">
            <text:p>1,414</text:p>
          </table:table-cell>
        </table:table-row>
        <table:table-row table:style-name="ro1">
          <table:table-cell table:formula="of:=[.G270]*([.D270]-[.C270])-[.H270]*[.B270]" office:value-type="float" office:value="15.4503664177265" calcext:value-type="float">
            <text:p>15,45</text:p>
          </table:table-cell>
          <table:table-cell table:formula="of:=[.B270]+[.E271]*[.A271]" office:value-type="float" office:value="-1.93114143413983" calcext:value-type="float">
            <text:p>-1,93</text:p>
          </table:table-cell>
          <table:table-cell table:formula="of:=[.C270]+[.E271]*[.B271]" office:value-type="float" office:value="-12.4010816029643" calcext:value-type="float">
            <text:p>-12,40</text:p>
          </table:table-cell>
          <table:table-cell table:formula="of:=[.D270]" office:value-type="float" office:value="0" calcext:value-type="float">
            <text:p>0</text:p>
          </table:table-cell>
          <table:table-cell table:formula="of:=[.E270]" office:value-type="float" office:value="0.016" calcext:value-type="float">
            <text:p>0,016</text:p>
          </table:table-cell>
          <table:table-cell table:formula="of:=[.F270]+[.E271]" office:value-type="float" office:value="4.304" calcext:value-type="float">
            <text:p>4,304</text:p>
          </table:table-cell>
          <table:table-cell table:formula="of:=[.G270]" office:value-type="float" office:value="1" calcext:value-type="float">
            <text:p>1</text:p>
          </table:table-cell>
          <table:table-cell table:formula="of:=[.H270]" office:value-type="float" office:value="1.414" calcext:value-type="float">
            <text:p>1,414</text:p>
          </table:table-cell>
        </table:table-row>
        <table:table-row table:style-name="ro1">
          <table:table-cell table:formula="of:=[.G271]*([.D271]-[.C271])-[.H271]*[.B271]" office:value-type="float" office:value="15.1317155908381" calcext:value-type="float">
            <text:p>15,13</text:p>
          </table:table-cell>
          <table:table-cell table:formula="of:=[.B271]+[.E272]*[.A272]" office:value-type="float" office:value="-1.68903398468642" calcext:value-type="float">
            <text:p>-1,69</text:p>
          </table:table-cell>
          <table:table-cell table:formula="of:=[.C271]+[.E272]*[.B272]" office:value-type="float" office:value="-12.4281061467193" calcext:value-type="float">
            <text:p>-12,43</text:p>
          </table:table-cell>
          <table:table-cell table:formula="of:=[.D271]" office:value-type="float" office:value="0" calcext:value-type="float">
            <text:p>0</text:p>
          </table:table-cell>
          <table:table-cell table:formula="of:=[.E271]" office:value-type="float" office:value="0.016" calcext:value-type="float">
            <text:p>0,016</text:p>
          </table:table-cell>
          <table:table-cell table:formula="of:=[.F271]+[.E272]" office:value-type="float" office:value="4.32" calcext:value-type="float">
            <text:p>4,32</text:p>
          </table:table-cell>
          <table:table-cell table:formula="of:=[.G271]" office:value-type="float" office:value="1" calcext:value-type="float">
            <text:p>1</text:p>
          </table:table-cell>
          <table:table-cell table:formula="of:=[.H271]" office:value-type="float" office:value="1.414" calcext:value-type="float">
            <text:p>1,414</text:p>
          </table:table-cell>
        </table:table-row>
        <table:table-row table:style-name="ro1">
          <table:table-cell table:formula="of:=[.G272]*([.D272]-[.C272])-[.H272]*[.B272]" office:value-type="float" office:value="14.8164002010659" calcext:value-type="float">
            <text:p>14,82</text:p>
          </table:table-cell>
          <table:table-cell table:formula="of:=[.B272]+[.E273]*[.A273]" office:value-type="float" office:value="-1.45197158146937" calcext:value-type="float">
            <text:p>-1,45</text:p>
          </table:table-cell>
          <table:table-cell table:formula="of:=[.C272]+[.E273]*[.B273]" office:value-type="float" office:value="-12.4513376920228" calcext:value-type="float">
            <text:p>-12,45</text:p>
          </table:table-cell>
          <table:table-cell table:formula="of:=[.D272]" office:value-type="float" office:value="0" calcext:value-type="float">
            <text:p>0</text:p>
          </table:table-cell>
          <table:table-cell table:formula="of:=[.E272]" office:value-type="float" office:value="0.016" calcext:value-type="float">
            <text:p>0,016</text:p>
          </table:table-cell>
          <table:table-cell table:formula="of:=[.F272]+[.E273]" office:value-type="float" office:value="4.336" calcext:value-type="float">
            <text:p>4,336</text:p>
          </table:table-cell>
          <table:table-cell table:formula="of:=[.G272]" office:value-type="float" office:value="1" calcext:value-type="float">
            <text:p>1</text:p>
          </table:table-cell>
          <table:table-cell table:formula="of:=[.H272]" office:value-type="float" office:value="1.414" calcext:value-type="float">
            <text:p>1,414</text:p>
          </table:table-cell>
        </table:table-row>
        <table:table-row table:style-name="ro1">
          <table:table-cell table:formula="of:=[.G273]*([.D273]-[.C273])-[.H273]*[.B273]" office:value-type="float" office:value="14.5044255082205" calcext:value-type="float">
            <text:p>14,50</text:p>
          </table:table-cell>
          <table:table-cell table:formula="of:=[.B273]+[.E274]*[.A274]" office:value-type="float" office:value="-1.21990077333784" calcext:value-type="float">
            <text:p>-1,22</text:p>
          </table:table-cell>
          <table:table-cell table:formula="of:=[.C273]+[.E274]*[.B274]" office:value-type="float" office:value="-12.4708561043962" calcext:value-type="float">
            <text:p>-12,47</text:p>
          </table:table-cell>
          <table:table-cell table:formula="of:=[.D273]" office:value-type="float" office:value="0" calcext:value-type="float">
            <text:p>0</text:p>
          </table:table-cell>
          <table:table-cell table:formula="of:=[.E273]" office:value-type="float" office:value="0.016" calcext:value-type="float">
            <text:p>0,016</text:p>
          </table:table-cell>
          <table:table-cell table:formula="of:=[.F273]+[.E274]" office:value-type="float" office:value="4.352" calcext:value-type="float">
            <text:p>4,352</text:p>
          </table:table-cell>
          <table:table-cell table:formula="of:=[.G273]" office:value-type="float" office:value="1" calcext:value-type="float">
            <text:p>1</text:p>
          </table:table-cell>
          <table:table-cell table:formula="of:=[.H273]" office:value-type="float" office:value="1.414" calcext:value-type="float">
            <text:p>1,414</text:p>
          </table:table-cell>
        </table:table-row>
        <table:table-row table:style-name="ro1">
          <table:table-cell table:formula="of:=[.G274]*([.D274]-[.C274])-[.H274]*[.B274]" office:value-type="float" office:value="14.1957957978959" calcext:value-type="float">
            <text:p>14,20</text:p>
          </table:table-cell>
          <table:table-cell table:formula="of:=[.B274]+[.E275]*[.A275]" office:value-type="float" office:value="-0.992768040571505" calcext:value-type="float">
            <text:p>-0,99</text:p>
          </table:table-cell>
          <table:table-cell table:formula="of:=[.C274]+[.E275]*[.B275]" office:value-type="float" office:value="-12.4867403930454" calcext:value-type="float">
            <text:p>-12,49</text:p>
          </table:table-cell>
          <table:table-cell table:formula="of:=[.D274]" office:value-type="float" office:value="0" calcext:value-type="float">
            <text:p>0</text:p>
          </table:table-cell>
          <table:table-cell table:formula="of:=[.E274]" office:value-type="float" office:value="0.016" calcext:value-type="float">
            <text:p>0,016</text:p>
          </table:table-cell>
          <table:table-cell table:formula="of:=[.F274]+[.E275]" office:value-type="float" office:value="4.368" calcext:value-type="float">
            <text:p>4,368</text:p>
          </table:table-cell>
          <table:table-cell table:formula="of:=[.G274]" office:value-type="float" office:value="1" calcext:value-type="float">
            <text:p>1</text:p>
          </table:table-cell>
          <table:table-cell table:formula="of:=[.H274]" office:value-type="float" office:value="1.414" calcext:value-type="float">
            <text:p>1,414</text:p>
          </table:table-cell>
        </table:table-row>
        <table:table-row table:style-name="ro1">
          <table:table-cell table:formula="of:=[.G275]*([.D275]-[.C275])-[.H275]*[.B275]" office:value-type="float" office:value="13.8905144024135" calcext:value-type="float">
            <text:p>13,89</text:p>
          </table:table-cell>
          <table:table-cell table:formula="of:=[.B275]+[.E276]*[.A276]" office:value-type="float" office:value="-0.770519810132889" calcext:value-type="float">
            <text:p>-0,77</text:p>
          </table:table-cell>
          <table:table-cell table:formula="of:=[.C275]+[.E276]*[.B276]" office:value-type="float" office:value="-12.4990687100075" calcext:value-type="float">
            <text:p>-12,50</text:p>
          </table:table-cell>
          <table:table-cell table:formula="of:=[.D275]" office:value-type="float" office:value="0" calcext:value-type="float">
            <text:p>0</text:p>
          </table:table-cell>
          <table:table-cell table:formula="of:=[.E275]" office:value-type="float" office:value="0.016" calcext:value-type="float">
            <text:p>0,016</text:p>
          </table:table-cell>
          <table:table-cell table:formula="of:=[.F275]+[.E276]" office:value-type="float" office:value="4.384" calcext:value-type="float">
            <text:p>4,384</text:p>
          </table:table-cell>
          <table:table-cell table:formula="of:=[.G275]" office:value-type="float" office:value="1" calcext:value-type="float">
            <text:p>1</text:p>
          </table:table-cell>
          <table:table-cell table:formula="of:=[.H275]" office:value-type="float" office:value="1.414" calcext:value-type="float">
            <text:p>1,414</text:p>
          </table:table-cell>
        </table:table-row>
        <table:table-row table:style-name="ro1">
          <table:table-cell table:formula="of:=[.G276]*([.D276]-[.C276])-[.H276]*[.B276]" office:value-type="float" office:value="13.5885837215354" calcext:value-type="float">
            <text:p>13,59</text:p>
          </table:table-cell>
          <table:table-cell table:formula="of:=[.B276]+[.E277]*[.A277]" office:value-type="float" office:value="-0.553102470588323" calcext:value-type="float">
            <text:p>-0,55</text:p>
          </table:table-cell>
          <table:table-cell table:formula="of:=[.C276]+[.E277]*[.B277]" office:value-type="float" office:value="-12.5079183495369" calcext:value-type="float">
            <text:p>-12,51</text:p>
          </table:table-cell>
          <table:table-cell table:formula="of:=[.D276]" office:value-type="float" office:value="0" calcext:value-type="float">
            <text:p>0</text:p>
          </table:table-cell>
          <table:table-cell table:formula="of:=[.E276]" office:value-type="float" office:value="0.016" calcext:value-type="float">
            <text:p>0,016</text:p>
          </table:table-cell>
          <table:table-cell table:formula="of:=[.F276]+[.E277]" office:value-type="float" office:value="4.4" calcext:value-type="float">
            <text:p>4,4</text:p>
          </table:table-cell>
          <table:table-cell table:formula="of:=[.G276]" office:value-type="float" office:value="1" calcext:value-type="float">
            <text:p>1</text:p>
          </table:table-cell>
          <table:table-cell table:formula="of:=[.H276]" office:value-type="float" office:value="1.414" calcext:value-type="float">
            <text:p>1,414</text:p>
          </table:table-cell>
        </table:table-row>
        <table:table-row table:style-name="ro1">
          <table:table-cell table:formula="of:=[.G277]*([.D277]-[.C277])-[.H277]*[.B277]" office:value-type="float" office:value="13.2900052429488" calcext:value-type="float">
            <text:p>13,29</text:p>
          </table:table-cell>
          <table:table-cell table:formula="of:=[.B277]+[.E278]*[.A278]" office:value-type="float" office:value="-0.340462386701142" calcext:value-type="float">
            <text:p>-0,34</text:p>
          </table:table-cell>
          <table:table-cell table:formula="of:=[.C277]+[.E278]*[.B278]" office:value-type="float" office:value="-12.5133657477241" calcext:value-type="float">
            <text:p>-12,51</text:p>
          </table:table-cell>
          <table:table-cell table:formula="of:=[.D277]" office:value-type="float" office:value="0" calcext:value-type="float">
            <text:p>0</text:p>
          </table:table-cell>
          <table:table-cell table:formula="of:=[.E277]" office:value-type="float" office:value="0.016" calcext:value-type="float">
            <text:p>0,016</text:p>
          </table:table-cell>
          <table:table-cell table:formula="of:=[.F277]+[.E278]" office:value-type="float" office:value="4.416" calcext:value-type="float">
            <text:p>4,416</text:p>
          </table:table-cell>
          <table:table-cell table:formula="of:=[.G277]" office:value-type="float" office:value="1" calcext:value-type="float">
            <text:p>1</text:p>
          </table:table-cell>
          <table:table-cell table:formula="of:=[.H277]" office:value-type="float" office:value="1.414" calcext:value-type="float">
            <text:p>1,414</text:p>
          </table:table-cell>
        </table:table-row>
        <table:table-row table:style-name="ro1">
          <table:table-cell table:formula="of:=[.G278]*([.D278]-[.C278])-[.H278]*[.B278]" office:value-type="float" office:value="12.9947795625195" calcext:value-type="float">
            <text:p>12,99</text:p>
          </table:table-cell>
          <table:table-cell table:formula="of:=[.B278]+[.E279]*[.A279]" office:value-type="float" office:value="-0.132545913700829" calcext:value-type="float">
            <text:p>-0,13</text:p>
          </table:table-cell>
          <table:table-cell table:formula="of:=[.C278]+[.E279]*[.B279]" office:value-type="float" office:value="-12.5154864823433" calcext:value-type="float">
            <text:p>-12,52</text:p>
          </table:table-cell>
          <table:table-cell table:formula="of:=[.D278]" office:value-type="float" office:value="0" calcext:value-type="float">
            <text:p>0</text:p>
          </table:table-cell>
          <table:table-cell table:formula="of:=[.E278]" office:value-type="float" office:value="0.016" calcext:value-type="float">
            <text:p>0,016</text:p>
          </table:table-cell>
          <table:table-cell table:formula="of:=[.F278]+[.E279]" office:value-type="float" office:value="4.432" calcext:value-type="float">
            <text:p>4,432</text:p>
          </table:table-cell>
          <table:table-cell table:formula="of:=[.G278]" office:value-type="float" office:value="1" calcext:value-type="float">
            <text:p>1</text:p>
          </table:table-cell>
          <table:table-cell table:formula="of:=[.H278]" office:value-type="float" office:value="1.414" calcext:value-type="float">
            <text:p>1,414</text:p>
          </table:table-cell>
        </table:table-row>
        <table:table-row table:style-name="ro1">
          <table:table-cell table:formula="of:=[.G279]*([.D279]-[.C279])-[.H279]*[.B279]" office:value-type="float" office:value="12.7029064043163" calcext:value-type="float">
            <text:p>12,70</text:p>
          </table:table-cell>
          <table:table-cell table:formula="of:=[.B279]+[.E280]*[.A280]" office:value-type="float" office:value="0.0707005887682317" calcext:value-type="float">
            <text:p>0,07</text:p>
          </table:table-cell>
          <table:table-cell table:formula="of:=[.C279]+[.E280]*[.B280]" office:value-type="float" office:value="-12.5143552729231" calcext:value-type="float">
            <text:p>-12,51</text:p>
          </table:table-cell>
          <table:table-cell table:formula="of:=[.D279]" office:value-type="float" office:value="0" calcext:value-type="float">
            <text:p>0</text:p>
          </table:table-cell>
          <table:table-cell table:formula="of:=[.E279]" office:value-type="float" office:value="0.016" calcext:value-type="float">
            <text:p>0,016</text:p>
          </table:table-cell>
          <table:table-cell table:formula="of:=[.F279]+[.E280]" office:value-type="float" office:value="4.448" calcext:value-type="float">
            <text:p>4,448</text:p>
          </table:table-cell>
          <table:table-cell table:formula="of:=[.G279]" office:value-type="float" office:value="1" calcext:value-type="float">
            <text:p>1</text:p>
          </table:table-cell>
          <table:table-cell table:formula="of:=[.H279]" office:value-type="float" office:value="1.414" calcext:value-type="float">
            <text:p>1,414</text:p>
          </table:table-cell>
        </table:table-row>
        <table:table-row table:style-name="ro1">
          <table:table-cell table:formula="of:=[.G280]*([.D280]-[.C280])-[.H280]*[.B280]" office:value-type="float" office:value="12.4143846404048" calcext:value-type="float">
            <text:p>12,41</text:p>
          </table:table-cell>
          <table:table-cell table:formula="of:=[.B280]+[.E281]*[.A281]" office:value-type="float" office:value="0.269330743014708" calcext:value-type="float">
            <text:p>0,27</text:p>
          </table:table-cell>
          <table:table-cell table:formula="of:=[.C280]+[.E281]*[.B281]" office:value-type="float" office:value="-12.5100459810348" calcext:value-type="float">
            <text:p>-12,51</text:p>
          </table:table-cell>
          <table:table-cell table:formula="of:=[.D280]" office:value-type="float" office:value="0" calcext:value-type="float">
            <text:p>0</text:p>
          </table:table-cell>
          <table:table-cell table:formula="of:=[.E280]" office:value-type="float" office:value="0.016" calcext:value-type="float">
            <text:p>0,016</text:p>
          </table:table-cell>
          <table:table-cell table:formula="of:=[.F280]+[.E281]" office:value-type="float" office:value="4.464" calcext:value-type="float">
            <text:p>4,464</text:p>
          </table:table-cell>
          <table:table-cell table:formula="of:=[.G280]" office:value-type="float" office:value="1" calcext:value-type="float">
            <text:p>1</text:p>
          </table:table-cell>
          <table:table-cell table:formula="of:=[.H280]" office:value-type="float" office:value="1.414" calcext:value-type="float">
            <text:p>1,414</text:p>
          </table:table-cell>
        </table:table-row>
        <table:table-row table:style-name="ro1">
          <table:table-cell table:formula="of:=[.G281]*([.D281]-[.C281])-[.H281]*[.B281]" office:value-type="float" office:value="12.129212310412" calcext:value-type="float">
            <text:p>12,13</text:p>
          </table:table-cell>
          <table:table-cell table:formula="of:=[.B281]+[.E282]*[.A282]" office:value-type="float" office:value="0.4633981399813" calcext:value-type="float">
            <text:p>0,46</text:p>
          </table:table-cell>
          <table:table-cell table:formula="of:=[.C281]+[.E282]*[.B282]" office:value-type="float" office:value="-12.5026316107951" calcext:value-type="float">
            <text:p>-12,50</text:p>
          </table:table-cell>
          <table:table-cell table:formula="of:=[.D281]" office:value-type="float" office:value="0" calcext:value-type="float">
            <text:p>0</text:p>
          </table:table-cell>
          <table:table-cell table:formula="of:=[.E281]" office:value-type="float" office:value="0.016" calcext:value-type="float">
            <text:p>0,016</text:p>
          </table:table-cell>
          <table:table-cell table:formula="of:=[.F281]+[.E282]" office:value-type="float" office:value="4.48" calcext:value-type="float">
            <text:p>4,48</text:p>
          </table:table-cell>
          <table:table-cell table:formula="of:=[.G281]" office:value-type="float" office:value="1" calcext:value-type="float">
            <text:p>1</text:p>
          </table:table-cell>
          <table:table-cell table:formula="of:=[.H281]" office:value-type="float" office:value="1.414" calcext:value-type="float">
            <text:p>1,414</text:p>
          </table:table-cell>
        </table:table-row>
        <table:table-row table:style-name="ro1">
          <table:table-cell table:formula="of:=[.G282]*([.D282]-[.C282])-[.H282]*[.B282]" office:value-type="float" office:value="11.8473866408616" calcext:value-type="float">
            <text:p>11,85</text:p>
          </table:table-cell>
          <table:table-cell table:formula="of:=[.B282]+[.E283]*[.A283]" office:value-type="float" office:value="0.652956326235085" calcext:value-type="float">
            <text:p>0,65</text:p>
          </table:table-cell>
          <table:table-cell table:formula="of:=[.C282]+[.E283]*[.B283]" office:value-type="float" office:value="-12.4921843095754" calcext:value-type="float">
            <text:p>-12,49</text:p>
          </table:table-cell>
          <table:table-cell table:formula="of:=[.D282]" office:value-type="float" office:value="0" calcext:value-type="float">
            <text:p>0</text:p>
          </table:table-cell>
          <table:table-cell table:formula="of:=[.E282]" office:value-type="float" office:value="0.016" calcext:value-type="float">
            <text:p>0,016</text:p>
          </table:table-cell>
          <table:table-cell table:formula="of:=[.F282]+[.E283]" office:value-type="float" office:value="4.496" calcext:value-type="float">
            <text:p>4,496</text:p>
          </table:table-cell>
          <table:table-cell table:formula="of:=[.G282]" office:value-type="float" office:value="1" calcext:value-type="float">
            <text:p>1</text:p>
          </table:table-cell>
          <table:table-cell table:formula="of:=[.H282]" office:value-type="float" office:value="1.414" calcext:value-type="float">
            <text:p>1,414</text:p>
          </table:table-cell>
        </table:table-row>
        <table:table-row table:style-name="ro1">
          <table:table-cell table:formula="of:=[.G283]*([.D283]-[.C283])-[.H283]*[.B283]" office:value-type="float" office:value="11.5689040642789" calcext:value-type="float">
            <text:p>11,57</text:p>
          </table:table-cell>
          <table:table-cell table:formula="of:=[.B283]+[.E284]*[.A284]" office:value-type="float" office:value="0.838058791263548" calcext:value-type="float">
            <text:p>0,84</text:p>
          </table:table-cell>
          <table:table-cell table:formula="of:=[.C283]+[.E284]*[.B284]" office:value-type="float" office:value="-12.4787753689151" calcext:value-type="float">
            <text:p>-12,48</text:p>
          </table:table-cell>
          <table:table-cell table:formula="of:=[.D283]" office:value-type="float" office:value="0" calcext:value-type="float">
            <text:p>0</text:p>
          </table:table-cell>
          <table:table-cell table:formula="of:=[.E283]" office:value-type="float" office:value="0.016" calcext:value-type="float">
            <text:p>0,016</text:p>
          </table:table-cell>
          <table:table-cell table:formula="of:=[.F283]+[.E284]" office:value-type="float" office:value="4.512" calcext:value-type="float">
            <text:p>4,512</text:p>
          </table:table-cell>
          <table:table-cell table:formula="of:=[.G283]" office:value-type="float" office:value="1" calcext:value-type="float">
            <text:p>1</text:p>
          </table:table-cell>
          <table:table-cell table:formula="of:=[.H283]" office:value-type="float" office:value="1.414" calcext:value-type="float">
            <text:p>1,414</text:p>
          </table:table-cell>
        </table:table-row>
        <table:table-row table:style-name="ro1">
          <table:table-cell table:formula="of:=[.G284]*([.D284]-[.C284])-[.H284]*[.B284]" office:value-type="float" office:value="11.2937602380685" calcext:value-type="float">
            <text:p>11,29</text:p>
          </table:table-cell>
          <table:table-cell table:formula="of:=[.B284]+[.E285]*[.A285]" office:value-type="float" office:value="1.01875895507264" calcext:value-type="float">
            <text:p>1,02</text:p>
          </table:table-cell>
          <table:table-cell table:formula="of:=[.C284]+[.E285]*[.B285]" office:value-type="float" office:value="-12.462475225634" calcext:value-type="float">
            <text:p>-12,46</text:p>
          </table:table-cell>
          <table:table-cell table:formula="of:=[.D284]" office:value-type="float" office:value="0" calcext:value-type="float">
            <text:p>0</text:p>
          </table:table-cell>
          <table:table-cell table:formula="of:=[.E284]" office:value-type="float" office:value="0.016" calcext:value-type="float">
            <text:p>0,016</text:p>
          </table:table-cell>
          <table:table-cell table:formula="of:=[.F284]+[.E285]" office:value-type="float" office:value="4.528" calcext:value-type="float">
            <text:p>4,528</text:p>
          </table:table-cell>
          <table:table-cell table:formula="of:=[.G284]" office:value-type="float" office:value="1" calcext:value-type="float">
            <text:p>1</text:p>
          </table:table-cell>
          <table:table-cell table:formula="of:=[.H284]" office:value-type="float" office:value="1.414" calcext:value-type="float">
            <text:p>1,414</text:p>
          </table:table-cell>
        </table:table-row>
        <table:table-row table:style-name="ro1">
          <table:table-cell table:formula="of:=[.G285]*([.D285]-[.C285])-[.H285]*[.B285]" office:value-type="float" office:value="11.0219500631613" calcext:value-type="float">
            <text:p>11,02</text:p>
          </table:table-cell>
          <table:table-cell table:formula="of:=[.B285]+[.E286]*[.A286]" office:value-type="float" office:value="1.19511015608322" calcext:value-type="float">
            <text:p>1,20</text:p>
          </table:table-cell>
          <table:table-cell table:formula="of:=[.C285]+[.E286]*[.B286]" office:value-type="float" office:value="-12.4433534631366" calcext:value-type="float">
            <text:p>-12,44</text:p>
          </table:table-cell>
          <table:table-cell table:formula="of:=[.D285]" office:value-type="float" office:value="0" calcext:value-type="float">
            <text:p>0</text:p>
          </table:table-cell>
          <table:table-cell table:formula="of:=[.E285]" office:value-type="float" office:value="0.016" calcext:value-type="float">
            <text:p>0,016</text:p>
          </table:table-cell>
          <table:table-cell table:formula="of:=[.F285]+[.E286]" office:value-type="float" office:value="4.544" calcext:value-type="float">
            <text:p>4,544</text:p>
          </table:table-cell>
          <table:table-cell table:formula="of:=[.G285]" office:value-type="float" office:value="1" calcext:value-type="float">
            <text:p>1</text:p>
          </table:table-cell>
          <table:table-cell table:formula="of:=[.H285]" office:value-type="float" office:value="1.414" calcext:value-type="float">
            <text:p>1,414</text:p>
          </table:table-cell>
        </table:table-row>
        <table:table-row table:style-name="ro1">
          <table:table-cell table:formula="of:=[.G286]*([.D286]-[.C286])-[.H286]*[.B286]" office:value-type="float" office:value="10.753467702435" calcext:value-type="float">
            <text:p>10,75</text:p>
          </table:table-cell>
          <table:table-cell table:formula="of:=[.B286]+[.E287]*[.A287]" office:value-type="float" office:value="1.36716563932218" calcext:value-type="float">
            <text:p>1,37</text:p>
          </table:table-cell>
          <table:table-cell table:formula="of:=[.C286]+[.E287]*[.B287]" office:value-type="float" office:value="-12.4214788129075" calcext:value-type="float">
            <text:p>-12,42</text:p>
          </table:table-cell>
          <table:table-cell table:formula="of:=[.D286]" office:value-type="float" office:value="0" calcext:value-type="float">
            <text:p>0</text:p>
          </table:table-cell>
          <table:table-cell table:formula="of:=[.E286]" office:value-type="float" office:value="0.016" calcext:value-type="float">
            <text:p>0,016</text:p>
          </table:table-cell>
          <table:table-cell table:formula="of:=[.F286]+[.E287]" office:value-type="float" office:value="4.56" calcext:value-type="float">
            <text:p>4,56</text:p>
          </table:table-cell>
          <table:table-cell table:formula="of:=[.G286]" office:value-type="float" office:value="1" calcext:value-type="float">
            <text:p>1</text:p>
          </table:table-cell>
          <table:table-cell table:formula="of:=[.H286]" office:value-type="float" office:value="1.414" calcext:value-type="float">
            <text:p>1,414</text:p>
          </table:table-cell>
        </table:table-row>
        <table:table-row table:style-name="ro1">
          <table:table-cell table:formula="of:=[.G287]*([.D287]-[.C287])-[.H287]*[.B287]" office:value-type="float" office:value="10.4883065989059" calcext:value-type="float">
            <text:p>10,49</text:p>
          </table:table-cell>
          <table:table-cell table:formula="of:=[.B287]+[.E288]*[.A288]" office:value-type="float" office:value="1.53497854490468" calcext:value-type="float">
            <text:p>1,53</text:p>
          </table:table-cell>
          <table:table-cell table:formula="of:=[.C287]+[.E288]*[.B288]" office:value-type="float" office:value="-12.396919156189" calcext:value-type="float">
            <text:p>-12,40</text:p>
          </table:table-cell>
          <table:table-cell table:formula="of:=[.D287]" office:value-type="float" office:value="0" calcext:value-type="float">
            <text:p>0</text:p>
          </table:table-cell>
          <table:table-cell table:formula="of:=[.E287]" office:value-type="float" office:value="0.016" calcext:value-type="float">
            <text:p>0,016</text:p>
          </table:table-cell>
          <table:table-cell table:formula="of:=[.F287]+[.E288]" office:value-type="float" office:value="4.576" calcext:value-type="float">
            <text:p>4,576</text:p>
          </table:table-cell>
          <table:table-cell table:formula="of:=[.G287]" office:value-type="float" office:value="1" calcext:value-type="float">
            <text:p>1</text:p>
          </table:table-cell>
          <table:table-cell table:formula="of:=[.H287]" office:value-type="float" office:value="1.414" calcext:value-type="float">
            <text:p>1,414</text:p>
          </table:table-cell>
        </table:table-row>
        <table:table-row table:style-name="ro1">
          <table:table-cell table:formula="of:=[.G288]*([.D288]-[.C288])-[.H288]*[.B288]" office:value-type="float" office:value="10.2264594936938" calcext:value-type="float">
            <text:p>10,23</text:p>
          </table:table-cell>
          <table:table-cell table:formula="of:=[.B288]+[.E289]*[.A289]" office:value-type="float" office:value="1.69860189680378" calcext:value-type="float">
            <text:p>1,70</text:p>
          </table:table-cell>
          <table:table-cell table:formula="of:=[.C288]+[.E289]*[.B289]" office:value-type="float" office:value="-12.3697415258402" calcext:value-type="float">
            <text:p>-12,37</text:p>
          </table:table-cell>
          <table:table-cell table:formula="of:=[.D288]" office:value-type="float" office:value="0" calcext:value-type="float">
            <text:p>0</text:p>
          </table:table-cell>
          <table:table-cell table:formula="of:=[.E288]" office:value-type="float" office:value="0.016" calcext:value-type="float">
            <text:p>0,016</text:p>
          </table:table-cell>
          <table:table-cell table:formula="of:=[.F288]+[.E289]" office:value-type="float" office:value="4.592" calcext:value-type="float">
            <text:p>4,592</text:p>
          </table:table-cell>
          <table:table-cell table:formula="of:=[.G288]" office:value-type="float" office:value="1" calcext:value-type="float">
            <text:p>1</text:p>
          </table:table-cell>
          <table:table-cell table:formula="of:=[.H288]" office:value-type="float" office:value="1.414" calcext:value-type="float">
            <text:p>1,414</text:p>
          </table:table-cell>
        </table:table-row>
        <table:table-row table:style-name="ro1">
          <table:table-cell table:formula="of:=[.G289]*([.D289]-[.C289])-[.H289]*[.B289]" office:value-type="float" office:value="9.96791844375961" calcext:value-type="float">
            <text:p>9,97</text:p>
          </table:table-cell>
          <table:table-cell table:formula="of:=[.B289]+[.E290]*[.A290]" office:value-type="float" office:value="1.85808859190393" calcext:value-type="float">
            <text:p>1,86</text:p>
          </table:table-cell>
          <table:table-cell table:formula="of:=[.C289]+[.E290]*[.B290]" office:value-type="float" office:value="-12.3400121083697" calcext:value-type="float">
            <text:p>-12,34</text:p>
          </table:table-cell>
          <table:table-cell table:formula="of:=[.D289]" office:value-type="float" office:value="0" calcext:value-type="float">
            <text:p>0</text:p>
          </table:table-cell>
          <table:table-cell table:formula="of:=[.E289]" office:value-type="float" office:value="0.016" calcext:value-type="float">
            <text:p>0,016</text:p>
          </table:table-cell>
          <table:table-cell table:formula="of:=[.F289]+[.E290]" office:value-type="float" office:value="4.608" calcext:value-type="float">
            <text:p>4,608</text:p>
          </table:table-cell>
          <table:table-cell table:formula="of:=[.G289]" office:value-type="float" office:value="1" calcext:value-type="float">
            <text:p>1</text:p>
          </table:table-cell>
          <table:table-cell table:formula="of:=[.H289]" office:value-type="float" office:value="1.414" calcext:value-type="float">
            <text:p>1,414</text:p>
          </table:table-cell>
        </table:table-row>
        <table:table-row table:style-name="ro1">
          <table:table-cell table:formula="of:=[.G290]*([.D290]-[.C290])-[.H290]*[.B290]" office:value-type="float" office:value="9.71267483941753" calcext:value-type="float">
            <text:p>9,71</text:p>
          </table:table-cell>
          <table:table-cell table:formula="of:=[.B290]+[.E291]*[.A291]" office:value-type="float" office:value="2.01349138933461" calcext:value-type="float">
            <text:p>2,01</text:p>
          </table:table-cell>
          <table:table-cell table:formula="of:=[.C290]+[.E291]*[.B291]" office:value-type="float" office:value="-12.3077962461403" calcext:value-type="float">
            <text:p>-12,31</text:p>
          </table:table-cell>
          <table:table-cell table:formula="of:=[.D290]" office:value-type="float" office:value="0" calcext:value-type="float">
            <text:p>0</text:p>
          </table:table-cell>
          <table:table-cell table:formula="of:=[.E290]" office:value-type="float" office:value="0.016" calcext:value-type="float">
            <text:p>0,016</text:p>
          </table:table-cell>
          <table:table-cell table:formula="of:=[.F290]+[.E291]" office:value-type="float" office:value="4.624" calcext:value-type="float">
            <text:p>4,624</text:p>
          </table:table-cell>
          <table:table-cell table:formula="of:=[.G290]" office:value-type="float" office:value="1" calcext:value-type="float">
            <text:p>1</text:p>
          </table:table-cell>
          <table:table-cell table:formula="of:=[.H290]" office:value-type="float" office:value="1.414" calcext:value-type="float">
            <text:p>1,414</text:p>
          </table:table-cell>
        </table:table-row>
        <table:table-row table:style-name="ro1">
          <table:table-cell table:formula="of:=[.G291]*([.D291]-[.C291])-[.H291]*[.B291]" office:value-type="float" office:value="9.46071942162119" calcext:value-type="float">
            <text:p>9,46</text:p>
          </table:table-cell>
          <table:table-cell table:formula="of:=[.B291]+[.E292]*[.A292]" office:value-type="float" office:value="2.16486290008055" calcext:value-type="float">
            <text:p>2,16</text:p>
          </table:table-cell>
          <table:table-cell table:formula="of:=[.C291]+[.E292]*[.B292]" office:value-type="float" office:value="-12.2731584397391" calcext:value-type="float">
            <text:p>-12,27</text:p>
          </table:table-cell>
          <table:table-cell table:formula="of:=[.D291]" office:value-type="float" office:value="0" calcext:value-type="float">
            <text:p>0</text:p>
          </table:table-cell>
          <table:table-cell table:formula="of:=[.E291]" office:value-type="float" office:value="0.016" calcext:value-type="float">
            <text:p>0,016</text:p>
          </table:table-cell>
          <table:table-cell table:formula="of:=[.F291]+[.E292]" office:value-type="float" office:value="4.64" calcext:value-type="float">
            <text:p>4,64</text:p>
          </table:table-cell>
          <table:table-cell table:formula="of:=[.G291]" office:value-type="float" office:value="1" calcext:value-type="float">
            <text:p>1</text:p>
          </table:table-cell>
          <table:table-cell table:formula="of:=[.H291]" office:value-type="float" office:value="1.414" calcext:value-type="float">
            <text:p>1,414</text:p>
          </table:table-cell>
        </table:table-row>
        <table:table-row table:style-name="ro1">
          <table:table-cell table:formula="of:=[.G292]*([.D292]-[.C292])-[.H292]*[.B292]" office:value-type="float" office:value="9.21204229902515" calcext:value-type="float">
            <text:p>9,21</text:p>
          </table:table-cell>
          <table:table-cell table:formula="of:=[.B292]+[.E293]*[.A293]" office:value-type="float" office:value="2.31225557686495" calcext:value-type="float">
            <text:p>2,31</text:p>
          </table:table-cell>
          <table:table-cell table:formula="of:=[.C292]+[.E293]*[.B293]" office:value-type="float" office:value="-12.2361623505092" calcext:value-type="float">
            <text:p>-12,24</text:p>
          </table:table-cell>
          <table:table-cell table:formula="of:=[.D292]" office:value-type="float" office:value="0" calcext:value-type="float">
            <text:p>0</text:p>
          </table:table-cell>
          <table:table-cell table:formula="of:=[.E292]" office:value-type="float" office:value="0.016" calcext:value-type="float">
            <text:p>0,016</text:p>
          </table:table-cell>
          <table:table-cell table:formula="of:=[.F292]+[.E293]" office:value-type="float" office:value="4.656" calcext:value-type="float">
            <text:p>4,656</text:p>
          </table:table-cell>
          <table:table-cell table:formula="of:=[.G292]" office:value-type="float" office:value="1" calcext:value-type="float">
            <text:p>1</text:p>
          </table:table-cell>
          <table:table-cell table:formula="of:=[.H292]" office:value-type="float" office:value="1.414" calcext:value-type="float">
            <text:p>1,414</text:p>
          </table:table-cell>
        </table:table-row>
        <table:table-row table:style-name="ro1">
          <table:table-cell table:formula="of:=[.G293]*([.D293]-[.C293])-[.H293]*[.B293]" office:value-type="float" office:value="8.96663296482216" calcext:value-type="float">
            <text:p>8,97</text:p>
          </table:table-cell>
          <table:table-cell table:formula="of:=[.B293]+[.E294]*[.A294]" office:value-type="float" office:value="2.45572170430211" calcext:value-type="float">
            <text:p>2,46</text:p>
          </table:table-cell>
          <table:table-cell table:formula="of:=[.C293]+[.E294]*[.B294]" office:value-type="float" office:value="-12.1968708032404" calcext:value-type="float">
            <text:p>-12,20</text:p>
          </table:table-cell>
          <table:table-cell table:formula="of:=[.D293]" office:value-type="float" office:value="0" calcext:value-type="float">
            <text:p>0</text:p>
          </table:table-cell>
          <table:table-cell table:formula="of:=[.E293]" office:value-type="float" office:value="0.016" calcext:value-type="float">
            <text:p>0,016</text:p>
          </table:table-cell>
          <table:table-cell table:formula="of:=[.F293]+[.E294]" office:value-type="float" office:value="4.672" calcext:value-type="float">
            <text:p>4,672</text:p>
          </table:table-cell>
          <table:table-cell table:formula="of:=[.G293]" office:value-type="float" office:value="1" calcext:value-type="float">
            <text:p>1</text:p>
          </table:table-cell>
          <table:table-cell table:formula="of:=[.H293]" office:value-type="float" office:value="1.414" calcext:value-type="float">
            <text:p>1,414</text:p>
          </table:table-cell>
        </table:table-row>
        <table:table-row table:style-name="ro1">
          <table:table-cell table:formula="of:=[.G294]*([.D294]-[.C294])-[.H294]*[.B294]" office:value-type="float" office:value="8.72448031335719" calcext:value-type="float">
            <text:p>8,72</text:p>
          </table:table-cell>
          <table:table-cell table:formula="of:=[.B294]+[.E295]*[.A295]" office:value-type="float" office:value="2.59531338931582" calcext:value-type="float">
            <text:p>2,60</text:p>
          </table:table-cell>
          <table:table-cell table:formula="of:=[.C294]+[.E295]*[.B295]" office:value-type="float" office:value="-12.1553457890113" calcext:value-type="float">
            <text:p>-12,16</text:p>
          </table:table-cell>
          <table:table-cell table:formula="of:=[.D294]" office:value-type="float" office:value="0" calcext:value-type="float">
            <text:p>0</text:p>
          </table:table-cell>
          <table:table-cell table:formula="of:=[.E294]" office:value-type="float" office:value="0.016" calcext:value-type="float">
            <text:p>0,016</text:p>
          </table:table-cell>
          <table:table-cell table:formula="of:=[.F294]+[.E295]" office:value-type="float" office:value="4.688" calcext:value-type="float">
            <text:p>4,688</text:p>
          </table:table-cell>
          <table:table-cell table:formula="of:=[.G294]" office:value-type="float" office:value="1" calcext:value-type="float">
            <text:p>1</text:p>
          </table:table-cell>
          <table:table-cell table:formula="of:=[.H294]" office:value-type="float" office:value="1.414" calcext:value-type="float">
            <text:p>1,414</text:p>
          </table:table-cell>
        </table:table-row>
        <table:table-row table:style-name="ro1">
          <table:table-cell table:formula="of:=[.G295]*([.D295]-[.C295])-[.H295]*[.B295]" office:value-type="float" office:value="8.48557265651875" calcext:value-type="float">
            <text:p>8,49</text:p>
          </table:table-cell>
          <table:table-cell table:formula="of:=[.B295]+[.E296]*[.A296]" office:value-type="float" office:value="2.73108255182012" calcext:value-type="float">
            <text:p>2,73</text:p>
          </table:table-cell>
          <table:table-cell table:formula="of:=[.C295]+[.E296]*[.B296]" office:value-type="float" office:value="-12.1116484681822" calcext:value-type="float">
            <text:p>-12,11</text:p>
          </table:table-cell>
          <table:table-cell table:formula="of:=[.D295]" office:value-type="float" office:value="0" calcext:value-type="float">
            <text:p>0</text:p>
          </table:table-cell>
          <table:table-cell table:formula="of:=[.E295]" office:value-type="float" office:value="0.016" calcext:value-type="float">
            <text:p>0,016</text:p>
          </table:table-cell>
          <table:table-cell table:formula="of:=[.F295]+[.E296]" office:value-type="float" office:value="4.704" calcext:value-type="float">
            <text:p>4,704</text:p>
          </table:table-cell>
          <table:table-cell table:formula="of:=[.G295]" office:value-type="float" office:value="1" calcext:value-type="float">
            <text:p>1</text:p>
          </table:table-cell>
          <table:table-cell table:formula="of:=[.H295]" office:value-type="float" office:value="1.414" calcext:value-type="float">
            <text:p>1,414</text:p>
          </table:table-cell>
        </table:table-row>
        <table:table-row table:style-name="ro1">
          <table:table-cell table:formula="of:=[.G296]*([.D296]-[.C296])-[.H296]*[.B296]" office:value-type="float" office:value="8.24989773990854" calcext:value-type="float">
            <text:p>8,25</text:p>
          </table:table-cell>
          <table:table-cell table:formula="of:=[.B296]+[.E297]*[.A297]" office:value-type="float" office:value="2.86308091565866" calcext:value-type="float">
            <text:p>2,86</text:p>
          </table:table-cell>
          <table:table-cell table:formula="of:=[.C296]+[.E297]*[.B297]" office:value-type="float" office:value="-12.0658391735317" calcext:value-type="float">
            <text:p>-12,07</text:p>
          </table:table-cell>
          <table:table-cell table:formula="of:=[.D296]" office:value-type="float" office:value="0" calcext:value-type="float">
            <text:p>0</text:p>
          </table:table-cell>
          <table:table-cell table:formula="of:=[.E296]" office:value-type="float" office:value="0.016" calcext:value-type="float">
            <text:p>0,016</text:p>
          </table:table-cell>
          <table:table-cell table:formula="of:=[.F296]+[.E297]" office:value-type="float" office:value="4.72" calcext:value-type="float">
            <text:p>4,72</text:p>
          </table:table-cell>
          <table:table-cell table:formula="of:=[.G296]" office:value-type="float" office:value="1" calcext:value-type="float">
            <text:p>1</text:p>
          </table:table-cell>
          <table:table-cell table:formula="of:=[.H296]" office:value-type="float" office:value="1.414" calcext:value-type="float">
            <text:p>1,414</text:p>
          </table:table-cell>
        </table:table-row>
        <table:table-row table:style-name="ro1">
          <table:table-cell table:formula="of:=[.G297]*([.D297]-[.C297])-[.H297]*[.B297]" office:value-type="float" office:value="8.01744275879032" calcext:value-type="float">
            <text:p>8,02</text:p>
          </table:table-cell>
          <table:table-cell table:formula="of:=[.B297]+[.E298]*[.A298]" office:value-type="float" office:value="2.99135999979931" calcext:value-type="float">
            <text:p>2,99</text:p>
          </table:table-cell>
          <table:table-cell table:formula="of:=[.C297]+[.E298]*[.B298]" office:value-type="float" office:value="-12.0179774135349" calcext:value-type="float">
            <text:p>-12,02</text:p>
          </table:table-cell>
          <table:table-cell table:formula="of:=[.D297]" office:value-type="float" office:value="0" calcext:value-type="float">
            <text:p>0</text:p>
          </table:table-cell>
          <table:table-cell table:formula="of:=[.E297]" office:value-type="float" office:value="0.016" calcext:value-type="float">
            <text:p>0,016</text:p>
          </table:table-cell>
          <table:table-cell table:formula="of:=[.F297]+[.E298]" office:value-type="float" office:value="4.736" calcext:value-type="float">
            <text:p>4,736</text:p>
          </table:table-cell>
          <table:table-cell table:formula="of:=[.G297]" office:value-type="float" office:value="1" calcext:value-type="float">
            <text:p>1</text:p>
          </table:table-cell>
          <table:table-cell table:formula="of:=[.H297]" office:value-type="float" office:value="1.414" calcext:value-type="float">
            <text:p>1,414</text:p>
          </table:table-cell>
        </table:table-row>
        <table:table-row table:style-name="ro1">
          <table:table-cell table:formula="of:=[.G298]*([.D298]-[.C298])-[.H298]*[.B298]" office:value-type="float" office:value="7.78819437381865" calcext:value-type="float">
            <text:p>7,79</text:p>
          </table:table-cell>
          <table:table-cell table:formula="of:=[.B298]+[.E299]*[.A299]" office:value-type="float" office:value="3.11597110978041" calcext:value-type="float">
            <text:p>3,12</text:p>
          </table:table-cell>
          <table:table-cell table:formula="of:=[.C298]+[.E299]*[.B299]" office:value-type="float" office:value="-11.9681218757784" calcext:value-type="float">
            <text:p>-11,97</text:p>
          </table:table-cell>
          <table:table-cell table:formula="of:=[.D298]" office:value-type="float" office:value="0" calcext:value-type="float">
            <text:p>0</text:p>
          </table:table-cell>
          <table:table-cell table:formula="of:=[.E298]" office:value-type="float" office:value="0.016" calcext:value-type="float">
            <text:p>0,016</text:p>
          </table:table-cell>
          <table:table-cell table:formula="of:=[.F298]+[.E299]" office:value-type="float" office:value="4.752" calcext:value-type="float">
            <text:p>4,752</text:p>
          </table:table-cell>
          <table:table-cell table:formula="of:=[.G298]" office:value-type="float" office:value="1" calcext:value-type="float">
            <text:p>1</text:p>
          </table:table-cell>
          <table:table-cell table:formula="of:=[.H298]" office:value-type="float" office:value="1.414" calcext:value-type="float">
            <text:p>1,414</text:p>
          </table:table-cell>
        </table:table-row>
        <table:table-row table:style-name="ro1">
          <table:table-cell table:formula="of:=[.G299]*([.D299]-[.C299])-[.H299]*[.B299]" office:value-type="float" office:value="7.56213872654889" calcext:value-type="float">
            <text:p>7,56</text:p>
          </table:table-cell>
          <table:table-cell table:formula="of:=[.B299]+[.E300]*[.A300]" office:value-type="float" office:value="3.23696532940519" calcext:value-type="float">
            <text:p>3,24</text:p>
          </table:table-cell>
          <table:table-cell table:formula="of:=[.C299]+[.E300]*[.B300]" office:value-type="float" office:value="-11.9163304305079" calcext:value-type="float">
            <text:p>-11,92</text:p>
          </table:table-cell>
          <table:table-cell table:formula="of:=[.D299]" office:value-type="float" office:value="0" calcext:value-type="float">
            <text:p>0</text:p>
          </table:table-cell>
          <table:table-cell table:formula="of:=[.E299]" office:value-type="float" office:value="0.016" calcext:value-type="float">
            <text:p>0,016</text:p>
          </table:table-cell>
          <table:table-cell table:formula="of:=[.F299]+[.E300]" office:value-type="float" office:value="4.768" calcext:value-type="float">
            <text:p>4,768</text:p>
          </table:table-cell>
          <table:table-cell table:formula="of:=[.G299]" office:value-type="float" office:value="1" calcext:value-type="float">
            <text:p>1</text:p>
          </table:table-cell>
          <table:table-cell table:formula="of:=[.H299]" office:value-type="float" office:value="1.414" calcext:value-type="float">
            <text:p>1,414</text:p>
          </table:table-cell>
        </table:table-row>
        <table:table-row table:style-name="ro1">
          <table:table-cell table:formula="of:=[.G300]*([.D300]-[.C300])-[.H300]*[.B300]" office:value-type="float" office:value="7.33926145472897" calcext:value-type="float">
            <text:p>7,34</text:p>
          </table:table-cell>
          <table:table-cell table:formula="of:=[.B300]+[.E301]*[.A301]" office:value-type="float" office:value="3.35439351268085" calcext:value-type="float">
            <text:p>3,35</text:p>
          </table:table-cell>
          <table:table-cell table:formula="of:=[.C300]+[.E301]*[.B301]" office:value-type="float" office:value="-11.862660134305" calcext:value-type="float">
            <text:p>-11,86</text:p>
          </table:table-cell>
          <table:table-cell table:formula="of:=[.D300]" office:value-type="float" office:value="0" calcext:value-type="float">
            <text:p>0</text:p>
          </table:table-cell>
          <table:table-cell table:formula="of:=[.E300]" office:value-type="float" office:value="0.016" calcext:value-type="float">
            <text:p>0,016</text:p>
          </table:table-cell>
          <table:table-cell table:formula="of:=[.F300]+[.E301]" office:value-type="float" office:value="4.784" calcext:value-type="float">
            <text:p>4,784</text:p>
          </table:table-cell>
          <table:table-cell table:formula="of:=[.G300]" office:value-type="float" office:value="1" calcext:value-type="float">
            <text:p>1</text:p>
          </table:table-cell>
          <table:table-cell table:formula="of:=[.H300]" office:value-type="float" office:value="1.414" calcext:value-type="float">
            <text:p>1,414</text:p>
          </table:table-cell>
        </table:table-row>
        <table:table-row table:style-name="ro1">
          <table:table-cell table:formula="of:=[.G301]*([.D301]-[.C301])-[.H301]*[.B301]" office:value-type="float" office:value="7.11954770737429" calcext:value-type="float">
            <text:p>7,12</text:p>
          </table:table-cell>
          <table:table-cell table:formula="of:=[.B301]+[.E302]*[.A302]" office:value-type="float" office:value="3.46830627599884" calcext:value-type="float">
            <text:p>3,47</text:p>
          </table:table-cell>
          <table:table-cell table:formula="of:=[.C301]+[.E302]*[.B302]" office:value-type="float" office:value="-11.807167233889" calcext:value-type="float">
            <text:p>-11,81</text:p>
          </table:table-cell>
          <table:table-cell table:formula="of:=[.D301]" office:value-type="float" office:value="0" calcext:value-type="float">
            <text:p>0</text:p>
          </table:table-cell>
          <table:table-cell table:formula="of:=[.E301]" office:value-type="float" office:value="0.016" calcext:value-type="float">
            <text:p>0,016</text:p>
          </table:table-cell>
          <table:table-cell table:formula="of:=[.F301]+[.E302]" office:value-type="float" office:value="4.8" calcext:value-type="float">
            <text:p>4,8</text:p>
          </table:table-cell>
          <table:table-cell table:formula="of:=[.G301]" office:value-type="float" office:value="1" calcext:value-type="float">
            <text:p>1</text:p>
          </table:table-cell>
          <table:table-cell table:formula="of:=[.H301]" office:value-type="float" office:value="1.414" calcext:value-type="float">
            <text:p>1,414</text:p>
          </table:table-cell>
        </table:table-row>
        <table:table-row table:style-name="ro1">
          <table:table-cell table:formula="of:=[.G302]*([.D302]-[.C302])-[.H302]*[.B302]" office:value-type="float" office:value="6.90298215962667" calcext:value-type="float">
            <text:p>6,90</text:p>
          </table:table-cell>
          <table:table-cell table:formula="of:=[.B302]+[.E303]*[.A303]" office:value-type="float" office:value="3.57875399055287" calcext:value-type="float">
            <text:p>3,58</text:p>
          </table:table-cell>
          <table:table-cell table:formula="of:=[.C302]+[.E303]*[.B303]" office:value-type="float" office:value="-11.7499071700402" calcext:value-type="float">
            <text:p>-11,75</text:p>
          </table:table-cell>
          <table:table-cell table:formula="of:=[.D302]" office:value-type="float" office:value="0" calcext:value-type="float">
            <text:p>0</text:p>
          </table:table-cell>
          <table:table-cell table:formula="of:=[.E302]" office:value-type="float" office:value="0.016" calcext:value-type="float">
            <text:p>0,016</text:p>
          </table:table-cell>
          <table:table-cell table:formula="of:=[.F302]+[.E303]" office:value-type="float" office:value="4.816" calcext:value-type="float">
            <text:p>4,816</text:p>
          </table:table-cell>
          <table:table-cell table:formula="of:=[.G302]" office:value-type="float" office:value="1" calcext:value-type="float">
            <text:p>1</text:p>
          </table:table-cell>
          <table:table-cell table:formula="of:=[.H302]" office:value-type="float" office:value="1.414" calcext:value-type="float">
            <text:p>1,414</text:p>
          </table:table-cell>
        </table:table-row>
        <table:table-row table:style-name="ro1">
          <table:table-cell table:formula="of:=[.G303]*([.D303]-[.C303])-[.H303]*[.B303]" office:value-type="float" office:value="6.68954902739843" calcext:value-type="float">
            <text:p>6,69</text:p>
          </table:table-cell>
          <table:table-cell table:formula="of:=[.B303]+[.E304]*[.A304]" office:value-type="float" office:value="3.68578677499124" calcext:value-type="float">
            <text:p>3,69</text:p>
          </table:table-cell>
          <table:table-cell table:formula="of:=[.C303]+[.E304]*[.B304]" office:value-type="float" office:value="-11.6909345816403" calcext:value-type="float">
            <text:p>-11,69</text:p>
          </table:table-cell>
          <table:table-cell table:formula="of:=[.D303]" office:value-type="float" office:value="0" calcext:value-type="float">
            <text:p>0</text:p>
          </table:table-cell>
          <table:table-cell table:formula="of:=[.E303]" office:value-type="float" office:value="0.016" calcext:value-type="float">
            <text:p>0,016</text:p>
          </table:table-cell>
          <table:table-cell table:formula="of:=[.F303]+[.E304]" office:value-type="float" office:value="4.832" calcext:value-type="float">
            <text:p>4,832</text:p>
          </table:table-cell>
          <table:table-cell table:formula="of:=[.G303]" office:value-type="float" office:value="1" calcext:value-type="float">
            <text:p>1</text:p>
          </table:table-cell>
          <table:table-cell table:formula="of:=[.H303]" office:value-type="float" office:value="1.414" calcext:value-type="float">
            <text:p>1,414</text:p>
          </table:table-cell>
        </table:table-row>
        <table:table-row table:style-name="ro1">
          <table:table-cell table:formula="of:=[.G304]*([.D304]-[.C304])-[.H304]*[.B304]" office:value-type="float" office:value="6.47923208180271" calcext:value-type="float">
            <text:p>6,48</text:p>
          </table:table-cell>
          <table:table-cell table:formula="of:=[.B304]+[.E305]*[.A305]" office:value-type="float" office:value="3.78945448830008" calcext:value-type="float">
            <text:p>3,79</text:p>
          </table:table-cell>
          <table:table-cell table:formula="of:=[.C304]+[.E305]*[.B305]" office:value-type="float" office:value="-11.6303033098275" calcext:value-type="float">
            <text:p>-11,63</text:p>
          </table:table-cell>
          <table:table-cell table:formula="of:=[.D304]" office:value-type="float" office:value="0" calcext:value-type="float">
            <text:p>0</text:p>
          </table:table-cell>
          <table:table-cell table:formula="of:=[.E304]" office:value-type="float" office:value="0.016" calcext:value-type="float">
            <text:p>0,016</text:p>
          </table:table-cell>
          <table:table-cell table:formula="of:=[.F304]+[.E305]" office:value-type="float" office:value="4.848" calcext:value-type="float">
            <text:p>4,848</text:p>
          </table:table-cell>
          <table:table-cell table:formula="of:=[.G304]" office:value-type="float" office:value="1" calcext:value-type="float">
            <text:p>1</text:p>
          </table:table-cell>
          <table:table-cell table:formula="of:=[.H304]" office:value-type="float" office:value="1.414" calcext:value-type="float">
            <text:p>1,414</text:p>
          </table:table-cell>
        </table:table-row>
        <table:table-row table:style-name="ro1">
          <table:table-cell table:formula="of:=[.G305]*([.D305]-[.C305])-[.H305]*[.B305]" office:value-type="float" office:value="6.2720146633712" calcext:value-type="float">
            <text:p>6,27</text:p>
          </table:table-cell>
          <table:table-cell table:formula="of:=[.B305]+[.E306]*[.A306]" office:value-type="float" office:value="3.88980672291402" calcext:value-type="float">
            <text:p>3,89</text:p>
          </table:table-cell>
          <table:table-cell table:formula="of:=[.C305]+[.E306]*[.B306]" office:value-type="float" office:value="-11.5680664022609" calcext:value-type="float">
            <text:p>-11,57</text:p>
          </table:table-cell>
          <table:table-cell table:formula="of:=[.D305]" office:value-type="float" office:value="0" calcext:value-type="float">
            <text:p>0</text:p>
          </table:table-cell>
          <table:table-cell table:formula="of:=[.E305]" office:value-type="float" office:value="0.016" calcext:value-type="float">
            <text:p>0,016</text:p>
          </table:table-cell>
          <table:table-cell table:formula="of:=[.F305]+[.E306]" office:value-type="float" office:value="4.864" calcext:value-type="float">
            <text:p>4,864</text:p>
          </table:table-cell>
          <table:table-cell table:formula="of:=[.G305]" office:value-type="float" office:value="1" calcext:value-type="float">
            <text:p>1</text:p>
          </table:table-cell>
          <table:table-cell table:formula="of:=[.H305]" office:value-type="float" office:value="1.414" calcext:value-type="float">
            <text:p>1,414</text:p>
          </table:table-cell>
        </table:table-row>
        <table:table-row table:style-name="ro1">
          <table:table-cell table:formula="of:=[.G306]*([.D306]-[.C306])-[.H306]*[.B306]" office:value-type="float" office:value="6.06787969606047" calcext:value-type="float">
            <text:p>6,07</text:p>
          </table:table-cell>
          <table:table-cell table:formula="of:=[.B306]+[.E307]*[.A307]" office:value-type="float" office:value="3.98689279805099" calcext:value-type="float">
            <text:p>3,99</text:p>
          </table:table-cell>
          <table:table-cell table:formula="of:=[.C306]+[.E307]*[.B307]" office:value-type="float" office:value="-11.5042761174921" calcext:value-type="float">
            <text:p>-11,50</text:p>
          </table:table-cell>
          <table:table-cell table:formula="of:=[.D306]" office:value-type="float" office:value="0" calcext:value-type="float">
            <text:p>0</text:p>
          </table:table-cell>
          <table:table-cell table:formula="of:=[.E306]" office:value-type="float" office:value="0.016" calcext:value-type="float">
            <text:p>0,016</text:p>
          </table:table-cell>
          <table:table-cell table:formula="of:=[.F306]+[.E307]" office:value-type="float" office:value="4.88" calcext:value-type="float">
            <text:p>4,88</text:p>
          </table:table-cell>
          <table:table-cell table:formula="of:=[.G306]" office:value-type="float" office:value="1" calcext:value-type="float">
            <text:p>1</text:p>
          </table:table-cell>
          <table:table-cell table:formula="of:=[.H306]" office:value-type="float" office:value="1.414" calcext:value-type="float">
            <text:p>1,414</text:p>
          </table:table-cell>
        </table:table-row>
        <table:table-row table:style-name="ro1">
          <table:table-cell table:formula="of:=[.G307]*([.D307]-[.C307])-[.H307]*[.B307]" office:value-type="float" office:value="5.86680970104798" calcext:value-type="float">
            <text:p>5,87</text:p>
          </table:table-cell>
          <table:table-cell table:formula="of:=[.B307]+[.E308]*[.A308]" office:value-type="float" office:value="4.08076175326776" calcext:value-type="float">
            <text:p>4,08</text:p>
          </table:table-cell>
          <table:table-cell table:formula="of:=[.C307]+[.E308]*[.B308]" office:value-type="float" office:value="-11.4389839294398" calcext:value-type="float">
            <text:p>-11,44</text:p>
          </table:table-cell>
          <table:table-cell table:formula="of:=[.D307]" office:value-type="float" office:value="0" calcext:value-type="float">
            <text:p>0</text:p>
          </table:table-cell>
          <table:table-cell table:formula="of:=[.E307]" office:value-type="float" office:value="0.016" calcext:value-type="float">
            <text:p>0,016</text:p>
          </table:table-cell>
          <table:table-cell table:formula="of:=[.F307]+[.E308]" office:value-type="float" office:value="4.896" calcext:value-type="float">
            <text:p>4,896</text:p>
          </table:table-cell>
          <table:table-cell table:formula="of:=[.G307]" office:value-type="float" office:value="1" calcext:value-type="float">
            <text:p>1</text:p>
          </table:table-cell>
          <table:table-cell table:formula="of:=[.H307]" office:value-type="float" office:value="1.414" calcext:value-type="float">
            <text:p>1,414</text:p>
          </table:table-cell>
        </table:table-row>
        <table:table-row table:style-name="ro1">
          <table:table-cell table:formula="of:=[.G308]*([.D308]-[.C308])-[.H308]*[.B308]" office:value-type="float" office:value="5.66878681031919" calcext:value-type="float">
            <text:p>5,67</text:p>
          </table:table-cell>
          <table:table-cell table:formula="of:=[.B308]+[.E309]*[.A309]" office:value-type="float" office:value="4.17146234223287" calcext:value-type="float">
            <text:p>4,17</text:p>
          </table:table-cell>
          <table:table-cell table:formula="of:=[.C308]+[.E309]*[.B309]" office:value-type="float" office:value="-11.3722405319641" calcext:value-type="float">
            <text:p>-11,37</text:p>
          </table:table-cell>
          <table:table-cell table:formula="of:=[.D308]" office:value-type="float" office:value="0" calcext:value-type="float">
            <text:p>0</text:p>
          </table:table-cell>
          <table:table-cell table:formula="of:=[.E308]" office:value-type="float" office:value="0.016" calcext:value-type="float">
            <text:p>0,016</text:p>
          </table:table-cell>
          <table:table-cell table:formula="of:=[.F308]+[.E309]" office:value-type="float" office:value="4.912" calcext:value-type="float">
            <text:p>4,912</text:p>
          </table:table-cell>
          <table:table-cell table:formula="of:=[.G308]" office:value-type="float" office:value="1" calcext:value-type="float">
            <text:p>1</text:p>
          </table:table-cell>
          <table:table-cell table:formula="of:=[.H308]" office:value-type="float" office:value="1.414" calcext:value-type="float">
            <text:p>1,414</text:p>
          </table:table-cell>
        </table:table-row>
        <table:table-row table:style-name="ro1">
          <table:table-cell table:formula="of:=[.G309]*([.D309]-[.C309])-[.H309]*[.B309]" office:value-type="float" office:value="5.4737927800468" calcext:value-type="float">
            <text:p>5,47</text:p>
          </table:table-cell>
          <table:table-cell table:formula="of:=[.B309]+[.E310]*[.A310]" office:value-type="float" office:value="4.25904302671361" calcext:value-type="float">
            <text:p>4,26</text:p>
          </table:table-cell>
          <table:table-cell table:formula="of:=[.C309]+[.E310]*[.B310]" office:value-type="float" office:value="-11.3040958435367" calcext:value-type="float">
            <text:p>-11,30</text:p>
          </table:table-cell>
          <table:table-cell table:formula="of:=[.D309]" office:value-type="float" office:value="0" calcext:value-type="float">
            <text:p>0</text:p>
          </table:table-cell>
          <table:table-cell table:formula="of:=[.E309]" office:value-type="float" office:value="0.016" calcext:value-type="float">
            <text:p>0,016</text:p>
          </table:table-cell>
          <table:table-cell table:formula="of:=[.F309]+[.E310]" office:value-type="float" office:value="4.928" calcext:value-type="float">
            <text:p>4,928</text:p>
          </table:table-cell>
          <table:table-cell table:formula="of:=[.G309]" office:value-type="float" office:value="1" calcext:value-type="float">
            <text:p>1</text:p>
          </table:table-cell>
          <table:table-cell table:formula="of:=[.H309]" office:value-type="float" office:value="1.414" calcext:value-type="float">
            <text:p>1,414</text:p>
          </table:table-cell>
        </table:table-row>
        <table:table-row table:style-name="ro1">
          <table:table-cell table:formula="of:=[.G310]*([.D310]-[.C310])-[.H310]*[.B310]" office:value-type="float" office:value="5.2818090037636" calcext:value-type="float">
            <text:p>5,28</text:p>
          </table:table-cell>
          <table:table-cell table:formula="of:=[.B310]+[.E311]*[.A311]" office:value-type="float" office:value="4.34355197077383" calcext:value-type="float">
            <text:p>4,34</text:p>
          </table:table-cell>
          <table:table-cell table:formula="of:=[.C310]+[.E311]*[.B311]" office:value-type="float" office:value="-11.2345990120043" calcext:value-type="float">
            <text:p>-11,23</text:p>
          </table:table-cell>
          <table:table-cell table:formula="of:=[.D310]" office:value-type="float" office:value="0" calcext:value-type="float">
            <text:p>0</text:p>
          </table:table-cell>
          <table:table-cell table:formula="of:=[.E310]" office:value-type="float" office:value="0.016" calcext:value-type="float">
            <text:p>0,016</text:p>
          </table:table-cell>
          <table:table-cell table:formula="of:=[.F310]+[.E311]" office:value-type="float" office:value="4.944" calcext:value-type="float">
            <text:p>4,944</text:p>
          </table:table-cell>
          <table:table-cell table:formula="of:=[.G310]" office:value-type="float" office:value="1" calcext:value-type="float">
            <text:p>1</text:p>
          </table:table-cell>
          <table:table-cell table:formula="of:=[.H310]" office:value-type="float" office:value="1.414" calcext:value-type="float">
            <text:p>1,414</text:p>
          </table:table-cell>
        </table:table-row>
        <table:table-row table:style-name="ro1">
          <table:table-cell table:formula="of:=[.G311]*([.D311]-[.C311])-[.H311]*[.B311]" office:value-type="float" office:value="5.09281652533007" calcext:value-type="float">
            <text:p>5,09</text:p>
          </table:table-cell>
          <table:table-cell table:formula="of:=[.B311]+[.E312]*[.A312]" office:value-type="float" office:value="4.42503703517911" calcext:value-type="float">
            <text:p>4,43</text:p>
          </table:table-cell>
          <table:table-cell table:formula="of:=[.C311]+[.E312]*[.B312]" office:value-type="float" office:value="-11.1637984194414" calcext:value-type="float">
            <text:p>-11,16</text:p>
          </table:table-cell>
          <table:table-cell table:formula="of:=[.D311]" office:value-type="float" office:value="0" calcext:value-type="float">
            <text:p>0</text:p>
          </table:table-cell>
          <table:table-cell table:formula="of:=[.E311]" office:value-type="float" office:value="0.016" calcext:value-type="float">
            <text:p>0,016</text:p>
          </table:table-cell>
          <table:table-cell table:formula="of:=[.F311]+[.E312]" office:value-type="float" office:value="4.96" calcext:value-type="float">
            <text:p>4,96</text:p>
          </table:table-cell>
          <table:table-cell table:formula="of:=[.G311]" office:value-type="float" office:value="1" calcext:value-type="float">
            <text:p>1</text:p>
          </table:table-cell>
          <table:table-cell table:formula="of:=[.H311]" office:value-type="float" office:value="1.414" calcext:value-type="float">
            <text:p>1,414</text:p>
          </table:table-cell>
        </table:table-row>
        <table:table-row table:style-name="ro1">
          <table:table-cell table:formula="of:=[.G312]*([.D312]-[.C312])-[.H312]*[.B312]" office:value-type="float" office:value="4.90679605169814" calcext:value-type="float">
            <text:p>4,91</text:p>
          </table:table-cell>
          <table:table-cell table:formula="of:=[.B312]+[.E313]*[.A313]" office:value-type="float" office:value="4.50354577200628" calcext:value-type="float">
            <text:p>4,50</text:p>
          </table:table-cell>
          <table:table-cell table:formula="of:=[.C312]+[.E313]*[.B313]" office:value-type="float" office:value="-11.0917416870893" calcext:value-type="float">
            <text:p>-11,09</text:p>
          </table:table-cell>
          <table:table-cell table:formula="of:=[.D312]" office:value-type="float" office:value="0" calcext:value-type="float">
            <text:p>0</text:p>
          </table:table-cell>
          <table:table-cell table:formula="of:=[.E312]" office:value-type="float" office:value="0.016" calcext:value-type="float">
            <text:p>0,016</text:p>
          </table:table-cell>
          <table:table-cell table:formula="of:=[.F312]+[.E313]" office:value-type="float" office:value="4.976" calcext:value-type="float">
            <text:p>4,976</text:p>
          </table:table-cell>
          <table:table-cell table:formula="of:=[.G312]" office:value-type="float" office:value="1" calcext:value-type="float">
            <text:p>1</text:p>
          </table:table-cell>
          <table:table-cell table:formula="of:=[.H312]" office:value-type="float" office:value="1.414" calcext:value-type="float">
            <text:p>1,414</text:p>
          </table:table-cell>
        </table:table-row>
        <table:table-row table:style-name="ro1">
          <table:table-cell table:formula="of:=[.G313]*([.D313]-[.C313])-[.H313]*[.B313]" office:value-type="float" office:value="4.72372796547242" calcext:value-type="float">
            <text:p>4,72</text:p>
          </table:table-cell>
          <table:table-cell table:formula="of:=[.B313]+[.E314]*[.A314]" office:value-type="float" office:value="4.57912541945384" calcext:value-type="float">
            <text:p>4,58</text:p>
          </table:table-cell>
          <table:table-cell table:formula="of:=[.C313]+[.E314]*[.B314]" office:value-type="float" office:value="-11.018475680378" calcext:value-type="float">
            <text:p>-11,02</text:p>
          </table:table-cell>
          <table:table-cell table:formula="of:=[.D313]" office:value-type="float" office:value="0" calcext:value-type="float">
            <text:p>0</text:p>
          </table:table-cell>
          <table:table-cell table:formula="of:=[.E313]" office:value-type="float" office:value="0.016" calcext:value-type="float">
            <text:p>0,016</text:p>
          </table:table-cell>
          <table:table-cell table:formula="of:=[.F313]+[.E314]" office:value-type="float" office:value="4.992" calcext:value-type="float">
            <text:p>4,992</text:p>
          </table:table-cell>
          <table:table-cell table:formula="of:=[.G313]" office:value-type="float" office:value="1" calcext:value-type="float">
            <text:p>1</text:p>
          </table:table-cell>
          <table:table-cell table:formula="of:=[.H313]" office:value-type="float" office:value="1.414" calcext:value-type="float">
            <text:p>1,414</text:p>
          </table:table-cell>
        </table:table-row>
        <table:table-row table:style-name="ro1">
          <table:table-cell table:formula="of:=[.G314]*([.D314]-[.C314])-[.H314]*[.B314]" office:value-type="float" office:value="4.54359233727031" calcext:value-type="float">
            <text:p>4,54</text:p>
          </table:table-cell>
          <table:table-cell table:formula="of:=[.B314]+[.E315]*[.A315]" office:value-type="float" office:value="4.65182289685017" calcext:value-type="float">
            <text:p>4,65</text:p>
          </table:table-cell>
          <table:table-cell table:formula="of:=[.C314]+[.E315]*[.B315]" office:value-type="float" office:value="-10.9440465140284" calcext:value-type="float">
            <text:p>-10,94</text:p>
          </table:table-cell>
          <table:table-cell table:formula="of:=[.D314]" office:value-type="float" office:value="0" calcext:value-type="float">
            <text:p>0</text:p>
          </table:table-cell>
          <table:table-cell table:formula="of:=[.E314]" office:value-type="float" office:value="0.016" calcext:value-type="float">
            <text:p>0,016</text:p>
          </table:table-cell>
          <table:table-cell table:formula="of:=[.F314]+[.E315]" office:value-type="float" office:value="5.008" calcext:value-type="float">
            <text:p>5,008</text:p>
          </table:table-cell>
          <table:table-cell table:formula="of:=[.G314]" office:value-type="float" office:value="1" calcext:value-type="float">
            <text:p>1</text:p>
          </table:table-cell>
          <table:table-cell table:formula="of:=[.H314]" office:value-type="float" office:value="1.414" calcext:value-type="float">
            <text:p>1,414</text:p>
          </table:table-cell>
        </table:table-row>
        <table:table-row table:style-name="ro1">
          <table:table-cell table:formula="of:=[.G315]*([.D315]-[.C315])-[.H315]*[.B315]" office:value-type="float" office:value="4.36636893788231" calcext:value-type="float">
            <text:p>4,37</text:p>
          </table:table-cell>
          <table:table-cell table:formula="of:=[.B315]+[.E316]*[.A316]" office:value-type="float" office:value="4.72168479985628" calcext:value-type="float">
            <text:p>4,72</text:p>
          </table:table-cell>
          <table:table-cell table:formula="of:=[.C315]+[.E316]*[.B316]" office:value-type="float" office:value="-10.8684995572307" calcext:value-type="float">
            <text:p>-10,87</text:p>
          </table:table-cell>
          <table:table-cell table:formula="of:=[.D315]" office:value-type="float" office:value="0" calcext:value-type="float">
            <text:p>0</text:p>
          </table:table-cell>
          <table:table-cell table:formula="of:=[.E315]" office:value-type="float" office:value="0.016" calcext:value-type="float">
            <text:p>0,016</text:p>
          </table:table-cell>
          <table:table-cell table:formula="of:=[.F315]+[.E316]" office:value-type="float" office:value="5.024" calcext:value-type="float">
            <text:p>5,024</text:p>
          </table:table-cell>
          <table:table-cell table:formula="of:=[.G315]" office:value-type="float" office:value="1" calcext:value-type="float">
            <text:p>1</text:p>
          </table:table-cell>
          <table:table-cell table:formula="of:=[.H315]" office:value-type="float" office:value="1.414" calcext:value-type="float">
            <text:p>1,414</text:p>
          </table:table-cell>
        </table:table-row>
        <table:table-row table:style-name="ro1">
          <table:table-cell table:formula="of:=[.G316]*([.D316]-[.C316])-[.H316]*[.B316]" office:value-type="float" office:value="4.19203725023396" calcext:value-type="float">
            <text:p>4,19</text:p>
          </table:table-cell>
          <table:table-cell table:formula="of:=[.B316]+[.E317]*[.A317]" office:value-type="float" office:value="4.78875739586003" calcext:value-type="float">
            <text:p>4,79</text:p>
          </table:table-cell>
          <table:table-cell table:formula="of:=[.C316]+[.E317]*[.B317]" office:value-type="float" office:value="-10.791879438897" calcext:value-type="float">
            <text:p>-10,79</text:p>
          </table:table-cell>
          <table:table-cell table:formula="of:=[.D316]" office:value-type="float" office:value="0" calcext:value-type="float">
            <text:p>0</text:p>
          </table:table-cell>
          <table:table-cell table:formula="of:=[.E316]" office:value-type="float" office:value="0.016" calcext:value-type="float">
            <text:p>0,016</text:p>
          </table:table-cell>
          <table:table-cell table:formula="of:=[.F316]+[.E317]" office:value-type="float" office:value="5.04" calcext:value-type="float">
            <text:p>5,04</text:p>
          </table:table-cell>
          <table:table-cell table:formula="of:=[.G316]" office:value-type="float" office:value="1" calcext:value-type="float">
            <text:p>1</text:p>
          </table:table-cell>
          <table:table-cell table:formula="of:=[.H316]" office:value-type="float" office:value="1.414" calcext:value-type="float">
            <text:p>1,414</text:p>
          </table:table-cell>
        </table:table-row>
        <table:table-row table:style-name="ro1">
          <table:table-cell table:formula="of:=[.G317]*([.D317]-[.C317])-[.H317]*[.B317]" office:value-type="float" office:value="4.0205764811509" calcext:value-type="float">
            <text:p>4,02</text:p>
          </table:table-cell>
          <table:table-cell table:formula="of:=[.B317]+[.E318]*[.A318]" office:value-type="float" office:value="4.85308661955844" calcext:value-type="float">
            <text:p>4,85</text:p>
          </table:table-cell>
          <table:table-cell table:formula="of:=[.C317]+[.E318]*[.B318]" office:value-type="float" office:value="-10.714230052984" calcext:value-type="float">
            <text:p>-10,71</text:p>
          </table:table-cell>
          <table:table-cell table:formula="of:=[.D317]" office:value-type="float" office:value="0" calcext:value-type="float">
            <text:p>0</text:p>
          </table:table-cell>
          <table:table-cell table:formula="of:=[.E317]" office:value-type="float" office:value="0.016" calcext:value-type="float">
            <text:p>0,016</text:p>
          </table:table-cell>
          <table:table-cell table:formula="of:=[.F317]+[.E318]" office:value-type="float" office:value="5.056" calcext:value-type="float">
            <text:p>5,056</text:p>
          </table:table-cell>
          <table:table-cell table:formula="of:=[.G317]" office:value-type="float" office:value="1" calcext:value-type="float">
            <text:p>1</text:p>
          </table:table-cell>
          <table:table-cell table:formula="of:=[.H317]" office:value-type="float" office:value="1.414" calcext:value-type="float">
            <text:p>1,414</text:p>
          </table:table-cell>
        </table:table-row>
        <table:table-row table:style-name="ro1">
          <table:table-cell table:formula="of:=[.G318]*([.D318]-[.C318])-[.H318]*[.B318]" office:value-type="float" office:value="3.85196557292841" calcext:value-type="float">
            <text:p>3,85</text:p>
          </table:table-cell>
          <table:table-cell table:formula="of:=[.B318]+[.E319]*[.A319]" office:value-type="float" office:value="4.9147180687253" calcext:value-type="float">
            <text:p>4,91</text:p>
          </table:table-cell>
          <table:table-cell table:formula="of:=[.C318]+[.E319]*[.B319]" office:value-type="float" office:value="-10.6355945638844" calcext:value-type="float">
            <text:p>-10,64</text:p>
          </table:table-cell>
          <table:table-cell table:formula="of:=[.D318]" office:value-type="float" office:value="0" calcext:value-type="float">
            <text:p>0</text:p>
          </table:table-cell>
          <table:table-cell table:formula="of:=[.E318]" office:value-type="float" office:value="0.016" calcext:value-type="float">
            <text:p>0,016</text:p>
          </table:table-cell>
          <table:table-cell table:formula="of:=[.F318]+[.E319]" office:value-type="float" office:value="5.072" calcext:value-type="float">
            <text:p>5,072</text:p>
          </table:table-cell>
          <table:table-cell table:formula="of:=[.G318]" office:value-type="float" office:value="1" calcext:value-type="float">
            <text:p>1</text:p>
          </table:table-cell>
          <table:table-cell table:formula="of:=[.H318]" office:value-type="float" office:value="1.414" calcext:value-type="float">
            <text:p>1,414</text:p>
          </table:table-cell>
        </table:table-row>
        <table:table-row table:style-name="ro1">
          <table:table-cell table:formula="of:=[.G319]*([.D319]-[.C319])-[.H319]*[.B319]" office:value-type="float" office:value="3.68618321470687" calcext:value-type="float">
            <text:p>3,69</text:p>
          </table:table-cell>
          <table:table-cell table:formula="of:=[.B319]+[.E320]*[.A320]" office:value-type="float" office:value="4.97369700016061" calcext:value-type="float">
            <text:p>4,97</text:p>
          </table:table-cell>
          <table:table-cell table:formula="of:=[.C319]+[.E320]*[.B320]" office:value-type="float" office:value="-10.5560154118819" calcext:value-type="float">
            <text:p>-10,56</text:p>
          </table:table-cell>
          <table:table-cell table:formula="of:=[.D319]" office:value-type="float" office:value="0" calcext:value-type="float">
            <text:p>0</text:p>
          </table:table-cell>
          <table:table-cell table:formula="of:=[.E319]" office:value-type="float" office:value="0.016" calcext:value-type="float">
            <text:p>0,016</text:p>
          </table:table-cell>
          <table:table-cell table:formula="of:=[.F319]+[.E320]" office:value-type="float" office:value="5.088" calcext:value-type="float">
            <text:p>5,088</text:p>
          </table:table-cell>
          <table:table-cell table:formula="of:=[.G319]" office:value-type="float" office:value="1" calcext:value-type="float">
            <text:p>1</text:p>
          </table:table-cell>
          <table:table-cell table:formula="of:=[.H319]" office:value-type="float" office:value="1.414" calcext:value-type="float">
            <text:p>1,414</text:p>
          </table:table-cell>
        </table:table-row>
        <table:table-row table:style-name="ro1">
          <table:table-cell table:formula="of:=[.G320]*([.D320]-[.C320])-[.H320]*[.B320]" office:value-type="float" office:value="3.52320785365477" calcext:value-type="float">
            <text:p>3,52</text:p>
          </table:table-cell>
          <table:table-cell table:formula="of:=[.B320]+[.E321]*[.A321]" office:value-type="float" office:value="5.03006832581908" calcext:value-type="float">
            <text:p>5,03</text:p>
          </table:table-cell>
          <table:table-cell table:formula="of:=[.C320]+[.E321]*[.B321]" office:value-type="float" office:value="-10.4755343186688" calcext:value-type="float">
            <text:p>-10,48</text:p>
          </table:table-cell>
          <table:table-cell table:formula="of:=[.D320]" office:value-type="float" office:value="0" calcext:value-type="float">
            <text:p>0</text:p>
          </table:table-cell>
          <table:table-cell table:formula="of:=[.E320]" office:value-type="float" office:value="0.016" calcext:value-type="float">
            <text:p>0,016</text:p>
          </table:table-cell>
          <table:table-cell table:formula="of:=[.F320]+[.E321]" office:value-type="float" office:value="5.104" calcext:value-type="float">
            <text:p>5,104</text:p>
          </table:table-cell>
          <table:table-cell table:formula="of:=[.G320]" office:value-type="float" office:value="1" calcext:value-type="float">
            <text:p>1</text:p>
          </table:table-cell>
          <table:table-cell table:formula="of:=[.H320]" office:value-type="float" office:value="1.414" calcext:value-type="float">
            <text:p>1,414</text:p>
          </table:table-cell>
        </table:table-row>
        <table:table-row table:style-name="ro1">
          <table:table-cell table:formula="of:=[.G321]*([.D321]-[.C321])-[.H321]*[.B321]" office:value-type="float" office:value="3.36301770596058" calcext:value-type="float">
            <text:p>3,36</text:p>
          </table:table-cell>
          <table:table-cell table:formula="of:=[.B321]+[.E322]*[.A322]" office:value-type="float" office:value="5.08387660911445" calcext:value-type="float">
            <text:p>5,08</text:p>
          </table:table-cell>
          <table:table-cell table:formula="of:=[.C321]+[.E322]*[.B322]" office:value-type="float" office:value="-10.3941922929229" calcext:value-type="float">
            <text:p>-10,39</text:p>
          </table:table-cell>
          <table:table-cell table:formula="of:=[.D321]" office:value-type="float" office:value="0" calcext:value-type="float">
            <text:p>0</text:p>
          </table:table-cell>
          <table:table-cell table:formula="of:=[.E321]" office:value-type="float" office:value="0.016" calcext:value-type="float">
            <text:p>0,016</text:p>
          </table:table-cell>
          <table:table-cell table:formula="of:=[.F321]+[.E322]" office:value-type="float" office:value="5.12" calcext:value-type="float">
            <text:p>5,12</text:p>
          </table:table-cell>
          <table:table-cell table:formula="of:=[.G321]" office:value-type="float" office:value="1" calcext:value-type="float">
            <text:p>1</text:p>
          </table:table-cell>
          <table:table-cell table:formula="of:=[.H321]" office:value-type="float" office:value="1.414" calcext:value-type="float">
            <text:p>1,414</text:p>
          </table:table-cell>
        </table:table-row>
        <table:table-row table:style-name="ro1">
          <table:table-cell table:formula="of:=[.G322]*([.D322]-[.C322])-[.H322]*[.B322]" office:value-type="float" office:value="3.2055907676351" calcext:value-type="float">
            <text:p>3,21</text:p>
          </table:table-cell>
          <table:table-cell table:formula="of:=[.B322]+[.E323]*[.A323]" office:value-type="float" office:value="5.13516606139661" calcext:value-type="float">
            <text:p>5,14</text:p>
          </table:table-cell>
          <table:table-cell table:formula="of:=[.C322]+[.E323]*[.B323]" office:value-type="float" office:value="-10.3120296359406" calcext:value-type="float">
            <text:p>-10,31</text:p>
          </table:table-cell>
          <table:table-cell table:formula="of:=[.D322]" office:value-type="float" office:value="0" calcext:value-type="float">
            <text:p>0</text:p>
          </table:table-cell>
          <table:table-cell table:formula="of:=[.E322]" office:value-type="float" office:value="0.016" calcext:value-type="float">
            <text:p>0,016</text:p>
          </table:table-cell>
          <table:table-cell table:formula="of:=[.F322]+[.E323]" office:value-type="float" office:value="5.136" calcext:value-type="float">
            <text:p>5,136</text:p>
          </table:table-cell>
          <table:table-cell table:formula="of:=[.G322]" office:value-type="float" office:value="1" calcext:value-type="float">
            <text:p>1</text:p>
          </table:table-cell>
          <table:table-cell table:formula="of:=[.H322]" office:value-type="float" office:value="1.414" calcext:value-type="float">
            <text:p>1,414</text:p>
          </table:table-cell>
        </table:table-row>
        <table:table-row table:style-name="ro1">
          <table:table-cell table:formula="of:=[.G323]*([.D323]-[.C323])-[.H323]*[.B323]" office:value-type="float" office:value="3.05090482512578" calcext:value-type="float">
            <text:p>3,05</text:p>
          </table:table-cell>
          <table:table-cell table:formula="of:=[.B323]+[.E324]*[.A324]" office:value-type="float" office:value="5.18398053859863" calcext:value-type="float">
            <text:p>5,18</text:p>
          </table:table-cell>
          <table:table-cell table:formula="of:=[.C323]+[.E324]*[.B324]" office:value-type="float" office:value="-10.229085947323" calcext:value-type="float">
            <text:p>-10,23</text:p>
          </table:table-cell>
          <table:table-cell table:formula="of:=[.D323]" office:value-type="float" office:value="0" calcext:value-type="float">
            <text:p>0</text:p>
          </table:table-cell>
          <table:table-cell table:formula="of:=[.E323]" office:value-type="float" office:value="0.016" calcext:value-type="float">
            <text:p>0,016</text:p>
          </table:table-cell>
          <table:table-cell table:formula="of:=[.F323]+[.E324]" office:value-type="float" office:value="5.152" calcext:value-type="float">
            <text:p>5,152</text:p>
          </table:table-cell>
          <table:table-cell table:formula="of:=[.G323]" office:value-type="float" office:value="1" calcext:value-type="float">
            <text:p>1</text:p>
          </table:table-cell>
          <table:table-cell table:formula="of:=[.H323]" office:value-type="float" office:value="1.414" calcext:value-type="float">
            <text:p>1,414</text:p>
          </table:table-cell>
        </table:table-row>
        <table:table-row table:style-name="ro1">
          <table:table-cell table:formula="of:=[.G324]*([.D324]-[.C324])-[.H324]*[.B324]" office:value-type="float" office:value="2.89893746574455" calcext:value-type="float">
            <text:p>2,90</text:p>
          </table:table-cell>
          <table:table-cell table:formula="of:=[.B324]+[.E325]*[.A325]" office:value-type="float" office:value="5.23036353805054" calcext:value-type="float">
            <text:p>5,23</text:p>
          </table:table-cell>
          <table:table-cell table:formula="of:=[.C324]+[.E325]*[.B325]" office:value-type="float" office:value="-10.1454001307142" calcext:value-type="float">
            <text:p>-10,15</text:p>
          </table:table-cell>
          <table:table-cell table:formula="of:=[.D324]" office:value-type="float" office:value="0" calcext:value-type="float">
            <text:p>0</text:p>
          </table:table-cell>
          <table:table-cell table:formula="of:=[.E324]" office:value-type="float" office:value="0.016" calcext:value-type="float">
            <text:p>0,016</text:p>
          </table:table-cell>
          <table:table-cell table:formula="of:=[.F324]+[.E325]" office:value-type="float" office:value="5.168" calcext:value-type="float">
            <text:p>5,168</text:p>
          </table:table-cell>
          <table:table-cell table:formula="of:=[.G324]" office:value-type="float" office:value="1" calcext:value-type="float">
            <text:p>1</text:p>
          </table:table-cell>
          <table:table-cell table:formula="of:=[.H324]" office:value-type="float" office:value="1.414" calcext:value-type="float">
            <text:p>1,414</text:p>
          </table:table-cell>
        </table:table-row>
        <table:table-row table:style-name="ro1">
          <table:table-cell table:formula="of:=[.G325]*([.D325]-[.C325])-[.H325]*[.B325]" office:value-type="float" office:value="2.74966608791074" calcext:value-type="float">
            <text:p>2,75</text:p>
          </table:table-cell>
          <table:table-cell table:formula="of:=[.B325]+[.E326]*[.A326]" office:value-type="float" office:value="5.27435819545711" calcext:value-type="float">
            <text:p>5,27</text:p>
          </table:table-cell>
          <table:table-cell table:formula="of:=[.C325]+[.E326]*[.B326]" office:value-type="float" office:value="-10.0610103995869" calcext:value-type="float">
            <text:p>-10,06</text:p>
          </table:table-cell>
          <table:table-cell table:formula="of:=[.D325]" office:value-type="float" office:value="0" calcext:value-type="float">
            <text:p>0</text:p>
          </table:table-cell>
          <table:table-cell table:formula="of:=[.E325]" office:value-type="float" office:value="0.016" calcext:value-type="float">
            <text:p>0,016</text:p>
          </table:table-cell>
          <table:table-cell table:formula="of:=[.F325]+[.E326]" office:value-type="float" office:value="5.184" calcext:value-type="float">
            <text:p>5,184</text:p>
          </table:table-cell>
          <table:table-cell table:formula="of:=[.G325]" office:value-type="float" office:value="1" calcext:value-type="float">
            <text:p>1</text:p>
          </table:table-cell>
          <table:table-cell table:formula="of:=[.H325]" office:value-type="float" office:value="1.414" calcext:value-type="float">
            <text:p>1,414</text:p>
          </table:table-cell>
        </table:table-row>
        <table:table-row table:style-name="ro1">
          <table:table-cell table:formula="of:=[.G326]*([.D326]-[.C326])-[.H326]*[.B326]" office:value-type="float" office:value="2.60306791121054" calcext:value-type="float">
            <text:p>2,60</text:p>
          </table:table-cell>
          <table:table-cell table:formula="of:=[.B326]+[.E327]*[.A327]" office:value-type="float" office:value="5.31600728203648" calcext:value-type="float">
            <text:p>5,32</text:p>
          </table:table-cell>
          <table:table-cell table:formula="of:=[.C326]+[.E327]*[.B327]" office:value-type="float" office:value="-9.97595428307431" calcext:value-type="float">
            <text:p>-9,98</text:p>
          </table:table-cell>
          <table:table-cell table:formula="of:=[.D326]" office:value-type="float" office:value="0" calcext:value-type="float">
            <text:p>0</text:p>
          </table:table-cell>
          <table:table-cell table:formula="of:=[.E326]" office:value-type="float" office:value="0.016" calcext:value-type="float">
            <text:p>0,016</text:p>
          </table:table-cell>
          <table:table-cell table:formula="of:=[.F326]+[.E327]" office:value-type="float" office:value="5.2" calcext:value-type="float">
            <text:p>5,2</text:p>
          </table:table-cell>
          <table:table-cell table:formula="of:=[.G326]" office:value-type="float" office:value="1" calcext:value-type="float">
            <text:p>1</text:p>
          </table:table-cell>
          <table:table-cell table:formula="of:=[.H326]" office:value-type="float" office:value="1.414" calcext:value-type="float">
            <text:p>1,414</text:p>
          </table:table-cell>
        </table:table-row>
        <table:table-row table:style-name="ro1">
          <table:table-cell table:formula="of:=[.G327]*([.D327]-[.C327])-[.H327]*[.B327]" office:value-type="float" office:value="2.45911998627473" calcext:value-type="float">
            <text:p>2,46</text:p>
          </table:table-cell>
          <table:table-cell table:formula="of:=[.B327]+[.E328]*[.A328]" office:value-type="float" office:value="5.35535320181687" calcext:value-type="float">
            <text:p>5,36</text:p>
          </table:table-cell>
          <table:table-cell table:formula="of:=[.C327]+[.E328]*[.B328]" office:value-type="float" office:value="-9.89026863184523" calcext:value-type="float">
            <text:p>-9,89</text:p>
          </table:table-cell>
          <table:table-cell table:formula="of:=[.D327]" office:value-type="float" office:value="0" calcext:value-type="float">
            <text:p>0</text:p>
          </table:table-cell>
          <table:table-cell table:formula="of:=[.E327]" office:value-type="float" office:value="0.016" calcext:value-type="float">
            <text:p>0,016</text:p>
          </table:table-cell>
          <table:table-cell table:formula="of:=[.F327]+[.E328]" office:value-type="float" office:value="5.216" calcext:value-type="float">
            <text:p>5,216</text:p>
          </table:table-cell>
          <table:table-cell table:formula="of:=[.G327]" office:value-type="float" office:value="1" calcext:value-type="float">
            <text:p>1</text:p>
          </table:table-cell>
          <table:table-cell table:formula="of:=[.H327]" office:value-type="float" office:value="1.414" calcext:value-type="float">
            <text:p>1,414</text:p>
          </table:table-cell>
        </table:table-row>
        <table:table-row table:style-name="ro1">
          <table:table-cell table:formula="of:=[.G328]*([.D328]-[.C328])-[.H328]*[.B328]" office:value-type="float" office:value="2.31779920447617" calcext:value-type="float">
            <text:p>2,32</text:p>
          </table:table-cell>
          <table:table-cell table:formula="of:=[.B328]+[.E329]*[.A329]" office:value-type="float" office:value="5.39243798908849" calcext:value-type="float">
            <text:p>5,39</text:p>
          </table:table-cell>
          <table:table-cell table:formula="of:=[.C328]+[.E329]*[.B329]" office:value-type="float" office:value="-9.80398962401982" calcext:value-type="float">
            <text:p>-9,80</text:p>
          </table:table-cell>
          <table:table-cell table:formula="of:=[.D328]" office:value-type="float" office:value="0" calcext:value-type="float">
            <text:p>0</text:p>
          </table:table-cell>
          <table:table-cell table:formula="of:=[.E328]" office:value-type="float" office:value="0.016" calcext:value-type="float">
            <text:p>0,016</text:p>
          </table:table-cell>
          <table:table-cell table:formula="of:=[.F328]+[.E329]" office:value-type="float" office:value="5.232" calcext:value-type="float">
            <text:p>5,232</text:p>
          </table:table-cell>
          <table:table-cell table:formula="of:=[.G328]" office:value-type="float" office:value="1" calcext:value-type="float">
            <text:p>1</text:p>
          </table:table-cell>
          <table:table-cell table:formula="of:=[.H328]" office:value-type="float" office:value="1.414" calcext:value-type="float">
            <text:p>1,414</text:p>
          </table:table-cell>
        </table:table-row>
        <table:table-row table:style-name="ro1">
          <table:table-cell table:formula="of:=[.G329]*([.D329]-[.C329])-[.H329]*[.B329]" office:value-type="float" office:value="2.17908230744869" calcext:value-type="float">
            <text:p>2,18</text:p>
          </table:table-cell>
          <table:table-cell table:formula="of:=[.B329]+[.E330]*[.A330]" office:value-type="float" office:value="5.42730330600767" calcext:value-type="float">
            <text:p>5,43</text:p>
          </table:table-cell>
          <table:table-cell table:formula="of:=[.C329]+[.E330]*[.B330]" office:value-type="float" office:value="-9.7171527711237" calcext:value-type="float">
            <text:p>-9,72</text:p>
          </table:table-cell>
          <table:table-cell table:formula="of:=[.D329]" office:value-type="float" office:value="0" calcext:value-type="float">
            <text:p>0</text:p>
          </table:table-cell>
          <table:table-cell table:formula="of:=[.E329]" office:value-type="float" office:value="0.016" calcext:value-type="float">
            <text:p>0,016</text:p>
          </table:table-cell>
          <table:table-cell table:formula="of:=[.F329]+[.E330]" office:value-type="float" office:value="5.248" calcext:value-type="float">
            <text:p>5,248</text:p>
          </table:table-cell>
          <table:table-cell table:formula="of:=[.G329]" office:value-type="float" office:value="1" calcext:value-type="float">
            <text:p>1</text:p>
          </table:table-cell>
          <table:table-cell table:formula="of:=[.H329]" office:value-type="float" office:value="1.414" calcext:value-type="float">
            <text:p>1,414</text:p>
          </table:table-cell>
        </table:table-row>
        <table:table-row table:style-name="ro1">
          <table:table-cell table:formula="of:=[.G330]*([.D330]-[.C330])-[.H330]*[.B330]" office:value-type="float" office:value="2.04294589642885" calcext:value-type="float">
            <text:p>2,04</text:p>
          </table:table-cell>
          <table:table-cell table:formula="of:=[.B330]+[.E331]*[.A331]" office:value-type="float" office:value="5.45999044035053" calcext:value-type="float">
            <text:p>5,46</text:p>
          </table:table-cell>
          <table:table-cell table:formula="of:=[.C330]+[.E331]*[.B331]" office:value-type="float" office:value="-9.62979292407809" calcext:value-type="float">
            <text:p>-9,63</text:p>
          </table:table-cell>
          <table:table-cell table:formula="of:=[.D330]" office:value-type="float" office:value="0" calcext:value-type="float">
            <text:p>0</text:p>
          </table:table-cell>
          <table:table-cell table:formula="of:=[.E330]" office:value-type="float" office:value="0.016" calcext:value-type="float">
            <text:p>0,016</text:p>
          </table:table-cell>
          <table:table-cell table:formula="of:=[.F330]+[.E331]" office:value-type="float" office:value="5.264" calcext:value-type="float">
            <text:p>5,264</text:p>
          </table:table-cell>
          <table:table-cell table:formula="of:=[.G330]" office:value-type="float" office:value="1" calcext:value-type="float">
            <text:p>1</text:p>
          </table:table-cell>
          <table:table-cell table:formula="of:=[.H330]" office:value-type="float" office:value="1.414" calcext:value-type="float">
            <text:p>1,414</text:p>
          </table:table-cell>
        </table:table-row>
        <table:table-row table:style-name="ro1">
          <table:table-cell table:formula="of:=[.G331]*([.D331]-[.C331])-[.H331]*[.B331]" office:value-type="float" office:value="1.90936644142243" calcext:value-type="float">
            <text:p>1,91</text:p>
          </table:table-cell>
          <table:table-cell table:formula="of:=[.B331]+[.E332]*[.A332]" office:value-type="float" office:value="5.49054030341329" calcext:value-type="float">
            <text:p>5,49</text:p>
          </table:table-cell>
          <table:table-cell table:formula="of:=[.C331]+[.E332]*[.B332]" office:value-type="float" office:value="-9.54194427922347" calcext:value-type="float">
            <text:p>-9,54</text:p>
          </table:table-cell>
          <table:table-cell table:formula="of:=[.D331]" office:value-type="float" office:value="0" calcext:value-type="float">
            <text:p>0</text:p>
          </table:table-cell>
          <table:table-cell table:formula="of:=[.E331]" office:value-type="float" office:value="0.016" calcext:value-type="float">
            <text:p>0,016</text:p>
          </table:table-cell>
          <table:table-cell table:formula="of:=[.F331]+[.E332]" office:value-type="float" office:value="5.28" calcext:value-type="float">
            <text:p>5,28</text:p>
          </table:table-cell>
          <table:table-cell table:formula="of:=[.G331]" office:value-type="float" office:value="1" calcext:value-type="float">
            <text:p>1</text:p>
          </table:table-cell>
          <table:table-cell table:formula="of:=[.H331]" office:value-type="float" office:value="1.414" calcext:value-type="float">
            <text:p>1,414</text:p>
          </table:table-cell>
        </table:table-row>
        <table:table-row table:style-name="ro1">
          <table:table-cell table:formula="of:=[.G332]*([.D332]-[.C332])-[.H332]*[.B332]" office:value-type="float" office:value="1.77832029019708" calcext:value-type="float">
            <text:p>1,78</text:p>
          </table:table-cell>
          <table:table-cell table:formula="of:=[.B332]+[.E333]*[.A333]" office:value-type="float" office:value="5.51899342805645" calcext:value-type="float">
            <text:p>5,52</text:p>
          </table:table-cell>
          <table:table-cell table:formula="of:=[.C332]+[.E333]*[.B333]" office:value-type="float" office:value="-9.45364038437457" calcext:value-type="float">
            <text:p>-9,45</text:p>
          </table:table-cell>
          <table:table-cell table:formula="of:=[.D332]" office:value-type="float" office:value="0" calcext:value-type="float">
            <text:p>0</text:p>
          </table:table-cell>
          <table:table-cell table:formula="of:=[.E332]" office:value-type="float" office:value="0.016" calcext:value-type="float">
            <text:p>0,016</text:p>
          </table:table-cell>
          <table:table-cell table:formula="of:=[.F332]+[.E333]" office:value-type="float" office:value="5.296" calcext:value-type="float">
            <text:p>5,296</text:p>
          </table:table-cell>
          <table:table-cell table:formula="of:=[.G332]" office:value-type="float" office:value="1" calcext:value-type="float">
            <text:p>1</text:p>
          </table:table-cell>
          <table:table-cell table:formula="of:=[.H332]" office:value-type="float" office:value="1.414" calcext:value-type="float">
            <text:p>1,414</text:p>
          </table:table-cell>
        </table:table-row>
        <table:table-row table:style-name="ro1">
          <table:table-cell table:formula="of:=[.G333]*([.D333]-[.C333])-[.H333]*[.B333]" office:value-type="float" office:value="1.64978367710276" calcext:value-type="float">
            <text:p>1,65</text:p>
          </table:table-cell>
          <table:table-cell table:formula="of:=[.B333]+[.E334]*[.A334]" office:value-type="float" office:value="5.54538996689009" calcext:value-type="float">
            <text:p>5,55</text:p>
          </table:table-cell>
          <table:table-cell table:formula="of:=[.C333]+[.E334]*[.B334]" office:value-type="float" office:value="-9.36491414490433" calcext:value-type="float">
            <text:p>-9,36</text:p>
          </table:table-cell>
          <table:table-cell table:formula="of:=[.D333]" office:value-type="float" office:value="0" calcext:value-type="float">
            <text:p>0</text:p>
          </table:table-cell>
          <table:table-cell table:formula="of:=[.E333]" office:value-type="float" office:value="0.016" calcext:value-type="float">
            <text:p>0,016</text:p>
          </table:table-cell>
          <table:table-cell table:formula="of:=[.F333]+[.E334]" office:value-type="float" office:value="5.312" calcext:value-type="float">
            <text:p>5,312</text:p>
          </table:table-cell>
          <table:table-cell table:formula="of:=[.G333]" office:value-type="float" office:value="1" calcext:value-type="float">
            <text:p>1</text:p>
          </table:table-cell>
          <table:table-cell table:formula="of:=[.H333]" office:value-type="float" office:value="1.414" calcext:value-type="float">
            <text:p>1,414</text:p>
          </table:table-cell>
        </table:table-row>
        <table:table-row table:style-name="ro1">
          <table:table-cell table:formula="of:=[.G334]*([.D334]-[.C334])-[.H334]*[.B334]" office:value-type="float" office:value="1.52373273172174" calcext:value-type="float">
            <text:p>1,52</text:p>
          </table:table-cell>
          <table:table-cell table:formula="of:=[.B334]+[.E335]*[.A335]" office:value-type="float" office:value="5.56976969059764" calcext:value-type="float">
            <text:p>5,57</text:p>
          </table:table-cell>
          <table:table-cell table:formula="of:=[.C334]+[.E335]*[.B335]" office:value-type="float" office:value="-9.27579782985477" calcext:value-type="float">
            <text:p>-9,28</text:p>
          </table:table-cell>
          <table:table-cell table:formula="of:=[.D334]" office:value-type="float" office:value="0" calcext:value-type="float">
            <text:p>0</text:p>
          </table:table-cell>
          <table:table-cell table:formula="of:=[.E334]" office:value-type="float" office:value="0.016" calcext:value-type="float">
            <text:p>0,016</text:p>
          </table:table-cell>
          <table:table-cell table:formula="of:=[.F334]+[.E335]" office:value-type="float" office:value="5.328" calcext:value-type="float">
            <text:p>5,328</text:p>
          </table:table-cell>
          <table:table-cell table:formula="of:=[.G334]" office:value-type="float" office:value="1" calcext:value-type="float">
            <text:p>1</text:p>
          </table:table-cell>
          <table:table-cell table:formula="of:=[.H334]" office:value-type="float" office:value="1.414" calcext:value-type="float">
            <text:p>1,414</text:p>
          </table:table-cell>
        </table:table-row>
        <table:table-row table:style-name="ro1">
          <table:table-cell table:formula="of:=[.G335]*([.D335]-[.C335])-[.H335]*[.B335]" office:value-type="float" office:value="1.40014348734971" calcext:value-type="float">
            <text:p>1,40</text:p>
          </table:table-cell>
          <table:table-cell table:formula="of:=[.B335]+[.E336]*[.A336]" office:value-type="float" office:value="5.59217198639523" calcext:value-type="float">
            <text:p>5,59</text:p>
          </table:table-cell>
          <table:table-cell table:formula="of:=[.C335]+[.E336]*[.B336]" office:value-type="float" office:value="-9.18632307807244" calcext:value-type="float">
            <text:p>-9,19</text:p>
          </table:table-cell>
          <table:table-cell table:formula="of:=[.D335]" office:value-type="float" office:value="0" calcext:value-type="float">
            <text:p>0</text:p>
          </table:table-cell>
          <table:table-cell table:formula="of:=[.E335]" office:value-type="float" office:value="0.016" calcext:value-type="float">
            <text:p>0,016</text:p>
          </table:table-cell>
          <table:table-cell table:formula="of:=[.F335]+[.E336]" office:value-type="float" office:value="5.344" calcext:value-type="float">
            <text:p>5,344</text:p>
          </table:table-cell>
          <table:table-cell table:formula="of:=[.G335]" office:value-type="float" office:value="1" calcext:value-type="float">
            <text:p>1</text:p>
          </table:table-cell>
          <table:table-cell table:formula="of:=[.H335]" office:value-type="float" office:value="1.414" calcext:value-type="float">
            <text:p>1,414</text:p>
          </table:table-cell>
        </table:table-row>
        <table:table-row table:style-name="ro1">
          <table:table-cell table:formula="of:=[.G336]*([.D336]-[.C336])-[.H336]*[.B336]" office:value-type="float" office:value="1.27899188930958" calcext:value-type="float">
            <text:p>1,28</text:p>
          </table:table-cell>
          <table:table-cell table:formula="of:=[.B336]+[.E337]*[.A337]" office:value-type="float" office:value="5.61263585662419" calcext:value-type="float">
            <text:p>5,61</text:p>
          </table:table-cell>
          <table:table-cell table:formula="of:=[.C336]+[.E337]*[.B337]" office:value-type="float" office:value="-9.09652090436646" calcext:value-type="float">
            <text:p>-9,10</text:p>
          </table:table-cell>
          <table:table-cell table:formula="of:=[.D336]" office:value-type="float" office:value="0" calcext:value-type="float">
            <text:p>0</text:p>
          </table:table-cell>
          <table:table-cell table:formula="of:=[.E336]" office:value-type="float" office:value="0.016" calcext:value-type="float">
            <text:p>0,016</text:p>
          </table:table-cell>
          <table:table-cell table:formula="of:=[.F336]+[.E337]" office:value-type="float" office:value="5.36" calcext:value-type="float">
            <text:p>5,36</text:p>
          </table:table-cell>
          <table:table-cell table:formula="of:=[.G336]" office:value-type="float" office:value="1" calcext:value-type="float">
            <text:p>1</text:p>
          </table:table-cell>
          <table:table-cell table:formula="of:=[.H336]" office:value-type="float" office:value="1.414" calcext:value-type="float">
            <text:p>1,414</text:p>
          </table:table-cell>
        </table:table-row>
        <table:table-row table:style-name="ro1">
          <table:table-cell table:formula="of:=[.G337]*([.D337]-[.C337])-[.H337]*[.B337]" office:value-type="float" office:value="1.16025380309986" calcext:value-type="float">
            <text:p>1,16</text:p>
          </table:table-cell>
          <table:table-cell table:formula="of:=[.B337]+[.E338]*[.A338]" office:value-type="float" office:value="5.63119991747378" calcext:value-type="float">
            <text:p>5,63</text:p>
          </table:table-cell>
          <table:table-cell table:formula="of:=[.C337]+[.E338]*[.B338]" office:value-type="float" office:value="-9.00642170568688" calcext:value-type="float">
            <text:p>-9,01</text:p>
          </table:table-cell>
          <table:table-cell table:formula="of:=[.D337]" office:value-type="float" office:value="0" calcext:value-type="float">
            <text:p>0</text:p>
          </table:table-cell>
          <table:table-cell table:formula="of:=[.E337]" office:value-type="float" office:value="0.016" calcext:value-type="float">
            <text:p>0,016</text:p>
          </table:table-cell>
          <table:table-cell table:formula="of:=[.F337]+[.E338]" office:value-type="float" office:value="5.376" calcext:value-type="float">
            <text:p>5,376</text:p>
          </table:table-cell>
          <table:table-cell table:formula="of:=[.G337]" office:value-type="float" office:value="1" calcext:value-type="float">
            <text:p>1</text:p>
          </table:table-cell>
          <table:table-cell table:formula="of:=[.H337]" office:value-type="float" office:value="1.414" calcext:value-type="float">
            <text:p>1,414</text:p>
          </table:table-cell>
        </table:table-row>
        <table:table-row table:style-name="ro1">
          <table:table-cell table:formula="of:=[.G338]*([.D338]-[.C338])-[.H338]*[.B338]" office:value-type="float" office:value="1.04390502237895" calcext:value-type="float">
            <text:p>1,04</text:p>
          </table:table-cell>
          <table:table-cell table:formula="of:=[.B338]+[.E339]*[.A339]" office:value-type="float" office:value="5.64790239783185" calcext:value-type="float">
            <text:p>5,65</text:p>
          </table:table-cell>
          <table:table-cell table:formula="of:=[.C338]+[.E339]*[.B339]" office:value-type="float" office:value="-8.91605526732157" calcext:value-type="float">
            <text:p>-8,92</text:p>
          </table:table-cell>
          <table:table-cell table:formula="of:=[.D338]" office:value-type="float" office:value="0" calcext:value-type="float">
            <text:p>0</text:p>
          </table:table-cell>
          <table:table-cell table:formula="of:=[.E338]" office:value-type="float" office:value="0.016" calcext:value-type="float">
            <text:p>0,016</text:p>
          </table:table-cell>
          <table:table-cell table:formula="of:=[.F338]+[.E339]" office:value-type="float" office:value="5.392" calcext:value-type="float">
            <text:p>5,392</text:p>
          </table:table-cell>
          <table:table-cell table:formula="of:=[.G338]" office:value-type="float" office:value="1" calcext:value-type="float">
            <text:p>1</text:p>
          </table:table-cell>
          <table:table-cell table:formula="of:=[.H338]" office:value-type="float" office:value="1.414" calcext:value-type="float">
            <text:p>1,414</text:p>
          </table:table-cell>
        </table:table-row>
        <table:table-row table:style-name="ro1">
          <table:table-cell table:formula="of:=[.G339]*([.D339]-[.C339])-[.H339]*[.B339]" office:value-type="float" office:value="0.929921276787335" calcext:value-type="float">
            <text:p>0,93</text:p>
          </table:table-cell>
          <table:table-cell table:formula="of:=[.B339]+[.E340]*[.A340]" office:value-type="float" office:value="5.66278113826044" calcext:value-type="float">
            <text:p>5,66</text:p>
          </table:table-cell>
          <table:table-cell table:formula="of:=[.C339]+[.E340]*[.B340]" office:value-type="float" office:value="-8.8254507691094" calcext:value-type="float">
            <text:p>-8,83</text:p>
          </table:table-cell>
          <table:table-cell table:formula="of:=[.D339]" office:value-type="float" office:value="0" calcext:value-type="float">
            <text:p>0</text:p>
          </table:table-cell>
          <table:table-cell table:formula="of:=[.E339]" office:value-type="float" office:value="0.016" calcext:value-type="float">
            <text:p>0,016</text:p>
          </table:table-cell>
          <table:table-cell table:formula="of:=[.F339]+[.E340]" office:value-type="float" office:value="5.408" calcext:value-type="float">
            <text:p>5,408</text:p>
          </table:table-cell>
          <table:table-cell table:formula="of:=[.G339]" office:value-type="float" office:value="1" calcext:value-type="float">
            <text:p>1</text:p>
          </table:table-cell>
          <table:table-cell table:formula="of:=[.H339]" office:value-type="float" office:value="1.414" calcext:value-type="float">
            <text:p>1,414</text:p>
          </table:table-cell>
        </table:table-row>
        <table:table-row table:style-name="ro1">
          <table:table-cell table:formula="of:=[.G340]*([.D340]-[.C340])-[.H340]*[.B340]" office:value-type="float" office:value="0.818278239609132" calcext:value-type="float">
            <text:p>0,82</text:p>
          </table:table-cell>
          <table:table-cell table:formula="of:=[.B340]+[.E341]*[.A341]" office:value-type="float" office:value="5.67587359009419" calcext:value-type="float">
            <text:p>5,68</text:p>
          </table:table-cell>
          <table:table-cell table:formula="of:=[.C340]+[.E341]*[.B341]" office:value-type="float" office:value="-8.73463679166789" calcext:value-type="float">
            <text:p>-8,73</text:p>
          </table:table-cell>
          <table:table-cell table:formula="of:=[.D340]" office:value-type="float" office:value="0" calcext:value-type="float">
            <text:p>0</text:p>
          </table:table-cell>
          <table:table-cell table:formula="of:=[.E340]" office:value-type="float" office:value="0.016" calcext:value-type="float">
            <text:p>0,016</text:p>
          </table:table-cell>
          <table:table-cell table:formula="of:=[.F340]+[.E341]" office:value-type="float" office:value="5.424" calcext:value-type="float">
            <text:p>5,424</text:p>
          </table:table-cell>
          <table:table-cell table:formula="of:=[.G340]" office:value-type="float" office:value="1" calcext:value-type="float">
            <text:p>1</text:p>
          </table:table-cell>
          <table:table-cell table:formula="of:=[.H340]" office:value-type="float" office:value="1.414" calcext:value-type="float">
            <text:p>1,414</text:p>
          </table:table-cell>
        </table:table-row>
        <table:table-row table:style-name="ro1">
          <table:table-cell table:formula="of:=[.G341]*([.D341]-[.C341])-[.H341]*[.B341]" office:value-type="float" office:value="0.708951535274709" calcext:value-type="float">
            <text:p>0,71</text:p>
          </table:table-cell>
          <table:table-cell table:formula="of:=[.B341]+[.E342]*[.A342]" office:value-type="float" office:value="5.68721681465859" calcext:value-type="float">
            <text:p>5,69</text:p>
          </table:table-cell>
          <table:table-cell table:formula="of:=[.C341]+[.E342]*[.B342]" office:value-type="float" office:value="-8.64364132263336" calcext:value-type="float">
            <text:p>-8,64</text:p>
          </table:table-cell>
          <table:table-cell table:formula="of:=[.D341]" office:value-type="float" office:value="0" calcext:value-type="float">
            <text:p>0</text:p>
          </table:table-cell>
          <table:table-cell table:formula="of:=[.E341]" office:value-type="float" office:value="0.016" calcext:value-type="float">
            <text:p>0,016</text:p>
          </table:table-cell>
          <table:table-cell table:formula="of:=[.F341]+[.E342]" office:value-type="float" office:value="5.44" calcext:value-type="float">
            <text:p>5,44</text:p>
          </table:table-cell>
          <table:table-cell table:formula="of:=[.G341]" office:value-type="float" office:value="1" calcext:value-type="float">
            <text:p>1</text:p>
          </table:table-cell>
          <table:table-cell table:formula="of:=[.H341]" office:value-type="float" office:value="1.414" calcext:value-type="float">
            <text:p>1,414</text:p>
          </table:table-cell>
        </table:table-row>
        <table:table-row table:style-name="ro1">
          <table:table-cell table:formula="of:=[.G342]*([.D342]-[.C342])-[.H342]*[.B342]" office:value-type="float" office:value="0.601916746706117" calcext:value-type="float">
            <text:p>0,60</text:p>
          </table:table-cell>
          <table:table-cell table:formula="of:=[.B342]+[.E343]*[.A343]" office:value-type="float" office:value="5.69684748260588" calcext:value-type="float">
            <text:p>5,70</text:p>
          </table:table-cell>
          <table:table-cell table:formula="of:=[.C342]+[.E343]*[.B343]" office:value-type="float" office:value="-8.55249176291166" calcext:value-type="float">
            <text:p>-8,55</text:p>
          </table:table-cell>
          <table:table-cell table:formula="of:=[.D342]" office:value-type="float" office:value="0" calcext:value-type="float">
            <text:p>0</text:p>
          </table:table-cell>
          <table:table-cell table:formula="of:=[.E342]" office:value-type="float" office:value="0.016" calcext:value-type="float">
            <text:p>0,016</text:p>
          </table:table-cell>
          <table:table-cell table:formula="of:=[.F342]+[.E343]" office:value-type="float" office:value="5.456" calcext:value-type="float">
            <text:p>5,456</text:p>
          </table:table-cell>
          <table:table-cell table:formula="of:=[.G342]" office:value-type="float" office:value="1" calcext:value-type="float">
            <text:p>1</text:p>
          </table:table-cell>
          <table:table-cell table:formula="of:=[.H342]" office:value-type="float" office:value="1.414" calcext:value-type="float">
            <text:p>1,414</text:p>
          </table:table-cell>
        </table:table-row>
        <table:table-row table:style-name="ro1">
          <table:table-cell table:formula="of:=[.G343]*([.D343]-[.C343])-[.H343]*[.B343]" office:value-type="float" office:value="0.497149422506942" calcext:value-type="float">
            <text:p>0,50</text:p>
          </table:table-cell>
          <table:table-cell table:formula="of:=[.B343]+[.E344]*[.A344]" office:value-type="float" office:value="5.70480187336599" calcext:value-type="float">
            <text:p>5,70</text:p>
          </table:table-cell>
          <table:table-cell table:formula="of:=[.C343]+[.E344]*[.B344]" office:value-type="float" office:value="-8.46121493293781" calcext:value-type="float">
            <text:p>-8,46</text:p>
          </table:table-cell>
          <table:table-cell table:formula="of:=[.D343]" office:value-type="float" office:value="0" calcext:value-type="float">
            <text:p>0</text:p>
          </table:table-cell>
          <table:table-cell table:formula="of:=[.E343]" office:value-type="float" office:value="0.016" calcext:value-type="float">
            <text:p>0,016</text:p>
          </table:table-cell>
          <table:table-cell table:formula="of:=[.F343]+[.E344]" office:value-type="float" office:value="5.472" calcext:value-type="float">
            <text:p>5,472</text:p>
          </table:table-cell>
          <table:table-cell table:formula="of:=[.G343]" office:value-type="float" office:value="1" calcext:value-type="float">
            <text:p>1</text:p>
          </table:table-cell>
          <table:table-cell table:formula="of:=[.H343]" office:value-type="float" office:value="1.414" calcext:value-type="float">
            <text:p>1,414</text:p>
          </table:table-cell>
        </table:table-row>
        <table:table-row table:style-name="ro1">
          <table:table-cell table:formula="of:=[.G344]*([.D344]-[.C344])-[.H344]*[.B344]" office:value-type="float" office:value="0.394625083998289" calcext:value-type="float">
            <text:p>0,39</text:p>
          </table:table-cell>
          <table:table-cell table:formula="of:=[.B344]+[.E345]*[.A345]" office:value-type="float" office:value="5.71111587470997" calcext:value-type="float">
            <text:p>5,71</text:p>
          </table:table-cell>
          <table:table-cell table:formula="of:=[.C344]+[.E345]*[.B345]" office:value-type="float" office:value="-8.36983707894245" calcext:value-type="float">
            <text:p>-8,37</text:p>
          </table:table-cell>
          <table:table-cell table:formula="of:=[.D344]" office:value-type="float" office:value="0" calcext:value-type="float">
            <text:p>0</text:p>
          </table:table-cell>
          <table:table-cell table:formula="of:=[.E344]" office:value-type="float" office:value="0.016" calcext:value-type="float">
            <text:p>0,016</text:p>
          </table:table-cell>
          <table:table-cell table:formula="of:=[.F344]+[.E345]" office:value-type="float" office:value="5.488" calcext:value-type="float">
            <text:p>5,488</text:p>
          </table:table-cell>
          <table:table-cell table:formula="of:=[.G344]" office:value-type="float" office:value="1" calcext:value-type="float">
            <text:p>1</text:p>
          </table:table-cell>
          <table:table-cell table:formula="of:=[.H344]" office:value-type="float" office:value="1.414" calcext:value-type="float">
            <text:p>1,414</text:p>
          </table:table-cell>
        </table:table-row>
        <table:table-row table:style-name="ro1">
          <table:table-cell table:formula="of:=[.G345]*([.D345]-[.C345])-[.H345]*[.B345]" office:value-type="float" office:value="0.294319232102552" calcext:value-type="float">
            <text:p>0,29</text:p>
          </table:table-cell>
          <table:table-cell table:formula="of:=[.B345]+[.E346]*[.A346]" office:value-type="float" office:value="5.71582498242361" calcext:value-type="float">
            <text:p>5,72</text:p>
          </table:table-cell>
          <table:table-cell table:formula="of:=[.C345]+[.E346]*[.B346]" office:value-type="float" office:value="-8.27838387922367" calcext:value-type="float">
            <text:p>-8,28</text:p>
          </table:table-cell>
          <table:table-cell table:formula="of:=[.D345]" office:value-type="float" office:value="0" calcext:value-type="float">
            <text:p>0</text:p>
          </table:table-cell>
          <table:table-cell table:formula="of:=[.E345]" office:value-type="float" office:value="0.016" calcext:value-type="float">
            <text:p>0,016</text:p>
          </table:table-cell>
          <table:table-cell table:formula="of:=[.F345]+[.E346]" office:value-type="float" office:value="5.504" calcext:value-type="float">
            <text:p>5,504</text:p>
          </table:table-cell>
          <table:table-cell table:formula="of:=[.G345]" office:value-type="float" office:value="1" calcext:value-type="float">
            <text:p>1</text:p>
          </table:table-cell>
          <table:table-cell table:formula="of:=[.H345]" office:value-type="float" office:value="1.414" calcext:value-type="float">
            <text:p>1,414</text:p>
          </table:table-cell>
        </table:table-row>
        <table:table-row table:style-name="ro1">
          <table:table-cell table:formula="of:=[.G346]*([.D346]-[.C346])-[.H346]*[.B346]" office:value-type="float" office:value="0.196207354076687" calcext:value-type="float">
            <text:p>0,20</text:p>
          </table:table-cell>
          <table:table-cell table:formula="of:=[.B346]+[.E347]*[.A347]" office:value-type="float" office:value="5.71896430008883" calcext:value-type="float">
            <text:p>5,72</text:p>
          </table:table-cell>
          <table:table-cell table:formula="of:=[.C346]+[.E347]*[.B347]" office:value-type="float" office:value="-8.18688045042225" calcext:value-type="float">
            <text:p>-8,19</text:p>
          </table:table-cell>
          <table:table-cell table:formula="of:=[.D346]" office:value-type="float" office:value="0" calcext:value-type="float">
            <text:p>0</text:p>
          </table:table-cell>
          <table:table-cell table:formula="of:=[.E346]" office:value-type="float" office:value="0.016" calcext:value-type="float">
            <text:p>0,016</text:p>
          </table:table-cell>
          <table:table-cell table:formula="of:=[.F346]+[.E347]" office:value-type="float" office:value="5.52" calcext:value-type="float">
            <text:p>5,52</text:p>
          </table:table-cell>
          <table:table-cell table:formula="of:=[.G346]" office:value-type="float" office:value="1" calcext:value-type="float">
            <text:p>1</text:p>
          </table:table-cell>
          <table:table-cell table:formula="of:=[.H346]" office:value-type="float" office:value="1.414" calcext:value-type="float">
            <text:p>1,414</text:p>
          </table:table-cell>
        </table:table-row>
        <table:table-row table:style-name="ro1">
          <table:table-cell table:formula="of:=[.G347]*([.D347]-[.C347])-[.H347]*[.B347]" office:value-type="float" office:value="0.100264930096635" calcext:value-type="float">
            <text:p>0,10</text:p>
          </table:table-cell>
          <table:table-cell table:formula="of:=[.B347]+[.E348]*[.A348]" office:value-type="float" office:value="5.72056853897038" calcext:value-type="float">
            <text:p>5,72</text:p>
          </table:table-cell>
          <table:table-cell table:formula="of:=[.C347]+[.E348]*[.B348]" office:value-type="float" office:value="-8.09535135379872" calcext:value-type="float">
            <text:p>-8,10</text:p>
          </table:table-cell>
          <table:table-cell table:formula="of:=[.D347]" office:value-type="float" office:value="0" calcext:value-type="float">
            <text:p>0</text:p>
          </table:table-cell>
          <table:table-cell table:formula="of:=[.E347]" office:value-type="float" office:value="0.016" calcext:value-type="float">
            <text:p>0,016</text:p>
          </table:table-cell>
          <table:table-cell table:formula="of:=[.F347]+[.E348]" office:value-type="float" office:value="5.536" calcext:value-type="float">
            <text:p>5,536</text:p>
          </table:table-cell>
          <table:table-cell table:formula="of:=[.G347]" office:value-type="float" office:value="1" calcext:value-type="float">
            <text:p>1</text:p>
          </table:table-cell>
          <table:table-cell table:formula="of:=[.H347]" office:value-type="float" office:value="1.414" calcext:value-type="float">
            <text:p>1,414</text:p>
          </table:table-cell>
        </table:table-row>
        <table:table-row table:style-name="ro1">
          <table:table-cell table:formula="of:=[.G348]*([.D348]-[.C348])-[.H348]*[.B348]" office:value-type="float" office:value="0.00646743969460317" calcext:value-type="float">
            <text:p>0,01</text:p>
          </table:table-cell>
          <table:table-cell table:formula="of:=[.B348]+[.E349]*[.A349]" office:value-type="float" office:value="5.72067201800549" calcext:value-type="float">
            <text:p>5,72</text:p>
          </table:table-cell>
          <table:table-cell table:formula="of:=[.C348]+[.E349]*[.B349]" office:value-type="float" office:value="-8.00382060151063" calcext:value-type="float">
            <text:p>-8,00</text:p>
          </table:table-cell>
          <table:table-cell table:formula="of:=[.D348]" office:value-type="float" office:value="0" calcext:value-type="float">
            <text:p>0</text:p>
          </table:table-cell>
          <table:table-cell table:formula="of:=[.E348]" office:value-type="float" office:value="0.016" calcext:value-type="float">
            <text:p>0,016</text:p>
          </table:table-cell>
          <table:table-cell table:formula="of:=[.F348]+[.E349]" office:value-type="float" office:value="5.552" calcext:value-type="float">
            <text:p>5,552</text:p>
          </table:table-cell>
          <table:table-cell table:formula="of:=[.G348]" office:value-type="float" office:value="1" calcext:value-type="float">
            <text:p>1</text:p>
          </table:table-cell>
          <table:table-cell table:formula="of:=[.H348]" office:value-type="float" office:value="1.414" calcext:value-type="float">
            <text:p>1,414</text:p>
          </table:table-cell>
        </table:table-row>
        <table:table-row table:style-name="ro1">
          <table:table-cell table:formula="of:=[.G349]*([.D349]-[.C349])-[.H349]*[.B349]" office:value-type="float" office:value="-0.0852096319491356" calcext:value-type="float">
            <text:p>-0,09</text:p>
          </table:table-cell>
          <table:table-cell table:formula="of:=[.B349]+[.E350]*[.A350]" office:value-type="float" office:value="5.71930866389431" calcext:value-type="float">
            <text:p>5,72</text:p>
          </table:table-cell>
          <table:table-cell table:formula="of:=[.C349]+[.E350]*[.B350]" office:value-type="float" office:value="-7.91231166288832" calcext:value-type="float">
            <text:p>-7,91</text:p>
          </table:table-cell>
          <table:table-cell table:formula="of:=[.D349]" office:value-type="float" office:value="0" calcext:value-type="float">
            <text:p>0</text:p>
          </table:table-cell>
          <table:table-cell table:formula="of:=[.E349]" office:value-type="float" office:value="0.016" calcext:value-type="float">
            <text:p>0,016</text:p>
          </table:table-cell>
          <table:table-cell table:formula="of:=[.F349]+[.E350]" office:value-type="float" office:value="5.568" calcext:value-type="float">
            <text:p>5,568</text:p>
          </table:table-cell>
          <table:table-cell table:formula="of:=[.G349]" office:value-type="float" office:value="1" calcext:value-type="float">
            <text:p>1</text:p>
          </table:table-cell>
          <table:table-cell table:formula="of:=[.H349]" office:value-type="float" office:value="1.414" calcext:value-type="float">
            <text:p>1,414</text:p>
          </table:table-cell>
        </table:table-row>
        <table:table-row table:style-name="ro1">
          <table:table-cell table:formula="of:=[.G350]*([.D350]-[.C350])-[.H350]*[.B350]" office:value-type="float" office:value="-0.174790787858227" calcext:value-type="float">
            <text:p>-0,17</text:p>
          </table:table-cell>
          <table:table-cell table:formula="of:=[.B350]+[.E351]*[.A351]" office:value-type="float" office:value="5.71651201128858" calcext:value-type="float">
            <text:p>5,72</text:p>
          </table:table-cell>
          <table:table-cell table:formula="of:=[.C350]+[.E351]*[.B351]" office:value-type="float" office:value="-7.82084747070771" calcext:value-type="float">
            <text:p>-7,82</text:p>
          </table:table-cell>
          <table:table-cell table:formula="of:=[.D350]" office:value-type="float" office:value="0" calcext:value-type="float">
            <text:p>0</text:p>
          </table:table-cell>
          <table:table-cell table:formula="of:=[.E350]" office:value-type="float" office:value="0.016" calcext:value-type="float">
            <text:p>0,016</text:p>
          </table:table-cell>
          <table:table-cell table:formula="of:=[.F350]+[.E351]" office:value-type="float" office:value="5.584" calcext:value-type="float">
            <text:p>5,584</text:p>
          </table:table-cell>
          <table:table-cell table:formula="of:=[.G350]" office:value-type="float" office:value="1" calcext:value-type="float">
            <text:p>1</text:p>
          </table:table-cell>
          <table:table-cell table:formula="of:=[.H350]" office:value-type="float" office:value="1.414" calcext:value-type="float">
            <text:p>1,414</text:p>
          </table:table-cell>
        </table:table-row>
        <table:table-row table:style-name="ro1">
          <table:table-cell table:formula="of:=[.G351]*([.D351]-[.C351])-[.H351]*[.B351]" office:value-type="float" office:value="-0.262300513254342" calcext:value-type="float">
            <text:p>-0,26</text:p>
          </table:table-cell>
          <table:table-cell table:formula="of:=[.B351]+[.E352]*[.A352]" office:value-type="float" office:value="5.71231520307651" calcext:value-type="float">
            <text:p>5,71</text:p>
          </table:table-cell>
          <table:table-cell table:formula="of:=[.C351]+[.E352]*[.B352]" office:value-type="float" office:value="-7.72945042745848" calcext:value-type="float">
            <text:p>-7,73</text:p>
          </table:table-cell>
          <table:table-cell table:formula="of:=[.D351]" office:value-type="float" office:value="0" calcext:value-type="float">
            <text:p>0</text:p>
          </table:table-cell>
          <table:table-cell table:formula="of:=[.E351]" office:value-type="float" office:value="0.016" calcext:value-type="float">
            <text:p>0,016</text:p>
          </table:table-cell>
          <table:table-cell table:formula="of:=[.F351]+[.E352]" office:value-type="float" office:value="5.6" calcext:value-type="float">
            <text:p>5,6</text:p>
          </table:table-cell>
          <table:table-cell table:formula="of:=[.G351]" office:value-type="float" office:value="1" calcext:value-type="float">
            <text:p>1</text:p>
          </table:table-cell>
          <table:table-cell table:formula="of:=[.H351]" office:value-type="float" office:value="1.414" calcext:value-type="float">
            <text:p>1,414</text:p>
          </table:table-cell>
        </table:table-row>
        <table:table-row table:style-name="ro1">
          <table:table-cell table:formula="of:=[.G352]*([.D352]-[.C352])-[.H352]*[.B352]" office:value-type="float" office:value="-0.3477632696917" calcext:value-type="float">
            <text:p>-0,35</text:p>
          </table:table-cell>
          <table:table-cell table:formula="of:=[.B352]+[.E353]*[.A353]" office:value-type="float" office:value="5.70675099076144" calcext:value-type="float">
            <text:p>5,71</text:p>
          </table:table-cell>
          <table:table-cell table:formula="of:=[.C352]+[.E353]*[.B353]" office:value-type="float" office:value="-7.6381424116063" calcext:value-type="float">
            <text:p>-7,64</text:p>
          </table:table-cell>
          <table:table-cell table:formula="of:=[.D352]" office:value-type="float" office:value="0" calcext:value-type="float">
            <text:p>0</text:p>
          </table:table-cell>
          <table:table-cell table:formula="of:=[.E352]" office:value-type="float" office:value="0.016" calcext:value-type="float">
            <text:p>0,016</text:p>
          </table:table-cell>
          <table:table-cell table:formula="of:=[.F352]+[.E353]" office:value-type="float" office:value="5.616" calcext:value-type="float">
            <text:p>5,616</text:p>
          </table:table-cell>
          <table:table-cell table:formula="of:=[.G352]" office:value-type="float" office:value="1" calcext:value-type="float">
            <text:p>1</text:p>
          </table:table-cell>
          <table:table-cell table:formula="of:=[.H352]" office:value-type="float" office:value="1.414" calcext:value-type="float">
            <text:p>1,414</text:p>
          </table:table-cell>
        </table:table-row>
        <table:table-row table:style-name="ro1">
          <table:table-cell table:formula="of:=[.G353]*([.D353]-[.C353])-[.H353]*[.B353]" office:value-type="float" office:value="-0.431203489330378" calcext:value-type="float">
            <text:p>-0,43</text:p>
          </table:table-cell>
          <table:table-cell table:formula="of:=[.B353]+[.E354]*[.A354]" office:value-type="float" office:value="5.69985173493215" calcext:value-type="float">
            <text:p>5,70</text:p>
          </table:table-cell>
          <table:table-cell table:formula="of:=[.C353]+[.E354]*[.B354]" office:value-type="float" office:value="-7.54694478384738" calcext:value-type="float">
            <text:p>-7,55</text:p>
          </table:table-cell>
          <table:table-cell table:formula="of:=[.D353]" office:value-type="float" office:value="0" calcext:value-type="float">
            <text:p>0</text:p>
          </table:table-cell>
          <table:table-cell table:formula="of:=[.E353]" office:value-type="float" office:value="0.016" calcext:value-type="float">
            <text:p>0,016</text:p>
          </table:table-cell>
          <table:table-cell table:formula="of:=[.F353]+[.E354]" office:value-type="float" office:value="5.632" calcext:value-type="float">
            <text:p>5,632</text:p>
          </table:table-cell>
          <table:table-cell table:formula="of:=[.G353]" office:value-type="float" office:value="1" calcext:value-type="float">
            <text:p>1</text:p>
          </table:table-cell>
          <table:table-cell table:formula="of:=[.H353]" office:value-type="float" office:value="1.414" calcext:value-type="float">
            <text:p>1,414</text:p>
          </table:table-cell>
        </table:table-row>
        <table:table-row table:style-name="ro1">
          <table:table-cell table:formula="of:=[.G354]*([.D354]-[.C354])-[.H354]*[.B354]" office:value-type="float" office:value="-0.512645569346682" calcext:value-type="float">
            <text:p>-0,51</text:p>
          </table:table-cell>
          <table:table-cell table:formula="of:=[.B354]+[.E355]*[.A355]" office:value-type="float" office:value="5.69164940582261" calcext:value-type="float">
            <text:p>5,69</text:p>
          </table:table-cell>
          <table:table-cell table:formula="of:=[.C354]+[.E355]*[.B355]" office:value-type="float" office:value="-7.45587839335422" calcext:value-type="float">
            <text:p>-7,46</text:p>
          </table:table-cell>
          <table:table-cell table:formula="of:=[.D354]" office:value-type="float" office:value="0" calcext:value-type="float">
            <text:p>0</text:p>
          </table:table-cell>
          <table:table-cell table:formula="of:=[.E354]" office:value-type="float" office:value="0.016" calcext:value-type="float">
            <text:p>0,016</text:p>
          </table:table-cell>
          <table:table-cell table:formula="of:=[.F354]+[.E355]" office:value-type="float" office:value="5.648" calcext:value-type="float">
            <text:p>5,648</text:p>
          </table:table-cell>
          <table:table-cell table:formula="of:=[.G354]" office:value-type="float" office:value="1" calcext:value-type="float">
            <text:p>1</text:p>
          </table:table-cell>
          <table:table-cell table:formula="of:=[.H354]" office:value-type="float" office:value="1.414" calcext:value-type="float">
            <text:p>1,414</text:p>
          </table:table-cell>
        </table:table-row>
        <table:table-row table:style-name="ro1">
          <table:table-cell table:formula="of:=[.G355]*([.D355]-[.C355])-[.H355]*[.B355]" office:value-type="float" office:value="-0.592113866478945" calcext:value-type="float">
            <text:p>-0,59</text:p>
          </table:table-cell>
          <table:table-cell table:formula="of:=[.B355]+[.E356]*[.A356]" office:value-type="float" office:value="5.68217558395894" calcext:value-type="float">
            <text:p>5,68</text:p>
          </table:table-cell>
          <table:table-cell table:formula="of:=[.C355]+[.E356]*[.B356]" office:value-type="float" office:value="-7.36496358401088" calcext:value-type="float">
            <text:p>-7,36</text:p>
          </table:table-cell>
          <table:table-cell table:formula="of:=[.D355]" office:value-type="float" office:value="0" calcext:value-type="float">
            <text:p>0</text:p>
          </table:table-cell>
          <table:table-cell table:formula="of:=[.E355]" office:value-type="float" office:value="0.016" calcext:value-type="float">
            <text:p>0,016</text:p>
          </table:table-cell>
          <table:table-cell table:formula="of:=[.F355]+[.E356]" office:value-type="float" office:value="5.664" calcext:value-type="float">
            <text:p>5,664</text:p>
          </table:table-cell>
          <table:table-cell table:formula="of:=[.G355]" office:value-type="float" office:value="1" calcext:value-type="float">
            <text:p>1</text:p>
          </table:table-cell>
          <table:table-cell table:formula="of:=[.H355]" office:value-type="float" office:value="1.414" calcext:value-type="float">
            <text:p>1,414</text:p>
          </table:table-cell>
        </table:table-row>
        <table:table-row table:style-name="ro1">
          <table:table-cell table:formula="of:=[.G356]*([.D356]-[.C356])-[.H356]*[.B356]" office:value-type="float" office:value="-0.669632691707068" calcext:value-type="float">
            <text:p>-0,67</text:p>
          </table:table-cell>
          <table:table-cell table:formula="of:=[.B356]+[.E357]*[.A357]" office:value-type="float" office:value="5.67146146089163" calcext:value-type="float">
            <text:p>5,67</text:p>
          </table:table-cell>
          <table:table-cell table:formula="of:=[.C356]+[.E357]*[.B357]" office:value-type="float" office:value="-7.27422020063661" calcext:value-type="float">
            <text:p>-7,27</text:p>
          </table:table-cell>
          <table:table-cell table:formula="of:=[.D356]" office:value-type="float" office:value="0" calcext:value-type="float">
            <text:p>0</text:p>
          </table:table-cell>
          <table:table-cell table:formula="of:=[.E356]" office:value-type="float" office:value="0.016" calcext:value-type="float">
            <text:p>0,016</text:p>
          </table:table-cell>
          <table:table-cell table:formula="of:=[.F356]+[.E357]" office:value-type="float" office:value="5.68" calcext:value-type="float">
            <text:p>5,68</text:p>
          </table:table-cell>
          <table:table-cell table:formula="of:=[.G356]" office:value-type="float" office:value="1" calcext:value-type="float">
            <text:p>1</text:p>
          </table:table-cell>
          <table:table-cell table:formula="of:=[.H356]" office:value-type="float" office:value="1.414" calcext:value-type="float">
            <text:p>1,414</text:p>
          </table:table-cell>
        </table:table-row>
        <table:table-row table:style-name="ro1">
          <table:table-cell table:formula="of:=[.G357]*([.D357]-[.C357])-[.H357]*[.B357]" office:value-type="float" office:value="-0.745226305064154" calcext:value-type="float">
            <text:p>-0,75</text:p>
          </table:table-cell>
          <table:table-cell table:formula="of:=[.B357]+[.E358]*[.A358]" office:value-type="float" office:value="5.65953784001061" calcext:value-type="float">
            <text:p>5,66</text:p>
          </table:table-cell>
          <table:table-cell table:formula="of:=[.C357]+[.E358]*[.B358]" office:value-type="float" office:value="-7.18366759519644" calcext:value-type="float">
            <text:p>-7,18</text:p>
          </table:table-cell>
          <table:table-cell table:formula="of:=[.D357]" office:value-type="float" office:value="0" calcext:value-type="float">
            <text:p>0</text:p>
          </table:table-cell>
          <table:table-cell table:formula="of:=[.E357]" office:value-type="float" office:value="0.016" calcext:value-type="float">
            <text:p>0,016</text:p>
          </table:table-cell>
          <table:table-cell table:formula="of:=[.F357]+[.E358]" office:value-type="float" office:value="5.696" calcext:value-type="float">
            <text:p>5,696</text:p>
          </table:table-cell>
          <table:table-cell table:formula="of:=[.G357]" office:value-type="float" office:value="1" calcext:value-type="float">
            <text:p>1</text:p>
          </table:table-cell>
          <table:table-cell table:formula="of:=[.H357]" office:value-type="float" office:value="1.414" calcext:value-type="float">
            <text:p>1,414</text:p>
          </table:table-cell>
        </table:table-row>
        <table:table-row table:style-name="ro1">
          <table:table-cell table:formula="of:=[.G358]*([.D358]-[.C358])-[.H358]*[.B358]" office:value-type="float" office:value="-0.818918910578553" calcext:value-type="float">
            <text:p>-0,82</text:p>
          </table:table-cell>
          <table:table-cell table:formula="of:=[.B358]+[.E359]*[.A359]" office:value-type="float" office:value="5.64643513744135" calcext:value-type="float">
            <text:p>5,65</text:p>
          </table:table-cell>
          <table:table-cell table:formula="of:=[.C358]+[.E359]*[.B359]" office:value-type="float" office:value="-7.09332463299738" calcext:value-type="float">
            <text:p>-7,09</text:p>
          </table:table-cell>
          <table:table-cell table:formula="of:=[.D358]" office:value-type="float" office:value="0" calcext:value-type="float">
            <text:p>0</text:p>
          </table:table-cell>
          <table:table-cell table:formula="of:=[.E358]" office:value-type="float" office:value="0.016" calcext:value-type="float">
            <text:p>0,016</text:p>
          </table:table-cell>
          <table:table-cell table:formula="of:=[.F358]+[.E359]" office:value-type="float" office:value="5.712" calcext:value-type="float">
            <text:p>5,712</text:p>
          </table:table-cell>
          <table:table-cell table:formula="of:=[.G358]" office:value-type="float" office:value="1" calcext:value-type="float">
            <text:p>1</text:p>
          </table:table-cell>
          <table:table-cell table:formula="of:=[.H358]" office:value-type="float" office:value="1.414" calcext:value-type="float">
            <text:p>1,4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5T11:02:59.108042369</meta:creation-date>
    <dc:date>2023-11-25T12:05:02.867656347</dc:date>
    <meta:editing-duration>PT51M3S</meta:editing-duration>
    <meta:editing-cycles>1</meta:editing-cycles>
    <meta:document-statistic meta:table-count="1" meta:cell-count="2872" meta:object-count="1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953cm" svg:height="18.515cm" xlink:href=".." xlink:type="simple" chart:class="chart:line" chart:style-name="ch1">
        <chart:legend chart:legend-position="end" svg:x="15.709cm" svg:y="8.46cm" style:legend-expansion="high" chart:style-name="ch2"/>
        <chart:plot-area chart:style-name="ch3" table:cell-range-address="Sheet1.A1:Sheet1.C359" chart:data-source-has-labels="row" svg:x="0.359cm" svg:y="0.37cm" svg:width="14.991cm" svg:height="17.775cm">
          <chart:coordinate-region svg:x="1.748cm" svg:y="0.569cm" svg:width="13.602cm" svg:height="17.37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2:Sheet1.A359" chart:label-cell-address="Sheet1.A1:Sheet1.A1" chart:class="chart:line">
            <chart:data-point chart:repeated="358"/>
          </chart:series>
          <chart:series chart:style-name="ch8" chart:values-cell-range-address="Sheet1.B2:Sheet1.B359" chart:label-cell-address="Sheet1.B1:Sheet1.B1" chart:class="chart:line">
            <chart:data-point chart:repeated="358"/>
          </chart:series>
          <chart:series chart:style-name="ch9" chart:values-cell-range-address="Sheet1.C2:Sheet1.C359" chart:label-cell-address="Sheet1.C1:Sheet1.C1" chart:class="chart:line">
            <chart:data-point chart:repeated="35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x</text:p>
                <draw:g>
                  <svg:desc>Sheet1.A1:Sheet1.A1</svg:desc>
                </draw:g>
              </table:table-cell>
              <table:table-cell office:value-type="string">
                <text:p>Vx</text:p>
                <draw:g>
                  <svg:desc>Sheet1.B1:Sheet1.B1</svg:desc>
                </draw:g>
              </table:table-cell>
              <table:table-cell office:value-type="string">
                <text:p>Xcam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300">
                <text:p>-300</text:p>
                <draw:g>
                  <svg:desc>Sheet1.A2:Sheet1.A359</svg:desc>
                </draw:g>
              </table:table-cell>
              <table:table-cell office:value-type="float" office:value="0">
                <text:p>0</text:p>
                <draw:g>
                  <svg:desc>Sheet1.B2:Sheet1.B359</svg:desc>
                </draw:g>
              </table:table-cell>
              <table:table-cell office:value-type="float" office:value="300">
                <text:p>300</text:p>
                <draw:g>
                  <svg:desc>Sheet1.C2:Sheet1.C3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300">
                <text:p>-300</text:p>
              </table:table-cell>
              <table:table-cell office:value-type="float" office:value="-4.8">
                <text:p>-4.8</text:p>
              </table:table-cell>
              <table:table-cell office:value-type="float" office:value="299.9232">
                <text:p>299.92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293.136">
                <text:p>-293.136</text:p>
              </table:table-cell>
              <table:table-cell office:value-type="float" office:value="-9.490176">
                <text:p>-9.490176</text:p>
              </table:table-cell>
              <table:table-cell office:value-type="float" office:value="299.771357184">
                <text:p>299.7713571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286.35224832">
                <text:p>-286.35224832</text:p>
              </table:table-cell>
              <table:table-cell office:value-type="float" office:value="-14.07181197312">
                <text:p>-14.07181197312</text:p>
              </table:table-cell>
              <table:table-cell office:value-type="float" office:value="299.54620819243">
                <text:p>299.546208192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279.648666062438">
                <text:p>-279.648666062438</text:p>
              </table:table-cell>
              <table:table-cell office:value-type="float" office:value="-18.546190630119">
                <text:p>-18.546190630119</text:p>
              </table:table-cell>
              <table:table-cell office:value-type="float" office:value="299.249469142348">
                <text:p>299.2494691423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273.02515559136">
                <text:p>-273.02515559136</text:p>
              </table:table-cell>
              <table:table-cell office:value-type="float" office:value="-22.9145931195808">
                <text:p>-22.9145931195808</text:p>
              </table:table-cell>
              <table:table-cell office:value-type="float" office:value="298.882835652435">
                <text:p>298.8828356524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266.481600981348">
                <text:p>-266.481600981348</text:p>
              </table:table-cell>
              <table:table-cell office:value-type="float" office:value="-27.1782987352823">
                <text:p>-27.1782987352823</text:p>
              </table:table-cell>
              <table:table-cell office:value-type="float" office:value="298.44798287267">
                <text:p>298.447982872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260.017868460981">
                <text:p>-260.017868460981</text:p>
              </table:table-cell>
              <table:table-cell office:value-type="float" office:value="-31.338584630658">
                <text:p>-31.338584630658</text:p>
              </table:table-cell>
              <table:table-cell office:value-type="float" office:value="297.94656551858">
                <text:p>297.946565518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53.633806850829">
                <text:p>-253.633806850829</text:p>
              </table:table-cell>
              <table:table-cell office:value-type="float" office:value="-35.3967255402713">
                <text:p>-35.3967255402713</text:p>
              </table:table-cell>
              <table:table-cell office:value-type="float" office:value="297.380217909936">
                <text:p>297.3802179099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247.329247995992">
                <text:p>-247.329247995992</text:p>
              </table:table-cell>
              <table:table-cell office:value-type="float" office:value="-39.3539935082072">
                <text:p>-39.3539935082072</text:p>
              </table:table-cell>
              <table:table-cell office:value-type="float" office:value="296.750554013804">
                <text:p>296.7505540138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241.104007193199">
                <text:p>-241.104007193199</text:p>
              </table:table-cell>
              <table:table-cell office:value-type="float" office:value="-43.2116576232984">
                <text:p>-43.2116576232984</text:p>
              </table:table-cell>
              <table:table-cell office:value-type="float" office:value="296.059167491831">
                <text:p>296.05916749183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234.957883612488">
                <text:p>-234.957883612488</text:p>
              </table:table-cell>
              <table:table-cell office:value-type="float" office:value="-46.9709837610982">
                <text:p>-46.9709837610982</text:p>
              </table:table-cell>
              <table:table-cell office:value-type="float" office:value="295.307631751654">
                <text:p>295.3076317516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228.890660713461">
                <text:p>-228.890660713461</text:p>
              </table:table-cell>
              <table:table-cell office:value-type="float" office:value="-50.6332343325135">
                <text:p>-50.6332343325135</text:p>
              </table:table-cell>
              <table:table-cell office:value-type="float" office:value="294.497500002334">
                <text:p>294.4975000023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222.902106656159">
                <text:p>-222.902106656159</text:p>
              </table:table-cell>
              <table:table-cell office:value-type="float" office:value="-54.1996680390121">
                <text:p>-54.1996680390121</text:p>
              </table:table-cell>
              <table:table-cell office:value-type="float" office:value="293.630305313709">
                <text:p>293.6303053137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216.991974706546">
                <text:p>-216.991974706546</text:p>
              </table:table-cell>
              <table:table-cell office:value-type="float" office:value="-57.6715396343168">
                <text:p>-57.6715396343168</text:p>
              </table:table-cell>
              <table:table-cell office:value-type="float" office:value="292.70756067956">
                <text:p>292.707560679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211.160003636636">
                <text:p>-211.160003636636</text:p>
              </table:table-cell>
              <table:table-cell office:value-type="float" office:value="-61.050099692503">
                <text:p>-61.050099692503</text:p>
              </table:table-cell>
              <table:table-cell office:value-type="float" office:value="291.73075908448">
                <text:p>291.730759084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205.405918119281">
                <text:p>-205.405918119281</text:p>
              </table:table-cell>
              <table:table-cell office:value-type="float" office:value="-64.3365943824115">
                <text:p>-64.3365943824115</text:p>
              </table:table-cell>
              <table:table-cell office:value-type="float" office:value="290.701373574362">
                <text:p>290.70137357436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99.729429117632">
                <text:p>-199.729429117632</text:p>
              </table:table-cell>
              <table:table-cell office:value-type="float" office:value="-67.5322652482936">
                <text:p>-67.5322652482936</text:p>
              </table:table-cell>
              <table:table-cell office:value-type="float" office:value="289.620857330389">
                <text:p>289.62085733038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94.130234269302">
                <text:p>-194.130234269302</text:p>
              </table:table-cell>
              <table:table-cell office:value-type="float" office:value="-70.6383489966025">
                <text:p>-70.6383489966025</text:p>
              </table:table-cell>
              <table:table-cell office:value-type="float" office:value="288.490643746443">
                <text:p>288.49064374644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88.608018265248">
                <text:p>-188.608018265248</text:p>
              </table:table-cell>
              <table:table-cell office:value-type="float" office:value="-73.6560772888464">
                <text:p>-73.6560772888464</text:p>
              </table:table-cell>
              <table:table-cell office:value-type="float" office:value="287.312146509822">
                <text:p>287.31214650982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83.162453223393">
                <text:p>-183.162453223393</text:p>
              </table:table-cell>
              <table:table-cell office:value-type="float" office:value="-76.5866765404207">
                <text:p>-76.5866765404207</text:p>
              </table:table-cell>
              <table:table-cell office:value-type="float" office:value="286.086759685175">
                <text:p>286.0867596851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77.79319905702">
                <text:p>-177.79319905702</text:p>
              </table:table-cell>
              <table:table-cell office:value-type="float" office:value="-79.431367725333">
                <text:p>-79.431367725333</text:p>
              </table:table-cell>
              <table:table-cell office:value-type="float" office:value="284.81585780157">
                <text:p>284.8158578015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72.499903837949">
                <text:p>-172.499903837949</text:p>
              </table:table-cell>
              <table:table-cell office:value-type="float" office:value="-82.1913661867402">
                <text:p>-82.1913661867402</text:p>
              </table:table-cell>
              <table:table-cell office:value-type="float" office:value="283.500795942582">
                <text:p>283.50079594258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67.282204154531">
                <text:p>-167.282204154531</text:p>
              </table:table-cell>
              <table:table-cell office:value-type="float" office:value="-84.8678814532127">
                <text:p>-84.8678814532127</text:p>
              </table:table-cell>
              <table:table-cell office:value-type="float" office:value="282.142909839331">
                <text:p>282.14290983933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62.139725464488">
                <text:p>-162.139725464488</text:p>
              </table:table-cell>
              <table:table-cell office:value-type="float" office:value="-87.4621170606445">
                <text:p>-87.4621170606445</text:p>
              </table:table-cell>
              <table:table-cell office:value-type="float" office:value="280.74351596636">
                <text:p>280.7435159663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57.072082442609">
                <text:p>-157.072082442609</text:p>
              </table:table-cell>
              <table:table-cell office:value-type="float" office:value="-89.9752703797263">
                <text:p>-89.9752703797263</text:p>
              </table:table-cell>
              <table:table-cell office:value-type="float" office:value="279.303911640285">
                <text:p>279.30391164028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52.078879323352">
                <text:p>-152.078879323352</text:p>
              </table:table-cell>
              <table:table-cell office:value-type="float" office:value="-92.4085324488999">
                <text:p>-92.4085324488999</text:p>
              </table:table-cell>
              <table:table-cell office:value-type="float" office:value="277.825375121102">
                <text:p>277.82537512110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47.159710238358">
                <text:p>-147.159710238358</text:p>
              </table:table-cell>
              <table:table-cell office:value-type="float" office:value="-94.7630878127136">
                <text:p>-94.7630878127136</text:p>
              </table:table-cell>
              <table:table-cell office:value-type="float" office:value="276.309165716099">
                <text:p>276.30916571609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42.314159548922">
                <text:p>-142.314159548922</text:p>
              </table:table-cell>
              <table:table-cell office:value-type="float" office:value="-97.0401143654964">
                <text:p>-97.0401143654964</text:p>
              </table:table-cell>
              <table:table-cell office:value-type="float" office:value="274.756523886251">
                <text:p>274.75652388625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37.541802173439">
                <text:p>-137.541802173439</text:p>
              </table:table-cell>
              <table:table-cell office:value-type="float" office:value="-99.2407832002714">
                <text:p>-99.2407832002714</text:p>
              </table:table-cell>
              <table:table-cell office:value-type="float" office:value="273.168671355047">
                <text:p>273.16867135504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32.842203909863">
                <text:p>-132.842203909863</text:p>
              </table:table-cell>
              <table:table-cell office:value-type="float" office:value="-101.366258462829">
                <text:p>-101.366258462829</text:p>
              </table:table-cell>
              <table:table-cell office:value-type="float" office:value="271.546811219641">
                <text:p>271.54681121964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28.214921753201">
                <text:p>-128.214921753201</text:p>
              </table:table-cell>
              <table:table-cell office:value-type="float" office:value="-103.41769721088">
                <text:p>-103.41769721088</text:p>
              </table:table-cell>
              <table:table-cell office:value-type="float" office:value="269.892128064267">
                <text:p>269.89212806426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23.659504208082">
                <text:p>-123.659504208082</text:p>
              </table:table-cell>
              <table:table-cell office:value-type="float" office:value="-105.39624927821">
                <text:p>-105.39624927821</text:p>
              </table:table-cell>
              <table:table-cell office:value-type="float" office:value="268.205788075816">
                <text:p>268.20578807581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19.175491596427">
                <text:p>-119.175491596427</text:p>
              </table:table-cell>
              <table:table-cell office:value-type="float" office:value="-107.303057143753">
                <text:p>-107.303057143753</text:p>
              </table:table-cell>
              <table:table-cell office:value-type="float" office:value="266.488939161516">
                <text:p>266.48893916151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14.76241636025">
                <text:p>-114.76241636025</text:p>
              </table:table-cell>
              <table:table-cell office:value-type="float" office:value="-109.139255805517">
                <text:p>-109.139255805517</text:p>
              </table:table-cell>
              <table:table-cell office:value-type="float" office:value="264.742711068628">
                <text:p>264.74271106862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10.419803359627">
                <text:p>-110.419803359627</text:p>
              </table:table-cell>
              <table:table-cell office:value-type="float" office:value="-110.905972659271">
                <text:p>-110.905972659271</text:p>
              </table:table-cell>
              <table:table-cell office:value-type="float" office:value="262.968215506079">
                <text:p>262.96821550607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06.147170165871">
                <text:p>-106.147170165871</text:p>
              </table:table-cell>
              <table:table-cell office:value-type="float" office:value="-112.604327381925">
                <text:p>-112.604327381925</text:p>
              </table:table-cell>
              <table:table-cell office:value-type="float" office:value="261.166546267968">
                <text:p>261.16654626796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01.944027349927">
                <text:p>-101.944027349927</text:p>
              </table:table-cell>
              <table:table-cell office:value-type="float" office:value="-114.235431819523">
                <text:p>-114.235431819523</text:p>
              </table:table-cell>
              <table:table-cell office:value-type="float" office:value="259.338779358856">
                <text:p>259.33877935885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97.8098787660501">
                <text:p>-97.8098787660501</text:p>
              </table:table-cell>
              <table:table-cell office:value-type="float" office:value="-115.80038987978">
                <text:p>-115.80038987978</text:p>
              </table:table-cell>
              <table:table-cell office:value-type="float" office:value="257.48597312078">
                <text:p>257.4859731207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93.7442218307705">
                <text:p>-93.7442218307705</text:p>
              </table:table-cell>
              <table:table-cell office:value-type="float" office:value="-117.300297429072">
                <text:p>-117.300297429072</text:p>
              </table:table-cell>
              <table:table-cell office:value-type="float" office:value="255.609168361914">
                <text:p>255.60916836191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89.746547797206">
                <text:p>-89.746547797206</text:p>
              </table:table-cell>
              <table:table-cell office:value-type="float" office:value="-118.736242193828">
                <text:p>-118.736242193828</text:p>
              </table:table-cell>
              <table:table-cell office:value-type="float" office:value="253.709388486813">
                <text:p>253.70938848681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85.8163420247407">
                <text:p>-85.8163420247407</text:p>
              </table:table-cell>
              <table:table-cell office:value-type="float" office:value="-120.109303666224">
                <text:p>-120.109303666224</text:p>
              </table:table-cell>
              <table:table-cell office:value-type="float" office:value="251.787639628154">
                <text:p>251.78763962815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81.9530842441134">
                <text:p>-81.9530842441134</text:p>
              </table:table-cell>
              <table:table-cell office:value-type="float" office:value="-121.420553014129">
                <text:p>-121.420553014129</text:p>
              </table:table-cell>
              <table:table-cell office:value-type="float" office:value="249.844910779928">
                <text:p>249.84491077992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78.1562488179486">
                <text:p>-78.1562488179486</text:p>
              </table:table-cell>
              <table:table-cell office:value-type="float" office:value="-122.671052995217">
                <text:p>-122.671052995217</text:p>
              </table:table-cell>
              <table:table-cell office:value-type="float" office:value="247.882173932004">
                <text:p>247.88217393200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74.4253049967678">
                <text:p>-74.4253049967678</text:p>
              </table:table-cell>
              <table:table-cell office:value-type="float" office:value="-123.861857875165">
                <text:p>-123.861857875165</text:p>
              </table:table-cell>
              <table:table-cell office:value-type="float" office:value="245.900384206001">
                <text:p>245.90038420600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70.7597171705183">
                <text:p>-70.7597171705183</text:p>
              </table:table-cell>
              <table:table-cell office:value-type="float" office:value="-124.994013349893">
                <text:p>-124.994013349893</text:p>
              </table:table-cell>
              <table:table-cell office:value-type="float" office:value="243.900479992403">
                <text:p>243.90047999240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67.1589451156542">
                <text:p>-67.1589451156542</text:p>
              </table:table-cell>
              <table:table-cell office:value-type="float" office:value="-126.068556471744">
                <text:p>-126.068556471744</text:p>
              </table:table-cell>
              <table:table-cell office:value-type="float" office:value="241.883383088855">
                <text:p>241.88338308885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63.6224442378098">
                <text:p>-63.6224442378098</text:p>
              </table:table-cell>
              <table:table-cell office:value-type="float" office:value="-127.086515579549">
                <text:p>-127.086515579549</text:p>
              </table:table-cell>
              <table:table-cell office:value-type="float" office:value="239.849998839582">
                <text:p>239.84999883958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60.1496658101008">
                <text:p>-60.1496658101008</text:p>
              </table:table-cell>
              <table:table-cell office:value-type="float" office:value="-128.04891023251">
                <text:p>-128.04891023251</text:p>
              </table:table-cell>
              <table:table-cell office:value-type="float" office:value="237.801216275862">
                <text:p>237.80121627586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56.7400572070929">
                <text:p>-56.7400572070929</text:p>
              </table:table-cell>
              <table:table-cell office:value-type="float" office:value="-128.956751147824">
                <text:p>-128.956751147824</text:p>
              </table:table-cell>
              <table:table-cell office:value-type="float" office:value="235.737908257497">
                <text:p>235.73790825749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53.3930621344744">
                <text:p>-53.3930621344744</text:p>
              </table:table-cell>
              <table:table-cell office:value-type="float" office:value="-129.811040141975">
                <text:p>-129.811040141975</text:p>
              </table:table-cell>
              <table:table-cell office:value-type="float" office:value="233.660931615226">
                <text:p>233.66093161522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50.1081208544725">
                <text:p>-50.1081208544725</text:p>
              </table:table-cell>
              <table:table-cell office:value-type="float" office:value="-130.612770075647">
                <text:p>-130.612770075647</text:p>
              </table:table-cell>
              <table:table-cell office:value-type="float" office:value="231.571127294015">
                <text:p>231.57112729401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46.8846704070505">
                <text:p>-46.8846704070505</text:p>
              </table:table-cell>
              <table:table-cell office:value-type="float" office:value="-131.36292480216">
                <text:p>-131.36292480216</text:p>
              </table:table-cell>
              <table:table-cell office:value-type="float" office:value="229.469320497181">
                <text:p>229.46932049718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43.7221448269268">
                <text:p>-43.7221448269268</text:p>
              </table:table-cell>
              <table:table-cell office:value-type="float" office:value="-132.062479119391">
                <text:p>-132.062479119391</text:p>
              </table:table-cell>
              <table:table-cell office:value-type="float" office:value="227.35632083127">
                <text:p>227.3563208312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40.6199753564522">
                <text:p>-40.6199753564522</text:p>
              </table:table-cell>
              <table:table-cell office:value-type="float" office:value="-132.712398725094">
                <text:p>-132.712398725094</text:p>
              </table:table-cell>
              <table:table-cell office:value-type="float" office:value="225.232922451669">
                <text:p>225.23292245166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37.5775906543863">
                <text:p>-37.5775906543863</text:p>
              </table:table-cell>
              <table:table-cell office:value-type="float" office:value="-133.313640175564">
                <text:p>-133.313640175564</text:p>
              </table:table-cell>
              <table:table-cell office:value-type="float" office:value="223.09990420886">
                <text:p>223.0999042088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34.5944170006125">
                <text:p>-34.5944170006125</text:p>
              </table:table-cell>
              <table:table-cell office:value-type="float" office:value="-133.867150847574">
                <text:p>-133.867150847574</text:p>
              </table:table-cell>
              <table:table-cell office:value-type="float" office:value="220.958029795299">
                <text:p>220.95802979529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31.6698784968295">
                <text:p>-31.6698784968295</text:p>
              </table:table-cell>
              <table:table-cell office:value-type="float" office:value="-134.373868903523">
                <text:p>-134.373868903523</text:p>
              </table:table-cell>
              <table:table-cell office:value-type="float" office:value="218.808047892842">
                <text:p>218.80804789284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28.8033972632608">
                <text:p>-28.8033972632608</text:p>
              </table:table-cell>
              <table:table-cell office:value-type="float" office:value="-134.834723259735">
                <text:p>-134.834723259735</text:p>
              </table:table-cell>
              <table:table-cell office:value-type="float" office:value="216.650692320687">
                <text:p>216.65069232068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25.994393631421">
                <text:p>-25.994393631421</text:p>
              </table:table-cell>
              <table:table-cell office:value-type="float" office:value="-135.250633557838">
                <text:p>-135.250633557838</text:p>
              </table:table-cell>
              <table:table-cell office:value-type="float" office:value="214.486682183761">
                <text:p>214.48668218376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23.2422863329784">
                <text:p>-23.2422863329784</text:p>
              </table:table-cell>
              <table:table-cell office:value-type="float" office:value="-135.622510139166">
                <text:p>-135.622510139166</text:p>
              </table:table-cell>
              <table:table-cell office:value-type="float" office:value="212.316722021534">
                <text:p>212.31672202153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20.5464926847544">
                <text:p>-20.5464926847544</text:p>
              </table:table-cell>
              <table:table-cell office:value-type="float" office:value="-135.951254022122">
                <text:p>-135.951254022122</text:p>
              </table:table-cell>
              <table:table-cell office:value-type="float" office:value="210.141501957181">
                <text:p>210.14150195718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17.9064287699006">
                <text:p>-17.9064287699006</text:p>
              </table:table-cell>
              <table:table-cell office:value-type="float" office:value="-136.23775688244">
                <text:p>-136.23775688244</text:p>
              </table:table-cell>
              <table:table-cell office:value-type="float" office:value="207.961697847062">
                <text:p>207.96169784706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15.3215096152913">
                <text:p>-15.3215096152913</text:p>
              </table:table-cell>
              <table:table-cell office:value-type="float" office:value="-136.482901036285">
                <text:p>-136.482901036285</text:p>
              </table:table-cell>
              <table:table-cell office:value-type="float" office:value="205.777971430481">
                <text:p>205.77797143048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12.7911493651744">
                <text:p>-12.7911493651744</text:p>
              </table:table-cell>
              <table:table-cell office:value-type="float" office:value="-136.687559426128">
                <text:p>-136.687559426128</text:p>
              </table:table-cell>
              <table:table-cell office:value-type="float" office:value="203.590970479663">
                <text:p>203.59097047966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10.3147614511186">
                <text:p>-10.3147614511186</text:p>
              </table:table-cell>
              <table:table-cell office:value-type="float" office:value="-136.852595609345">
                <text:p>-136.852595609345</text:p>
              </table:table-cell>
              <table:table-cell office:value-type="float" office:value="201.401328949913">
                <text:p>201.40132894991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7.89175875829901">
                <text:p>-7.89175875829901</text:p>
              </table:table-cell>
              <table:table-cell office:value-type="float" office:value="-136.978863749478">
                <text:p>-136.978863749478</text:p>
              </table:table-cell>
              <table:table-cell office:value-type="float" office:value="199.209667129922">
                <text:p>199.20966712992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5.52155378815957">
                <text:p>-5.52155378815957</text:p>
              </table:table-cell>
              <table:table-cell office:value-type="float" office:value="-137.067208610089">
                <text:p>-137.067208610089</text:p>
              </table:table-cell>
              <table:table-cell office:value-type="float" office:value="197.01659179216">
                <text:p>197.0165917921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3.20355881749481">
                <text:p>-3.20355881749481</text:p>
              </table:table-cell>
              <table:table-cell office:value-type="float" office:value="-137.118465551169">
                <text:p>-137.118465551169</text:p>
              </table:table-cell>
              <table:table-cell office:value-type="float" office:value="194.822696343342">
                <text:p>194.82269634334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937186053989109">
                <text:p>-0.937186053989109</text:p>
              </table:table-cell>
              <table:table-cell office:value-type="float" office:value="-137.133460528033">
                <text:p>-137.133460528033</text:p>
              </table:table-cell>
              <table:table-cell office:value-type="float" office:value="192.628560974893">
                <text:p>192.62856097489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27815221174484">
                <text:p>1.27815221174484</text:p>
              </table:table-cell>
              <table:table-cell office:value-type="float" office:value="-137.113010092645">
                <text:p>-137.113010092645</text:p>
              </table:table-cell>
              <table:table-cell office:value-type="float" office:value="190.434752813411">
                <text:p>190.43475281341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.44304345758863">
                <text:p>3.44304345758863</text:p>
              </table:table-cell>
              <table:table-cell office:value-type="float" office:value="-137.057921397323">
                <text:p>-137.057921397323</text:p>
              </table:table-cell>
              <table:table-cell office:value-type="float" office:value="188.241826071054">
                <text:p>188.24182607105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.55807478476132">
                <text:p>5.55807478476132</text:p>
              </table:table-cell>
              <table:table-cell office:value-type="float" office:value="-136.968992200767">
                <text:p>-136.968992200767</text:p>
              </table:table-cell>
              <table:table-cell office:value-type="float" office:value="186.050322195841">
                <text:p>186.05032219584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.62383277604314">
                <text:p>7.62383277604314</text:p>
              </table:table-cell>
              <table:table-cell office:value-type="float" office:value="-136.84701087635">
                <text:p>-136.84701087635</text:p>
              </table:table-cell>
              <table:table-cell office:value-type="float" office:value="183.86077002182">
                <text:p>183.8607700218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.64090335733957">
                <text:p>9.64090335733957</text:p>
              </table:table-cell>
              <table:table-cell office:value-type="float" office:value="-136.692756422633">
                <text:p>-136.692756422633</text:p>
              </table:table-cell>
              <table:table-cell office:value-type="float" office:value="181.673685919058">
                <text:p>181.67368591905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1.6098716625452">
                <text:p>11.6098716625452</text:p>
              </table:table-cell>
              <table:table-cell office:value-type="float" office:value="-136.506998476032">
                <text:p>-136.506998476032</text:p>
              </table:table-cell>
              <table:table-cell office:value-type="float" office:value="179.489573943441">
                <text:p>179.48957394344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3.5313219016683">
                <text:p>13.5313219016683</text:p>
              </table:table-cell>
              <table:table-cell office:value-type="float" office:value="-136.290497325605">
                <text:p>-136.290497325605</text:p>
              </table:table-cell>
              <table:table-cell office:value-type="float" office:value="177.308925986231">
                <text:p>177.30892598623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.4058372321747">
                <text:p>15.4058372321747</text:p>
              </table:table-cell>
              <table:table-cell office:value-type="float" office:value="-136.044003929891">
                <text:p>-136.044003929891</text:p>
              </table:table-cell>
              <table:table-cell office:value-type="float" office:value="175.132221923353">
                <text:p>175.13222192335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7.2339996335122">
                <text:p>17.2339996335122</text:p>
              </table:table-cell>
              <table:table-cell office:value-type="float" office:value="-135.768259935754">
                <text:p>-135.768259935754</text:p>
              </table:table-cell>
              <table:table-cell office:value-type="float" office:value="172.959929764381">
                <text:p>172.95992976438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9.0163897847757">
                <text:p>19.0163897847757</text:p>
              </table:table-cell>
              <table:table-cell office:value-type="float" office:value="-135.463997699198">
                <text:p>-135.463997699198</text:p>
              </table:table-cell>
              <table:table-cell office:value-type="float" office:value="170.792505801194">
                <text:p>170.79250580119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0.7535869454721">
                <text:p>20.7535869454721</text:p>
              </table:table-cell>
              <table:table-cell office:value-type="float" office:value="-135.13194030807">
                <text:p>-135.13194030807</text:p>
              </table:table-cell>
              <table:table-cell office:value-type="float" office:value="168.630394756265">
                <text:p>168.63039475626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2.4461688393468">
                <text:p>22.4461688393468</text:p>
              </table:table-cell>
              <table:table-cell office:value-type="float" office:value="-134.772801606641">
                <text:p>-134.772801606641</text:p>
              </table:table-cell>
              <table:table-cell office:value-type="float" office:value="166.474029930559">
                <text:p>166.47402993055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4.0947115412317">
                <text:p>24.0947115412317</text:p>
              </table:table-cell>
              <table:table-cell office:value-type="float" office:value="-134.387286221981">
                <text:p>-134.387286221981</text:p>
              </table:table-cell>
              <table:table-cell office:value-type="float" office:value="164.323833351007">
                <text:p>164.32383335100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5.6997893668746">
                <text:p>25.6997893668746</text:p>
              </table:table-cell>
              <table:table-cell office:value-type="float" office:value="-133.976089592111">
                <text:p>-133.976089592111</text:p>
              </table:table-cell>
              <table:table-cell office:value-type="float" office:value="162.180215917533">
                <text:p>162.18021591753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7.2619747657122">
                <text:p>27.2619747657122</text:p>
              </table:table-cell>
              <table:table-cell office:value-type="float" office:value="-133.53989799586">
                <text:p>-133.53989799586</text:p>
              </table:table-cell>
              <table:table-cell office:value-type="float" office:value="160.043577549599">
                <text:p>160.04357754959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8.7818382165465">
                <text:p>28.7818382165465</text:p>
              </table:table-cell>
              <table:table-cell office:value-type="float" office:value="-133.079388584395">
                <text:p>-133.079388584395</text:p>
              </table:table-cell>
              <table:table-cell office:value-type="float" office:value="157.914307332249">
                <text:p>157.91430733224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0.2599481260856">
                <text:p>30.2599481260856</text:p>
              </table:table-cell>
              <table:table-cell office:value-type="float" office:value="-132.595229414378">
                <text:p>-132.595229414378</text:p>
              </table:table-cell>
              <table:table-cell office:value-type="float" office:value="155.792783661619">
                <text:p>155.79278366161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1.6968707303111">
                <text:p>31.6968707303111</text:p>
              </table:table-cell>
              <table:table-cell office:value-type="float" office:value="-132.088079482693">
                <text:p>-132.088079482693</text:p>
              </table:table-cell>
              <table:table-cell office:value-type="float" office:value="153.679374389896">
                <text:p>153.67937438989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3.0931699986316">
                <text:p>33.0931699986316</text:p>
              </table:table-cell>
              <table:table-cell office:value-type="float" office:value="-131.558588762715">
                <text:p>-131.558588762715</text:p>
              </table:table-cell>
              <table:table-cell office:value-type="float" office:value="151.574436969692">
                <text:p>151.57443696969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4.449407540786">
                <text:p>34.449407540786</text:p>
              </table:table-cell>
              <table:table-cell office:value-type="float" office:value="-131.007398242062">
                <text:p>-131.007398242062</text:p>
              </table:table-cell>
              <table:table-cell office:value-type="float" office:value="149.478318597819">
                <text:p>149.47831859781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5.7661425164563">
                <text:p>35.7661425164563</text:p>
              </table:table-cell>
              <table:table-cell office:value-type="float" office:value="-130.435139961799">
                <text:p>-130.435139961799</text:p>
              </table:table-cell>
              <table:table-cell office:value-type="float" office:value="147.391356358431">
                <text:p>147.39135635843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7.0439315475528">
                <text:p>37.0439315475528</text:p>
              </table:table-cell>
              <table:table-cell office:value-type="float" office:value="-129.842437057038">
                <text:p>-129.842437057038</text:p>
              </table:table-cell>
              <table:table-cell office:value-type="float" office:value="145.313877365518">
                <text:p>145.31387736551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8.2833286331335">
                <text:p>38.2833286331335</text:p>
              </table:table-cell>
              <table:table-cell office:value-type="float" office:value="-129.229903798908">
                <text:p>-129.229903798908</text:p>
              </table:table-cell>
              <table:table-cell office:value-type="float" office:value="143.246198904736">
                <text:p>143.24619890473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9.4848850669201">
                <text:p>39.4848850669201</text:p>
              </table:table-cell>
              <table:table-cell office:value-type="float" office:value="-128.598145637837">
                <text:p>-128.598145637837</text:p>
              </table:table-cell>
              <table:table-cell office:value-type="float" office:value="141.18862857453">
                <text:p>141.1886285745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0.6491493573714">
                <text:p>40.6491493573714</text:p>
              </table:table-cell>
              <table:table-cell office:value-type="float" office:value="-127.947759248119">
                <text:p>-127.947759248119</text:p>
              </table:table-cell>
              <table:table-cell office:value-type="float" office:value="139.14146442656">
                <text:p>139.1414644265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1.7766671502802">
                <text:p>41.7766671502802</text:p>
              </table:table-cell>
              <table:table-cell office:value-type="float" office:value="-127.279332573715">
                <text:p>-127.279332573715</text:p>
              </table:table-cell>
              <table:table-cell office:value-type="float" office:value="137.104995105381">
                <text:p>137.10499510538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2.8679811538517">
                <text:p>42.8679811538517</text:p>
              </table:table-cell>
              <table:table-cell office:value-type="float" office:value="-126.593444875253">
                <text:p>-126.593444875253</text:p>
              </table:table-cell>
              <table:table-cell office:value-type="float" office:value="135.079499987377">
                <text:p>135.07949998737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3.923631066231">
                <text:p>43.923631066231</text:p>
              </table:table-cell>
              <table:table-cell office:value-type="float" office:value="-125.890666778193">
                <text:p>-125.890666778193</text:p>
              </table:table-cell>
              <table:table-cell office:value-type="float" office:value="133.065249318926">
                <text:p>133.06524931892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4.9441535054397">
                <text:p>44.9441535054397</text:p>
              </table:table-cell>
              <table:table-cell office:value-type="float" office:value="-125.171560322106">
                <text:p>-125.171560322106</text:p>
              </table:table-cell>
              <table:table-cell office:value-type="float" office:value="131.062504353772">
                <text:p>131.06250435377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5.9300819416863">
                <text:p>45.9300819416863</text:p>
              </table:table-cell>
              <table:table-cell office:value-type="float" office:value="-124.436679011039">
                <text:p>-124.436679011039</text:p>
              </table:table-cell>
              <table:table-cell office:value-type="float" office:value="129.071517489595">
                <text:p>129.07151748959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6.8819466320142">
                <text:p>46.8819466320142</text:p>
              </table:table-cell>
              <table:table-cell office:value-type="float" office:value="-123.686567864927">
                <text:p>-123.686567864927</text:p>
              </table:table-cell>
              <table:table-cell office:value-type="float" office:value="127.092532403757">
                <text:p>127.09253240375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7.8002745572504">
                <text:p>47.8002745572504</text:p>
              </table:table-cell>
              <table:table-cell office:value-type="float" office:value="-122.921763472011">
                <text:p>-122.921763472011</text:p>
              </table:table-cell>
              <table:table-cell office:value-type="float" office:value="125.125784188204">
                <text:p>125.12578418820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8.6855893612193">
                <text:p>48.6855893612193</text:p>
              </table:table-cell>
              <table:table-cell office:value-type="float" office:value="-122.142794042232">
                <text:p>-122.142794042232</text:p>
              </table:table-cell>
              <table:table-cell office:value-type="float" office:value="123.171499483529">
                <text:p>123.17149948352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9.5384112921868">
                <text:p>49.5384112921868</text:p>
              </table:table-cell>
              <table:table-cell office:value-type="float" office:value="-121.350179461557">
                <text:p>-121.350179461557</text:p>
              </table:table-cell>
              <table:table-cell office:value-type="float" office:value="121.229896612144">
                <text:p>121.22989661214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0.3592571464972">
                <text:p>50.3592571464972</text:p>
              </table:table-cell>
              <table:table-cell office:value-type="float" office:value="-120.544431347213">
                <text:p>-120.544431347213</text:p>
              </table:table-cell>
              <table:table-cell office:value-type="float" office:value="119.301185710588">
                <text:p>119.30118571058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1.1486402143703">
                <text:p>51.1486402143703</text:p>
              </table:table-cell>
              <table:table-cell office:value-type="float" office:value="-119.726053103783">
                <text:p>-119.726053103783</text:p>
              </table:table-cell>
              <table:table-cell office:value-type="float" office:value="117.385568860928">
                <text:p>117.38556886092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1.9070702278209">
                <text:p>51.9070702278209</text:p>
              </table:table-cell>
              <table:table-cell office:value-type="float" office:value="-118.895539980138">
                <text:p>-118.895539980138</text:p>
              </table:table-cell>
              <table:table-cell office:value-type="float" office:value="115.483240221246">
                <text:p>115.48324022124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2.6350533106689">
                <text:p>52.6350533106689</text:p>
              </table:table-cell>
              <table:table-cell office:value-type="float" office:value="-118.053379127167">
                <text:p>-118.053379127167</text:p>
              </table:table-cell>
              <table:table-cell office:value-type="float" office:value="113.594386155211">
                <text:p>113.59438615521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3.333091930603">
                <text:p>53.333091930603</text:p>
              </table:table-cell>
              <table:table-cell office:value-type="float" office:value="-117.200049656277">
                <text:p>-117.200049656277</text:p>
              </table:table-cell>
              <table:table-cell office:value-type="float" office:value="111.719185360711">
                <text:p>111.71918536071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4.0016848532654">
                <text:p>54.0016848532654</text:p>
              </table:table-cell>
              <table:table-cell office:value-type="float" office:value="-116.336022698625">
                <text:p>-116.336022698625</text:p>
              </table:table-cell>
              <table:table-cell office:value-type="float" office:value="109.857808997533">
                <text:p>109.85780899753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4.6413270983232">
                <text:p>54.6413270983232</text:p>
              </table:table-cell>
              <table:table-cell office:value-type="float" office:value="-115.461761465052">
                <text:p>-115.461761465052</text:p>
              </table:table-cell>
              <table:table-cell office:value-type="float" office:value="108.010420814092">
                <text:p>108.01042081409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5.2525098974915">
                <text:p>55.2525098974915</text:p>
              </table:table-cell>
              <table:table-cell office:value-type="float" office:value="-114.577721306692">
                <text:p>-114.577721306692</text:p>
              </table:table-cell>
              <table:table-cell office:value-type="float" office:value="106.177177273185">
                <text:p>106.17717727318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5.8357206544778">
                <text:p>55.8357206544778</text:p>
              </table:table-cell>
              <table:table-cell office:value-type="float" office:value="-113.68434977622">
                <text:p>-113.68434977622</text:p>
              </table:table-cell>
              <table:table-cell office:value-type="float" office:value="104.358227676765">
                <text:p>104.35822767676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6.3914429068104">
                <text:p>56.3914429068104</text:p>
              </table:table-cell>
              <table:table-cell office:value-type="float" office:value="-112.782086689711">
                <text:p>-112.782086689711</text:p>
              </table:table-cell>
              <table:table-cell office:value-type="float" office:value="102.55371428973">
                <text:p>102.5537142897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6.9201562895221">
                <text:p>56.9201562895221</text:p>
              </table:table-cell>
              <table:table-cell office:value-type="float" office:value="-111.871364189079">
                <text:p>-111.871364189079</text:p>
              </table:table-cell>
              <table:table-cell office:value-type="float" office:value="100.763772462704">
                <text:p>100.76377246270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7.4223365006532">
                <text:p>57.4223365006532</text:p>
              </table:table-cell>
              <table:table-cell office:value-type="float" office:value="-110.952606805069">
                <text:p>-110.952606805069</text:p>
              </table:table-cell>
              <table:table-cell office:value-type="float" office:value="98.9885307538234">
                <text:p>98.988530753823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7.8984552685435">
                <text:p>57.8984552685435</text:p>
              </table:table-cell>
              <table:table-cell office:value-type="float" office:value="-110.026231520772">
                <text:p>-110.026231520772</text:p>
              </table:table-cell>
              <table:table-cell office:value-type="float" office:value="97.228111049491">
                <text:p>97.22811104949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8.3489803208803">
                <text:p>58.3489803208803</text:p>
              </table:table-cell>
              <table:table-cell office:value-type="float" office:value="-109.092647835638">
                <text:p>-109.092647835638</text:p>
              </table:table-cell>
              <table:table-cell office:value-type="float" office:value="95.4826286841208">
                <text:p>95.482628684120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8.774375355471">
                <text:p>58.774375355471</text:p>
              </table:table-cell>
              <table:table-cell office:value-type="float" office:value="-108.15225782995">
                <text:p>-108.15225782995</text:p>
              </table:table-cell>
              <table:table-cell office:value-type="float" office:value="93.7521925588416">
                <text:p>93.752192558841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9.175100012708">
                <text:p>59.175100012708</text:p>
              </table:table-cell>
              <table:table-cell office:value-type="float" office:value="-107.205456229747">
                <text:p>-107.205456229747</text:p>
              </table:table-cell>
              <table:table-cell office:value-type="float" office:value="92.0369052591657">
                <text:p>92.036905259165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9.5516098496964">
                <text:p>59.5516098496964</text:p>
              </table:table-cell>
              <table:table-cell office:value-type="float" office:value="-106.252630472152">
                <text:p>-106.252630472152</text:p>
              </table:table-cell>
              <table:table-cell office:value-type="float" office:value="90.3368631716112">
                <text:p>90.336863171611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9.9043563160113">
                <text:p>59.9043563160113</text:p>
              </table:table-cell>
              <table:table-cell office:value-type="float" office:value="-105.294160771096">
                <text:p>-105.294160771096</text:p>
              </table:table-cell>
              <table:table-cell office:value-type="float" office:value="88.6521565992737">
                <text:p>88.652156599273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0.2337867310554">
                <text:p>60.2337867310554</text:p>
              </table:table-cell>
              <table:table-cell office:value-type="float" office:value="-104.330420183399">
                <text:p>-104.330420183399</text:p>
              </table:table-cell>
              <table:table-cell office:value-type="float" office:value="86.9828698763393">
                <text:p>86.982869876339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0.5403442629864">
                <text:p>60.5403442629864</text:p>
              </table:table-cell>
              <table:table-cell office:value-type="float" office:value="-103.361774675191">
                <text:p>-103.361774675191</text:p>
              </table:table-cell>
              <table:table-cell office:value-type="float" office:value="85.3290814815363">
                <text:p>85.329081481536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0.8244679091836">
                <text:p>60.8244679091836</text:p>
              </table:table-cell>
              <table:table-cell office:value-type="float" office:value="-102.388583188644">
                <text:p>-102.388583188644</text:p>
              </table:table-cell>
              <table:table-cell office:value-type="float" office:value="83.690864150518">
                <text:p>83.69086415051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1.0865924782246">
                <text:p>61.0865924782246</text:p>
              </table:table-cell>
              <table:table-cell office:value-type="float" office:value="-101.411197708992">
                <text:p>-101.411197708992</text:p>
              </table:table-cell>
              <table:table-cell office:value-type="float" office:value="82.0682849871741">
                <text:p>82.068284987174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1.3271485733411">
                <text:p>61.3271485733411</text:p>
              </table:table-cell>
              <table:table-cell office:value-type="float" office:value="-100.429963331819">
                <text:p>-100.429963331819</text:p>
              </table:table-cell>
              <table:table-cell office:value-type="float" office:value="80.461405573865">
                <text:p>80.46140557386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1.5465625773269">
                <text:p>61.5465625773269</text:p>
              </table:table-cell>
              <table:table-cell office:value-type="float" office:value="-99.4452183305817">
                <text:p>-99.4452183305817</text:p>
              </table:table-cell>
              <table:table-cell office:value-type="float" office:value="78.8702820805757">
                <text:p>78.870282080575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1.7452566388668">
                <text:p>61.7452566388668</text:p>
              </table:table-cell>
              <table:table-cell office:value-type="float" office:value="-98.4572942243598">
                <text:p>-98.4572942243598</text:p>
              </table:table-cell>
              <table:table-cell office:value-type="float" office:value="77.2949653729859">
                <text:p>77.294965372985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1.9236486602588">
                <text:p>61.9236486602588</text:p>
              </table:table-cell>
              <table:table-cell office:value-type="float" office:value="-97.4665158457957">
                <text:p>-97.4665158457957</text:p>
              </table:table-cell>
              <table:table-cell office:value-type="float" office:value="75.7355011194532">
                <text:p>75.735501119453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2.0821522865018">
                <text:p>62.0821522865018</text:p>
              </table:table-cell>
              <table:table-cell office:value-type="float" office:value="-96.4732014092116">
                <text:p>-96.4732014092116</text:p>
              </table:table-cell>
              <table:table-cell office:value-type="float" office:value="74.1919298969058">
                <text:p>74.191929896905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2.2211768957194">
                <text:p>62.2211768957194</text:p>
              </table:table-cell>
              <table:table-cell office:value-type="float" office:value="-95.4776625788801">
                <text:p>-95.4776625788801</text:p>
              </table:table-cell>
              <table:table-cell office:value-type="float" office:value="72.6642872956437">
                <text:p>72.664287295643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2.3411275908927">
                <text:p>62.3411275908927</text:p>
              </table:table-cell>
              <table:table-cell office:value-type="float" office:value="-94.4802045374258">
                <text:p>-94.4802045374258</text:p>
              </table:table-cell>
              <table:table-cell office:value-type="float" office:value="71.1526040230449">
                <text:p>71.152604023044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2.4424051928752">
                <text:p>62.4424051928752</text:p>
              </table:table-cell>
              <table:table-cell office:value-type="float" office:value="-93.4811260543398">
                <text:p>-93.4811260543398</text:p>
              </table:table-cell>
              <table:table-cell office:value-type="float" office:value="69.6569060061755">
                <text:p>69.656906006175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2.525406234661">
                <text:p>62.525406234661</text:p>
              </table:table-cell>
              <table:table-cell office:value-type="float" office:value="-92.4807195545852">
                <text:p>-92.4807195545852</text:p>
              </table:table-cell>
              <table:table-cell office:value-type="float" office:value="68.1772144933021">
                <text:p>68.177214493302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2.5905229568814">
                <text:p>62.5905229568814</text:p>
              </table:table-cell>
              <table:table-cell office:value-type="float" office:value="-91.4792711872751">
                <text:p>-91.4792711872751</text:p>
              </table:table-cell>
              <table:table-cell office:value-type="float" office:value="66.7135461543057">
                <text:p>66.713546154305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2.6381433045013">
                <text:p>62.6381433045013</text:p>
              </table:table-cell>
              <table:table-cell office:value-type="float" office:value="-90.4770608944031">
                <text:p>-90.4770608944031</text:p>
              </table:table-cell>
              <table:table-cell office:value-type="float" office:value="65.2659131799953">
                <text:p>65.265913179995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2.6686509246907">
                <text:p>62.6686509246907</text:p>
              </table:table-cell>
              <table:table-cell office:value-type="float" office:value="-89.4743624796081">
                <text:p>-89.4743624796081</text:p>
              </table:table-cell>
              <table:table-cell office:value-type="float" office:value="63.8343233803215">
                <text:p>63.834323380321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2.6824251658443">
                <text:p>62.6824251658443</text:p>
              </table:table-cell>
              <table:table-cell office:value-type="float" office:value="-88.4714436769546">
                <text:p>-88.4714436769546</text:p>
              </table:table-cell>
              <table:table-cell office:value-type="float" office:value="62.4187802814903">
                <text:p>62.418780281490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2.6798410777235">
                <text:p>62.6798410777235</text:p>
              </table:table-cell>
              <table:table-cell office:value-type="float" office:value="-87.468566219711">
                <text:p>-87.468566219711</text:p>
              </table:table-cell>
              <table:table-cell office:value-type="float" office:value="61.0192832219749">
                <text:p>61.019283221974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62.6612694126965">
                <text:p>62.6612694126965</text:p>
              </table:table-cell>
              <table:table-cell office:value-type="float" office:value="-86.4659859091078">
                <text:p>-86.4659859091078</text:p>
              </table:table-cell>
              <table:table-cell office:value-type="float" office:value="59.6358274474292">
                <text:p>59.635827447429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62.6270766280493">
                <text:p>62.6270766280493</text:p>
              </table:table-cell>
              <table:table-cell office:value-type="float" office:value="-85.463952683059">
                <text:p>-85.463952683059</text:p>
              </table:table-cell>
              <table:table-cell office:value-type="float" office:value="58.2684042045002">
                <text:p>58.268404204500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62.5776248893453">
                <text:p>62.5776248893453</text:p>
              </table:table-cell>
              <table:table-cell office:value-type="float" office:value="-84.4627106848295">
                <text:p>-84.4627106848295</text:p>
              </table:table-cell>
              <table:table-cell office:value-type="float" office:value="56.917000833543">
                <text:p>56.91700083354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62.513272074806">
                <text:p>62.513272074806</text:p>
              </table:table-cell>
              <table:table-cell office:value-type="float" office:value="-83.4624983316326">
                <text:p>-83.4624983316326</text:p>
              </table:table-cell>
              <table:table-cell office:value-type="float" office:value="55.5816008602368">
                <text:p>55.581600860236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62.4343717806917">
                <text:p>62.4343717806917</text:p>
              </table:table-cell>
              <table:table-cell office:value-type="float" office:value="-82.4635483831415">
                <text:p>-82.4635483831415</text:p>
              </table:table-cell>
              <table:table-cell office:value-type="float" office:value="54.2621840861066">
                <text:p>54.262184086106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62.3412733276556">
                <text:p>62.3412733276556</text:p>
              </table:table-cell>
              <table:table-cell office:value-type="float" office:value="-81.4660880098991">
                <text:p>-81.4660880098991</text:p>
              </table:table-cell>
              <table:table-cell office:value-type="float" office:value="52.9587266779482">
                <text:p>52.958726677948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62.2343217680491">
                <text:p>62.2343217680491</text:p>
              </table:table-cell>
              <table:table-cell office:value-type="float" office:value="-80.4703388616103">
                <text:p>-80.4703388616103</text:p>
              </table:table-cell>
              <table:table-cell office:value-type="float" office:value="51.6712012561624">
                <text:p>51.671201256162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62.1138578941545">
                <text:p>62.1138578941545</text:p>
              </table:table-cell>
              <table:table-cell office:value-type="float" office:value="-79.4765171353038">
                <text:p>-79.4765171353038</text:p>
              </table:table-cell>
              <table:table-cell office:value-type="float" office:value="50.3995769819975">
                <text:p>50.399576981997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61.980218247322">
                <text:p>61.980218247322</text:p>
              </table:table-cell>
              <table:table-cell office:value-type="float" office:value="-78.4848336433466">
                <text:p>-78.4848336433466</text:p>
              </table:table-cell>
              <table:table-cell office:value-type="float" office:value="49.143819643704">
                <text:p>49.14381964370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61.8337351279882">
                <text:p>61.8337351279882</text:p>
              </table:table-cell>
              <table:table-cell office:value-type="float" office:value="-77.4954938812988">
                <text:p>-77.4954938812988</text:p>
              </table:table-cell>
              <table:table-cell office:value-type="float" office:value="47.9038917416032">
                <text:p>47.903891741603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61.6747366065533">
                <text:p>61.6747366065533</text:p>
              </table:table-cell>
              <table:table-cell office:value-type="float" office:value="-76.508698095594">
                <text:p>-76.508698095594</text:p>
              </table:table-cell>
              <table:table-cell office:value-type="float" office:value="46.6797525720737">
                <text:p>46.679752572073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61.5035465350962">
                <text:p>61.5035465350962</text:p>
              </table:table-cell>
              <table:table-cell office:value-type="float" office:value="-75.5246413510324">
                <text:p>-75.5246413510324</text:p>
              </table:table-cell>
              <table:table-cell office:value-type="float" office:value="45.4713583104572">
                <text:p>45.471358310457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61.3204845599027">
                <text:p>61.3204845599027</text:p>
              </table:table-cell>
              <table:table-cell office:value-type="float" office:value="-74.543513598074">
                <text:p>-74.543513598074</text:p>
              </table:table-cell>
              <table:table-cell office:value-type="float" office:value="44.278662092888">
                <text:p>44.27866209288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61.1258661347886">
                <text:p>61.1258661347886</text:p>
              </table:table-cell>
              <table:table-cell office:value-type="float" office:value="-73.5654997399174">
                <text:p>-73.5654997399174</text:p>
              </table:table-cell>
              <table:table-cell office:value-type="float" office:value="43.1016140970493">
                <text:p>43.101614097049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60.9200025351939">
                <text:p>60.9200025351939</text:p>
              </table:table-cell>
              <table:table-cell office:value-type="float" office:value="-72.5907796993543">
                <text:p>-72.5907796993543</text:p>
              </table:table-cell>
              <table:table-cell office:value-type="float" office:value="41.9401616218597">
                <text:p>41.940161621859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60.7032008730273">
                <text:p>60.7032008730273</text:p>
              </table:table-cell>
              <table:table-cell office:value-type="float" office:value="-71.6195284853858">
                <text:p>-71.6195284853858</text:p>
              </table:table-cell>
              <table:table-cell office:value-type="float" office:value="40.7942491660935">
                <text:p>40.794249166093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60.4757641122421">
                <text:p>60.4757641122421</text:p>
              </table:table-cell>
              <table:table-cell office:value-type="float" office:value="-70.65191625959">
                <text:p>-70.65191625959</text:p>
              </table:table-cell>
              <table:table-cell office:value-type="float" office:value="39.66381850594">
                <text:p>39.6638185059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60.2379910851202">
                <text:p>60.2379910851202</text:p>
              </table:table-cell>
              <table:table-cell office:value-type="float" office:value="-69.688108402228">
                <text:p>-69.688108402228</text:p>
              </table:table-cell>
              <table:table-cell office:value-type="float" office:value="38.5488087715044">
                <text:p>38.548808771504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9.990176509246">
                <text:p>59.990176509246</text:p>
              </table:table-cell>
              <table:table-cell office:value-type="float" office:value="-68.7282655780801">
                <text:p>-68.7282655780801</text:p>
              </table:table-cell>
              <table:table-cell office:value-type="float" office:value="37.4491565222551">
                <text:p>37.449156522255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9.7326110051501">
                <text:p>59.7326110051501</text:p>
              </table:table-cell>
              <table:table-cell office:value-type="float" office:value="-67.7725438019977">
                <text:p>-67.7725438019977</text:p>
              </table:table-cell>
              <table:table-cell office:value-type="float" office:value="36.3647958214232">
                <text:p>36.364795821423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9.4655811146016">
                <text:p>59.4655811146016</text:p>
              </table:table-cell>
              <table:table-cell office:value-type="float" office:value="-66.8210945041641">
                <text:p>-66.8210945041641</text:p>
              </table:table-cell>
              <table:table-cell office:value-type="float" office:value="35.2956583093565">
                <text:p>35.295658309356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59.1893693195315">
                <text:p>59.1893693195315</text:p>
              </table:table-cell>
              <table:table-cell office:value-type="float" office:value="-65.8740645950516">
                <text:p>-65.8740645950516</text:p>
              </table:table-cell>
              <table:table-cell office:value-type="float" office:value="34.2416732758357">
                <text:p>34.241673275835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58.9042540615672">
                <text:p>58.9042540615672</text:p>
              </table:table-cell>
              <table:table-cell office:value-type="float" office:value="-64.9315965300665">
                <text:p>-64.9315965300665</text:p>
              </table:table-cell>
              <table:table-cell office:value-type="float" office:value="33.2027677313546">
                <text:p>33.202767731354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58.6105097621594">
                <text:p>58.6105097621594</text:p>
              </table:table-cell>
              <table:table-cell office:value-type="float" office:value="-63.993828373872">
                <text:p>-63.993828373872</text:p>
              </table:table-cell>
              <table:table-cell office:value-type="float" office:value="32.1788664773727">
                <text:p>32.178866477372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58.3084068432822">
                <text:p>58.3084068432822</text:p>
              </table:table-cell>
              <table:table-cell office:value-type="float" office:value="-63.0608938643794">
                <text:p>-63.0608938643794</text:p>
              </table:table-cell>
              <table:table-cell office:value-type="float" office:value="31.1698921755426">
                <text:p>31.169892175542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57.9982117486899">
                <text:p>57.9982117486899</text:p>
              </table:table-cell>
              <table:table-cell office:value-type="float" office:value="-62.1329224764004">
                <text:p>-62.1329224764004</text:p>
              </table:table-cell>
              <table:table-cell office:value-type="float" office:value="30.1757654159202">
                <text:p>30.175765415920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57.68018696571">
                <text:p>57.68018696571</text:p>
              </table:table-cell>
              <table:table-cell office:value-type="float" office:value="-61.210039484949">
                <text:p>-61.210039484949</text:p>
              </table:table-cell>
              <table:table-cell office:value-type="float" office:value="29.196404784161">
                <text:p>29.19640478416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57.3545910475569">
                <text:p>57.3545910475569</text:p>
              </table:table-cell>
              <table:table-cell office:value-type="float" office:value="-60.2923660281881">
                <text:p>-60.2923660281881</text:p>
              </table:table-cell>
              <table:table-cell office:value-type="float" office:value="28.23172692771">
                <text:p>28.2317269277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57.021678636148">
                <text:p>57.021678636148</text:p>
              </table:table-cell>
              <table:table-cell office:value-type="float" office:value="-59.3800191700098">
                <text:p>-59.3800191700098</text:p>
              </table:table-cell>
              <table:table-cell office:value-type="float" office:value="27.2816466209899">
                <text:p>27.281646620989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56.6817004854039">
                <text:p>56.6817004854039</text:p>
              </table:table-cell>
              <table:table-cell office:value-type="float" office:value="-58.4731119622433">
                <text:p>-58.4731119622433</text:p>
              </table:table-cell>
              <table:table-cell office:value-type="float" office:value="26.346076829594">
                <text:p>26.34607682959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6.334903485018">
                <text:p>56.334903485018</text:p>
              </table:table-cell>
              <table:table-cell office:value-type="float" office:value="-57.571753506483">
                <text:p>-57.571753506483</text:p>
              </table:table-cell>
              <table:table-cell office:value-type="float" office:value="25.4249287734902">
                <text:p>25.424928773490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55.9815306846767">
                <text:p>55.9815306846767</text:p>
              </table:table-cell>
              <table:table-cell office:value-type="float" office:value="-56.6760490155282">
                <text:p>-56.6760490155282</text:p>
              </table:table-cell>
              <table:table-cell office:value-type="float" office:value="24.5181119892418">
                <text:p>24.518111989241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55.6218213187151">
                <text:p>55.6218213187151</text:p>
              </table:table-cell>
              <table:table-cell office:value-type="float" office:value="-55.7860998744287">
                <text:p>-55.7860998744287</text:p>
              </table:table-cell>
              <table:table-cell office:value-type="float" office:value="23.6255343912509">
                <text:p>23.625534391250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55.2560108311913">
                <text:p>55.2560108311913</text:p>
              </table:table-cell>
              <table:table-cell office:value-type="float" office:value="-54.9020037011297">
                <text:p>-54.9020037011297</text:p>
              </table:table-cell>
              <table:table-cell office:value-type="float" office:value="22.7471023320329">
                <text:p>22.747102332032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54.8843309013645">
                <text:p>54.8843309013645</text:p>
              </table:table-cell>
              <table:table-cell office:value-type="float" office:value="-54.0238544067078">
                <text:p>-54.0238544067078</text:p>
              </table:table-cell>
              <table:table-cell office:value-type="float" office:value="21.8827206615255">
                <text:p>21.882720661525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54.5070094695594">
                <text:p>54.5070094695594</text:p>
              </table:table-cell>
              <table:table-cell office:value-type="float" office:value="-53.1517422551949">
                <text:p>-53.1517422551949</text:p>
              </table:table-cell>
              <table:table-cell office:value-type="float" office:value="21.0322927854424">
                <text:p>21.032292785442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54.1242707634032">
                <text:p>54.1242707634032</text:p>
              </table:table-cell>
              <table:table-cell office:value-type="float" office:value="-52.2857539229804">
                <text:p>-52.2857539229804</text:p>
              </table:table-cell>
              <table:table-cell office:value-type="float" office:value="20.1957207226747">
                <text:p>20.195720722674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53.7363353244196">
                <text:p>53.7363353244196</text:p>
              </table:table-cell>
              <table:table-cell office:value-type="float" office:value="-51.4259725577897">
                <text:p>-51.4259725577897</text:p>
              </table:table-cell>
              <table:table-cell office:value-type="float" office:value="19.3729051617501">
                <text:p>19.372905161750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53.3434200349646">
                <text:p>53.3434200349646</text:p>
              </table:table-cell>
              <table:table-cell office:value-type="float" office:value="-50.5724778372303">
                <text:p>-50.5724778372303</text:p>
              </table:table-cell>
              <table:table-cell office:value-type="float" office:value="18.5637455163544">
                <text:p>18.563745516354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52.9457381454892">
                <text:p>52.9457381454892</text:p>
              </table:table-cell>
              <table:table-cell office:value-type="float" office:value="-49.7253460269025">
                <text:p>-49.7253460269025</text:p>
              </table:table-cell>
              <table:table-cell office:value-type="float" office:value="17.768139979924">
                <text:p>17.76813997992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52.5434993021161">
                <text:p>52.5434993021161</text:p>
              </table:table-cell>
              <table:table-cell office:value-type="float" office:value="-48.8846500380686">
                <text:p>-48.8846500380686</text:p>
              </table:table-cell>
              <table:table-cell office:value-type="float" office:value="16.9859855793149">
                <text:p>16.985985579314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52.1369095745141">
                <text:p>52.1369095745141</text:p>
              </table:table-cell>
              <table:table-cell office:value-type="float" office:value="-48.0504594848764">
                <text:p>-48.0504594848764</text:p>
              </table:table-cell>
              <table:table-cell office:value-type="float" office:value="16.2171782275568">
                <text:p>16.217178227556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51.7261714840584">
                <text:p>51.7261714840584</text:p>
              </table:table-cell>
              <table:table-cell office:value-type="float" office:value="-47.2228407411314">
                <text:p>-47.2228407411314</text:p>
              </table:table-cell>
              <table:table-cell office:value-type="float" office:value="15.4616127756987">
                <text:p>15.461612775698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51.3114840322611">
                <text:p>51.3114840322611</text:p>
              </table:table-cell>
              <table:table-cell office:value-type="float" office:value="-46.4018569966153">
                <text:p>-46.4018569966153</text:p>
              </table:table-cell>
              <table:table-cell office:value-type="float" office:value="14.7191830637529">
                <text:p>14.719183063752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50.8930427294611">
                <text:p>50.8930427294611</text:p>
              </table:table-cell>
              <table:table-cell office:value-type="float" office:value="-45.5875683129439">
                <text:p>-45.5875683129439</text:p>
              </table:table-cell>
              <table:table-cell office:value-type="float" office:value="13.9897819707458">
                <text:p>13.989781970745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50.4710396237569">
                <text:p>50.4710396237569</text:p>
              </table:table-cell>
              <table:table-cell office:value-type="float" office:value="-44.7800316789638">
                <text:p>-44.7800316789638</text:p>
              </table:table-cell>
              <table:table-cell office:value-type="float" office:value="13.2733014638824">
                <text:p>13.273301463882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50.0456633301724">
                <text:p>50.0456633301724</text:p>
              </table:table-cell>
              <table:table-cell office:value-type="float" office:value="-43.979301065681">
                <text:p>-43.979301065681</text:p>
              </table:table-cell>
              <table:table-cell office:value-type="float" office:value="12.5696326468315">
                <text:p>12.569632646831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9.6170990600415">
                <text:p>49.6170990600415</text:p>
              </table:table-cell>
              <table:table-cell office:value-type="float" office:value="-43.1854274807204">
                <text:p>-43.1854274807204</text:p>
              </table:table-cell>
              <table:table-cell office:value-type="float" office:value="11.87866580714">
                <text:p>11.8786658071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9.1855286505986">
                <text:p>49.1855286505986</text:p>
              </table:table-cell>
              <table:table-cell office:value-type="float" office:value="-42.3984590223108">
                <text:p>-42.3984590223108</text:p>
              </table:table-cell>
              <table:table-cell office:value-type="float" office:value="11.200290462783">
                <text:p>11.20029046278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8.7511305947645">
                <text:p>48.7511305947645</text:p>
              </table:table-cell>
              <table:table-cell office:value-type="float" office:value="-41.6184409327946">
                <text:p>-41.6184409327946</text:p>
              </table:table-cell>
              <table:table-cell office:value-type="float" office:value="10.5343954078583">
                <text:p>10.534395407858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8.3140800711132">
                <text:p>48.3140800711132</text:p>
              </table:table-cell>
              <table:table-cell office:value-type="float" office:value="-40.8454156516567">
                <text:p>-40.8454156516567</text:p>
              </table:table-cell>
              <table:table-cell office:value-type="float" office:value="9.88086875743176">
                <text:p>9.8808687574317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7.8745489740109">
                <text:p>47.8745489740109</text:p>
              </table:table-cell>
              <table:table-cell office:value-type="float" office:value="-40.0794228680726">
                <text:p>-40.0794228680726</text:p>
              </table:table-cell>
              <table:table-cell office:value-type="float" office:value="9.2395979915426">
                <text:p>9.239597991542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7.432705943912">
                <text:p>47.432705943912</text:p>
              </table:table-cell>
              <table:table-cell office:value-type="float" office:value="-39.32049957297">
                <text:p>-39.32049957297</text:p>
              </table:table-cell>
              <table:table-cell office:value-type="float" office:value="8.61046999837508">
                <text:p>8.6104699983750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6.9887163978045">
                <text:p>46.9887163978045</text:p>
              </table:table-cell>
              <table:table-cell office:value-type="float" office:value="-38.5686801106051">
                <text:p>-38.5686801106051</text:p>
              </table:table-cell>
              <table:table-cell office:value-type="float" office:value="7.9933711166054">
                <text:p>7.993371116605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6.5427425597902">
                <text:p>46.5427425597902</text:p>
              </table:table-cell>
              <table:table-cell office:value-type="float" office:value="-37.8239962296485">
                <text:p>-37.8239962296485</text:p>
              </table:table-cell>
              <table:table-cell office:value-type="float" office:value="7.38818717693102">
                <text:p>7.3881871769310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6.0949434917919">
                <text:p>46.0949434917919</text:p>
              </table:table-cell>
              <table:table-cell office:value-type="float" office:value="-37.0864771337798">
                <text:p>-37.0864771337798</text:p>
              </table:table-cell>
              <table:table-cell office:value-type="float" office:value="6.79480354279055">
                <text:p>6.7948035427905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5.6454751243741">
                <text:p>45.6454751243741</text:p>
              </table:table-cell>
              <table:table-cell office:value-type="float" office:value="-36.3561495317898">
                <text:p>-36.3561495317898</text:p>
              </table:table-cell>
              <table:table-cell office:value-type="float" office:value="6.21310515028191">
                <text:p>6.2131051502819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5.1944902876689">
                <text:p>45.1944902876689</text:p>
              </table:table-cell>
              <table:table-cell office:value-type="float" office:value="-35.6330376871871">
                <text:p>-35.6330376871871</text:p>
              </table:table-cell>
              <table:table-cell office:value-type="float" office:value="5.64297654728692">
                <text:p>5.6429765472869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4.7421387423956">
                <text:p>44.7421387423956</text:p>
              </table:table-cell>
              <table:table-cell office:value-type="float" office:value="-34.9171634673088">
                <text:p>-34.9171634673088</text:p>
              </table:table-cell>
              <table:table-cell office:value-type="float" office:value="5.08430193180998">
                <text:p>5.0843019318099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4.2885672109646">
                <text:p>44.2885672109646</text:p>
              </table:table-cell>
              <table:table-cell office:value-type="float" office:value="-34.2085463919333">
                <text:p>-34.2085463919333</text:p>
              </table:table-cell>
              <table:table-cell office:value-type="float" office:value="4.53696518953904">
                <text:p>4.5369651895390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3.8339194086547">
                <text:p>43.8339194086547</text:p>
              </table:table-cell>
              <table:table-cell office:value-type="float" office:value="-33.5072036813949">
                <text:p>-33.5072036813949</text:p>
              </table:table-cell>
              <table:table-cell office:value-type="float" office:value="4.00084993063672">
                <text:p>4.0008499306367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3.3783360748556">
                <text:p>43.3783360748556</text:p>
              </table:table-cell>
              <table:table-cell office:value-type="float" office:value="-32.8131503041972">
                <text:p>-32.8131503041972</text:p>
              </table:table-cell>
              <table:table-cell office:value-type="float" office:value="3.47583952576957">
                <text:p>3.4758395257695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2.9219550043652">
                <text:p>42.9219550043652</text:p>
              </table:table-cell>
              <table:table-cell office:value-type="float" office:value="-32.1263990241273">
                <text:p>-32.1263990241273</text:p>
              </table:table-cell>
              <table:table-cell office:value-type="float" office:value="2.96181714138353">
                <text:p>2.9618171413835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2.4649110787325">
                <text:p>42.4649110787325</text:p>
              </table:table-cell>
              <table:table-cell office:value-type="float" office:value="-31.4469604468676">
                <text:p>-31.4469604468676</text:p>
              </table:table-cell>
              <table:table-cell office:value-type="float" office:value="2.45866577423365">
                <text:p>2.4586657742336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2.0073362976371">
                <text:p>42.0073362976371</text:p>
              </table:table-cell>
              <table:table-cell office:value-type="float" office:value="-30.7748430661054">
                <text:p>-30.7748430661054</text:p>
              </table:table-cell>
              <table:table-cell office:value-type="float" office:value="1.96626828517596">
                <text:p>1.9662682851759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1.5493598102971">
                <text:p>41.5493598102971</text:p>
              </table:table-cell>
              <table:table-cell office:value-type="float" office:value="-30.1100533091407">
                <text:p>-30.1100533091407</text:p>
              </table:table-cell>
              <table:table-cell office:value-type="float" office:value="1.48450743222971">
                <text:p>1.4845074322297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1.0911079468952">
                <text:p>41.0911079468952</text:p>
              </table:table-cell>
              <table:table-cell office:value-type="float" office:value="-29.4525955819903">
                <text:p>-29.4525955819903</text:p>
              </table:table-cell>
              <table:table-cell office:value-type="float" office:value="1.01326590291787">
                <text:p>1.0132659029178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0.6327042500165">
                <text:p>40.6327042500165</text:p>
              </table:table-cell>
              <table:table-cell office:value-type="float" office:value="-28.8024723139901">
                <text:p>-28.8024723139901</text:p>
              </table:table-cell>
              <table:table-cell office:value-type="float" office:value="0.552426345894027">
                <text:p>0.55242634589402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0.1742695060879">
                <text:p>40.1742695060879</text:p>
              </table:table-cell>
              <table:table-cell office:value-type="float" office:value="-28.1596840018927">
                <text:p>-28.1596840018927</text:p>
              </table:table-cell>
              <table:table-cell office:value-type="float" office:value="0.101871401863744">
                <text:p>0.10187140186374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9.7159217768125">
                <text:p>39.7159217768125</text:p>
              </table:table-cell>
              <table:table-cell office:value-type="float" office:value="-27.5242292534637">
                <text:p>-27.5242292534637</text:p>
              </table:table-cell>
              <table:table-cell office:value-type="float" office:value="-0.338516266191675">
                <text:p>-0.33851626619167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9.2577764305893">
                <text:p>39.2577764305893</text:p>
              </table:table-cell>
              <table:table-cell office:value-type="float" office:value="-26.8961048305742">
                <text:p>-26.8961048305742</text:p>
              </table:table-cell>
              <table:table-cell office:value-type="float" office:value="-0.768853943480862">
                <text:p>-0.76885394348086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8.7999461739128">
                <text:p>38.7999461739128</text:p>
              </table:table-cell>
              <table:table-cell office:value-type="float" office:value="-26.2753056917916">
                <text:p>-26.2753056917916</text:p>
              </table:table-cell>
              <table:table-cell office:value-type="float" office:value="-1.18925883454953">
                <text:p>-1.1892588345495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8.3425410827429">
                <text:p>38.3425410827429</text:p>
              </table:table-cell>
              <table:table-cell office:value-type="float" office:value="-25.6618250344677">
                <text:p>-25.6618250344677</text:p>
              </table:table-cell>
              <table:table-cell office:value-type="float" office:value="-1.59984803510101">
                <text:p>-1.5998480351010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7.8856686338384">
                <text:p>37.8856686338384</text:p>
              </table:table-cell>
              <table:table-cell office:value-type="float" office:value="-25.0556543363263">
                <text:p>-25.0556543363263</text:p>
              </table:table-cell>
              <table:table-cell office:value-type="float" office:value="-2.00073850448223">
                <text:p>-2.0007385044822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7.4294337360477">
                <text:p>37.4294337360477</text:p>
              </table:table-cell>
              <table:table-cell office:value-type="float" office:value="-24.4567833965496">
                <text:p>-24.4567833965496</text:p>
              </table:table-cell>
              <table:table-cell office:value-type="float" office:value="-2.39204703882703">
                <text:p>-2.3920470388270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6.9739387615481">
                <text:p>36.9739387615481</text:p>
              </table:table-cell>
              <table:table-cell office:value-type="float" office:value="-23.8652003763648">
                <text:p>-23.8652003763648</text:p>
              </table:table-cell>
              <table:table-cell office:value-type="float" office:value="-2.77389024484886">
                <text:p>-2.7738902448488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6.5192835770287">
                <text:p>36.5192835770287</text:p>
              </table:table-cell>
              <table:table-cell office:value-type="float" office:value="-23.2808918391323">
                <text:p>-23.2808918391323</text:p>
              </table:table-cell>
              <table:table-cell office:value-type="float" office:value="-3.14638451427498">
                <text:p>-3.1463845142749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6.0655655748081">
                <text:p>36.0655655748081</text:p>
              </table:table-cell>
              <table:table-cell office:value-type="float" office:value="-22.7038427899354">
                <text:p>-22.7038427899354</text:p>
              </table:table-cell>
              <table:table-cell office:value-type="float" office:value="-3.50964599891395">
                <text:p>-3.5096459989139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5.6128797038826">
                <text:p>35.6128797038826</text:p>
              </table:table-cell>
              <table:table-cell office:value-type="float" office:value="-22.1340367146733">
                <text:p>-22.1340367146733</text:p>
              </table:table-cell>
              <table:table-cell office:value-type="float" office:value="-3.86379058634872">
                <text:p>-3.8637905863487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5.1613185008967">
                <text:p>35.1613185008967</text:p>
              </table:table-cell>
              <table:table-cell office:value-type="float" office:value="-21.5714556186589">
                <text:p>-21.5714556186589</text:p>
              </table:table-cell>
              <table:table-cell office:value-type="float" office:value="-4.20893387624726">
                <text:p>-4.2089338762472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4.710972121031">
                <text:p>34.710972121031</text:p>
              </table:table-cell>
              <table:table-cell office:value-type="float" office:value="-21.0160800647224">
                <text:p>-21.0160800647224</text:p>
              </table:table-cell>
              <table:table-cell office:value-type="float" office:value="-4.54519115728282">
                <text:p>-4.5451911572828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4.2619283688003">
                <text:p>34.2619283688003</text:p>
              </table:table-cell>
              <table:table-cell office:value-type="float" office:value="-20.4678892108216">
                <text:p>-20.4678892108216</text:p>
              </table:table-cell>
              <table:table-cell office:value-type="float" office:value="-4.87267738465597">
                <text:p>-4.8726773846559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3.8142727287577">
                <text:p>33.8142727287577</text:p>
              </table:table-cell>
              <table:table-cell office:value-type="float" office:value="-19.9268608471615">
                <text:p>-19.9268608471615</text:p>
              </table:table-cell>
              <table:table-cell office:value-type="float" office:value="-5.19150715821055">
                <text:p>-5.1915071582105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3.3680883960969">
                <text:p>33.3680883960969</text:p>
              </table:table-cell>
              <table:table-cell office:value-type="float" office:value="-19.392971432824">
                <text:p>-19.392971432824</text:p>
              </table:table-cell>
              <table:table-cell office:value-type="float" office:value="-5.50179470113574">
                <text:p>-5.5017947011357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2.9234563071488">
                <text:p>32.9234563071488</text:p>
              </table:table-cell>
              <table:table-cell office:value-type="float" office:value="-18.8661961319096">
                <text:p>-18.8661961319096</text:p>
              </table:table-cell>
              <table:table-cell office:value-type="float" office:value="-5.80365383924629">
                <text:p>-5.8036538392462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2.4804551697664">
                <text:p>32.4804551697664</text:p>
              </table:table-cell>
              <table:table-cell office:value-type="float" office:value="-18.3465088491933">
                <text:p>-18.3465088491933</text:p>
              </table:table-cell>
              <table:table-cell office:value-type="float" office:value="-6.09719798083338">
                <text:p>-6.0971979808333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2.0391614935927">
                <text:p>32.0391614935927</text:p>
              </table:table-cell>
              <table:table-cell office:value-type="float" office:value="-17.8338822652958">
                <text:p>-17.8338822652958</text:p>
              </table:table-cell>
              <table:table-cell office:value-type="float" office:value="-6.38254009707812">
                <text:p>-6.3825400970781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1.5996496202064">
                <text:p>31.5996496202064</text:p>
              </table:table-cell>
              <table:table-cell office:value-type="float" office:value="-17.3282878713725">
                <text:p>-17.3282878713725</text:p>
              </table:table-cell>
              <table:table-cell office:value-type="float" office:value="-6.65979270302008">
                <text:p>-6.6597927030200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1.1619917531408">
                <text:p>31.1619917531408</text:p>
              </table:table-cell>
              <table:table-cell office:value-type="float" office:value="-16.8296960033223">
                <text:p>-16.8296960033223</text:p>
              </table:table-cell>
              <table:table-cell office:value-type="float" office:value="-6.92906783907323">
                <text:p>-6.9290678390732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0.7262579877709">
                <text:p>30.7262579877709</text:p>
              </table:table-cell>
              <table:table-cell office:value-type="float" office:value="-16.3380758755179">
                <text:p>-16.3380758755179</text:p>
              </table:table-cell>
              <table:table-cell office:value-type="float" office:value="-7.19047705308152">
                <text:p>-7.1904770530815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0.2925163410639">
                <text:p>30.2925163410639</text:p>
              </table:table-cell>
              <table:table-cell office:value-type="float" office:value="-15.8533956140609">
                <text:p>-15.8533956140609</text:p>
              </table:table-cell>
              <table:table-cell office:value-type="float" office:value="-7.44413138290649">
                <text:p>-7.4441313829064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9.8608327811886">
                <text:p>29.8608327811886</text:p>
              </table:table-cell>
              <table:table-cell office:value-type="float" office:value="-15.3756222895619">
                <text:p>-15.3756222895619</text:p>
              </table:table-cell>
              <table:table-cell office:value-type="float" office:value="-7.69014133953948">
                <text:p>-7.6901413395394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9.43127125698">
                <text:p>29.43127125698</text:p>
              </table:table-cell>
              <table:table-cell office:value-type="float" office:value="-14.9047219494502">
                <text:p>-14.9047219494502</text:p>
              </table:table-cell>
              <table:table-cell office:value-type="float" office:value="-7.92861689073069">
                <text:p>-7.9286168907306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9.0038937272533">
                <text:p>29.0038937272533</text:p>
              </table:table-cell>
              <table:table-cell office:value-type="float" office:value="-14.4406596498142">
                <text:p>-14.4406596498142</text:p>
              </table:table-cell>
              <table:table-cell office:value-type="float" office:value="-8.15966744512771">
                <text:p>-8.1596674451277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8.5787601899649">
                <text:p>28.5787601899649</text:p>
              </table:table-cell>
              <table:table-cell office:value-type="float" office:value="-13.9833994867747">
                <text:p>-13.9833994867747</text:p>
              </table:table-cell>
              <table:table-cell office:value-type="float" office:value="-8.38340183691611">
                <text:p>-8.3834018369161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8.1559287112156">
                <text:p>28.1559287112156</text:p>
              </table:table-cell>
              <table:table-cell office:value-type="float" office:value="-13.5329046273953">
                <text:p>-13.5329046273953</text:p>
              </table:table-cell>
              <table:table-cell office:value-type="float" office:value="-8.59992831095443">
                <text:p>-8.5999283109544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7.7354554540914">
                <text:p>27.7354554540914</text:p>
              </table:table-cell>
              <table:table-cell office:value-type="float" office:value="-13.0891373401298">
                <text:p>-13.0891373401298</text:p>
              </table:table-cell>
              <table:table-cell office:value-type="float" office:value="-8.80935450839651">
                <text:p>-8.8093545083965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7.3173947073401">
                <text:p>27.3173947073401</text:p>
              </table:table-cell>
              <table:table-cell office:value-type="float" office:value="-12.6520590248124">
                <text:p>-12.6520590248124</text:p>
              </table:table-cell>
              <table:table-cell office:value-type="float" office:value="-9.01178745279351">
                <text:p>-9.0117874527935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6.9017989138782">
                <text:p>26.9017989138782</text:p>
              </table:table-cell>
              <table:table-cell office:value-type="float" office:value="-12.2216302421903">
                <text:p>-12.2216302421903</text:p>
              </table:table-cell>
              <table:table-cell office:value-type="float" office:value="-9.20733353666856">
                <text:p>-9.2073335366685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6.4887186991257">
                <text:p>26.4887186991257</text:p>
              </table:table-cell>
              <table:table-cell office:value-type="float" office:value="-11.7978107430043">
                <text:p>-11.7978107430043</text:p>
              </table:table-cell>
              <table:table-cell office:value-type="float" office:value="-9.39609850855662">
                <text:p>-9.3960985085566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6.0782028991647">
                <text:p>26.0782028991647</text:p>
              </table:table-cell>
              <table:table-cell office:value-type="float" office:value="-11.3805594966177">
                <text:p>-11.3805594966177</text:p>
              </table:table-cell>
              <table:table-cell office:value-type="float" office:value="-9.57818746050251">
                <text:p>-9.5781874605025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5.6702985887199">
                <text:p>25.6702985887199</text:p>
              </table:table-cell>
              <table:table-cell office:value-type="float" office:value="-10.9698347191982">
                <text:p>-10.9698347191982</text:p>
              </table:table-cell>
              <table:table-cell office:value-type="float" office:value="-9.75370481600968">
                <text:p>-9.7537048160096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5.2650511089559">
                <text:p>25.2650511089559</text:p>
              </table:table-cell>
              <table:table-cell office:value-type="float" office:value="-10.5655939014549">
                <text:p>-10.5655939014549</text:p>
              </table:table-cell>
              <table:table-cell office:value-type="float" office:value="-9.92275431843295">
                <text:p>-9.9227543184329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.8625040950901">
                <text:p>24.8625040950901</text:p>
              </table:table-cell>
              <table:table-cell office:value-type="float" office:value="-10.1677938359334">
                <text:p>-10.1677938359334</text:p>
              </table:table-cell>
              <table:table-cell office:value-type="float" office:value="-10.0854390198079">
                <text:p>-10.085439019807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.4626995038177">
                <text:p>24.4626995038177</text:p>
              </table:table-cell>
              <table:table-cell office:value-type="float" office:value="-9.77639064387234">
                <text:p>-9.77639064387234</text:p>
              </table:table-cell>
              <table:table-cell office:value-type="float" office:value="-10.2418612701098">
                <text:p>-10.241861270109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.0656776405453">
                <text:p>24.0656776405453</text:p>
              </table:table-cell>
              <table:table-cell office:value-type="float" office:value="-9.39133980162361">
                <text:p>-9.39133980162361</text:p>
              </table:table-cell>
              <table:table-cell office:value-type="float" office:value="-10.3921227069358">
                <text:p>-10.392122706935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3.6714771864316">
                <text:p>23.6714771864316</text:p>
              </table:table-cell>
              <table:table-cell office:value-type="float" office:value="-9.01259616664071">
                <text:p>-9.01259616664071</text:p>
              </table:table-cell>
              <table:table-cell office:value-type="float" office:value="-10.5363242456021">
                <text:p>-10.536324245602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3.280135225232">
                <text:p>23.280135225232</text:p>
              </table:table-cell>
              <table:table-cell office:value-type="float" office:value="-8.64011400303699">
                <text:p>-8.64011400303699</text:p>
              </table:table-cell>
              <table:table-cell office:value-type="float" office:value="-10.6745660696507">
                <text:p>-10.674566069650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2.891687269945">
                <text:p>22.891687269945</text:p>
              </table:table-cell>
              <table:table-cell office:value-type="float" office:value="-8.27384700671787">
                <text:p>-8.27384700671787</text:p>
              </table:table-cell>
              <table:table-cell office:value-type="float" office:value="-10.8069476217582">
                <text:p>-10.806947621758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2.5061672892572">
                <text:p>22.5061672892572</text:p>
              </table:table-cell>
              <table:table-cell office:value-type="float" office:value="-7.91374833008976">
                <text:p>-7.91374833008976</text:p>
              </table:table-cell>
              <table:table-cell office:value-type="float" office:value="-10.9335675950396">
                <text:p>-10.933567595039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2.1236077337865">
                <text:p>22.1236077337865</text:p>
              </table:table-cell>
              <table:table-cell office:value-type="float" office:value="-7.55977060634917">
                <text:p>-7.55977060634917</text:p>
              </table:table-cell>
              <table:table-cell office:value-type="float" office:value="-11.0545239247412">
                <text:p>-11.054523924741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1.7440395621189">
                <text:p>21.7440395621189</text:p>
              </table:table-cell>
              <table:table-cell office:value-type="float" office:value="-7.21186597335527">
                <text:p>-7.21186597335527</text:p>
              </table:table-cell>
              <table:table-cell office:value-type="float" office:value="-11.1699137803149">
                <text:p>-11.169913780314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1.3674922666392">
                <text:p>21.3674922666392</text:p>
              </table:table-cell>
              <table:table-cell office:value-type="float" office:value="-6.86998609708904">
                <text:p>-6.86998609708904</text:p>
              </table:table-cell>
              <table:table-cell office:value-type="float" office:value="-11.2798335578683">
                <text:p>-11.279833557868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0.9939938991522">
                <text:p>20.9939938991522</text:p>
              </table:table-cell>
              <table:table-cell office:value-type="float" office:value="-6.53408219470261">
                <text:p>-6.53408219470261</text:p>
              </table:table-cell>
              <table:table-cell office:value-type="float" office:value="-11.3843788729835">
                <text:p>-11.384378872983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0.623571096293">
                <text:p>20.623571096293</text:p>
              </table:table-cell>
              <table:table-cell office:value-type="float" office:value="-6.20410505716192">
                <text:p>-6.20410505716192</text:p>
              </table:table-cell>
              <table:table-cell office:value-type="float" office:value="-11.4836445538981">
                <text:p>-11.483644553898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0.2562491047251">
                <text:p>20.2562491047251</text:p>
              </table:table-cell>
              <table:table-cell office:value-type="float" office:value="-5.88000507148632">
                <text:p>-5.88000507148632</text:p>
              </table:table-cell>
              <table:table-cell office:value-type="float" office:value="-11.5777246350419">
                <text:p>-11.577724635041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9.8920518061236">
                <text:p>19.8920518061236</text:p>
              </table:table-cell>
              <table:table-cell office:value-type="float" office:value="-5.56173224258834">
                <text:p>-5.56173224258834</text:p>
              </table:table-cell>
              <table:table-cell office:value-type="float" office:value="-11.6667123509233">
                <text:p>-11.666712350923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9.5310017419432">
                <text:p>19.5310017419432</text:p>
              </table:table-cell>
              <table:table-cell office:value-type="float" office:value="-5.24923621471725">
                <text:p>-5.24923621471725</text:p>
              </table:table-cell>
              <table:table-cell office:value-type="float" office:value="-11.7507001303588">
                <text:p>-11.750700130358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9.173120137969">
                <text:p>19.173120137969</text:p>
              </table:table-cell>
              <table:table-cell office:value-type="float" office:value="-4.94246629250975">
                <text:p>-4.94246629250975</text:p>
              </table:table-cell>
              <table:table-cell office:value-type="float" office:value="-11.8297795910389">
                <text:p>-11.829779591038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8.8184269286477">
                <text:p>18.8184269286477</text:p>
              </table:table-cell>
              <table:table-cell office:value-type="float" office:value="-4.64137146165138">
                <text:p>-4.64137146165138</text:p>
              </table:table-cell>
              <table:table-cell office:value-type="float" office:value="-11.9040415344254">
                <text:p>-11.904041534425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8.4669407812004">
                <text:p>18.4669407812004</text:p>
              </table:table-cell>
              <table:table-cell office:value-type="float" office:value="-4.34590040915218">
                <text:p>-4.34590040915218</text:p>
              </table:table-cell>
              <table:table-cell office:value-type="float" office:value="-11.9735759409718">
                <text:p>-11.973575940971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8.118679119513">
                <text:p>18.118679119513</text:p>
              </table:table-cell>
              <table:table-cell office:value-type="float" office:value="-4.05600154323997">
                <text:p>-4.05600154323997</text:p>
              </table:table-cell>
              <table:table-cell office:value-type="float" office:value="-12.0384719656636">
                <text:p>-12.038471965663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7.773658147805">
                <text:p>17.773658147805</text:p>
              </table:table-cell>
              <table:table-cell office:value-type="float" office:value="-3.77162301287509">
                <text:p>-3.77162301287509</text:p>
              </table:table-cell>
              <table:table-cell office:value-type="float" office:value="-12.0988179338696">
                <text:p>-12.098817933869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7.431892874075">
                <text:p>17.431892874075</text:p>
              </table:table-cell>
              <table:table-cell office:value-type="float" office:value="-3.49271272688989">
                <text:p>-3.49271272688989</text:p>
              </table:table-cell>
              <table:table-cell office:value-type="float" office:value="-12.1547013374999">
                <text:p>-12.154701337499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7.0933971333222">
                <text:p>17.0933971333222</text:p>
              </table:table-cell>
              <table:table-cell office:value-type="float" office:value="-3.21921837275673">
                <text:p>-3.21921837275673</text:p>
              </table:table-cell>
              <table:table-cell office:value-type="float" office:value="-12.206208831464">
                <text:p>-12.20620883146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6.758183610542">
                <text:p>16.758183610542</text:p>
              </table:table-cell>
              <table:table-cell office:value-type="float" office:value="-2.95108743498806">
                <text:p>-2.95108743498806</text:p>
              </table:table-cell>
              <table:table-cell office:value-type="float" office:value="-12.2534262304238">
                <text:p>-12.253426230423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6.4262638634969">
                <text:p>16.4262638634969</text:p>
              </table:table-cell>
              <table:table-cell office:value-type="float" office:value="-2.68826721317211">
                <text:p>-2.68826721317211</text:p>
              </table:table-cell>
              <table:table-cell office:value-type="float" office:value="-12.2964385058346">
                <text:p>-12.296438505834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6.0976483452599">
                <text:p>16.0976483452599</text:p>
              </table:table-cell>
              <table:table-cell office:value-type="float" office:value="-2.43070483964795">
                <text:p>-2.43070483964795</text:p>
              </table:table-cell>
              <table:table-cell office:value-type="float" office:value="-12.3353297832689">
                <text:p>-12.335329783268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5.7723464265311">
                <text:p>15.7723464265311</text:p>
              </table:table-cell>
              <table:table-cell office:value-type="float" office:value="-2.17834729682346">
                <text:p>-2.17834729682346</text:p>
              </table:table-cell>
              <table:table-cell office:value-type="float" office:value="-12.3701833400181">
                <text:p>-12.370183340018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5.4503664177265">
                <text:p>15.4503664177265</text:p>
              </table:table-cell>
              <table:table-cell office:value-type="float" office:value="-1.93114143413983">
                <text:p>-1.93114143413983</text:p>
              </table:table-cell>
              <table:table-cell office:value-type="float" office:value="-12.4010816029643">
                <text:p>-12.401081602964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5.1317155908381">
                <text:p>15.1317155908381</text:p>
              </table:table-cell>
              <table:table-cell office:value-type="float" office:value="-1.68903398468642">
                <text:p>-1.68903398468642</text:p>
              </table:table-cell>
              <table:table-cell office:value-type="float" office:value="-12.4281061467193">
                <text:p>-12.428106146719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4.8164002010659">
                <text:p>14.8164002010659</text:p>
              </table:table-cell>
              <table:table-cell office:value-type="float" office:value="-1.45197158146937">
                <text:p>-1.45197158146937</text:p>
              </table:table-cell>
              <table:table-cell office:value-type="float" office:value="-12.4513376920228">
                <text:p>-12.451337692022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4.5044255082205">
                <text:p>14.5044255082205</text:p>
              </table:table-cell>
              <table:table-cell office:value-type="float" office:value="-1.21990077333784">
                <text:p>-1.21990077333784</text:p>
              </table:table-cell>
              <table:table-cell office:value-type="float" office:value="-12.4708561043962">
                <text:p>-12.470856104396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4.1957957978959">
                <text:p>14.1957957978959</text:p>
              </table:table-cell>
              <table:table-cell office:value-type="float" office:value="-0.992768040571505">
                <text:p>-0.992768040571505</text:p>
              </table:table-cell>
              <table:table-cell office:value-type="float" office:value="-12.4867403930454">
                <text:p>-12.486740393045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3.8905144024135">
                <text:p>13.8905144024135</text:p>
              </table:table-cell>
              <table:table-cell office:value-type="float" office:value="-0.770519810132889">
                <text:p>-0.770519810132889</text:p>
              </table:table-cell>
              <table:table-cell office:value-type="float" office:value="-12.4990687100075">
                <text:p>-12.499068710007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3.5885837215354">
                <text:p>13.5885837215354</text:p>
              </table:table-cell>
              <table:table-cell office:value-type="float" office:value="-0.553102470588323">
                <text:p>-0.553102470588323</text:p>
              </table:table-cell>
              <table:table-cell office:value-type="float" office:value="-12.5079183495369">
                <text:p>-12.507918349536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3.2900052429488">
                <text:p>13.2900052429488</text:p>
              </table:table-cell>
              <table:table-cell office:value-type="float" office:value="-0.340462386701142">
                <text:p>-0.340462386701142</text:p>
              </table:table-cell>
              <table:table-cell office:value-type="float" office:value="-12.5133657477241">
                <text:p>-12.513365747724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2.9947795625195">
                <text:p>12.9947795625195</text:p>
              </table:table-cell>
              <table:table-cell office:value-type="float" office:value="-0.132545913700829">
                <text:p>-0.132545913700829</text:p>
              </table:table-cell>
              <table:table-cell office:value-type="float" office:value="-12.5154864823433">
                <text:p>-12.515486482343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2.7029064043163">
                <text:p>12.7029064043163</text:p>
              </table:table-cell>
              <table:table-cell office:value-type="float" office:value="0.0707005887682317">
                <text:p>0.0707005887682317</text:p>
              </table:table-cell>
              <table:table-cell office:value-type="float" office:value="-12.5143552729231">
                <text:p>-12.514355272923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2.4143846404048">
                <text:p>12.4143846404048</text:p>
              </table:table-cell>
              <table:table-cell office:value-type="float" office:value="0.269330743014708">
                <text:p>0.269330743014708</text:p>
              </table:table-cell>
              <table:table-cell office:value-type="float" office:value="-12.5100459810348">
                <text:p>-12.510045981034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2.129212310412">
                <text:p>12.129212310412</text:p>
              </table:table-cell>
              <table:table-cell office:value-type="float" office:value="0.4633981399813">
                <text:p>0.4633981399813</text:p>
              </table:table-cell>
              <table:table-cell office:value-type="float" office:value="-12.5026316107951">
                <text:p>-12.502631610795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1.8473866408616">
                <text:p>11.8473866408616</text:p>
              </table:table-cell>
              <table:table-cell office:value-type="float" office:value="0.652956326235085">
                <text:p>0.652956326235085</text:p>
              </table:table-cell>
              <table:table-cell office:value-type="float" office:value="-12.4921843095754">
                <text:p>-12.492184309575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1.5689040642789">
                <text:p>11.5689040642789</text:p>
              </table:table-cell>
              <table:table-cell office:value-type="float" office:value="0.838058791263548">
                <text:p>0.838058791263548</text:p>
              </table:table-cell>
              <table:table-cell office:value-type="float" office:value="-12.4787753689151">
                <text:p>-12.478775368915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1.2937602380685">
                <text:p>11.2937602380685</text:p>
              </table:table-cell>
              <table:table-cell office:value-type="float" office:value="1.01875895507264">
                <text:p>1.01875895507264</text:p>
              </table:table-cell>
              <table:table-cell office:value-type="float" office:value="-12.462475225634">
                <text:p>-12.46247522563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1.0219500631613">
                <text:p>11.0219500631613</text:p>
              </table:table-cell>
              <table:table-cell office:value-type="float" office:value="1.19511015608322">
                <text:p>1.19511015608322</text:p>
              </table:table-cell>
              <table:table-cell office:value-type="float" office:value="-12.4433534631366">
                <text:p>-12.443353463136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0.753467702435">
                <text:p>10.753467702435</text:p>
              </table:table-cell>
              <table:table-cell office:value-type="float" office:value="1.36716563932218">
                <text:p>1.36716563932218</text:p>
              </table:table-cell>
              <table:table-cell office:value-type="float" office:value="-12.4214788129075">
                <text:p>-12.421478812907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0.4883065989059">
                <text:p>10.4883065989059</text:p>
              </table:table-cell>
              <table:table-cell office:value-type="float" office:value="1.53497854490468">
                <text:p>1.53497854490468</text:p>
              </table:table-cell>
              <table:table-cell office:value-type="float" office:value="-12.396919156189">
                <text:p>-12.39691915618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0.2264594936938">
                <text:p>10.2264594936938</text:p>
              </table:table-cell>
              <table:table-cell office:value-type="float" office:value="1.69860189680378">
                <text:p>1.69860189680378</text:p>
              </table:table-cell>
              <table:table-cell office:value-type="float" office:value="-12.3697415258402">
                <text:p>-12.369741525840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9.96791844375961">
                <text:p>9.96791844375961</text:p>
              </table:table-cell>
              <table:table-cell office:value-type="float" office:value="1.85808859190393">
                <text:p>1.85808859190393</text:p>
              </table:table-cell>
              <table:table-cell office:value-type="float" office:value="-12.3400121083697">
                <text:p>-12.340012108369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9.71267483941753">
                <text:p>9.71267483941753</text:p>
              </table:table-cell>
              <table:table-cell office:value-type="float" office:value="2.01349138933461">
                <text:p>2.01349138933461</text:p>
              </table:table-cell>
              <table:table-cell office:value-type="float" office:value="-12.3077962461403">
                <text:p>-12.307796246140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9.46071942162119">
                <text:p>9.46071942162119</text:p>
              </table:table-cell>
              <table:table-cell office:value-type="float" office:value="2.16486290008055">
                <text:p>2.16486290008055</text:p>
              </table:table-cell>
              <table:table-cell office:value-type="float" office:value="-12.2731584397391">
                <text:p>-12.273158439739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9.21204229902515">
                <text:p>9.21204229902515</text:p>
              </table:table-cell>
              <table:table-cell office:value-type="float" office:value="2.31225557686495">
                <text:p>2.31225557686495</text:p>
              </table:table-cell>
              <table:table-cell office:value-type="float" office:value="-12.2361623505092">
                <text:p>-12.236162350509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8.96663296482216">
                <text:p>8.96663296482216</text:p>
              </table:table-cell>
              <table:table-cell office:value-type="float" office:value="2.45572170430211">
                <text:p>2.45572170430211</text:p>
              </table:table-cell>
              <table:table-cell office:value-type="float" office:value="-12.1968708032404">
                <text:p>-12.196870803240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8.72448031335719">
                <text:p>8.72448031335719</text:p>
              </table:table-cell>
              <table:table-cell office:value-type="float" office:value="2.59531338931582">
                <text:p>2.59531338931582</text:p>
              </table:table-cell>
              <table:table-cell office:value-type="float" office:value="-12.1553457890113">
                <text:p>-12.155345789011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8.48557265651875">
                <text:p>8.48557265651875</text:p>
              </table:table-cell>
              <table:table-cell office:value-type="float" office:value="2.73108255182012">
                <text:p>2.73108255182012</text:p>
              </table:table-cell>
              <table:table-cell office:value-type="float" office:value="-12.1116484681822">
                <text:p>-12.111648468182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8.24989773990854">
                <text:p>8.24989773990854</text:p>
              </table:table-cell>
              <table:table-cell office:value-type="float" office:value="2.86308091565866">
                <text:p>2.86308091565866</text:p>
              </table:table-cell>
              <table:table-cell office:value-type="float" office:value="-12.0658391735317">
                <text:p>-12.065839173531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8.01744275879032">
                <text:p>8.01744275879032</text:p>
              </table:table-cell>
              <table:table-cell office:value-type="float" office:value="2.99135999979931">
                <text:p>2.99135999979931</text:p>
              </table:table-cell>
              <table:table-cell office:value-type="float" office:value="-12.0179774135349">
                <text:p>-12.017977413534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7.78819437381865">
                <text:p>7.78819437381865</text:p>
              </table:table-cell>
              <table:table-cell office:value-type="float" office:value="3.11597110978041">
                <text:p>3.11597110978041</text:p>
              </table:table-cell>
              <table:table-cell office:value-type="float" office:value="-11.9681218757784">
                <text:p>-11.968121875778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7.56213872654889">
                <text:p>7.56213872654889</text:p>
              </table:table-cell>
              <table:table-cell office:value-type="float" office:value="3.23696532940519">
                <text:p>3.23696532940519</text:p>
              </table:table-cell>
              <table:table-cell office:value-type="float" office:value="-11.9163304305079">
                <text:p>-11.916330430507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7.33926145472897">
                <text:p>7.33926145472897</text:p>
              </table:table-cell>
              <table:table-cell office:value-type="float" office:value="3.35439351268085">
                <text:p>3.35439351268085</text:p>
              </table:table-cell>
              <table:table-cell office:value-type="float" office:value="-11.862660134305">
                <text:p>-11.86266013430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7.11954770737429">
                <text:p>7.11954770737429</text:p>
              </table:table-cell>
              <table:table-cell office:value-type="float" office:value="3.46830627599884">
                <text:p>3.46830627599884</text:p>
              </table:table-cell>
              <table:table-cell office:value-type="float" office:value="-11.807167233889">
                <text:p>-11.80716723388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6.90298215962667">
                <text:p>6.90298215962667</text:p>
              </table:table-cell>
              <table:table-cell office:value-type="float" office:value="3.57875399055287">
                <text:p>3.57875399055287</text:p>
              </table:table-cell>
              <table:table-cell office:value-type="float" office:value="-11.7499071700402">
                <text:p>-11.749907170040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6.68954902739843">
                <text:p>6.68954902739843</text:p>
              </table:table-cell>
              <table:table-cell office:value-type="float" office:value="3.68578677499124">
                <text:p>3.68578677499124</text:p>
              </table:table-cell>
              <table:table-cell office:value-type="float" office:value="-11.6909345816403">
                <text:p>-11.690934581640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6.47923208180271">
                <text:p>6.47923208180271</text:p>
              </table:table-cell>
              <table:table-cell office:value-type="float" office:value="3.78945448830008">
                <text:p>3.78945448830008</text:p>
              </table:table-cell>
              <table:table-cell office:value-type="float" office:value="-11.6303033098275">
                <text:p>-11.630303309827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6.2720146633712">
                <text:p>6.2720146633712</text:p>
              </table:table-cell>
              <table:table-cell office:value-type="float" office:value="3.88980672291402">
                <text:p>3.88980672291402</text:p>
              </table:table-cell>
              <table:table-cell office:value-type="float" office:value="-11.5680664022609">
                <text:p>-11.568066402260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6.06787969606047">
                <text:p>6.06787969606047</text:p>
              </table:table-cell>
              <table:table-cell office:value-type="float" office:value="3.98689279805099">
                <text:p>3.98689279805099</text:p>
              </table:table-cell>
              <table:table-cell office:value-type="float" office:value="-11.5042761174921">
                <text:p>-11.504276117492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5.86680970104798">
                <text:p>5.86680970104798</text:p>
              </table:table-cell>
              <table:table-cell office:value-type="float" office:value="4.08076175326776">
                <text:p>4.08076175326776</text:p>
              </table:table-cell>
              <table:table-cell office:value-type="float" office:value="-11.4389839294398">
                <text:p>-11.438983929439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5.66878681031919">
                <text:p>5.66878681031919</text:p>
              </table:table-cell>
              <table:table-cell office:value-type="float" office:value="4.17146234223287">
                <text:p>4.17146234223287</text:p>
              </table:table-cell>
              <table:table-cell office:value-type="float" office:value="-11.3722405319641">
                <text:p>-11.372240531964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5.4737927800468">
                <text:p>5.4737927800468</text:p>
              </table:table-cell>
              <table:table-cell office:value-type="float" office:value="4.25904302671361">
                <text:p>4.25904302671361</text:p>
              </table:table-cell>
              <table:table-cell office:value-type="float" office:value="-11.3040958435367">
                <text:p>-11.304095843536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5.2818090037636">
                <text:p>5.2818090037636</text:p>
              </table:table-cell>
              <table:table-cell office:value-type="float" office:value="4.34355197077383">
                <text:p>4.34355197077383</text:p>
              </table:table-cell>
              <table:table-cell office:value-type="float" office:value="-11.2345990120043">
                <text:p>-11.234599012004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5.09281652533007">
                <text:p>5.09281652533007</text:p>
              </table:table-cell>
              <table:table-cell office:value-type="float" office:value="4.42503703517911">
                <text:p>4.42503703517911</text:p>
              </table:table-cell>
              <table:table-cell office:value-type="float" office:value="-11.1637984194414">
                <text:p>-11.163798419441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4.90679605169814">
                <text:p>4.90679605169814</text:p>
              </table:table-cell>
              <table:table-cell office:value-type="float" office:value="4.50354577200628">
                <text:p>4.50354577200628</text:p>
              </table:table-cell>
              <table:table-cell office:value-type="float" office:value="-11.0917416870893">
                <text:p>-11.091741687089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4.72372796547242">
                <text:p>4.72372796547242</text:p>
              </table:table-cell>
              <table:table-cell office:value-type="float" office:value="4.57912541945384">
                <text:p>4.57912541945384</text:p>
              </table:table-cell>
              <table:table-cell office:value-type="float" office:value="-11.018475680378">
                <text:p>-11.01847568037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4.54359233727031">
                <text:p>4.54359233727031</text:p>
              </table:table-cell>
              <table:table-cell office:value-type="float" office:value="4.65182289685017">
                <text:p>4.65182289685017</text:p>
              </table:table-cell>
              <table:table-cell office:value-type="float" office:value="-10.9440465140284">
                <text:p>-10.944046514028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4.36636893788231">
                <text:p>4.36636893788231</text:p>
              </table:table-cell>
              <table:table-cell office:value-type="float" office:value="4.72168479985628">
                <text:p>4.72168479985628</text:p>
              </table:table-cell>
              <table:table-cell office:value-type="float" office:value="-10.8684995572307">
                <text:p>-10.868499557230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4.19203725023396">
                <text:p>4.19203725023396</text:p>
              </table:table-cell>
              <table:table-cell office:value-type="float" office:value="4.78875739586003">
                <text:p>4.78875739586003</text:p>
              </table:table-cell>
              <table:table-cell office:value-type="float" office:value="-10.791879438897">
                <text:p>-10.79187943889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4.0205764811509">
                <text:p>4.0205764811509</text:p>
              </table:table-cell>
              <table:table-cell office:value-type="float" office:value="4.85308661955844">
                <text:p>4.85308661955844</text:p>
              </table:table-cell>
              <table:table-cell office:value-type="float" office:value="-10.714230052984">
                <text:p>-10.71423005298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.85196557292841">
                <text:p>3.85196557292841</text:p>
              </table:table-cell>
              <table:table-cell office:value-type="float" office:value="4.9147180687253">
                <text:p>4.9147180687253</text:p>
              </table:table-cell>
              <table:table-cell office:value-type="float" office:value="-10.6355945638844">
                <text:p>-10.635594563884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.68618321470687">
                <text:p>3.68618321470687</text:p>
              </table:table-cell>
              <table:table-cell office:value-type="float" office:value="4.97369700016061">
                <text:p>4.97369700016061</text:p>
              </table:table-cell>
              <table:table-cell office:value-type="float" office:value="-10.5560154118819">
                <text:p>-10.556015411881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.52320785365477">
                <text:p>3.52320785365477</text:p>
              </table:table-cell>
              <table:table-cell office:value-type="float" office:value="5.03006832581908">
                <text:p>5.03006832581908</text:p>
              </table:table-cell>
              <table:table-cell office:value-type="float" office:value="-10.4755343186688">
                <text:p>-10.475534318668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.36301770596058">
                <text:p>3.36301770596058</text:p>
              </table:table-cell>
              <table:table-cell office:value-type="float" office:value="5.08387660911445">
                <text:p>5.08387660911445</text:p>
              </table:table-cell>
              <table:table-cell office:value-type="float" office:value="-10.3941922929229">
                <text:p>-10.394192292922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.2055907676351">
                <text:p>3.2055907676351</text:p>
              </table:table-cell>
              <table:table-cell office:value-type="float" office:value="5.13516606139661">
                <text:p>5.13516606139661</text:p>
              </table:table-cell>
              <table:table-cell office:value-type="float" office:value="-10.3120296359406">
                <text:p>-10.312029635940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.05090482512578">
                <text:p>3.05090482512578</text:p>
              </table:table-cell>
              <table:table-cell office:value-type="float" office:value="5.18398053859863">
                <text:p>5.18398053859863</text:p>
              </table:table-cell>
              <table:table-cell office:value-type="float" office:value="-10.229085947323">
                <text:p>-10.22908594732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.89893746574455">
                <text:p>2.89893746574455</text:p>
              </table:table-cell>
              <table:table-cell office:value-type="float" office:value="5.23036353805054">
                <text:p>5.23036353805054</text:p>
              </table:table-cell>
              <table:table-cell office:value-type="float" office:value="-10.1454001307142">
                <text:p>-10.145400130714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.74966608791074">
                <text:p>2.74966608791074</text:p>
              </table:table-cell>
              <table:table-cell office:value-type="float" office:value="5.27435819545711">
                <text:p>5.27435819545711</text:p>
              </table:table-cell>
              <table:table-cell office:value-type="float" office:value="-10.0610103995869">
                <text:p>-10.061010399586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.60306791121054">
                <text:p>2.60306791121054</text:p>
              </table:table-cell>
              <table:table-cell office:value-type="float" office:value="5.31600728203648">
                <text:p>5.31600728203648</text:p>
              </table:table-cell>
              <table:table-cell office:value-type="float" office:value="-9.97595428307431">
                <text:p>-9.9759542830743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.45911998627473">
                <text:p>2.45911998627473</text:p>
              </table:table-cell>
              <table:table-cell office:value-type="float" office:value="5.35535320181687">
                <text:p>5.35535320181687</text:p>
              </table:table-cell>
              <table:table-cell office:value-type="float" office:value="-9.89026863184523">
                <text:p>-9.8902686318452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.31779920447617">
                <text:p>2.31779920447617</text:p>
              </table:table-cell>
              <table:table-cell office:value-type="float" office:value="5.39243798908849">
                <text:p>5.39243798908849</text:p>
              </table:table-cell>
              <table:table-cell office:value-type="float" office:value="-9.80398962401982">
                <text:p>-9.8039896240198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.17908230744869">
                <text:p>2.17908230744869</text:p>
              </table:table-cell>
              <table:table-cell office:value-type="float" office:value="5.42730330600767">
                <text:p>5.42730330600767</text:p>
              </table:table-cell>
              <table:table-cell office:value-type="float" office:value="-9.7171527711237">
                <text:p>-9.717152771123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.04294589642885">
                <text:p>2.04294589642885</text:p>
              </table:table-cell>
              <table:table-cell office:value-type="float" office:value="5.45999044035053">
                <text:p>5.45999044035053</text:p>
              </table:table-cell>
              <table:table-cell office:value-type="float" office:value="-9.62979292407809">
                <text:p>-9.6297929240780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.90936644142243">
                <text:p>1.90936644142243</text:p>
              </table:table-cell>
              <table:table-cell office:value-type="float" office:value="5.49054030341329">
                <text:p>5.49054030341329</text:p>
              </table:table-cell>
              <table:table-cell office:value-type="float" office:value="-9.54194427922347">
                <text:p>-9.5419442792234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.77832029019708">
                <text:p>1.77832029019708</text:p>
              </table:table-cell>
              <table:table-cell office:value-type="float" office:value="5.51899342805645">
                <text:p>5.51899342805645</text:p>
              </table:table-cell>
              <table:table-cell office:value-type="float" office:value="-9.45364038437457">
                <text:p>-9.4536403843745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.64978367710276">
                <text:p>1.64978367710276</text:p>
              </table:table-cell>
              <table:table-cell office:value-type="float" office:value="5.54538996689009">
                <text:p>5.54538996689009</text:p>
              </table:table-cell>
              <table:table-cell office:value-type="float" office:value="-9.36491414490433">
                <text:p>-9.3649141449043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.52373273172174">
                <text:p>1.52373273172174</text:p>
              </table:table-cell>
              <table:table-cell office:value-type="float" office:value="5.56976969059764">
                <text:p>5.56976969059764</text:p>
              </table:table-cell>
              <table:table-cell office:value-type="float" office:value="-9.27579782985477">
                <text:p>-9.2757978298547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.40014348734971">
                <text:p>1.40014348734971</text:p>
              </table:table-cell>
              <table:table-cell office:value-type="float" office:value="5.59217198639523">
                <text:p>5.59217198639523</text:p>
              </table:table-cell>
              <table:table-cell office:value-type="float" office:value="-9.18632307807244">
                <text:p>-9.1863230780724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.27899188930958">
                <text:p>1.27899188930958</text:p>
              </table:table-cell>
              <table:table-cell office:value-type="float" office:value="5.61263585662419">
                <text:p>5.61263585662419</text:p>
              </table:table-cell>
              <table:table-cell office:value-type="float" office:value="-9.09652090436646">
                <text:p>-9.0965209043664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.16025380309986">
                <text:p>1.16025380309986</text:p>
              </table:table-cell>
              <table:table-cell office:value-type="float" office:value="5.63119991747378">
                <text:p>5.63119991747378</text:p>
              </table:table-cell>
              <table:table-cell office:value-type="float" office:value="-9.00642170568688">
                <text:p>-9.0064217056868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.04390502237895">
                <text:p>1.04390502237895</text:p>
              </table:table-cell>
              <table:table-cell office:value-type="float" office:value="5.64790239783185">
                <text:p>5.64790239783185</text:p>
              </table:table-cell>
              <table:table-cell office:value-type="float" office:value="-8.91605526732157">
                <text:p>-8.9160552673215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929921276787335">
                <text:p>0.929921276787335</text:p>
              </table:table-cell>
              <table:table-cell office:value-type="float" office:value="5.66278113826044">
                <text:p>5.66278113826044</text:p>
              </table:table-cell>
              <table:table-cell office:value-type="float" office:value="-8.8254507691094">
                <text:p>-8.825450769109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818278239609132">
                <text:p>0.818278239609132</text:p>
              </table:table-cell>
              <table:table-cell office:value-type="float" office:value="5.67587359009419">
                <text:p>5.67587359009419</text:p>
              </table:table-cell>
              <table:table-cell office:value-type="float" office:value="-8.73463679166789">
                <text:p>-8.7346367916678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708951535274709">
                <text:p>0.708951535274709</text:p>
              </table:table-cell>
              <table:table-cell office:value-type="float" office:value="5.68721681465859">
                <text:p>5.68721681465859</text:p>
              </table:table-cell>
              <table:table-cell office:value-type="float" office:value="-8.64364132263336">
                <text:p>-8.6436413226333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601916746706117">
                <text:p>0.601916746706117</text:p>
              </table:table-cell>
              <table:table-cell office:value-type="float" office:value="5.69684748260588">
                <text:p>5.69684748260588</text:p>
              </table:table-cell>
              <table:table-cell office:value-type="float" office:value="-8.55249176291166">
                <text:p>-8.5524917629116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497149422506942">
                <text:p>0.497149422506942</text:p>
              </table:table-cell>
              <table:table-cell office:value-type="float" office:value="5.70480187336599">
                <text:p>5.70480187336599</text:p>
              </table:table-cell>
              <table:table-cell office:value-type="float" office:value="-8.46121493293781">
                <text:p>-8.4612149329378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394625083998289">
                <text:p>0.394625083998289</text:p>
              </table:table-cell>
              <table:table-cell office:value-type="float" office:value="5.71111587470997">
                <text:p>5.71111587470997</text:p>
              </table:table-cell>
              <table:table-cell office:value-type="float" office:value="-8.36983707894245">
                <text:p>-8.3698370789424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294319232102552">
                <text:p>0.294319232102552</text:p>
              </table:table-cell>
              <table:table-cell office:value-type="float" office:value="5.71582498242361">
                <text:p>5.71582498242361</text:p>
              </table:table-cell>
              <table:table-cell office:value-type="float" office:value="-8.27838387922367">
                <text:p>-8.2783838792236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196207354076687">
                <text:p>0.196207354076687</text:p>
              </table:table-cell>
              <table:table-cell office:value-type="float" office:value="5.71896430008883">
                <text:p>5.71896430008883</text:p>
              </table:table-cell>
              <table:table-cell office:value-type="float" office:value="-8.18688045042225">
                <text:p>-8.1868804504222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100264930096635">
                <text:p>0.100264930096635</text:p>
              </table:table-cell>
              <table:table-cell office:value-type="float" office:value="5.72056853897038">
                <text:p>5.72056853897038</text:p>
              </table:table-cell>
              <table:table-cell office:value-type="float" office:value="-8.09535135379872">
                <text:p>-8.0953513537987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00646743969460317">
                <text:p>0.00646743969460317</text:p>
              </table:table-cell>
              <table:table-cell office:value-type="float" office:value="5.72067201800549">
                <text:p>5.72067201800549</text:p>
              </table:table-cell>
              <table:table-cell office:value-type="float" office:value="-8.00382060151063">
                <text:p>-8.0038206015106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-0.0852096319491356">
                <text:p>-0.0852096319491356</text:p>
              </table:table-cell>
              <table:table-cell office:value-type="float" office:value="5.71930866389431">
                <text:p>5.71930866389431</text:p>
              </table:table-cell>
              <table:table-cell office:value-type="float" office:value="-7.91231166288832">
                <text:p>-7.9123116628883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-0.174790787858227">
                <text:p>-0.174790787858227</text:p>
              </table:table-cell>
              <table:table-cell office:value-type="float" office:value="5.71651201128858">
                <text:p>5.71651201128858</text:p>
              </table:table-cell>
              <table:table-cell office:value-type="float" office:value="-7.82084747070771">
                <text:p>-7.8208474707077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-0.262300513254342">
                <text:p>-0.262300513254342</text:p>
              </table:table-cell>
              <table:table-cell office:value-type="float" office:value="5.71231520307651">
                <text:p>5.71231520307651</text:p>
              </table:table-cell>
              <table:table-cell office:value-type="float" office:value="-7.72945042745848">
                <text:p>-7.7294504274584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-0.3477632696917">
                <text:p>-0.3477632696917</text:p>
              </table:table-cell>
              <table:table-cell office:value-type="float" office:value="5.70675099076144">
                <text:p>5.70675099076144</text:p>
              </table:table-cell>
              <table:table-cell office:value-type="float" office:value="-7.6381424116063">
                <text:p>-7.638142411606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-0.431203489330378">
                <text:p>-0.431203489330378</text:p>
              </table:table-cell>
              <table:table-cell office:value-type="float" office:value="5.69985173493215">
                <text:p>5.69985173493215</text:p>
              </table:table-cell>
              <table:table-cell office:value-type="float" office:value="-7.54694478384738">
                <text:p>-7.5469447838473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-0.512645569346682">
                <text:p>-0.512645569346682</text:p>
              </table:table-cell>
              <table:table-cell office:value-type="float" office:value="5.69164940582261">
                <text:p>5.69164940582261</text:p>
              </table:table-cell>
              <table:table-cell office:value-type="float" office:value="-7.45587839335422">
                <text:p>-7.4558783933542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-0.592113866478945">
                <text:p>-0.592113866478945</text:p>
              </table:table-cell>
              <table:table-cell office:value-type="float" office:value="5.68217558395894">
                <text:p>5.68217558395894</text:p>
              </table:table-cell>
              <table:table-cell office:value-type="float" office:value="-7.36496358401088">
                <text:p>-7.3649635840108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-0.669632691707068">
                <text:p>-0.669632691707068</text:p>
              </table:table-cell>
              <table:table-cell office:value-type="float" office:value="5.67146146089163">
                <text:p>5.67146146089163</text:p>
              </table:table-cell>
              <table:table-cell office:value-type="float" office:value="-7.27422020063661">
                <text:p>-7.2742202006366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-0.745226305064154">
                <text:p>-0.745226305064154</text:p>
              </table:table-cell>
              <table:table-cell office:value-type="float" office:value="5.65953784001061">
                <text:p>5.65953784001061</text:p>
              </table:table-cell>
              <table:table-cell office:value-type="float" office:value="-7.18366759519644">
                <text:p>-7.1836675951964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-0.818918910578553">
                <text:p>-0.818918910578553</text:p>
              </table:table-cell>
              <table:table-cell office:value-type="float" office:value="5.64643513744135">
                <text:p>5.64643513744135</text:p>
              </table:table-cell>
              <table:table-cell office:value-type="float" office:value="-7.09332463299738">
                <text:p>-7.0933246329973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